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53cm"/>
    </style:style>
    <style:style style:name="co3" style:family="table-column">
      <style:table-column-properties fo:break-before="auto" style:column-width="0.559cm"/>
    </style:style>
    <style:style style:name="co4" style:family="table-column">
      <style:table-column-properties fo:break-before="auto" style:column-width="3.383cm"/>
    </style:style>
    <style:style style:name="co5" style:family="table-column">
      <style:table-column-properties fo:break-before="auto" style:column-width="0.19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9"/>
    <style:style style:name="ce4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08"/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float" office:value="100">
            <text:p>100.000000</text:p>
          </table:table-cell>
          <table:table-cell/>
          <table:table-cell office:value-type="string">
            <text:p>growth in percent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>
            <text:p>100.000000</text:p>
          </table:table-cell>
          <table:table-cell/>
          <table:table-cell office:value-type="string">
            <text:p>reserve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0000</text:p>
          </table:table-cell>
          <table:table-cell/>
          <table:table-cell office:value-type="string">
            <text:p>consumption per year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float" office:value="3">
            <text:p>3.000000</text:p>
          </table:table-cell>
          <table:table-cell table:style-name="ce1"/>
          <table:table-cell table:style-name="ce1" office:value-type="string">
            <text:p>sluttverdi</text:p>
          </table:table-cell>
          <table:table-cell table:number-columns-repeated="8"/>
        </table:table-row>
        <table:table-row table:style-name="ro1" table:number-rows-repeated="3">
          <table:table-cell table:style-name="ce1"/>
          <table:table-cell table:number-columns-repeated="11"/>
        </table:table-row>
        <table:table-row table:style-name="ro1">
          <table:table-cell table:style-name="ce1"/>
          <table:table-cell table:formula="oooc:=+LN(2) / LN(1 + (growth / 100))" office:value-type="float" office:value="1">
            <text:p>1.000000</text:p>
          </table:table-cell>
          <table:table-cell/>
          <table:table-cell office:value-type="string">
            <text:p>fordoblingstid, visstnok helt nøyaktig for postitiv økning</text:p>
          </table:table-cell>
          <table:table-cell table:number-columns-repeated="8"/>
        </table:table-row>
        <table:table-row table:style-name="ro1">
          <table:table-cell table:style-name="ce1"/>
          <table:table-cell table:formula="oooc:=+(LN(2) / LN (1 - (growth / 100)))" office:value-type="float" office:value="0">
            <text:p>Err:502</text:p>
          </table:table-cell>
          <table:table-cell/>
          <table:table-cell office:value-type="string">
            <text:p>halveringstid</text:p>
          </table:table-cell>
          <table:table-cell table:number-columns-repeated="8"/>
        </table:table-row>
        <table:table-row table:style-name="ro1">
          <table:table-cell table:style-name="ce1"/>
          <table:table-cell table:formula="oooc:=+LN(2)*100/growth" office:value-type="float" office:value="0.693147180559945">
            <text:p>0.693147</text:p>
          </table:table-cell>
          <table:table-cell table:style-name="ce1"/>
          <table:table-cell table:style-name="ce1" office:value-type="string">
            <text:p>doubling time (ln2)</text:p>
          </table:table-cell>
          <table:table-cell table:number-columns-repeated="5"/>
          <table:table-cell table:formula="oooc:=+currcon" office:value-type="float" office:value="100">
            <text:p>100</text:p>
          </table:table-cell>
          <table:table-cell/>
          <table:table-cell office:value-type="string">
            <text:p>Test: Possible to read currcon</text:p>
          </table:table-cell>
        </table:table-row>
        <table:table-row table:style-name="ro1">
          <table:table-cell/>
          <table:table-cell table:formula="oooc:=+69.3/growth" office:value-type="float" office:value="0.693">
            <text:p>0.693000</text:p>
          </table:table-cell>
          <table:table-cell/>
          <table:table-cell office:value-type="string">
            <text:p>69,3-regelen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table:formula="oooc:=+70/growth" office:value-type="float" office:value="0.7">
            <text:p>0.700000</text:p>
          </table:table-cell>
          <table:table-cell table:style-name="ce1"/>
          <table:table-cell table:style-name="ce1" office:value-type="string">
            <text:p>70-regelen</text:p>
          </table:table-cell>
          <table:table-cell table:number-columns-repeated="8"/>
        </table:table-row>
        <table:table-row table:style-name="ro1">
          <table:table-cell/>
          <table:table-cell table:formula="oooc:=+72/growth" office:value-type="float" office:value="0.72">
            <text:p>0.720000</text:p>
          </table:table-cell>
          <table:table-cell table:style-name="ce1"/>
          <table:table-cell table:style-name="ce1" office:value-type="string">
            <text:p>72-regelen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ooc:=+(LN(1 - (1-growth) * (reserve/consumption))/LN(growth)) - 1" office:value-type="float" office:value="0.997839530255811">
            <text:p>0.997840</text:p>
          </table:table-cell>
          <table:table-cell table:style-name="ce1"/>
          <table:table-cell table:style-name="ce1" office:value-type="string">
            <text:p>år igjen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Startantall</text:p>
          </table:table-cell>
          <table:table-cell table:number-columns-repeated="3"/>
        </table:table-row>
        <table:table-row table:style-name="ro1">
          <table:table-cell/>
          <table:table-cell table:formula="oooc:=+reserve/consumption" office:value-type="float" office:value="100">
            <text:p>100.000000</text:p>
          </table:table-cell>
          <table:table-cell table:style-name="ce1"/>
          <table:table-cell table:style-name="ce1" office:value-type="string">
            <text:p>years left with current consumption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string">
            <text:p>Økning i prosen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/>
          <table:table-cell office:value-type="string">
            <text:p>År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2">
            <text:p>12</text:p>
          </table:table-cell>
          <table:table-cell/>
          <table:table-cell office:value-type="string">
            <text:p>Sluttverdi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ooc:=+(LN(1-(1-growth)*currcon))/(LN(growth))-1" office:value-type="float" office:value="0.997839530255811">
            <text:p>0.997840</text:p>
          </table:table-cell>
          <table:table-cell/>
          <table:table-cell office:value-type="string">
            <text:p>years left</text:p>
          </table:table-cell>
          <table:table-cell table:formula="oooc:=DURATION(growth;reserve;sluttverdi)" office:value-type="float" office:value="-0.759797687736221">
            <text:p>-0.7598</text:p>
          </table:table-cell>
          <table:table-cell office:value-type="string">
            <text:p>perioder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ooc:=+LN(LN(1 + growth/100) * ((reserve/consumption) + 1))/LN(36526 + growth/100)" office:value-type="float" office:value="0.40440563960865">
            <text:p>0.40440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ooc:=+LN(2)/[.G19]" office:value-type="float" office:value="0.0990210257942779">
            <text:p>0.1</text:p>
          </table:table-cell>
          <table:table-cell/>
          <table:table-cell office:value-type="string">
            <text:p>Doblingsperioder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>
            <text:p>Perioder</text:p>
          </table:table-cell>
          <table:table-cell table:style-name="ce4" office:value-type="string">
            <text:p>Forbruk</text:p>
          </table:table-cell>
          <table:table-cell/>
          <table:table-cell table:style-name="ce5" office:value-type="string">
            <text:p>Resterende</text:p>
          </table:table-cell>
          <table:table-cell table:style-name="ce2" office:value-type="string">
            <text:p>Ganger større</text:p>
          </table:table-cell>
          <table:table-cell/>
          <table:table-cell table:formula="oooc:=+[.G18]*([.G19]^[.G26])" office:value-type="float" office:value="1.21250203122226">
            <text:p>1.21</text:p>
          </table:table-cell>
          <table:table-cell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ooc:=+reserve" office:value-type="float" office:value="100">
            <text:p>100.000000</text:p>
          </table:table-cell>
          <table:table-cell/>
          <table:table-cell table:style-name="ce6" table:formula="oooc:=+reserve" office:value-type="float" office:value="100">
            <text:p>100.0000</text:p>
          </table:table-cell>
          <table:table-cell table:style-name="Default"/>
          <table:table-cell table:number-columns-repeated="7"/>
        </table:table-row>
        <table:table-row table:style-name="ro1">
          <table:table-cell table:formula="oooc:=+[.A30]+1" office:value-type="float" office:value="1">
            <text:p>1</text:p>
          </table:table-cell>
          <table:table-cell table:formula="oooc:=+[.B30]+[.B30]*growth/100" office:value-type="float" office:value="200">
            <text:p>200.000000</text:p>
          </table:table-cell>
          <table:table-cell/>
          <table:table-cell table:style-name="ce6" table:formula="oooc:=+[.D30]-([.B31]-reserve)" office:value-type="float" office:value="0">
            <text:p>0.0000</text:p>
          </table:table-cell>
          <table:table-cell table:style-name="Default" table:formula="oooc:=+[.B31]/[.$B$30]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formula="oooc:=+[.A31]+1" office:value-type="float" office:value="2">
            <text:p>2</text:p>
          </table:table-cell>
          <table:table-cell table:formula="oooc:=+[.B31]+[.B31]*growth/100" office:value-type="float" office:value="400">
            <text:p>400.000000</text:p>
          </table:table-cell>
          <table:table-cell/>
          <table:table-cell table:style-name="ce6" table:formula="oooc:=+[.D31]-([.B32]-reserve)" office:value-type="float" office:value="-300">
            <text:p>-300.0000</text:p>
          </table:table-cell>
          <table:table-cell table:style-name="Default" table:formula="oooc:=+[.B32]/[.$B$30]"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formula="oooc:=+[.A32]+1" office:value-type="float" office:value="3">
            <text:p>3</text:p>
          </table:table-cell>
          <table:table-cell table:formula="oooc:=+[.B32]+[.B32]*growth/100" office:value-type="float" office:value="800">
            <text:p>800.000000</text:p>
          </table:table-cell>
          <table:table-cell/>
          <table:table-cell table:style-name="ce6" table:formula="oooc:=+[.D32]-([.B33]-reserve)" office:value-type="float" office:value="-1000">
            <text:p>-1000.0000</text:p>
          </table:table-cell>
          <table:table-cell table:style-name="Default" table:formula="oooc:=+[.B33]/[.$B$30]" office:value-type="float" office:value="8">
            <text:p>8</text:p>
          </table:table-cell>
          <table:table-cell table:number-columns-repeated="7"/>
        </table:table-row>
        <table:table-row table:style-name="ro1">
          <table:table-cell table:formula="oooc:=+[.A33]+1" office:value-type="float" office:value="4">
            <text:p>4</text:p>
          </table:table-cell>
          <table:table-cell table:formula="oooc:=+[.B33]+[.B33]*growth/100" office:value-type="float" office:value="1600">
            <text:p>1600.000000</text:p>
          </table:table-cell>
          <table:table-cell/>
          <table:table-cell table:style-name="ce6" table:formula="oooc:=+[.D33]-([.B34]-reserve)" office:value-type="float" office:value="-2500">
            <text:p>-2500.0000</text:p>
          </table:table-cell>
          <table:table-cell table:style-name="Default" table:formula="oooc:=+[.B34]/[.$B$30]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formula="oooc:=+[.A34]+1" office:value-type="float" office:value="5">
            <text:p>5</text:p>
          </table:table-cell>
          <table:table-cell table:formula="oooc:=+[.B34]+[.B34]*growth/100" office:value-type="float" office:value="3200">
            <text:p>3200.000000</text:p>
          </table:table-cell>
          <table:table-cell/>
          <table:table-cell table:style-name="ce6" table:formula="oooc:=+[.D34]-([.B35]-reserve)" office:value-type="float" office:value="-5600">
            <text:p>-5600.0000</text:p>
          </table:table-cell>
          <table:table-cell table:style-name="Default" table:formula="oooc:=+[.B35]/[.$B$30]" office:value-type="float" office:value="32">
            <text:p>32</text:p>
          </table:table-cell>
          <table:table-cell table:number-columns-repeated="7"/>
        </table:table-row>
        <table:table-row table:style-name="ro1">
          <table:table-cell table:formula="oooc:=+[.A35]+1" office:value-type="float" office:value="6">
            <text:p>6</text:p>
          </table:table-cell>
          <table:table-cell table:formula="oooc:=+[.B35]+[.B35]*growth/100" office:value-type="float" office:value="6400">
            <text:p>6400.000000</text:p>
          </table:table-cell>
          <table:table-cell/>
          <table:table-cell table:style-name="ce6" table:formula="oooc:=+[.D35]-([.B36]-reserve)" office:value-type="float" office:value="-11900">
            <text:p>-11900.0000</text:p>
          </table:table-cell>
          <table:table-cell table:style-name="Default" table:formula="oooc:=+[.B36]/[.$B$30]" office:value-type="float" office:value="64">
            <text:p>64</text:p>
          </table:table-cell>
          <table:table-cell table:number-columns-repeated="7"/>
        </table:table-row>
        <table:table-row table:style-name="ro1">
          <table:table-cell table:formula="oooc:=+[.A36]+1" office:value-type="float" office:value="7">
            <text:p>7</text:p>
          </table:table-cell>
          <table:table-cell table:formula="oooc:=+[.B36]+[.B36]*growth/100" office:value-type="float" office:value="12800">
            <text:p>12800.000000</text:p>
          </table:table-cell>
          <table:table-cell/>
          <table:table-cell table:style-name="ce6" table:formula="oooc:=+[.D36]-([.B37]-reserve)" office:value-type="float" office:value="-24600">
            <text:p>-24600.0000</text:p>
          </table:table-cell>
          <table:table-cell table:style-name="Default" table:formula="oooc:=+[.B37]/[.$B$30]" office:value-type="float" office:value="128">
            <text:p>128</text:p>
          </table:table-cell>
          <table:table-cell table:number-columns-repeated="7"/>
        </table:table-row>
        <table:table-row table:style-name="ro1">
          <table:table-cell table:formula="oooc:=+[.A37]+1" office:value-type="float" office:value="8">
            <text:p>8</text:p>
          </table:table-cell>
          <table:table-cell table:formula="oooc:=+[.B37]+[.B37]*growth/100" office:value-type="float" office:value="25600">
            <text:p>25600.000000</text:p>
          </table:table-cell>
          <table:table-cell/>
          <table:table-cell table:style-name="ce6" table:formula="oooc:=+[.D37]-([.B38]-reserve)" office:value-type="float" office:value="-50100">
            <text:p>-50100.0000</text:p>
          </table:table-cell>
          <table:table-cell table:style-name="Default" table:formula="oooc:=+[.B38]/[.$B$30]" office:value-type="float" office:value="256">
            <text:p>256</text:p>
          </table:table-cell>
          <table:table-cell table:number-columns-repeated="7"/>
        </table:table-row>
        <table:table-row table:style-name="ro1">
          <table:table-cell table:formula="oooc:=+[.A38]+1" office:value-type="float" office:value="9">
            <text:p>9</text:p>
          </table:table-cell>
          <table:table-cell table:formula="oooc:=+[.B38]+[.B38]*growth/100" office:value-type="float" office:value="51200">
            <text:p>51200.000000</text:p>
          </table:table-cell>
          <table:table-cell/>
          <table:table-cell table:style-name="ce6" table:formula="oooc:=+[.D38]-([.B39]-reserve)" office:value-type="float" office:value="-101200">
            <text:p>-101200.0000</text:p>
          </table:table-cell>
          <table:table-cell table:style-name="Default" table:formula="oooc:=+[.B39]/[.$B$30]" office:value-type="float" office:value="512">
            <text:p>512</text:p>
          </table:table-cell>
          <table:table-cell table:number-columns-repeated="7"/>
        </table:table-row>
        <table:table-row table:style-name="ro1">
          <table:table-cell table:formula="oooc:=+[.A39]+1" office:value-type="float" office:value="10">
            <text:p>10</text:p>
          </table:table-cell>
          <table:table-cell table:formula="oooc:=+[.B39]+[.B39]*growth/100" office:value-type="float" office:value="102400">
            <text:p>102400.000000</text:p>
          </table:table-cell>
          <table:table-cell/>
          <table:table-cell table:style-name="ce6" table:formula="oooc:=+[.D39]-([.B40]-reserve)" office:value-type="float" office:value="-203500">
            <text:p>-203500.0000</text:p>
          </table:table-cell>
          <table:table-cell table:style-name="Default" table:formula="oooc:=+[.B40]/[.$B$30]" office:value-type="float" office:value="1024">
            <text:p>1024</text:p>
          </table:table-cell>
          <table:table-cell table:number-columns-repeated="7"/>
        </table:table-row>
        <table:table-row table:style-name="ro1">
          <table:table-cell table:formula="oooc:=+[.A40]+1" office:value-type="float" office:value="11">
            <text:p>11</text:p>
          </table:table-cell>
          <table:table-cell table:formula="oooc:=+[.B40]+[.B40]*growth/100" office:value-type="float" office:value="204800">
            <text:p>204800.000000</text:p>
          </table:table-cell>
          <table:table-cell/>
          <table:table-cell table:style-name="ce6" table:formula="oooc:=+[.D40]-([.B41]-reserve)" office:value-type="float" office:value="-408200">
            <text:p>-408200.0000</text:p>
          </table:table-cell>
          <table:table-cell table:style-name="Default" table:formula="oooc:=+[.B41]/[.$B$30]" office:value-type="float" office:value="2048">
            <text:p>2048</text:p>
          </table:table-cell>
          <table:table-cell table:number-columns-repeated="7"/>
        </table:table-row>
        <table:table-row table:style-name="ro1">
          <table:table-cell table:formula="oooc:=+[.A41]+1" office:value-type="float" office:value="12">
            <text:p>12</text:p>
          </table:table-cell>
          <table:table-cell table:formula="oooc:=+[.B41]+[.B41]*growth/100" office:value-type="float" office:value="409600">
            <text:p>409600.000000</text:p>
          </table:table-cell>
          <table:table-cell/>
          <table:table-cell table:style-name="ce6" table:formula="oooc:=+[.D41]-([.B42]-reserve)" office:value-type="float" office:value="-817700">
            <text:p>-817700.0000</text:p>
          </table:table-cell>
          <table:table-cell table:style-name="Default" table:formula="oooc:=+[.B42]/[.$B$30]" office:value-type="float" office:value="4096">
            <text:p>4096</text:p>
          </table:table-cell>
          <table:table-cell table:number-columns-repeated="7"/>
        </table:table-row>
        <table:table-row table:style-name="ro1">
          <table:table-cell table:formula="oooc:=+[.A42]+1" office:value-type="float" office:value="13">
            <text:p>13</text:p>
          </table:table-cell>
          <table:table-cell table:formula="oooc:=+[.B42]+[.B42]*growth/100" office:value-type="float" office:value="819200">
            <text:p>819200.000000</text:p>
          </table:table-cell>
          <table:table-cell/>
          <table:table-cell table:style-name="ce6" table:formula="oooc:=+[.D42]-([.B43]-reserve)" office:value-type="float" office:value="-1636800">
            <text:p>-1636800.0000</text:p>
          </table:table-cell>
          <table:table-cell table:style-name="Default" table:formula="oooc:=+[.B43]/[.$B$30]" office:value-type="float" office:value="8192">
            <text:p>8192</text:p>
          </table:table-cell>
          <table:table-cell table:number-columns-repeated="7"/>
        </table:table-row>
        <table:table-row table:style-name="ro1">
          <table:table-cell table:formula="oooc:=+[.A43]+1" office:value-type="float" office:value="14">
            <text:p>14</text:p>
          </table:table-cell>
          <table:table-cell table:formula="oooc:=+[.B43]+[.B43]*growth/100" office:value-type="float" office:value="1638400">
            <text:p>1638400.000000</text:p>
          </table:table-cell>
          <table:table-cell/>
          <table:table-cell table:style-name="ce6" table:formula="oooc:=+[.D43]-([.B44]-reserve)" office:value-type="float" office:value="-3275100">
            <text:p>-3275100.0000</text:p>
          </table:table-cell>
          <table:table-cell table:style-name="Default" table:formula="oooc:=+[.B44]/[.$B$30]" office:value-type="float" office:value="16384">
            <text:p>16384</text:p>
          </table:table-cell>
          <table:table-cell table:number-columns-repeated="7"/>
        </table:table-row>
        <table:table-row table:style-name="ro1">
          <table:table-cell table:formula="oooc:=+[.A44]+1" office:value-type="float" office:value="15">
            <text:p>15</text:p>
          </table:table-cell>
          <table:table-cell table:formula="oooc:=+[.B44]+[.B44]*growth/100" office:value-type="float" office:value="3276800">
            <text:p>3276800.000000</text:p>
          </table:table-cell>
          <table:table-cell/>
          <table:table-cell table:style-name="ce6" table:formula="oooc:=+[.D44]-([.B45]-reserve)" office:value-type="float" office:value="-6551800">
            <text:p>-6551800.0000</text:p>
          </table:table-cell>
          <table:table-cell table:style-name="Default" table:formula="oooc:=+[.B45]/[.$B$30]" office:value-type="float" office:value="32768">
            <text:p>32768</text:p>
          </table:table-cell>
          <table:table-cell table:number-columns-repeated="7"/>
        </table:table-row>
        <table:table-row table:style-name="ro1">
          <table:table-cell table:formula="oooc:=+[.A45]+1" office:value-type="float" office:value="16">
            <text:p>16</text:p>
          </table:table-cell>
          <table:table-cell table:formula="oooc:=+[.B45]+[.B45]*growth/100" office:value-type="float" office:value="6553600">
            <text:p>6553600.000000</text:p>
          </table:table-cell>
          <table:table-cell/>
          <table:table-cell table:style-name="ce6" table:formula="oooc:=+[.D45]-([.B46]-reserve)" office:value-type="float" office:value="-13105300">
            <text:p>-13105300.0000</text:p>
          </table:table-cell>
          <table:table-cell table:style-name="Default" table:formula="oooc:=+[.B46]/[.$B$30]" office:value-type="float" office:value="65536">
            <text:p>65536</text:p>
          </table:table-cell>
          <table:table-cell table:number-columns-repeated="7"/>
        </table:table-row>
        <table:table-row table:style-name="ro1">
          <table:table-cell table:formula="oooc:=+[.A46]+1" office:value-type="float" office:value="17">
            <text:p>17</text:p>
          </table:table-cell>
          <table:table-cell table:formula="oooc:=+[.B46]+[.B46]*growth/100" office:value-type="float" office:value="13107200">
            <text:p>13107200.000000</text:p>
          </table:table-cell>
          <table:table-cell/>
          <table:table-cell table:style-name="ce6" table:formula="oooc:=+[.D46]-([.B47]-reserve)" office:value-type="float" office:value="-26212400">
            <text:p>-26212400.0000</text:p>
          </table:table-cell>
          <table:table-cell table:style-name="Default" table:formula="oooc:=+[.B47]/[.$B$30]" office:value-type="float" office:value="131072">
            <text:p>131072</text:p>
          </table:table-cell>
          <table:table-cell table:number-columns-repeated="7"/>
        </table:table-row>
        <table:table-row table:style-name="ro1">
          <table:table-cell table:formula="oooc:=+[.A47]+1" office:value-type="float" office:value="18">
            <text:p>18</text:p>
          </table:table-cell>
          <table:table-cell table:formula="oooc:=+[.B47]+[.B47]*growth/100" office:value-type="float" office:value="26214400">
            <text:p>26214400.000000</text:p>
          </table:table-cell>
          <table:table-cell/>
          <table:table-cell table:style-name="ce6" table:formula="oooc:=+[.D47]-([.B48]-reserve)" office:value-type="float" office:value="-52426700">
            <text:p>-52426700.0000</text:p>
          </table:table-cell>
          <table:table-cell table:style-name="Default" table:formula="oooc:=+[.B48]/[.$B$30]" office:value-type="float" office:value="262144">
            <text:p>262144</text:p>
          </table:table-cell>
          <table:table-cell table:number-columns-repeated="7"/>
        </table:table-row>
        <table:table-row table:style-name="ro1">
          <table:table-cell table:formula="oooc:=+[.A48]+1" office:value-type="float" office:value="19">
            <text:p>19</text:p>
          </table:table-cell>
          <table:table-cell table:formula="oooc:=+[.B48]+[.B48]*growth/100" office:value-type="float" office:value="52428800">
            <text:p>52428800.000000</text:p>
          </table:table-cell>
          <table:table-cell/>
          <table:table-cell table:style-name="ce6" table:formula="oooc:=+[.D48]-([.B49]-reserve)" office:value-type="float" office:value="-104855400">
            <text:p>-104855400.0000</text:p>
          </table:table-cell>
          <table:table-cell table:style-name="Default" table:formula="oooc:=+[.B49]/[.$B$30]" office:value-type="float" office:value="524288">
            <text:p>524288</text:p>
          </table:table-cell>
          <table:table-cell table:number-columns-repeated="7"/>
        </table:table-row>
        <table:table-row table:style-name="ro1">
          <table:table-cell table:formula="oooc:=+[.A49]+1" office:value-type="float" office:value="20">
            <text:p>20</text:p>
          </table:table-cell>
          <table:table-cell table:formula="oooc:=+[.B49]+[.B49]*growth/100" office:value-type="float" office:value="104857600">
            <text:p>104857600.000000</text:p>
          </table:table-cell>
          <table:table-cell/>
          <table:table-cell table:style-name="ce6" table:formula="oooc:=+[.D49]-([.B50]-reserve)" office:value-type="float" office:value="-209712900">
            <text:p>-209712900.0000</text:p>
          </table:table-cell>
          <table:table-cell table:style-name="Default" table:formula="oooc:=+[.B50]/[.$B$30]" office:value-type="float" office:value="1048576">
            <text:p>1048576</text:p>
          </table:table-cell>
          <table:table-cell table:number-columns-repeated="7"/>
        </table:table-row>
        <table:table-row table:style-name="ro1">
          <table:table-cell table:formula="oooc:=+[.A50]+1" office:value-type="float" office:value="21">
            <text:p>21</text:p>
          </table:table-cell>
          <table:table-cell table:formula="oooc:=+[.B50]+[.B50]*growth/100" office:value-type="float" office:value="209715200">
            <text:p>209715200.000000</text:p>
          </table:table-cell>
          <table:table-cell/>
          <table:table-cell table:style-name="ce6" table:formula="oooc:=+[.D50]-([.B51]-reserve)" office:value-type="float" office:value="-419428000">
            <text:p>-419428000.0000</text:p>
          </table:table-cell>
          <table:table-cell table:style-name="Default" table:formula="oooc:=+[.B51]/[.$B$30]" office:value-type="float" office:value="2097152">
            <text:p>2097152</text:p>
          </table:table-cell>
          <table:table-cell table:number-columns-repeated="7"/>
        </table:table-row>
        <table:table-row table:style-name="ro1">
          <table:table-cell table:formula="oooc:=+[.A51]+1" office:value-type="float" office:value="22">
            <text:p>22</text:p>
          </table:table-cell>
          <table:table-cell table:formula="oooc:=+[.B51]+[.B51]*growth/100" office:value-type="float" office:value="419430400">
            <text:p>419430400.000000</text:p>
          </table:table-cell>
          <table:table-cell/>
          <table:table-cell table:style-name="ce6" table:formula="oooc:=+[.D51]-([.B52]-reserve)" office:value-type="float" office:value="-838858300">
            <text:p>-838858300.0000</text:p>
          </table:table-cell>
          <table:table-cell table:style-name="Default" table:formula="oooc:=+[.B52]/[.$B$30]" office:value-type="float" office:value="4194304">
            <text:p>4194304</text:p>
          </table:table-cell>
          <table:table-cell table:number-columns-repeated="7"/>
        </table:table-row>
        <table:table-row table:style-name="ro1">
          <table:table-cell table:formula="oooc:=+[.A52]+1" office:value-type="float" office:value="23">
            <text:p>23</text:p>
          </table:table-cell>
          <table:table-cell table:formula="oooc:=+[.B52]+[.B52]*growth/100" office:value-type="float" office:value="838860800">
            <text:p>838860800.000000</text:p>
          </table:table-cell>
          <table:table-cell/>
          <table:table-cell table:style-name="ce6" table:formula="oooc:=+[.D52]-([.B53]-reserve)" office:value-type="float" office:value="-1677719000">
            <text:p>-1677719000.0000</text:p>
          </table:table-cell>
          <table:table-cell table:style-name="Default" table:formula="oooc:=+[.B53]/[.$B$30]" office:value-type="float" office:value="8388608">
            <text:p>8388608</text:p>
          </table:table-cell>
          <table:table-cell table:number-columns-repeated="7"/>
        </table:table-row>
        <table:table-row table:style-name="ro1">
          <table:table-cell table:formula="oooc:=+[.A53]+1" office:value-type="float" office:value="24">
            <text:p>24</text:p>
          </table:table-cell>
          <table:table-cell table:formula="oooc:=+[.B53]+[.B53]*growth/100" office:value-type="float" office:value="1677721600">
            <text:p>1677721600.000000</text:p>
          </table:table-cell>
          <table:table-cell/>
          <table:table-cell table:style-name="ce6" table:formula="oooc:=+[.D53]-([.B54]-reserve)" office:value-type="float" office:value="-3355440500">
            <text:p>-3355440500.0000</text:p>
          </table:table-cell>
          <table:table-cell table:style-name="Default" table:formula="oooc:=+[.B54]/[.$B$30]" office:value-type="float" office:value="16777216">
            <text:p>16777216</text:p>
          </table:table-cell>
          <table:table-cell table:number-columns-repeated="7"/>
        </table:table-row>
        <table:table-row table:style-name="ro1">
          <table:table-cell table:formula="oooc:=+[.A54]+1" office:value-type="float" office:value="25">
            <text:p>25</text:p>
          </table:table-cell>
          <table:table-cell table:formula="oooc:=+[.B54]+[.B54]*growth/100" office:value-type="float" office:value="3355443200">
            <text:p>3355443200.000000</text:p>
          </table:table-cell>
          <table:table-cell/>
          <table:table-cell table:style-name="ce6" table:formula="oooc:=+[.D54]-([.B55]-reserve)" office:value-type="float" office:value="-6710883600">
            <text:p>-6710883600.0000</text:p>
          </table:table-cell>
          <table:table-cell table:style-name="Default" table:formula="oooc:=+[.B55]/[.$B$30]" office:value-type="float" office:value="33554432">
            <text:p>33554432</text:p>
          </table:table-cell>
          <table:table-cell table:number-columns-repeated="7"/>
        </table:table-row>
        <table:table-row table:style-name="ro1">
          <table:table-cell table:formula="oooc:=+[.A55]+1" office:value-type="float" office:value="26">
            <text:p>26</text:p>
          </table:table-cell>
          <table:table-cell table:formula="oooc:=+[.B55]+[.B55]*growth/100" office:value-type="float" office:value="6710886400">
            <text:p>6710886400.000000</text:p>
          </table:table-cell>
          <table:table-cell/>
          <table:table-cell table:style-name="ce6" table:formula="oooc:=+[.D55]-([.B56]-reserve)" office:value-type="float" office:value="-13421769900">
            <text:p>-13421769900.0000</text:p>
          </table:table-cell>
          <table:table-cell table:style-name="Default" table:formula="oooc:=+[.B56]/[.$B$30]" office:value-type="float" office:value="67108864">
            <text:p>67108864</text:p>
          </table:table-cell>
          <table:table-cell table:number-columns-repeated="7"/>
        </table:table-row>
        <table:table-row table:style-name="ro1">
          <table:table-cell table:formula="oooc:=+[.A56]+1" office:value-type="float" office:value="27">
            <text:p>27</text:p>
          </table:table-cell>
          <table:table-cell table:formula="oooc:=+[.B56]+[.B56]*growth/100" office:value-type="float" office:value="13421772800">
            <text:p>13421772800.000000</text:p>
          </table:table-cell>
          <table:table-cell/>
          <table:table-cell table:style-name="ce6" table:formula="oooc:=+[.D56]-([.B57]-reserve)" office:value-type="float" office:value="-26843542600">
            <text:p>-26843542600.0000</text:p>
          </table:table-cell>
          <table:table-cell table:style-name="Default" table:formula="oooc:=+[.B57]/[.$B$30]" office:value-type="float" office:value="134217728">
            <text:p>134217728</text:p>
          </table:table-cell>
          <table:table-cell table:number-columns-repeated="7"/>
        </table:table-row>
        <table:table-row table:style-name="ro1">
          <table:table-cell table:formula="oooc:=+[.A57]+1" office:value-type="float" office:value="28">
            <text:p>28</text:p>
          </table:table-cell>
          <table:table-cell table:formula="oooc:=+[.B57]+[.B57]*growth/100" office:value-type="float" office:value="26843545600">
            <text:p>26843545600.000000</text:p>
          </table:table-cell>
          <table:table-cell/>
          <table:table-cell table:style-name="ce6" table:formula="oooc:=+[.D57]-([.B58]-reserve)" office:value-type="float" office:value="-53687088100">
            <text:p>-53687088100.0000</text:p>
          </table:table-cell>
          <table:table-cell table:style-name="Default" table:formula="oooc:=+[.B58]/[.$B$30]" office:value-type="float" office:value="268435456">
            <text:p>268435456</text:p>
          </table:table-cell>
          <table:table-cell table:number-columns-repeated="7"/>
        </table:table-row>
        <table:table-row table:style-name="ro1">
          <table:table-cell table:formula="oooc:=+[.A58]+1" office:value-type="float" office:value="29">
            <text:p>29</text:p>
          </table:table-cell>
          <table:table-cell table:formula="oooc:=+[.B58]+[.B58]*growth/100" office:value-type="float" office:value="53687091200">
            <text:p>53687091200.000000</text:p>
          </table:table-cell>
          <table:table-cell/>
          <table:table-cell table:style-name="ce6" table:formula="oooc:=+[.D58]-([.B59]-reserve)" office:value-type="float" office:value="-107374179200">
            <text:p>-107374179200.0000</text:p>
          </table:table-cell>
          <table:table-cell table:style-name="Default" table:formula="oooc:=+[.B59]/[.$B$30]" office:value-type="float" office:value="536870912">
            <text:p>536870912</text:p>
          </table:table-cell>
          <table:table-cell table:number-columns-repeated="7"/>
        </table:table-row>
        <table:table-row table:style-name="ro1">
          <table:table-cell table:formula="oooc:=+[.A59]+1" office:value-type="float" office:value="30">
            <text:p>30</text:p>
          </table:table-cell>
          <table:table-cell table:formula="oooc:=+[.B59]+[.B59]*growth/100" office:value-type="float" office:value="107374182400">
            <text:p>107374182400.000000</text:p>
          </table:table-cell>
          <table:table-cell/>
          <table:table-cell table:style-name="ce6" table:formula="oooc:=+[.D59]-([.B60]-reserve)" office:value-type="float" office:value="-214748361500">
            <text:p>-214748361500.0000</text:p>
          </table:table-cell>
          <table:table-cell table:style-name="Default" table:formula="oooc:=+[.B60]/[.$B$30]" office:value-type="float" office:value="1073741824">
            <text:p>1073741824</text:p>
          </table:table-cell>
          <table:table-cell table:number-columns-repeated="7"/>
        </table:table-row>
        <table:table-row table:style-name="ro1">
          <table:table-cell table:formula="oooc:=+[.A60]+1" office:value-type="float" office:value="31">
            <text:p>31</text:p>
          </table:table-cell>
          <table:table-cell table:formula="oooc:=+[.B60]+[.B60]*growth/100" office:value-type="float" office:value="214748364800">
            <text:p>214748364800.000000</text:p>
          </table:table-cell>
          <table:table-cell/>
          <table:table-cell table:style-name="ce6" table:formula="oooc:=+[.D60]-([.B61]-reserve)" office:value-type="float" office:value="-429496726200">
            <text:p>-429496726200.0000</text:p>
          </table:table-cell>
          <table:table-cell table:style-name="Default" table:formula="oooc:=+[.B61]/[.$B$30]" office:value-type="float" office:value="2147483648">
            <text:p>2147483648</text:p>
          </table:table-cell>
          <table:table-cell table:number-columns-repeated="7"/>
        </table:table-row>
        <table:table-row table:style-name="ro1">
          <table:table-cell table:formula="oooc:=+[.A61]+1" office:value-type="float" office:value="32">
            <text:p>32</text:p>
          </table:table-cell>
          <table:table-cell table:formula="oooc:=+[.B61]+[.B61]*growth/100" office:value-type="float" office:value="429496729600">
            <text:p>429496729600.000000</text:p>
          </table:table-cell>
          <table:table-cell/>
          <table:table-cell table:style-name="ce6" table:formula="oooc:=+[.D61]-([.B62]-reserve)" office:value-type="float" office:value="-858993455700">
            <text:p>-858993455700.0000</text:p>
          </table:table-cell>
          <table:table-cell table:style-name="Default" table:formula="oooc:=+[.B62]/[.$B$30]" office:value-type="float" office:value="4294967296">
            <text:p>4294967296</text:p>
          </table:table-cell>
          <table:table-cell table:number-columns-repeated="7"/>
        </table:table-row>
        <table:table-row table:style-name="ro1">
          <table:table-cell table:formula="oooc:=+[.A62]+1" office:value-type="float" office:value="33">
            <text:p>33</text:p>
          </table:table-cell>
          <table:table-cell table:formula="oooc:=+[.B62]+[.B62]*growth/100" office:value-type="float" office:value="858993459200">
            <text:p>858993459200.000000</text:p>
          </table:table-cell>
          <table:table-cell/>
          <table:table-cell table:style-name="ce6" table:formula="oooc:=+[.D62]-([.B63]-reserve)" office:value-type="float" office:value="-1717986914800">
            <text:p>-1717986914800.0000</text:p>
          </table:table-cell>
          <table:table-cell table:style-name="Default" table:formula="oooc:=+[.B63]/[.$B$30]" office:value-type="float" office:value="8589934592">
            <text:p>8589934592</text:p>
          </table:table-cell>
          <table:table-cell table:number-columns-repeated="7"/>
        </table:table-row>
        <table:table-row table:style-name="ro1">
          <table:table-cell table:formula="oooc:=+[.A63]+1" office:value-type="float" office:value="34">
            <text:p>34</text:p>
          </table:table-cell>
          <table:table-cell table:formula="oooc:=+[.B63]+[.B63]*growth/100" office:value-type="float" office:value="1717986918400">
            <text:p>1717986918400.000000</text:p>
          </table:table-cell>
          <table:table-cell/>
          <table:table-cell table:style-name="ce6" table:formula="oooc:=+[.D63]-([.B64]-reserve)" office:value-type="float" office:value="-3435973833100">
            <text:p>-3435973833100.0000</text:p>
          </table:table-cell>
          <table:table-cell table:style-name="Default" table:formula="oooc:=+[.B64]/[.$B$30]" office:value-type="float" office:value="17179869184">
            <text:p>17179869184</text:p>
          </table:table-cell>
          <table:table-cell table:number-columns-repeated="7"/>
        </table:table-row>
        <table:table-row table:style-name="ro1">
          <table:table-cell table:formula="oooc:=+[.A64]+1" office:value-type="float" office:value="35">
            <text:p>35</text:p>
          </table:table-cell>
          <table:table-cell table:formula="oooc:=+[.B64]+[.B64]*growth/100" office:value-type="float" office:value="3435973836800">
            <text:p>3435973836800.000000</text:p>
          </table:table-cell>
          <table:table-cell/>
          <table:table-cell table:style-name="ce6" table:formula="oooc:=+[.D64]-([.B65]-reserve)" office:value-type="float" office:value="-6871947669800">
            <text:p>-6871947669800.0000</text:p>
          </table:table-cell>
          <table:table-cell table:style-name="Default" table:formula="oooc:=+[.B65]/[.$B$30]" office:value-type="float" office:value="34359738368">
            <text:p>34359738368</text:p>
          </table:table-cell>
          <table:table-cell table:number-columns-repeated="7"/>
        </table:table-row>
        <table:table-row table:style-name="ro1">
          <table:table-cell table:formula="oooc:=+[.A65]+1" office:value-type="float" office:value="36">
            <text:p>36</text:p>
          </table:table-cell>
          <table:table-cell table:formula="oooc:=+[.B65]+[.B65]*growth/100" office:value-type="float" office:value="6871947673600">
            <text:p>6871947673600.000000</text:p>
          </table:table-cell>
          <table:table-cell/>
          <table:table-cell table:style-name="ce6" table:formula="oooc:=+[.D65]-([.B66]-reserve)" office:value-type="float" office:value="-13743895343300">
            <text:p>-13743895343300.0000</text:p>
          </table:table-cell>
          <table:table-cell table:style-name="Default" table:formula="oooc:=+[.B66]/[.$B$30]" office:value-type="float" office:value="68719476736">
            <text:p>68719476736</text:p>
          </table:table-cell>
          <table:table-cell table:number-columns-repeated="7"/>
        </table:table-row>
        <table:table-row table:style-name="ro1">
          <table:table-cell table:formula="oooc:=+[.A66]+1" office:value-type="float" office:value="37">
            <text:p>37</text:p>
          </table:table-cell>
          <table:table-cell table:formula="oooc:=+[.B66]+[.B66]*growth/100" office:value-type="float" office:value="13743895347200">
            <text:p>13743895347200.000000</text:p>
          </table:table-cell>
          <table:table-cell/>
          <table:table-cell table:style-name="ce6" table:formula="oooc:=+[.D66]-([.B67]-reserve)" office:value-type="float" office:value="-27487790690400">
            <text:p>-27487790690400.0000</text:p>
          </table:table-cell>
          <table:table-cell table:style-name="Default" table:formula="oooc:=+[.B67]/[.$B$30]" office:value-type="float" office:value="137438953472">
            <text:p>137438953472</text:p>
          </table:table-cell>
          <table:table-cell table:number-columns-repeated="7"/>
        </table:table-row>
        <table:table-row table:style-name="ro1">
          <table:table-cell table:formula="oooc:=+[.A67]+1" office:value-type="float" office:value="38">
            <text:p>38</text:p>
          </table:table-cell>
          <table:table-cell table:formula="oooc:=+[.B67]+[.B67]*growth/100" office:value-type="float" office:value="27487790694400">
            <text:p>27487790694400.000000</text:p>
          </table:table-cell>
          <table:table-cell/>
          <table:table-cell table:style-name="ce6" table:formula="oooc:=+[.D67]-([.B68]-reserve)" office:value-type="float" office:value="-54975581384700">
            <text:p>-54975581384700.0000</text:p>
          </table:table-cell>
          <table:table-cell table:style-name="Default" table:formula="oooc:=+[.B68]/[.$B$30]" office:value-type="float" office:value="274877906944">
            <text:p>274877906944</text:p>
          </table:table-cell>
          <table:table-cell table:number-columns-repeated="7"/>
        </table:table-row>
        <table:table-row table:style-name="ro1">
          <table:table-cell table:formula="oooc:=+[.A68]+1" office:value-type="float" office:value="39">
            <text:p>39</text:p>
          </table:table-cell>
          <table:table-cell table:formula="oooc:=+[.B68]+[.B68]*growth/100" office:value-type="float" office:value="54975581388800">
            <text:p>54975581388800.000000</text:p>
          </table:table-cell>
          <table:table-cell/>
          <table:table-cell table:style-name="ce6" table:formula="oooc:=+[.D68]-([.B69]-reserve)" office:value-type="float" office:value="-109951162773400">
            <text:p>-109951162773400.0000</text:p>
          </table:table-cell>
          <table:table-cell table:style-name="Default" table:formula="oooc:=+[.B69]/[.$B$30]" office:value-type="float" office:value="549755813888">
            <text:p>549755813888</text:p>
          </table:table-cell>
          <table:table-cell table:number-columns-repeated="7"/>
        </table:table-row>
        <table:table-row table:style-name="ro1">
          <table:table-cell table:formula="oooc:=+[.A69]+1" office:value-type="float" office:value="40">
            <text:p>40</text:p>
          </table:table-cell>
          <table:table-cell table:formula="oooc:=+[.B69]+[.B69]*growth/100" office:value-type="float" office:value="109951162777600">
            <text:p>109951162777600.000000</text:p>
          </table:table-cell>
          <table:table-cell/>
          <table:table-cell table:style-name="ce6" table:formula="oooc:=+[.D69]-([.B70]-reserve)" office:value-type="float" office:value="-219902325550900">
            <text:p>-219902325550900.0000</text:p>
          </table:table-cell>
          <table:table-cell table:style-name="Default" table:formula="oooc:=+[.B70]/[.$B$30]" office:value-type="float" office:value="1099511627776">
            <text:p>1099511627776</text:p>
          </table:table-cell>
          <table:table-cell table:number-columns-repeated="7"/>
        </table:table-row>
        <table:table-row table:style-name="ro1">
          <table:table-cell table:formula="oooc:=+[.A70]+1" office:value-type="float" office:value="41">
            <text:p>41</text:p>
          </table:table-cell>
          <table:table-cell table:formula="oooc:=+[.B70]+[.B70]*growth/100" office:value-type="float" office:value="219902325555200">
            <text:p>219902325555200.000000</text:p>
          </table:table-cell>
          <table:table-cell/>
          <table:table-cell table:style-name="ce6" table:formula="oooc:=+[.D70]-([.B71]-reserve)" office:value-type="float" office:value="-439804651106000">
            <text:p>-439804651106000.0000</text:p>
          </table:table-cell>
          <table:table-cell table:style-name="Default" table:formula="oooc:=+[.B71]/[.$B$30]" office:value-type="float" office:value="2199023255552">
            <text:p>2199023255552</text:p>
          </table:table-cell>
          <table:table-cell table:number-columns-repeated="7"/>
        </table:table-row>
        <table:table-row table:style-name="ro1">
          <table:table-cell table:formula="oooc:=+[.A71]+1" office:value-type="float" office:value="42">
            <text:p>42</text:p>
          </table:table-cell>
          <table:table-cell table:formula="oooc:=+[.B71]+[.B71]*growth/100" office:value-type="float" office:value="439804651110400">
            <text:p>439804651110400.000000</text:p>
          </table:table-cell>
          <table:table-cell/>
          <table:table-cell table:style-name="ce6" table:formula="oooc:=+[.D71]-([.B72]-reserve)" office:value-type="float" office:value="-879609302216300">
            <text:p>-879609302216300.0000</text:p>
          </table:table-cell>
          <table:table-cell table:style-name="Default" table:formula="oooc:=+[.B72]/[.$B$30]" office:value-type="float" office:value="4398046511104">
            <text:p>4398046511104</text:p>
          </table:table-cell>
          <table:table-cell table:number-columns-repeated="7"/>
        </table:table-row>
        <table:table-row table:style-name="ro1">
          <table:table-cell table:formula="oooc:=+[.A72]+1" office:value-type="float" office:value="43">
            <text:p>43</text:p>
          </table:table-cell>
          <table:table-cell table:formula="oooc:=+[.B72]+[.B72]*growth/100" office:value-type="float" office:value="879609302220800">
            <text:p>879609302220800.000000</text:p>
          </table:table-cell>
          <table:table-cell/>
          <table:table-cell table:style-name="ce6" table:formula="oooc:=+[.D72]-([.B73]-reserve)" office:value-type="float" office:value="-1.759218604437E+015">
            <text:p>-1759218604437000.0000</text:p>
          </table:table-cell>
          <table:table-cell table:style-name="Default" table:formula="oooc:=+[.B73]/[.$B$30]" office:value-type="float" office:value="8796093022208">
            <text:p>8796093022208</text:p>
          </table:table-cell>
          <table:table-cell table:number-columns-repeated="7"/>
        </table:table-row>
        <table:table-row table:style-name="ro1">
          <table:table-cell table:formula="oooc:=+[.A73]+1" office:value-type="float" office:value="44">
            <text:p>44</text:p>
          </table:table-cell>
          <table:table-cell table:formula="oooc:=+[.B73]+[.B73]*growth/100" office:value-type="float" office:value="1.7592186044416E+015">
            <text:p>1759218604441600.000000</text:p>
          </table:table-cell>
          <table:table-cell/>
          <table:table-cell table:style-name="ce6" table:formula="oooc:=+[.D73]-([.B74]-reserve)" office:value-type="float" office:value="-3.5184372088785E+015">
            <text:p>-3518437208878500.0000</text:p>
          </table:table-cell>
          <table:table-cell table:style-name="Default" table:formula="oooc:=+[.B74]/[.$B$30]" office:value-type="float" office:value="17592186044416">
            <text:p>17592186044416</text:p>
          </table:table-cell>
          <table:table-cell table:number-columns-repeated="7"/>
        </table:table-row>
        <table:table-row table:style-name="ro1">
          <table:table-cell table:formula="oooc:=+[.A74]+1" office:value-type="float" office:value="45">
            <text:p>45</text:p>
          </table:table-cell>
          <table:table-cell table:formula="oooc:=+[.B74]+[.B74]*growth/100" office:value-type="float" office:value="3.5184372088832E+015">
            <text:p>3518437208883200.000000</text:p>
          </table:table-cell>
          <table:table-cell/>
          <table:table-cell table:style-name="ce6" table:formula="oooc:=+[.D74]-([.B75]-reserve)" office:value-type="float" office:value="-7.0368744177616E+015">
            <text:p>-7036874417761600.0000</text:p>
          </table:table-cell>
          <table:table-cell table:style-name="Default" table:formula="oooc:=+[.B75]/[.$B$30]" office:value-type="float" office:value="35184372088832">
            <text:p>35184372088832</text:p>
          </table:table-cell>
          <table:table-cell table:number-columns-repeated="7"/>
        </table:table-row>
        <table:table-row table:style-name="ro1">
          <table:table-cell table:formula="oooc:=+[.A75]+1" office:value-type="float" office:value="46">
            <text:p>46</text:p>
          </table:table-cell>
          <table:table-cell table:formula="oooc:=+[.B75]+[.B75]*growth/100" office:value-type="float" office:value="7.0368744177664E+015">
            <text:p>7036874417766400.000000</text:p>
          </table:table-cell>
          <table:table-cell/>
          <table:table-cell table:style-name="ce6" table:formula="oooc:=+[.D75]-([.B76]-reserve)" office:value-type="float" office:value="-1.40737488355279E+016">
            <text:p>-14073748835527900.0000</text:p>
          </table:table-cell>
          <table:table-cell table:style-name="Default" table:formula="oooc:=+[.B76]/[.$B$30]" office:value-type="float" office:value="70368744177664">
            <text:p>70368744177664</text:p>
          </table:table-cell>
          <table:table-cell table:number-columns-repeated="7"/>
        </table:table-row>
        <table:table-row table:style-name="ro1">
          <table:table-cell table:formula="oooc:=+[.A76]+1" office:value-type="float" office:value="47">
            <text:p>47</text:p>
          </table:table-cell>
          <table:table-cell table:formula="oooc:=+[.B76]+[.B76]*growth/100" office:value-type="float" office:value="1.40737488355328E+016">
            <text:p>14073748835532800.000000</text:p>
          </table:table-cell>
          <table:table-cell/>
          <table:table-cell table:style-name="ce6" table:formula="oooc:=+[.D76]-([.B77]-reserve)" office:value-type="float" office:value="-2.81474976710606E+016">
            <text:p>-28147497671060600.0000</text:p>
          </table:table-cell>
          <table:table-cell table:style-name="Default" table:formula="oooc:=+[.B77]/[.$B$30]" office:value-type="float" office:value="140737488355328">
            <text:p>140737488355328</text:p>
          </table:table-cell>
          <table:table-cell table:number-columns-repeated="7"/>
        </table:table-row>
        <table:table-row table:style-name="ro1">
          <table:table-cell table:formula="oooc:=+[.A77]+1" office:value-type="float" office:value="48">
            <text:p>48</text:p>
          </table:table-cell>
          <table:table-cell table:formula="oooc:=+[.B77]+[.B77]*growth/100" office:value-type="float" office:value="2.81474976710656E+016">
            <text:p>28147497671065600.000000</text:p>
          </table:table-cell>
          <table:table-cell/>
          <table:table-cell table:style-name="ce6" table:formula="oooc:=+[.D77]-([.B78]-reserve)" office:value-type="float" office:value="-5.62949953421261E+016">
            <text:p>-56294995342126100.0000</text:p>
          </table:table-cell>
          <table:table-cell table:style-name="Default" table:formula="oooc:=+[.B78]/[.$B$30]" office:value-type="float" office:value="281474976710656">
            <text:p>281474976710656</text:p>
          </table:table-cell>
          <table:table-cell table:number-columns-repeated="7"/>
        </table:table-row>
        <table:table-row table:style-name="ro1">
          <table:table-cell table:formula="oooc:=+[.A78]+1" office:value-type="float" office:value="49">
            <text:p>49</text:p>
          </table:table-cell>
          <table:table-cell table:formula="oooc:=+[.B78]+[.B78]*growth/100" office:value-type="float" office:value="5.62949953421312E+016">
            <text:p>56294995342131200.000000</text:p>
          </table:table-cell>
          <table:table-cell/>
          <table:table-cell table:style-name="ce6" table:formula="oooc:=+[.D78]-([.B79]-reserve)" office:value-type="float" office:value="-1.12589990684257E+017">
            <text:p>-112589990684257000.0000</text:p>
          </table:table-cell>
          <table:table-cell table:style-name="Default" table:formula="oooc:=+[.B79]/[.$B$30]" office:value-type="float" office:value="562949953421312">
            <text:p>562949953421312</text:p>
          </table:table-cell>
          <table:table-cell table:number-columns-repeated="7"/>
        </table:table-row>
        <table:table-row table:style-name="ro1">
          <table:table-cell table:formula="oooc:=+[.A79]+1" office:value-type="float" office:value="50">
            <text:p>50</text:p>
          </table:table-cell>
          <table:table-cell table:formula="oooc:=+[.B79]+[.B79]*growth/100" office:value-type="float" office:value="1.12589990684262E+017">
            <text:p>112589990684262000.000000</text:p>
          </table:table-cell>
          <table:table-cell/>
          <table:table-cell table:style-name="ce6" table:formula="oooc:=+[.D79]-([.B80]-reserve)" office:value-type="float" office:value="-2.25179981368519E+017">
            <text:p>-225179981368519000.0000</text:p>
          </table:table-cell>
          <table:table-cell table:style-name="Default" table:formula="oooc:=+[.B80]/[.$B$30]" office:value-type="float" office:value="1.12589990684262E+015">
            <text:p>1.13E+015</text:p>
          </table:table-cell>
          <table:table-cell table:number-columns-repeated="7"/>
        </table:table-row>
        <table:table-row table:style-name="ro1">
          <table:table-cell table:formula="oooc:=+[.A80]+1" office:value-type="float" office:value="51">
            <text:p>51</text:p>
          </table:table-cell>
          <table:table-cell table:formula="oooc:=+[.B80]+[.B80]*growth/100" office:value-type="float" office:value="2.25179981368525E+017">
            <text:p>225179981368525000.000000</text:p>
          </table:table-cell>
          <table:table-cell/>
          <table:table-cell table:style-name="ce6" table:formula="oooc:=+[.D80]-([.B81]-reserve)" office:value-type="float" office:value="-4.50359962737044E+017">
            <text:p>-450359962737044000.0000</text:p>
          </table:table-cell>
          <table:table-cell table:style-name="Default" table:formula="oooc:=+[.B81]/[.$B$30]" office:value-type="float" office:value="2.25179981368525E+015">
            <text:p>2.25E+015</text:p>
          </table:table-cell>
          <table:table-cell table:number-columns-repeated="7"/>
        </table:table-row>
        <table:table-row table:style-name="ro1">
          <table:table-cell table:formula="oooc:=+[.A81]+1" office:value-type="float" office:value="52">
            <text:p>52</text:p>
          </table:table-cell>
          <table:table-cell table:formula="oooc:=+[.B81]+[.B81]*growth/100" office:value-type="float" office:value="4.5035996273705E+017">
            <text:p>450359962737050000.000000</text:p>
          </table:table-cell>
          <table:table-cell/>
          <table:table-cell table:style-name="ce6" table:formula="oooc:=+[.D81]-([.B82]-reserve)" office:value-type="float" office:value="-9.00719925474094E+017">
            <text:p>-900719925474094000.0000</text:p>
          </table:table-cell>
          <table:table-cell table:style-name="Default" table:formula="oooc:=+[.B82]/[.$B$30]" office:value-type="float" office:value="4.5035996273705E+015">
            <text:p>4.50E+015</text:p>
          </table:table-cell>
          <table:table-cell table:number-columns-repeated="7"/>
        </table:table-row>
        <table:table-row table:style-name="ro1">
          <table:table-cell table:formula="oooc:=+[.A82]+1" office:value-type="float" office:value="53">
            <text:p>53</text:p>
          </table:table-cell>
          <table:table-cell table:formula="oooc:=+[.B82]+[.B82]*growth/100" office:value-type="float" office:value="9.00719925474099E+017">
            <text:p>900719925474099000.000000</text:p>
          </table:table-cell>
          <table:table-cell/>
          <table:table-cell table:style-name="ce6" table:formula="oooc:=+[.D82]-([.B83]-reserve)" office:value-type="float" office:value="-1.80143985094819E+018">
            <text:p>-1801439850948190000.0000</text:p>
          </table:table-cell>
          <table:table-cell table:style-name="Default" table:formula="oooc:=+[.B83]/[.$B$30]" office:value-type="float" office:value="9.00719925474099E+015">
            <text:p>9.01E+015</text:p>
          </table:table-cell>
          <table:table-cell table:number-columns-repeated="7"/>
        </table:table-row>
        <table:table-row table:style-name="ro1">
          <table:table-cell table:formula="oooc:=+[.A83]+1" office:value-type="float" office:value="54">
            <text:p>54</text:p>
          </table:table-cell>
          <table:table-cell table:formula="oooc:=+[.B83]+[.B83]*growth/100" office:value-type="float" office:value="1.8014398509482E+018">
            <text:p>1801439850948200000.000000</text:p>
          </table:table-cell>
          <table:table-cell/>
          <table:table-cell table:style-name="ce6" table:formula="oooc:=+[.D83]-([.B84]-reserve)" office:value-type="float" office:value="-3.60287970189639E+018">
            <text:p>-3602879701896390000.0000</text:p>
          </table:table-cell>
          <table:table-cell table:style-name="Default" table:formula="oooc:=+[.B84]/[.$B$30]" office:value-type="float" office:value="1.8014398509482E+016">
            <text:p>1.80E+016</text:p>
          </table:table-cell>
          <table:table-cell table:number-columns-repeated="7"/>
        </table:table-row>
        <table:table-row table:style-name="ro1">
          <table:table-cell table:formula="oooc:=+[.A84]+1" office:value-type="float" office:value="55">
            <text:p>55</text:p>
          </table:table-cell>
          <table:table-cell table:formula="oooc:=+[.B84]+[.B84]*growth/100" office:value-type="float" office:value="3.6028797018964E+018">
            <text:p>3602879701896400000.000000</text:p>
          </table:table-cell>
          <table:table-cell/>
          <table:table-cell table:style-name="ce6" table:formula="oooc:=+[.D84]-([.B85]-reserve)" office:value-type="float" office:value="-7.20575940379279E+018">
            <text:p>-7205759403792790000.0000</text:p>
          </table:table-cell>
          <table:table-cell table:style-name="Default" table:formula="oooc:=+[.B85]/[.$B$30]" office:value-type="float" office:value="3.6028797018964E+016">
            <text:p>3.60E+016</text:p>
          </table:table-cell>
          <table:table-cell table:number-columns-repeated="7"/>
        </table:table-row>
        <table:table-row table:style-name="ro1">
          <table:table-cell table:formula="oooc:=+[.A85]+1" office:value-type="float" office:value="56">
            <text:p>56</text:p>
          </table:table-cell>
          <table:table-cell table:formula="oooc:=+[.B85]+[.B85]*growth/100" office:value-type="float" office:value="7.20575940379279E+018">
            <text:p>7205759403792790000.000000</text:p>
          </table:table-cell>
          <table:table-cell/>
          <table:table-cell table:style-name="ce6" table:formula="oooc:=+[.D85]-([.B86]-reserve)" office:value-type="float" office:value="-1.44115188075856E+019">
            <text:p>-14411518807585600000.0000</text:p>
          </table:table-cell>
          <table:table-cell table:style-name="Default" table:formula="oooc:=+[.B86]/[.$B$30]" office:value-type="float" office:value="7.20575940379279E+016">
            <text:p>7.21E+016</text:p>
          </table:table-cell>
          <table:table-cell table:number-columns-repeated="7"/>
        </table:table-row>
        <table:table-row table:style-name="ro1">
          <table:table-cell table:formula="oooc:=+[.A86]+1" office:value-type="float" office:value="57">
            <text:p>57</text:p>
          </table:table-cell>
          <table:table-cell table:formula="oooc:=+[.B86]+[.B86]*growth/100" office:value-type="float" office:value="1.44115188075856E+019">
            <text:p>14411518807585600000.000000</text:p>
          </table:table-cell>
          <table:table-cell/>
          <table:table-cell table:style-name="ce6" table:formula="oooc:=+[.D86]-([.B87]-reserve)" office:value-type="float" office:value="-2.88230376151712E+019">
            <text:p>-28823037615171200000.0000</text:p>
          </table:table-cell>
          <table:table-cell table:style-name="Default" table:formula="oooc:=+[.B87]/[.$B$30]" office:value-type="float" office:value="1.44115188075856E+017">
            <text:p>1.44E+017</text:p>
          </table:table-cell>
          <table:table-cell table:number-columns-repeated="7"/>
        </table:table-row>
        <table:table-row table:style-name="ro1">
          <table:table-cell table:formula="oooc:=+[.A87]+1" office:value-type="float" office:value="58">
            <text:p>58</text:p>
          </table:table-cell>
          <table:table-cell table:formula="oooc:=+[.B87]+[.B87]*growth/100" office:value-type="float" office:value="2.88230376151712E+019">
            <text:p>28823037615171200000.000000</text:p>
          </table:table-cell>
          <table:table-cell/>
          <table:table-cell table:style-name="ce6" table:formula="oooc:=+[.D87]-([.B88]-reserve)" office:value-type="float" office:value="-5.76460752303423E+019">
            <text:p>-57646075230342300000.0000</text:p>
          </table:table-cell>
          <table:table-cell table:style-name="Default" table:formula="oooc:=+[.B88]/[.$B$30]" office:value-type="float" office:value="2.88230376151712E+017">
            <text:p>2.88E+017</text:p>
          </table:table-cell>
          <table:table-cell table:number-columns-repeated="7"/>
        </table:table-row>
        <table:table-row table:style-name="ro1">
          <table:table-cell table:formula="oooc:=+[.A88]+1" office:value-type="float" office:value="59">
            <text:p>59</text:p>
          </table:table-cell>
          <table:table-cell table:formula="oooc:=+[.B88]+[.B88]*growth/100" office:value-type="float" office:value="5.76460752303424E+019">
            <text:p>57646075230342400000.000000</text:p>
          </table:table-cell>
          <table:table-cell/>
          <table:table-cell table:style-name="ce6" table:formula="oooc:=+[.D88]-([.B89]-reserve)" office:value-type="float" office:value="-1.15292150460685E+020">
            <text:p>-115292150460685000000.0000</text:p>
          </table:table-cell>
          <table:table-cell table:style-name="Default" table:formula="oooc:=+[.B89]/[.$B$30]" office:value-type="float" office:value="5.76460752303424E+017">
            <text:p>5.76E+017</text:p>
          </table:table-cell>
          <table:table-cell table:number-columns-repeated="7"/>
        </table:table-row>
        <table:table-row table:style-name="ro1">
          <table:table-cell table:formula="oooc:=+[.A89]+1" office:value-type="float" office:value="60">
            <text:p>60</text:p>
          </table:table-cell>
          <table:table-cell table:formula="oooc:=+[.B89]+[.B89]*growth/100" office:value-type="float" office:value="1.15292150460685E+020">
            <text:p>115292150460685000000.000000</text:p>
          </table:table-cell>
          <table:table-cell/>
          <table:table-cell table:style-name="ce6" table:formula="oooc:=+[.D89]-([.B90]-reserve)" office:value-type="float" office:value="-2.30584300921369E+020">
            <text:p>-230584300921369000000.0000</text:p>
          </table:table-cell>
          <table:table-cell table:style-name="Default" table:formula="oooc:=+[.B90]/[.$B$30]" office:value-type="float" office:value="1.15292150460685E+018">
            <text:p>1.15E+018</text:p>
          </table:table-cell>
          <table:table-cell table:number-columns-repeated="7"/>
        </table:table-row>
        <table:table-row table:style-name="ro1">
          <table:table-cell table:formula="oooc:=+[.A90]+1" office:value-type="float" office:value="61">
            <text:p>61</text:p>
          </table:table-cell>
          <table:table-cell table:formula="oooc:=+[.B90]+[.B90]*growth/100" office:value-type="float" office:value="2.30584300921369E+020">
            <text:p>230584300921369000000.000000</text:p>
          </table:table-cell>
          <table:table-cell/>
          <table:table-cell table:style-name="ce6" table:formula="oooc:=+[.D90]-([.B91]-reserve)" office:value-type="float" office:value="-4.61168601842739E+020">
            <text:p>-461168601842739000000.0000</text:p>
          </table:table-cell>
          <table:table-cell table:style-name="Default" table:formula="oooc:=+[.B91]/[.$B$30]" office:value-type="float" office:value="2.30584300921369E+018">
            <text:p>2.31E+018</text:p>
          </table:table-cell>
          <table:table-cell table:number-columns-repeated="7"/>
        </table:table-row>
        <table:table-row table:style-name="ro1">
          <table:table-cell table:formula="oooc:=+[.A91]+1" office:value-type="float" office:value="62">
            <text:p>62</text:p>
          </table:table-cell>
          <table:table-cell table:formula="oooc:=+[.B91]+[.B91]*growth/100" office:value-type="float" office:value="4.61168601842739E+020">
            <text:p>461168601842739000000.000000</text:p>
          </table:table-cell>
          <table:table-cell/>
          <table:table-cell table:style-name="ce6" table:formula="oooc:=+[.D91]-([.B92]-reserve)" office:value-type="float" office:value="-9.22337203685478E+020">
            <text:p>-922337203685478000000.0000</text:p>
          </table:table-cell>
          <table:table-cell table:style-name="Default" table:formula="oooc:=+[.B92]/[.$B$30]" office:value-type="float" office:value="4.61168601842739E+018">
            <text:p>4.61E+018</text:p>
          </table:table-cell>
          <table:table-cell table:number-columns-repeated="7"/>
        </table:table-row>
        <table:table-row table:style-name="ro1">
          <table:table-cell table:formula="oooc:=+[.A92]+1" office:value-type="float" office:value="63">
            <text:p>63</text:p>
          </table:table-cell>
          <table:table-cell table:formula="oooc:=+[.B92]+[.B92]*growth/100" office:value-type="float" office:value="9.22337203685478E+020">
            <text:p>922337203685478000000.000000</text:p>
          </table:table-cell>
          <table:table-cell/>
          <table:table-cell table:style-name="ce6" table:formula="oooc:=+[.D92]-([.B93]-reserve)" office:value-type="float" office:value="-1.84467440737096E+021">
            <text:p>-1844674407370960000000.0000</text:p>
          </table:table-cell>
          <table:table-cell table:style-name="Default" table:formula="oooc:=+[.B93]/[.$B$30]" office:value-type="float" office:value="9.22337203685478E+018">
            <text:p>9.22E+018</text:p>
          </table:table-cell>
          <table:table-cell table:number-columns-repeated="7"/>
        </table:table-row>
        <table:table-row table:style-name="ro1">
          <table:table-cell table:formula="oooc:=+[.A93]+1" office:value-type="float" office:value="64">
            <text:p>64</text:p>
          </table:table-cell>
          <table:table-cell table:formula="oooc:=+[.B93]+[.B93]*growth/100" office:value-type="float" office:value="1.84467440737096E+021">
            <text:p>1844674407370960000000.000000</text:p>
          </table:table-cell>
          <table:table-cell/>
          <table:table-cell table:style-name="ce6" table:formula="oooc:=+[.D93]-([.B94]-reserve)" office:value-type="float" office:value="-3.68934881474191E+021">
            <text:p>-3689348814741910000000.0000</text:p>
          </table:table-cell>
          <table:table-cell table:style-name="Default" table:formula="oooc:=+[.B94]/[.$B$30]" office:value-type="float" office:value="1.84467440737096E+019">
            <text:p>1.84E+019</text:p>
          </table:table-cell>
          <table:table-cell table:number-columns-repeated="7"/>
        </table:table-row>
        <table:table-row table:style-name="ro1">
          <table:table-cell table:formula="oooc:=+[.A94]+1" office:value-type="float" office:value="65">
            <text:p>65</text:p>
          </table:table-cell>
          <table:table-cell table:formula="oooc:=+[.B94]+[.B94]*growth/100" office:value-type="float" office:value="3.68934881474191E+021">
            <text:p>3689348814741910000000.000000</text:p>
          </table:table-cell>
          <table:table-cell/>
          <table:table-cell table:style-name="ce6" table:formula="oooc:=+[.D94]-([.B95]-reserve)" office:value-type="float" office:value="-7.37869762948382E+021">
            <text:p>-7378697629483820000000.0000</text:p>
          </table:table-cell>
          <table:table-cell table:style-name="Default" table:formula="oooc:=+[.B95]/[.$B$30]" office:value-type="float" office:value="3.68934881474191E+019">
            <text:p>3.69E+019</text:p>
          </table:table-cell>
          <table:table-cell table:number-columns-repeated="7"/>
        </table:table-row>
        <table:table-row table:style-name="ro1">
          <table:table-cell table:formula="oooc:=+[.A95]+1" office:value-type="float" office:value="66">
            <text:p>66</text:p>
          </table:table-cell>
          <table:table-cell table:formula="oooc:=+[.B95]+[.B95]*growth/100" office:value-type="float" office:value="7.37869762948382E+021">
            <text:p>7378697629483820000000.000000</text:p>
          </table:table-cell>
          <table:table-cell/>
          <table:table-cell table:style-name="ce6" table:formula="oooc:=+[.D95]-([.B96]-reserve)" office:value-type="float" office:value="-1.47573952589676E+022">
            <text:p>-14757395258967600000000.0000</text:p>
          </table:table-cell>
          <table:table-cell table:style-name="Default" table:formula="oooc:=+[.B96]/[.$B$30]" office:value-type="float" office:value="7.37869762948382E+019">
            <text:p>7.38E+019</text:p>
          </table:table-cell>
          <table:table-cell table:number-columns-repeated="7"/>
        </table:table-row>
        <table:table-row table:style-name="ro1">
          <table:table-cell table:formula="oooc:=+[.A96]+1" office:value-type="float" office:value="67">
            <text:p>67</text:p>
          </table:table-cell>
          <table:table-cell table:formula="oooc:=+[.B96]+[.B96]*growth/100" office:value-type="float" office:value="1.47573952589676E+022">
            <text:p>14757395258967600000000.000000</text:p>
          </table:table-cell>
          <table:table-cell/>
          <table:table-cell table:style-name="ce6" table:formula="oooc:=+[.D96]-([.B97]-reserve)" office:value-type="float" office:value="-2.95147905179353E+022">
            <text:p>-29514790517935300000000.0000</text:p>
          </table:table-cell>
          <table:table-cell table:style-name="Default" table:formula="oooc:=+[.B97]/[.$B$30]" office:value-type="float" office:value="1.47573952589676E+020">
            <text:p>1.48E+020</text:p>
          </table:table-cell>
          <table:table-cell table:number-columns-repeated="7"/>
        </table:table-row>
        <table:table-row table:style-name="ro1">
          <table:table-cell table:formula="oooc:=+[.A97]+1" office:value-type="float" office:value="68">
            <text:p>68</text:p>
          </table:table-cell>
          <table:table-cell table:formula="oooc:=+[.B97]+[.B97]*growth/100" office:value-type="float" office:value="2.95147905179353E+022">
            <text:p>29514790517935300000000.000000</text:p>
          </table:table-cell>
          <table:table-cell/>
          <table:table-cell table:style-name="ce6" table:formula="oooc:=+[.D97]-([.B98]-reserve)" office:value-type="float" office:value="-5.90295810358706E+022">
            <text:p>-59029581035870600000000.0000</text:p>
          </table:table-cell>
          <table:table-cell table:style-name="Default" table:formula="oooc:=+[.B98]/[.$B$30]" office:value-type="float" office:value="2.95147905179353E+020">
            <text:p>2.95E+020</text:p>
          </table:table-cell>
          <table:table-cell table:number-columns-repeated="7"/>
        </table:table-row>
        <table:table-row table:style-name="ro1">
          <table:table-cell table:formula="oooc:=+[.A98]+1" office:value-type="float" office:value="69">
            <text:p>69</text:p>
          </table:table-cell>
          <table:table-cell table:formula="oooc:=+[.B98]+[.B98]*growth/100" office:value-type="float" office:value="5.90295810358706E+022">
            <text:p>59029581035870600000000.000000</text:p>
          </table:table-cell>
          <table:table-cell/>
          <table:table-cell table:style-name="ce6" table:formula="oooc:=+[.D98]-([.B99]-reserve)" office:value-type="float" office:value="-1.18059162071741E+023">
            <text:p>-118059162071741000000000.0000</text:p>
          </table:table-cell>
          <table:table-cell table:style-name="Default" table:formula="oooc:=+[.B99]/[.$B$30]" office:value-type="float" office:value="5.90295810358706E+020">
            <text:p>5.90E+020</text:p>
          </table:table-cell>
          <table:table-cell table:number-columns-repeated="7"/>
        </table:table-row>
        <table:table-row table:style-name="ro1">
          <table:table-cell table:formula="oooc:=+[.A99]+1" office:value-type="float" office:value="70">
            <text:p>70</text:p>
          </table:table-cell>
          <table:table-cell table:formula="oooc:=+[.B99]+[.B99]*growth/100" office:value-type="float" office:value="1.18059162071741E+023">
            <text:p>118059162071741000000000.000000</text:p>
          </table:table-cell>
          <table:table-cell/>
          <table:table-cell table:style-name="ce6" table:formula="oooc:=+[.D99]-([.B100]-reserve)" office:value-type="float" office:value="-2.36118324143482E+023">
            <text:p>-236118324143482000000000.0000</text:p>
          </table:table-cell>
          <table:table-cell table:style-name="Default" table:formula="oooc:=+[.B100]/[.$B$30]" office:value-type="float" office:value="1.18059162071741E+021">
            <text:p>1.18E+021</text:p>
          </table:table-cell>
          <table:table-cell table:number-columns-repeated="7"/>
        </table:table-row>
        <table:table-row table:style-name="ro1">
          <table:table-cell table:formula="oooc:=+[.A100]+1" office:value-type="float" office:value="71">
            <text:p>71</text:p>
          </table:table-cell>
          <table:table-cell table:formula="oooc:=+[.B100]+[.B100]*growth/100" office:value-type="float" office:value="2.36118324143482E+023">
            <text:p>236118324143482000000000.000000</text:p>
          </table:table-cell>
          <table:table-cell/>
          <table:table-cell table:style-name="ce6" table:formula="oooc:=+[.D100]-([.B101]-reserve)" office:value-type="float" office:value="-4.72236648286965E+023">
            <text:p>-472236648286965000000000.0000</text:p>
          </table:table-cell>
          <table:table-cell table:style-name="Default" table:formula="oooc:=+[.B101]/[.$B$30]" office:value-type="float" office:value="2.36118324143482E+021">
            <text:p>2.36E+021</text:p>
          </table:table-cell>
          <table:table-cell table:number-columns-repeated="7"/>
        </table:table-row>
        <table:table-row table:style-name="ro1">
          <table:table-cell table:formula="oooc:=+[.A101]+1" office:value-type="float" office:value="72">
            <text:p>72</text:p>
          </table:table-cell>
          <table:table-cell table:formula="oooc:=+[.B101]+[.B101]*growth/100" office:value-type="float" office:value="4.72236648286965E+023">
            <text:p>472236648286965000000000.000000</text:p>
          </table:table-cell>
          <table:table-cell/>
          <table:table-cell table:style-name="ce6" table:formula="oooc:=+[.D101]-([.B102]-reserve)" office:value-type="float" office:value="-9.44473296573929E+023">
            <text:p>-944473296573929000000000.0000</text:p>
          </table:table-cell>
          <table:table-cell table:style-name="Default" table:formula="oooc:=+[.B102]/[.$B$30]" office:value-type="float" office:value="4.72236648286965E+021">
            <text:p>4.72E+021</text:p>
          </table:table-cell>
          <table:table-cell table:number-columns-repeated="7"/>
        </table:table-row>
        <table:table-row table:style-name="ro1">
          <table:table-cell table:formula="oooc:=+[.A102]+1" office:value-type="float" office:value="73">
            <text:p>73</text:p>
          </table:table-cell>
          <table:table-cell table:formula="oooc:=+[.B102]+[.B102]*growth/100" office:value-type="float" office:value="9.44473296573929E+023">
            <text:p>944473296573929000000000.000000</text:p>
          </table:table-cell>
          <table:table-cell/>
          <table:table-cell table:style-name="ce6" table:formula="oooc:=+[.D102]-([.B103]-reserve)" office:value-type="float" office:value="-1.88894659314786E+024">
            <text:p>-1888946593147860000000000.0000</text:p>
          </table:table-cell>
          <table:table-cell table:style-name="Default" table:formula="oooc:=+[.B103]/[.$B$30]" office:value-type="float" office:value="9.44473296573929E+021">
            <text:p>9.44E+021</text:p>
          </table:table-cell>
          <table:table-cell table:number-columns-repeated="7"/>
        </table:table-row>
        <table:table-row table:style-name="ro1">
          <table:table-cell table:formula="oooc:=+[.A103]+1" office:value-type="float" office:value="74">
            <text:p>74</text:p>
          </table:table-cell>
          <table:table-cell table:formula="oooc:=+[.B103]+[.B103]*growth/100" office:value-type="float" office:value="1.88894659314786E+024">
            <text:p>1888946593147860000000000.000000</text:p>
          </table:table-cell>
          <table:table-cell/>
          <table:table-cell table:style-name="ce6" table:formula="oooc:=+[.D103]-([.B104]-reserve)" office:value-type="float" office:value="-3.77789318629572E+024">
            <text:p>-3777893186295720000000000.0000</text:p>
          </table:table-cell>
          <table:table-cell table:style-name="Default" table:formula="oooc:=+[.B104]/[.$B$30]" office:value-type="float" office:value="1.88894659314786E+022">
            <text:p>1.89E+022</text:p>
          </table:table-cell>
          <table:table-cell table:number-columns-repeated="7"/>
        </table:table-row>
        <table:table-row table:style-name="ro1">
          <table:table-cell table:formula="oooc:=+[.A104]+1" office:value-type="float" office:value="75">
            <text:p>75</text:p>
          </table:table-cell>
          <table:table-cell table:formula="oooc:=+[.B104]+[.B104]*growth/100" office:value-type="float" office:value="3.77789318629572E+024">
            <text:p>3777893186295720000000000.000000</text:p>
          </table:table-cell>
          <table:table-cell/>
          <table:table-cell table:style-name="ce6" table:formula="oooc:=+[.D104]-([.B105]-reserve)" office:value-type="float" office:value="-7.55578637259143E+024">
            <text:p>-7555786372591430000000000.0000</text:p>
          </table:table-cell>
          <table:table-cell table:style-name="Default" table:formula="oooc:=+[.B105]/[.$B$30]" office:value-type="float" office:value="3.77789318629572E+022">
            <text:p>3.78E+022</text:p>
          </table:table-cell>
          <table:table-cell table:number-columns-repeated="7"/>
        </table:table-row>
        <table:table-row table:style-name="ro1">
          <table:table-cell table:formula="oooc:=+[.A105]+1" office:value-type="float" office:value="76">
            <text:p>76</text:p>
          </table:table-cell>
          <table:table-cell table:formula="oooc:=+[.B105]+[.B105]*growth/100" office:value-type="float" office:value="7.55578637259143E+024">
            <text:p>7555786372591430000000000.000000</text:p>
          </table:table-cell>
          <table:table-cell/>
          <table:table-cell table:style-name="ce6" table:formula="oooc:=+[.D105]-([.B106]-reserve)" office:value-type="float" office:value="-1.51115727451829E+025">
            <text:p>-15111572745182900000000000.0000</text:p>
          </table:table-cell>
          <table:table-cell table:style-name="Default" table:formula="oooc:=+[.B106]/[.$B$30]" office:value-type="float" office:value="7.55578637259143E+022">
            <text:p>7.56E+022</text:p>
          </table:table-cell>
          <table:table-cell table:number-columns-repeated="7"/>
        </table:table-row>
        <table:table-row table:style-name="ro1">
          <table:table-cell table:formula="oooc:=+[.A106]+1" office:value-type="float" office:value="77">
            <text:p>77</text:p>
          </table:table-cell>
          <table:table-cell table:formula="oooc:=+[.B106]+[.B106]*growth/100" office:value-type="float" office:value="1.51115727451829E+025">
            <text:p>15111572745182900000000000.000000</text:p>
          </table:table-cell>
          <table:table-cell/>
          <table:table-cell table:style-name="ce6" table:formula="oooc:=+[.D106]-([.B107]-reserve)" office:value-type="float" office:value="-3.02231454903657E+025">
            <text:p>-30223145490365700000000000.0000</text:p>
          </table:table-cell>
          <table:table-cell table:style-name="Default" table:formula="oooc:=+[.B107]/[.$B$30]" office:value-type="float" office:value="1.51115727451829E+023">
            <text:p>1.51E+023</text:p>
          </table:table-cell>
          <table:table-cell table:number-columns-repeated="7"/>
        </table:table-row>
        <table:table-row table:style-name="ro1">
          <table:table-cell table:formula="oooc:=+[.A107]+1" office:value-type="float" office:value="78">
            <text:p>78</text:p>
          </table:table-cell>
          <table:table-cell table:formula="oooc:=+[.B107]+[.B107]*growth/100" office:value-type="float" office:value="3.02231454903657E+025">
            <text:p>30223145490365700000000000.000000</text:p>
          </table:table-cell>
          <table:table-cell/>
          <table:table-cell table:style-name="ce6" table:formula="oooc:=+[.D107]-([.B108]-reserve)" office:value-type="float" office:value="-6.04462909807315E+025">
            <text:p>-60446290980731500000000000.0000</text:p>
          </table:table-cell>
          <table:table-cell table:style-name="Default" table:formula="oooc:=+[.B108]/[.$B$30]" office:value-type="float" office:value="3.02231454903657E+023">
            <text:p>3.02E+023</text:p>
          </table:table-cell>
          <table:table-cell table:number-columns-repeated="7"/>
        </table:table-row>
        <table:table-row table:style-name="ro1">
          <table:table-cell table:formula="oooc:=+[.A108]+1" office:value-type="float" office:value="79">
            <text:p>79</text:p>
          </table:table-cell>
          <table:table-cell table:formula="oooc:=+[.B108]+[.B108]*growth/100" office:value-type="float" office:value="6.04462909807315E+025">
            <text:p>60446290980731500000000000.000000</text:p>
          </table:table-cell>
          <table:table-cell/>
          <table:table-cell table:style-name="ce6" table:formula="oooc:=+[.D108]-([.B109]-reserve)" office:value-type="float" office:value="-1.20892581961463E+026">
            <text:p>-120892581961463000000000000.0000</text:p>
          </table:table-cell>
          <table:table-cell table:style-name="Default" table:formula="oooc:=+[.B109]/[.$B$30]" office:value-type="float" office:value="6.04462909807315E+023">
            <text:p>6.04E+023</text:p>
          </table:table-cell>
          <table:table-cell table:number-columns-repeated="7"/>
        </table:table-row>
        <table:table-row table:style-name="ro1">
          <table:table-cell table:formula="oooc:=+[.A109]+1" office:value-type="float" office:value="80">
            <text:p>80</text:p>
          </table:table-cell>
          <table:table-cell table:formula="oooc:=+[.B109]+[.B109]*growth/100" office:value-type="float" office:value="1.20892581961463E+026">
            <text:p>120892581961463000000000000.000000</text:p>
          </table:table-cell>
          <table:table-cell/>
          <table:table-cell table:style-name="ce6" table:formula="oooc:=+[.D109]-([.B110]-reserve)" office:value-type="float" office:value="-2.41785163922926E+026">
            <text:p>-241785163922926000000000000.0000</text:p>
          </table:table-cell>
          <table:table-cell table:style-name="Default" table:formula="oooc:=+[.B110]/[.$B$30]" office:value-type="float" office:value="1.20892581961463E+024">
            <text:p>1.21E+024</text:p>
          </table:table-cell>
          <table:table-cell table:number-columns-repeated="7"/>
        </table:table-row>
        <table:table-row table:style-name="ro1">
          <table:table-cell table:formula="oooc:=+[.A110]+1" office:value-type="float" office:value="81">
            <text:p>81</text:p>
          </table:table-cell>
          <table:table-cell table:formula="oooc:=+[.B110]+[.B110]*growth/100" office:value-type="float" office:value="2.41785163922926E+026">
            <text:p>241785163922926000000000000.000000</text:p>
          </table:table-cell>
          <table:table-cell/>
          <table:table-cell table:style-name="ce6" table:formula="oooc:=+[.D110]-([.B111]-reserve)" office:value-type="float" office:value="-4.83570327845852E+026">
            <text:p>-483570327845852000000000000.0000</text:p>
          </table:table-cell>
          <table:table-cell table:style-name="Default" table:formula="oooc:=+[.B111]/[.$B$30]" office:value-type="float" office:value="2.41785163922926E+024">
            <text:p>2.42E+024</text:p>
          </table:table-cell>
          <table:table-cell table:number-columns-repeated="7"/>
        </table:table-row>
        <table:table-row table:style-name="ro1">
          <table:table-cell table:formula="oooc:=+[.A111]+1" office:value-type="float" office:value="82">
            <text:p>82</text:p>
          </table:table-cell>
          <table:table-cell table:formula="oooc:=+[.B111]+[.B111]*growth/100" office:value-type="float" office:value="4.83570327845852E+026">
            <text:p>483570327845852000000000000.000000</text:p>
          </table:table-cell>
          <table:table-cell/>
          <table:table-cell table:style-name="ce6" table:formula="oooc:=+[.D111]-([.B112]-reserve)" office:value-type="float" office:value="-9.67140655691703E+026">
            <text:p>-967140655691703000000000000.0000</text:p>
          </table:table-cell>
          <table:table-cell table:style-name="Default" table:formula="oooc:=+[.B112]/[.$B$30]" office:value-type="float" office:value="4.83570327845852E+024">
            <text:p>4.84E+024</text:p>
          </table:table-cell>
          <table:table-cell table:number-columns-repeated="7"/>
        </table:table-row>
        <table:table-row table:style-name="ro1">
          <table:table-cell table:formula="oooc:=+[.A112]+1" office:value-type="float" office:value="83">
            <text:p>83</text:p>
          </table:table-cell>
          <table:table-cell table:formula="oooc:=+[.B112]+[.B112]*growth/100" office:value-type="float" office:value="9.67140655691703E+026">
            <text:p>967140655691703000000000000.000000</text:p>
          </table:table-cell>
          <table:table-cell/>
          <table:table-cell table:style-name="ce6" table:formula="oooc:=+[.D112]-([.B113]-reserve)" office:value-type="float" office:value="-1.93428131138341E+027">
            <text:p>-1934281311383410000000000000.0000</text:p>
          </table:table-cell>
          <table:table-cell table:style-name="Default" table:formula="oooc:=+[.B113]/[.$B$30]" office:value-type="float" office:value="9.67140655691703E+024">
            <text:p>9.67E+024</text:p>
          </table:table-cell>
          <table:table-cell table:number-columns-repeated="7"/>
        </table:table-row>
        <table:table-row table:style-name="ro1">
          <table:table-cell table:formula="oooc:=+[.A113]+1" office:value-type="float" office:value="84">
            <text:p>84</text:p>
          </table:table-cell>
          <table:table-cell table:formula="oooc:=+[.B113]+[.B113]*growth/100" office:value-type="float" office:value="1.93428131138341E+027">
            <text:p>1934281311383410000000000000.000000</text:p>
          </table:table-cell>
          <table:table-cell/>
          <table:table-cell table:style-name="ce6" table:formula="oooc:=+[.D113]-([.B114]-reserve)" office:value-type="float" office:value="-3.86856262276681E+027">
            <text:p>-3868562622766810000000000000.0000</text:p>
          </table:table-cell>
          <table:table-cell table:style-name="Default" table:formula="oooc:=+[.B114]/[.$B$30]" office:value-type="float" office:value="1.93428131138341E+025">
            <text:p>1.93E+025</text:p>
          </table:table-cell>
          <table:table-cell table:number-columns-repeated="7"/>
        </table:table-row>
        <table:table-row table:style-name="ro1">
          <table:table-cell table:formula="oooc:=+[.A114]+1" office:value-type="float" office:value="85">
            <text:p>85</text:p>
          </table:table-cell>
          <table:table-cell table:formula="oooc:=+[.B114]+[.B114]*growth/100" office:value-type="float" office:value="3.86856262276681E+027">
            <text:p>3868562622766810000000000000.000000</text:p>
          </table:table-cell>
          <table:table-cell/>
          <table:table-cell table:style-name="ce6" table:formula="oooc:=+[.D114]-([.B115]-reserve)" office:value-type="float" office:value="-7.73712524553363E+027">
            <text:p>-7737125245533630000000000000.0000</text:p>
          </table:table-cell>
          <table:table-cell table:style-name="Default" table:formula="oooc:=+[.B115]/[.$B$30]" office:value-type="float" office:value="3.86856262276681E+025">
            <text:p>3.87E+025</text:p>
          </table:table-cell>
          <table:table-cell table:number-columns-repeated="7"/>
        </table:table-row>
        <table:table-row table:style-name="ro1">
          <table:table-cell table:formula="oooc:=+[.A115]+1" office:value-type="float" office:value="86">
            <text:p>86</text:p>
          </table:table-cell>
          <table:table-cell table:formula="oooc:=+[.B115]+[.B115]*growth/100" office:value-type="float" office:value="7.73712524553363E+027">
            <text:p>7737125245533630000000000000.000000</text:p>
          </table:table-cell>
          <table:table-cell/>
          <table:table-cell table:style-name="ce6" table:formula="oooc:=+[.D115]-([.B116]-reserve)" office:value-type="float" office:value="-1.54742504910673E+028">
            <text:p>-15474250491067300000000000000.0000</text:p>
          </table:table-cell>
          <table:table-cell table:style-name="Default" table:formula="oooc:=+[.B116]/[.$B$30]" office:value-type="float" office:value="7.73712524553363E+025">
            <text:p>7.74E+025</text:p>
          </table:table-cell>
          <table:table-cell table:number-columns-repeated="7"/>
        </table:table-row>
        <table:table-row table:style-name="ro1">
          <table:table-cell table:formula="oooc:=+[.A116]+1" office:value-type="float" office:value="87">
            <text:p>87</text:p>
          </table:table-cell>
          <table:table-cell table:formula="oooc:=+[.B116]+[.B116]*growth/100" office:value-type="float" office:value="1.54742504910673E+028">
            <text:p>15474250491067300000000000000.000000</text:p>
          </table:table-cell>
          <table:table-cell/>
          <table:table-cell table:style-name="ce6" table:formula="oooc:=+[.D116]-([.B117]-reserve)" office:value-type="float" office:value="-3.09485009821345E+028">
            <text:p>-30948500982134500000000000000.0000</text:p>
          </table:table-cell>
          <table:table-cell table:style-name="Default" table:formula="oooc:=+[.B117]/[.$B$30]" office:value-type="float" office:value="1.54742504910673E+026">
            <text:p>1.55E+026</text:p>
          </table:table-cell>
          <table:table-cell table:number-columns-repeated="7"/>
        </table:table-row>
        <table:table-row table:style-name="ro1">
          <table:table-cell table:formula="oooc:=+[.A117]+1" office:value-type="float" office:value="88">
            <text:p>88</text:p>
          </table:table-cell>
          <table:table-cell table:formula="oooc:=+[.B117]+[.B117]*growth/100" office:value-type="float" office:value="3.09485009821345E+028">
            <text:p>30948500982134500000000000000.000000</text:p>
          </table:table-cell>
          <table:table-cell/>
          <table:table-cell table:style-name="ce6" table:formula="oooc:=+[.D117]-([.B118]-reserve)" office:value-type="float" office:value="-6.1897001964269E+028">
            <text:p>-61897001964269000000000000000.0000</text:p>
          </table:table-cell>
          <table:table-cell table:style-name="Default" table:formula="oooc:=+[.B118]/[.$B$30]" office:value-type="float" office:value="3.09485009821345E+026">
            <text:p>3.09E+026</text:p>
          </table:table-cell>
          <table:table-cell table:number-columns-repeated="7"/>
        </table:table-row>
        <table:table-row table:style-name="ro1">
          <table:table-cell table:formula="oooc:=+[.A118]+1" office:value-type="float" office:value="89">
            <text:p>89</text:p>
          </table:table-cell>
          <table:table-cell table:formula="oooc:=+[.B118]+[.B118]*growth/100" office:value-type="float" office:value="6.1897001964269E+028">
            <text:p>61897001964269000000000000000.000000</text:p>
          </table:table-cell>
          <table:table-cell/>
          <table:table-cell table:style-name="ce6" table:formula="oooc:=+[.D118]-([.B119]-reserve)" office:value-type="float" office:value="-1.23794003928538E+029">
            <text:p>-123794003928538000000000000000.0000</text:p>
          </table:table-cell>
          <table:table-cell table:style-name="Default" table:formula="oooc:=+[.B119]/[.$B$30]" office:value-type="float" office:value="6.1897001964269E+026">
            <text:p>6.19E+026</text:p>
          </table:table-cell>
          <table:table-cell table:number-columns-repeated="7"/>
        </table:table-row>
        <table:table-row table:style-name="ro1">
          <table:table-cell table:formula="oooc:=+[.A119]+1" office:value-type="float" office:value="90">
            <text:p>90</text:p>
          </table:table-cell>
          <table:table-cell table:formula="oooc:=+[.B119]+[.B119]*growth/100" office:value-type="float" office:value="1.23794003928538E+029">
            <text:p>123794003928538000000000000000.000000</text:p>
          </table:table-cell>
          <table:table-cell/>
          <table:table-cell table:style-name="ce6" table:formula="oooc:=+[.D119]-([.B120]-reserve)" office:value-type="float" office:value="-2.47588007857076E+029">
            <text:p>-247588007857076000000000000000.0000</text:p>
          </table:table-cell>
          <table:table-cell table:style-name="Default" table:formula="oooc:=+[.B120]/[.$B$30]" office:value-type="float" office:value="1.23794003928538E+027">
            <text:p>1.24E+027</text:p>
          </table:table-cell>
          <table:table-cell table:number-columns-repeated="7"/>
        </table:table-row>
        <table:table-row table:style-name="ro1">
          <table:table-cell table:formula="oooc:=+[.A120]+1" office:value-type="float" office:value="91">
            <text:p>91</text:p>
          </table:table-cell>
          <table:table-cell table:formula="oooc:=+[.B120]+[.B120]*growth/100" office:value-type="float" office:value="2.47588007857076E+029">
            <text:p>247588007857076000000000000000.000000</text:p>
          </table:table-cell>
          <table:table-cell/>
          <table:table-cell table:style-name="ce6" table:formula="oooc:=+[.D120]-([.B121]-reserve)" office:value-type="float" office:value="-4.95176015714152E+029">
            <text:p>-495176015714152000000000000000.0000</text:p>
          </table:table-cell>
          <table:table-cell table:style-name="Default" table:formula="oooc:=+[.B121]/[.$B$30]" office:value-type="float" office:value="2.47588007857076E+027">
            <text:p>2.48E+027</text:p>
          </table:table-cell>
          <table:table-cell table:number-columns-repeated="7"/>
        </table:table-row>
        <table:table-row table:style-name="ro1">
          <table:table-cell table:formula="oooc:=+[.A121]+1" office:value-type="float" office:value="92">
            <text:p>92</text:p>
          </table:table-cell>
          <table:table-cell table:formula="oooc:=+[.B121]+[.B121]*growth/100" office:value-type="float" office:value="4.95176015714152E+029">
            <text:p>495176015714152000000000000000.000000</text:p>
          </table:table-cell>
          <table:table-cell/>
          <table:table-cell table:style-name="ce6" table:formula="oooc:=+[.D121]-([.B122]-reserve)" office:value-type="float" office:value="-9.90352031428304E+029">
            <text:p>-990352031428304000000000000000.0000</text:p>
          </table:table-cell>
          <table:table-cell table:style-name="Default" table:formula="oooc:=+[.B122]/[.$B$30]" office:value-type="float" office:value="4.95176015714152E+027">
            <text:p>4.95E+027</text:p>
          </table:table-cell>
          <table:table-cell table:number-columns-repeated="7"/>
        </table:table-row>
        <table:table-row table:style-name="ro1">
          <table:table-cell table:formula="oooc:=+[.A122]+1" office:value-type="float" office:value="93">
            <text:p>93</text:p>
          </table:table-cell>
          <table:table-cell table:formula="oooc:=+[.B122]+[.B122]*growth/100" office:value-type="float" office:value="9.90352031428304E+029">
            <text:p>990352031428304000000000000000.000000</text:p>
          </table:table-cell>
          <table:table-cell/>
          <table:table-cell table:style-name="ce6" table:formula="oooc:=+[.D122]-([.B123]-reserve)" office:value-type="float" office:value="-1.98070406285661E+030">
            <text:p>-1980704062856610000000000000000.0000</text:p>
          </table:table-cell>
          <table:table-cell table:style-name="Default" table:formula="oooc:=+[.B123]/[.$B$30]" office:value-type="float" office:value="9.90352031428304E+027">
            <text:p>9.90E+027</text:p>
          </table:table-cell>
          <table:table-cell table:number-columns-repeated="7"/>
        </table:table-row>
        <table:table-row table:style-name="ro1">
          <table:table-cell table:formula="oooc:=+[.A123]+1" office:value-type="float" office:value="94">
            <text:p>94</text:p>
          </table:table-cell>
          <table:table-cell table:formula="oooc:=+[.B123]+[.B123]*growth/100" office:value-type="float" office:value="1.98070406285661E+030">
            <text:p>1980704062856610000000000000000.000000</text:p>
          </table:table-cell>
          <table:table-cell/>
          <table:table-cell table:style-name="ce6" table:formula="oooc:=+[.D123]-([.B124]-reserve)" office:value-type="float" office:value="-3.96140812571322E+030">
            <text:p>-3961408125713220000000000000000.0000</text:p>
          </table:table-cell>
          <table:table-cell table:style-name="Default" table:formula="oooc:=+[.B124]/[.$B$30]" office:value-type="float" office:value="1.98070406285661E+028">
            <text:p>1.98E+028</text:p>
          </table:table-cell>
          <table:table-cell table:number-columns-repeated="7"/>
        </table:table-row>
        <table:table-row table:style-name="ro1">
          <table:table-cell table:formula="oooc:=+[.A124]+1" office:value-type="float" office:value="95">
            <text:p>95</text:p>
          </table:table-cell>
          <table:table-cell table:formula="oooc:=+[.B124]+[.B124]*growth/100" office:value-type="float" office:value="3.96140812571322E+030">
            <text:p>3961408125713220000000000000000.000000</text:p>
          </table:table-cell>
          <table:table-cell/>
          <table:table-cell table:style-name="ce6" table:formula="oooc:=+[.D124]-([.B125]-reserve)" office:value-type="float" office:value="-7.92281625142643E+030">
            <text:p>-7922816251426430000000000000000.0000</text:p>
          </table:table-cell>
          <table:table-cell table:style-name="Default" table:formula="oooc:=+[.B125]/[.$B$30]" office:value-type="float" office:value="3.96140812571322E+028">
            <text:p>3.96E+028</text:p>
          </table:table-cell>
          <table:table-cell table:number-columns-repeated="7"/>
        </table:table-row>
        <table:table-row table:style-name="ro1">
          <table:table-cell table:formula="oooc:=+[.A125]+1" office:value-type="float" office:value="96">
            <text:p>96</text:p>
          </table:table-cell>
          <table:table-cell table:formula="oooc:=+[.B125]+[.B125]*growth/100" office:value-type="float" office:value="7.92281625142643E+030">
            <text:p>7922816251426430000000000000000.000000</text:p>
          </table:table-cell>
          <table:table-cell/>
          <table:table-cell table:style-name="ce6" table:formula="oooc:=+[.D125]-([.B126]-reserve)" office:value-type="float" office:value="-1.58456325028529E+031">
            <text:p>-15845632502852900000000000000000.0000</text:p>
          </table:table-cell>
          <table:table-cell table:style-name="Default" table:formula="oooc:=+[.B126]/[.$B$30]" office:value-type="float" office:value="7.92281625142643E+028">
            <text:p>7.92E+028</text:p>
          </table:table-cell>
          <table:table-cell table:number-columns-repeated="7"/>
        </table:table-row>
        <table:table-row table:style-name="ro1">
          <table:table-cell table:formula="oooc:=+[.A126]+1" office:value-type="float" office:value="97">
            <text:p>97</text:p>
          </table:table-cell>
          <table:table-cell table:formula="oooc:=+[.B126]+[.B126]*growth/100" office:value-type="float" office:value="1.58456325028529E+031">
            <text:p>15845632502852900000000000000000.000000</text:p>
          </table:table-cell>
          <table:table-cell/>
          <table:table-cell table:style-name="ce6" table:formula="oooc:=+[.D126]-([.B127]-reserve)" office:value-type="float" office:value="-3.16912650057057E+031">
            <text:p>-31691265005705700000000000000000.0000</text:p>
          </table:table-cell>
          <table:table-cell table:style-name="Default" table:formula="oooc:=+[.B127]/[.$B$30]" office:value-type="float" office:value="1.58456325028529E+029">
            <text:p>1.58E+029</text:p>
          </table:table-cell>
          <table:table-cell table:number-columns-repeated="7"/>
        </table:table-row>
        <table:table-row table:style-name="ro1">
          <table:table-cell table:formula="oooc:=+[.A127]+1" office:value-type="float" office:value="98">
            <text:p>98</text:p>
          </table:table-cell>
          <table:table-cell table:formula="oooc:=+[.B127]+[.B127]*growth/100" office:value-type="float" office:value="3.16912650057057E+031">
            <text:p>31691265005705700000000000000000.000000</text:p>
          </table:table-cell>
          <table:table-cell/>
          <table:table-cell table:style-name="ce6" table:formula="oooc:=+[.D127]-([.B128]-reserve)" office:value-type="float" office:value="-6.33825300114115E+031">
            <text:p>-63382530011411500000000000000000.0000</text:p>
          </table:table-cell>
          <table:table-cell table:style-name="Default" table:formula="oooc:=+[.B128]/[.$B$30]" office:value-type="float" office:value="3.16912650057057E+029">
            <text:p>3.17E+029</text:p>
          </table:table-cell>
          <table:table-cell table:number-columns-repeated="7"/>
        </table:table-row>
        <table:table-row table:style-name="ro1">
          <table:table-cell table:formula="oooc:=+[.A128]+1" office:value-type="float" office:value="99">
            <text:p>99</text:p>
          </table:table-cell>
          <table:table-cell table:formula="oooc:=+[.B128]+[.B128]*growth/100" office:value-type="float" office:value="6.33825300114115E+031">
            <text:p>63382530011411500000000000000000.000000</text:p>
          </table:table-cell>
          <table:table-cell/>
          <table:table-cell table:style-name="ce6" table:formula="oooc:=+[.D128]-([.B129]-reserve)" office:value-type="float" office:value="-1.26765060022823E+032">
            <text:p>-126765060022823000000000000000000.0000</text:p>
          </table:table-cell>
          <table:table-cell table:style-name="Default" table:formula="oooc:=+[.B129]/[.$B$30]" office:value-type="float" office:value="6.33825300114115E+029">
            <text:p>6.34E+029</text:p>
          </table:table-cell>
          <table:table-cell table:number-columns-repeated="7"/>
        </table:table-row>
        <table:table-row table:style-name="ro1">
          <table:table-cell table:formula="oooc:=+[.A129]+1" office:value-type="float" office:value="100">
            <text:p>100</text:p>
          </table:table-cell>
          <table:table-cell table:formula="oooc:=+[.B129]+[.B129]*growth/100" office:value-type="float" office:value="1.26765060022823E+032">
            <text:p>126765060022823000000000000000000.000000</text:p>
          </table:table-cell>
          <table:table-cell/>
          <table:table-cell table:style-name="ce6" table:formula="oooc:=+[.D129]-([.B130]-reserve)" office:value-type="float" office:value="-2.53530120045646E+032">
            <text:p>-253530120045646000000000000000000.0000</text:p>
          </table:table-cell>
          <table:table-cell table:style-name="Default" table:formula="oooc:=+[.B130]/[.$B$30]" office:value-type="float" office:value="1.26765060022823E+030">
            <text:p>1.27E+030</text:p>
          </table:table-cell>
          <table:table-cell table:number-columns-repeated="7"/>
        </table:table-row>
        <table:table-row table:style-name="ro1">
          <table:table-cell table:formula="oooc:=+[.A130]+1" office:value-type="float" office:value="101">
            <text:p>101</text:p>
          </table:table-cell>
          <table:table-cell table:formula="oooc:=+[.B130]+[.B130]*growth/100" office:value-type="float" office:value="2.53530120045646E+032">
            <text:p>253530120045646000000000000000000.000000</text:p>
          </table:table-cell>
          <table:table-cell/>
          <table:table-cell table:style-name="ce6" table:formula="oooc:=+[.D130]-([.B131]-reserve)" office:value-type="float" office:value="-5.07060240091292E+032">
            <text:p>-507060240091292000000000000000000.0000</text:p>
          </table:table-cell>
          <table:table-cell table:style-name="Default" table:formula="oooc:=+[.B131]/[.$B$30]" office:value-type="float" office:value="2.53530120045646E+030">
            <text:p>2.54E+030</text:p>
          </table:table-cell>
          <table:table-cell table:number-columns-repeated="7"/>
        </table:table-row>
        <table:table-row table:style-name="ro1">
          <table:table-cell table:formula="oooc:=+[.A131]+1" office:value-type="float" office:value="102">
            <text:p>102</text:p>
          </table:table-cell>
          <table:table-cell table:formula="oooc:=+[.B131]+[.B131]*growth/100" office:value-type="float" office:value="5.07060240091292E+032">
            <text:p>507060240091292000000000000000000.000000</text:p>
          </table:table-cell>
          <table:table-cell/>
          <table:table-cell table:style-name="ce6" table:formula="oooc:=+[.D131]-([.B132]-reserve)" office:value-type="float" office:value="-1.01412048018258E+033">
            <text:p>-1014120480182580000000000000000000.0000</text:p>
          </table:table-cell>
          <table:table-cell table:style-name="Default" table:formula="oooc:=+[.B132]/[.$B$30]" office:value-type="float" office:value="5.07060240091292E+030">
            <text:p>5.07E+030</text:p>
          </table:table-cell>
          <table:table-cell table:number-columns-repeated="7"/>
        </table:table-row>
        <table:table-row table:style-name="ro1">
          <table:table-cell table:formula="oooc:=+[.A132]+1" office:value-type="float" office:value="103">
            <text:p>103</text:p>
          </table:table-cell>
          <table:table-cell table:formula="oooc:=+[.B132]+[.B132]*growth/100" office:value-type="float" office:value="1.01412048018258E+033">
            <text:p>1014120480182580000000000000000000.000000</text:p>
          </table:table-cell>
          <table:table-cell/>
          <table:table-cell table:style-name="ce6" table:formula="oooc:=+[.D132]-([.B133]-reserve)" office:value-type="float" office:value="-2.02824096036517E+033">
            <text:p>-2028240960365170000000000000000000.0000</text:p>
          </table:table-cell>
          <table:table-cell table:style-name="Default" table:formula="oooc:=+[.B133]/[.$B$30]" office:value-type="float" office:value="1.01412048018258E+031">
            <text:p>1.01E+031</text:p>
          </table:table-cell>
          <table:table-cell table:number-columns-repeated="7"/>
        </table:table-row>
        <table:table-row table:style-name="ro1">
          <table:table-cell table:formula="oooc:=+[.A133]+1" office:value-type="float" office:value="104">
            <text:p>104</text:p>
          </table:table-cell>
          <table:table-cell table:formula="oooc:=+[.B133]+[.B133]*growth/100" office:value-type="float" office:value="2.02824096036517E+033">
            <text:p>2028240960365170000000000000000000.000000</text:p>
          </table:table-cell>
          <table:table-cell/>
          <table:table-cell table:style-name="ce6" table:formula="oooc:=+[.D133]-([.B134]-reserve)" office:value-type="float" office:value="-4.05648192073033E+033">
            <text:p>-4056481920730330000000000000000000.0000</text:p>
          </table:table-cell>
          <table:table-cell table:style-name="Default" table:formula="oooc:=+[.B134]/[.$B$30]" office:value-type="float" office:value="2.02824096036517E+031">
            <text:p>2.03E+031</text:p>
          </table:table-cell>
          <table:table-cell table:number-columns-repeated="7"/>
        </table:table-row>
        <table:table-row table:style-name="ro1">
          <table:table-cell table:formula="oooc:=+[.A134]+1" office:value-type="float" office:value="105">
            <text:p>105</text:p>
          </table:table-cell>
          <table:table-cell table:formula="oooc:=+[.B134]+[.B134]*growth/100" office:value-type="float" office:value="4.05648192073033E+033">
            <text:p>4056481920730330000000000000000000.000000</text:p>
          </table:table-cell>
          <table:table-cell/>
          <table:table-cell table:style-name="ce6" table:formula="oooc:=+[.D134]-([.B135]-reserve)" office:value-type="float" office:value="-8.11296384146067E+033">
            <text:p>-8112963841460670000000000000000000.0000</text:p>
          </table:table-cell>
          <table:table-cell table:style-name="Default" table:formula="oooc:=+[.B135]/[.$B$30]" office:value-type="float" office:value="4.05648192073033E+031">
            <text:p>4.06E+031</text:p>
          </table:table-cell>
          <table:table-cell table:number-columns-repeated="7"/>
        </table:table-row>
        <table:table-row table:style-name="ro1">
          <table:table-cell table:formula="oooc:=+[.A135]+1" office:value-type="float" office:value="106">
            <text:p>106</text:p>
          </table:table-cell>
          <table:table-cell table:formula="oooc:=+[.B135]+[.B135]*growth/100" office:value-type="float" office:value="8.11296384146067E+033">
            <text:p>8112963841460670000000000000000000.000000</text:p>
          </table:table-cell>
          <table:table-cell/>
          <table:table-cell table:style-name="ce6" table:formula="oooc:=+[.D135]-([.B136]-reserve)" office:value-type="float" office:value="-1.62259276829213E+034">
            <text:p>-16225927682921300000000000000000000.0000</text:p>
          </table:table-cell>
          <table:table-cell table:style-name="Default" table:formula="oooc:=+[.B136]/[.$B$30]" office:value-type="float" office:value="8.11296384146067E+031">
            <text:p>8.11E+031</text:p>
          </table:table-cell>
          <table:table-cell table:number-columns-repeated="7"/>
        </table:table-row>
        <table:table-row table:style-name="ro1">
          <table:table-cell table:formula="oooc:=+[.A136]+1" office:value-type="float" office:value="107">
            <text:p>107</text:p>
          </table:table-cell>
          <table:table-cell table:formula="oooc:=+[.B136]+[.B136]*growth/100" office:value-type="float" office:value="1.62259276829213E+034">
            <text:p>16225927682921300000000000000000000.000000</text:p>
          </table:table-cell>
          <table:table-cell/>
          <table:table-cell table:style-name="ce6" table:formula="oooc:=+[.D136]-([.B137]-reserve)" office:value-type="float" office:value="-3.24518553658427E+034">
            <text:p>-32451855365842700000000000000000000.0000</text:p>
          </table:table-cell>
          <table:table-cell table:style-name="Default" table:formula="oooc:=+[.B137]/[.$B$30]" office:value-type="float" office:value="1.62259276829213E+032">
            <text:p>1.62E+032</text:p>
          </table:table-cell>
          <table:table-cell table:number-columns-repeated="7"/>
        </table:table-row>
        <table:table-row table:style-name="ro1">
          <table:table-cell table:formula="oooc:=+[.A137]+1" office:value-type="float" office:value="108">
            <text:p>108</text:p>
          </table:table-cell>
          <table:table-cell table:formula="oooc:=+[.B137]+[.B137]*growth/100" office:value-type="float" office:value="3.24518553658427E+034">
            <text:p>32451855365842700000000000000000000.000000</text:p>
          </table:table-cell>
          <table:table-cell/>
          <table:table-cell table:style-name="ce6" table:formula="oooc:=+[.D137]-([.B138]-reserve)" office:value-type="float" office:value="-6.49037107316854E+034">
            <text:p>-64903710731685400000000000000000000.0000</text:p>
          </table:table-cell>
          <table:table-cell table:style-name="Default" table:formula="oooc:=+[.B138]/[.$B$30]" office:value-type="float" office:value="3.24518553658427E+032">
            <text:p>3.25E+032</text:p>
          </table:table-cell>
          <table:table-cell table:number-columns-repeated="7"/>
        </table:table-row>
        <table:table-row table:style-name="ro1">
          <table:table-cell table:formula="oooc:=+[.A138]+1" office:value-type="float" office:value="109">
            <text:p>109</text:p>
          </table:table-cell>
          <table:table-cell table:formula="oooc:=+[.B138]+[.B138]*growth/100" office:value-type="float" office:value="6.49037107316854E+034">
            <text:p>64903710731685400000000000000000000.000000</text:p>
          </table:table-cell>
          <table:table-cell/>
          <table:table-cell table:style-name="ce6" table:formula="oooc:=+[.D138]-([.B139]-reserve)" office:value-type="float" office:value="-1.29807421463371E+035">
            <text:p>-129807421463371000000000000000000000.0000</text:p>
          </table:table-cell>
          <table:table-cell table:style-name="Default" table:formula="oooc:=+[.B139]/[.$B$30]" office:value-type="float" office:value="6.49037107316853E+032">
            <text:p>6.49E+032</text:p>
          </table:table-cell>
          <table:table-cell table:number-columns-repeated="7"/>
        </table:table-row>
        <table:table-row table:style-name="ro1">
          <table:table-cell table:formula="oooc:=+[.A139]+1" office:value-type="float" office:value="110">
            <text:p>110</text:p>
          </table:table-cell>
          <table:table-cell table:formula="oooc:=+[.B139]+[.B139]*growth/100" office:value-type="float" office:value="1.29807421463371E+035">
            <text:p>129807421463371000000000000000000000.000000</text:p>
          </table:table-cell>
          <table:table-cell/>
          <table:table-cell table:style-name="ce6" table:formula="oooc:=+[.D139]-([.B140]-reserve)" office:value-type="float" office:value="-2.59614842926741E+035">
            <text:p>-259614842926741000000000000000000000.0000</text:p>
          </table:table-cell>
          <table:table-cell table:style-name="Default" table:formula="oooc:=+[.B140]/[.$B$30]" office:value-type="float" office:value="1.29807421463371E+033">
            <text:p>1.30E+033</text:p>
          </table:table-cell>
          <table:table-cell table:number-columns-repeated="7"/>
        </table:table-row>
        <table:table-row table:style-name="ro1">
          <table:table-cell table:formula="oooc:=+[.A140]+1" office:value-type="float" office:value="111">
            <text:p>111</text:p>
          </table:table-cell>
          <table:table-cell table:formula="oooc:=+[.B140]+[.B140]*growth/100" office:value-type="float" office:value="2.59614842926741E+035">
            <text:p>259614842926741000000000000000000000.000000</text:p>
          </table:table-cell>
          <table:table-cell/>
          <table:table-cell table:style-name="ce6" table:formula="oooc:=+[.D140]-([.B141]-reserve)" office:value-type="float" office:value="-5.19229685853483E+035">
            <text:p>-519229685853483000000000000000000000.0000</text:p>
          </table:table-cell>
          <table:table-cell table:style-name="Default" table:formula="oooc:=+[.B141]/[.$B$30]" office:value-type="float" office:value="2.59614842926741E+033">
            <text:p>2.60E+033</text:p>
          </table:table-cell>
          <table:table-cell table:number-columns-repeated="7"/>
        </table:table-row>
        <table:table-row table:style-name="ro1">
          <table:table-cell table:formula="oooc:=+[.A141]+1" office:value-type="float" office:value="112">
            <text:p>112</text:p>
          </table:table-cell>
          <table:table-cell table:formula="oooc:=+[.B141]+[.B141]*growth/100" office:value-type="float" office:value="5.19229685853483E+035">
            <text:p>519229685853483000000000000000000000.000000</text:p>
          </table:table-cell>
          <table:table-cell/>
          <table:table-cell table:style-name="ce6" table:formula="oooc:=+[.D141]-([.B142]-reserve)" office:value-type="float" office:value="-1.03845937170697E+036">
            <text:p>-1038459371706970000000000000000000000.0000</text:p>
          </table:table-cell>
          <table:table-cell table:style-name="Default" table:formula="oooc:=+[.B142]/[.$B$30]" office:value-type="float" office:value="5.19229685853483E+033">
            <text:p>5.19E+033</text:p>
          </table:table-cell>
          <table:table-cell table:number-columns-repeated="7"/>
        </table:table-row>
        <table:table-row table:style-name="ro1">
          <table:table-cell table:formula="oooc:=+[.A142]+1" office:value-type="float" office:value="113">
            <text:p>113</text:p>
          </table:table-cell>
          <table:table-cell table:formula="oooc:=+[.B142]+[.B142]*growth/100" office:value-type="float" office:value="1.03845937170697E+036">
            <text:p>1038459371706970000000000000000000000.000000</text:p>
          </table:table-cell>
          <table:table-cell/>
          <table:table-cell table:style-name="ce6" table:formula="oooc:=+[.D142]-([.B143]-reserve)" office:value-type="float" office:value="-2.07691874341393E+036">
            <text:p>-2076918743413930000000000000000000000.0000</text:p>
          </table:table-cell>
          <table:table-cell table:style-name="Default" table:formula="oooc:=+[.B143]/[.$B$30]" office:value-type="float" office:value="1.03845937170697E+034">
            <text:p>1.04E+034</text:p>
          </table:table-cell>
          <table:table-cell table:number-columns-repeated="7"/>
        </table:table-row>
        <table:table-row table:style-name="ro1">
          <table:table-cell table:formula="oooc:=+[.A143]+1" office:value-type="float" office:value="114">
            <text:p>114</text:p>
          </table:table-cell>
          <table:table-cell table:formula="oooc:=+[.B143]+[.B143]*growth/100" office:value-type="float" office:value="2.07691874341393E+036">
            <text:p>2076918743413930000000000000000000000.000000</text:p>
          </table:table-cell>
          <table:table-cell/>
          <table:table-cell table:style-name="ce6" table:formula="oooc:=+[.D143]-([.B144]-reserve)" office:value-type="float" office:value="-4.15383748682786E+036">
            <text:p>-4153837486827860000000000000000000000.0000</text:p>
          </table:table-cell>
          <table:table-cell table:style-name="Default" table:formula="oooc:=+[.B144]/[.$B$30]" office:value-type="float" office:value="2.07691874341393E+034">
            <text:p>2.08E+034</text:p>
          </table:table-cell>
          <table:table-cell table:number-columns-repeated="7"/>
        </table:table-row>
        <table:table-row table:style-name="ro1">
          <table:table-cell table:formula="oooc:=+[.A144]+1" office:value-type="float" office:value="115">
            <text:p>115</text:p>
          </table:table-cell>
          <table:table-cell table:formula="oooc:=+[.B144]+[.B144]*growth/100" office:value-type="float" office:value="4.15383748682786E+036">
            <text:p>4153837486827860000000000000000000000.000000</text:p>
          </table:table-cell>
          <table:table-cell/>
          <table:table-cell table:style-name="ce6" table:formula="oooc:=+[.D144]-([.B145]-reserve)" office:value-type="float" office:value="-8.30767497365572E+036">
            <text:p>-8307674973655720000000000000000000000.0000</text:p>
          </table:table-cell>
          <table:table-cell table:style-name="Default" table:formula="oooc:=+[.B145]/[.$B$30]" office:value-type="float" office:value="4.15383748682786E+034">
            <text:p>4.15E+034</text:p>
          </table:table-cell>
          <table:table-cell table:number-columns-repeated="7"/>
        </table:table-row>
        <table:table-row table:style-name="ro1">
          <table:table-cell table:formula="oooc:=+[.A145]+1" office:value-type="float" office:value="116">
            <text:p>116</text:p>
          </table:table-cell>
          <table:table-cell table:formula="oooc:=+[.B145]+[.B145]*growth/100" office:value-type="float" office:value="8.30767497365572E+036">
            <text:p>8307674973655720000000000000000000000.000000</text:p>
          </table:table-cell>
          <table:table-cell/>
          <table:table-cell table:style-name="ce6" table:formula="oooc:=+[.D145]-([.B146]-reserve)" office:value-type="float" office:value="-1.66153499473114E+037">
            <text:p>-16615349947311400000000000000000000000.0000</text:p>
          </table:table-cell>
          <table:table-cell table:style-name="Default" table:formula="oooc:=+[.B146]/[.$B$30]" office:value-type="float" office:value="8.30767497365573E+034">
            <text:p>8.31E+034</text:p>
          </table:table-cell>
          <table:table-cell table:number-columns-repeated="7"/>
        </table:table-row>
        <table:table-row table:style-name="ro1">
          <table:table-cell table:formula="oooc:=+[.A146]+1" office:value-type="float" office:value="117">
            <text:p>117</text:p>
          </table:table-cell>
          <table:table-cell table:formula="oooc:=+[.B146]+[.B146]*growth/100" office:value-type="float" office:value="1.66153499473114E+037">
            <text:p>16615349947311400000000000000000000000.000000</text:p>
          </table:table-cell>
          <table:table-cell/>
          <table:table-cell table:style-name="ce6" table:formula="oooc:=+[.D146]-([.B147]-reserve)" office:value-type="float" office:value="-3.32306998946229E+037">
            <text:p>-33230699894622900000000000000000000000.0000</text:p>
          </table:table-cell>
          <table:table-cell table:style-name="Default" table:formula="oooc:=+[.B147]/[.$B$30]" office:value-type="float" office:value="1.66153499473114E+035">
            <text:p>1.66E+035</text:p>
          </table:table-cell>
          <table:table-cell table:number-columns-repeated="7"/>
        </table:table-row>
        <table:table-row table:style-name="ro1">
          <table:table-cell table:formula="oooc:=+[.A147]+1" office:value-type="float" office:value="118">
            <text:p>118</text:p>
          </table:table-cell>
          <table:table-cell table:formula="oooc:=+[.B147]+[.B147]*growth/100" office:value-type="float" office:value="3.32306998946229E+037">
            <text:p>33230699894622900000000000000000000000.000000</text:p>
          </table:table-cell>
          <table:table-cell/>
          <table:table-cell table:style-name="ce6" table:formula="oooc:=+[.D147]-([.B148]-reserve)" office:value-type="float" office:value="-6.64613997892458E+037">
            <text:p>-66461399789245800000000000000000000000.0000</text:p>
          </table:table-cell>
          <table:table-cell table:style-name="Default" table:formula="oooc:=+[.B148]/[.$B$30]" office:value-type="float" office:value="3.32306998946229E+035">
            <text:p>3.32E+035</text:p>
          </table:table-cell>
          <table:table-cell table:number-columns-repeated="7"/>
        </table:table-row>
        <table:table-row table:style-name="ro1">
          <table:table-cell table:formula="oooc:=+[.A148]+1" office:value-type="float" office:value="119">
            <text:p>119</text:p>
          </table:table-cell>
          <table:table-cell table:formula="oooc:=+[.B148]+[.B148]*growth/100" office:value-type="float" office:value="6.64613997892458E+037">
            <text:p>66461399789245800000000000000000000000.000000</text:p>
          </table:table-cell>
          <table:table-cell/>
          <table:table-cell table:style-name="ce6" table:formula="oooc:=+[.D148]-([.B149]-reserve)" office:value-type="float" office:value="-1.32922799578492E+038">
            <text:p>-132922799578492000000000000000000000000.0000</text:p>
          </table:table-cell>
          <table:table-cell table:style-name="Default" table:formula="oooc:=+[.B149]/[.$B$30]" office:value-type="float" office:value="6.64613997892458E+035">
            <text:p>6.65E+035</text:p>
          </table:table-cell>
          <table:table-cell table:number-columns-repeated="7"/>
        </table:table-row>
        <table:table-row table:style-name="ro1">
          <table:table-cell table:formula="oooc:=+[.A149]+1" office:value-type="float" office:value="120">
            <text:p>120</text:p>
          </table:table-cell>
          <table:table-cell table:formula="oooc:=+[.B149]+[.B149]*growth/100" office:value-type="float" office:value="1.32922799578492E+038">
            <text:p>132922799578492000000000000000000000000.000000</text:p>
          </table:table-cell>
          <table:table-cell/>
          <table:table-cell table:style-name="ce6" table:formula="oooc:=+[.D149]-([.B150]-reserve)" office:value-type="float" office:value="-2.65845599156983E+038">
            <text:p>-265845599156983000000000000000000000000.0000</text:p>
          </table:table-cell>
          <table:table-cell table:style-name="Default" table:formula="oooc:=+[.B150]/[.$B$30]" office:value-type="float" office:value="1.32922799578492E+036">
            <text:p>1.33E+036</text:p>
          </table:table-cell>
          <table:table-cell table:number-columns-repeated="7"/>
        </table:table-row>
        <table:table-row table:style-name="ro1">
          <table:table-cell table:formula="oooc:=+[.A150]+1" office:value-type="float" office:value="121">
            <text:p>121</text:p>
          </table:table-cell>
          <table:table-cell table:formula="oooc:=+[.B150]+[.B150]*growth/100" office:value-type="float" office:value="2.65845599156983E+038">
            <text:p>265845599156983000000000000000000000000.000000</text:p>
          </table:table-cell>
          <table:table-cell/>
          <table:table-cell table:style-name="ce6" table:formula="oooc:=+[.D150]-([.B151]-reserve)" office:value-type="float" office:value="-5.31691198313966E+038">
            <text:p>-531691198313966000000000000000000000000.0000</text:p>
          </table:table-cell>
          <table:table-cell table:style-name="Default" table:formula="oooc:=+[.B151]/[.$B$30]" office:value-type="float" office:value="2.65845599156983E+036">
            <text:p>2.66E+036</text:p>
          </table:table-cell>
          <table:table-cell table:number-columns-repeated="7"/>
        </table:table-row>
        <table:table-row table:style-name="ro1">
          <table:table-cell table:formula="oooc:=+[.A151]+1" office:value-type="float" office:value="122">
            <text:p>122</text:p>
          </table:table-cell>
          <table:table-cell table:formula="oooc:=+[.B151]+[.B151]*growth/100" office:value-type="float" office:value="5.31691198313966E+038">
            <text:p>531691198313966000000000000000000000000.000000</text:p>
          </table:table-cell>
          <table:table-cell/>
          <table:table-cell table:style-name="ce6" table:formula="oooc:=+[.D151]-([.B152]-reserve)" office:value-type="float" office:value="-1.06338239662793E+039">
            <text:p>-1063382396627930000000000000000000000000.0000</text:p>
          </table:table-cell>
          <table:table-cell table:style-name="Default" table:formula="oooc:=+[.B152]/[.$B$30]" office:value-type="float" office:value="5.31691198313966E+036">
            <text:p>5.32E+036</text:p>
          </table:table-cell>
          <table:table-cell table:number-columns-repeated="7"/>
        </table:table-row>
        <table:table-row table:style-name="ro1">
          <table:table-cell table:formula="oooc:=+[.A152]+1" office:value-type="float" office:value="123">
            <text:p>123</text:p>
          </table:table-cell>
          <table:table-cell table:formula="oooc:=+[.B152]+[.B152]*growth/100" office:value-type="float" office:value="1.06338239662793E+039">
            <text:p>1063382396627930000000000000000000000000.000000</text:p>
          </table:table-cell>
          <table:table-cell/>
          <table:table-cell table:style-name="ce6" table:formula="oooc:=+[.D152]-([.B153]-reserve)" office:value-type="float" office:value="-2.12676479325587E+039">
            <text:p>-2126764793255870000000000000000000000000.0000</text:p>
          </table:table-cell>
          <table:table-cell table:style-name="Default" table:formula="oooc:=+[.B153]/[.$B$30]" office:value-type="float" office:value="1.06338239662793E+037">
            <text:p>1.06E+037</text:p>
          </table:table-cell>
          <table:table-cell table:number-columns-repeated="7"/>
        </table:table-row>
        <table:table-row table:style-name="ro1">
          <table:table-cell table:formula="oooc:=+[.A153]+1" office:value-type="float" office:value="124">
            <text:p>124</text:p>
          </table:table-cell>
          <table:table-cell table:formula="oooc:=+[.B153]+[.B153]*growth/100" office:value-type="float" office:value="2.12676479325587E+039">
            <text:p>2126764793255870000000000000000000000000.000000</text:p>
          </table:table-cell>
          <table:table-cell/>
          <table:table-cell table:style-name="ce6" table:formula="oooc:=+[.D153]-([.B154]-reserve)" office:value-type="float" office:value="-4.25352958651173E+039">
            <text:p>-4253529586511730000000000000000000000000.0000</text:p>
          </table:table-cell>
          <table:table-cell table:style-name="Default" table:formula="oooc:=+[.B154]/[.$B$30]" office:value-type="float" office:value="2.12676479325587E+037">
            <text:p>2.13E+037</text:p>
          </table:table-cell>
          <table:table-cell table:number-columns-repeated="7"/>
        </table:table-row>
        <table:table-row table:style-name="ro1">
          <table:table-cell table:formula="oooc:=+[.A154]+1" office:value-type="float" office:value="125">
            <text:p>125</text:p>
          </table:table-cell>
          <table:table-cell table:formula="oooc:=+[.B154]+[.B154]*growth/100" office:value-type="float" office:value="4.25352958651173E+039">
            <text:p>4253529586511730000000000000000000000000.000000</text:p>
          </table:table-cell>
          <table:table-cell/>
          <table:table-cell table:style-name="ce6" table:formula="oooc:=+[.D154]-([.B155]-reserve)" office:value-type="float" office:value="-8.50705917302346E+039">
            <text:p>-8507059173023460000000000000000000000000.0000</text:p>
          </table:table-cell>
          <table:table-cell table:style-name="Default" table:formula="oooc:=+[.B155]/[.$B$30]" office:value-type="float" office:value="4.25352958651173E+037">
            <text:p>4.25E+037</text:p>
          </table:table-cell>
          <table:table-cell table:number-columns-repeated="7"/>
        </table:table-row>
        <table:table-row table:style-name="ro1">
          <table:table-cell table:formula="oooc:=+[.A155]+1" office:value-type="float" office:value="126">
            <text:p>126</text:p>
          </table:table-cell>
          <table:table-cell table:formula="oooc:=+[.B155]+[.B155]*growth/100" office:value-type="float" office:value="8.50705917302346E+039">
            <text:p>8507059173023460000000000000000000000000.000000</text:p>
          </table:table-cell>
          <table:table-cell/>
          <table:table-cell table:style-name="ce6" table:formula="oooc:=+[.D155]-([.B156]-reserve)" office:value-type="float" office:value="-1.70141183460469E+040">
            <text:p>-17014118346046900000000000000000000000000.0000</text:p>
          </table:table-cell>
          <table:table-cell table:style-name="Default" table:formula="oooc:=+[.B156]/[.$B$30]" office:value-type="float" office:value="8.50705917302346E+037">
            <text:p>8.51E+037</text:p>
          </table:table-cell>
          <table:table-cell table:number-columns-repeated="7"/>
        </table:table-row>
        <table:table-row table:style-name="ro1">
          <table:table-cell table:formula="oooc:=+[.A156]+1" office:value-type="float" office:value="127">
            <text:p>127</text:p>
          </table:table-cell>
          <table:table-cell table:formula="oooc:=+[.B156]+[.B156]*growth/100" office:value-type="float" office:value="1.70141183460469E+040">
            <text:p>17014118346046900000000000000000000000000.000000</text:p>
          </table:table-cell>
          <table:table-cell/>
          <table:table-cell table:style-name="ce6" table:formula="oooc:=+[.D156]-([.B157]-reserve)" office:value-type="float" office:value="-3.40282366920938E+040">
            <text:p>-34028236692093800000000000000000000000000.0000</text:p>
          </table:table-cell>
          <table:table-cell table:style-name="Default" table:formula="oooc:=+[.B157]/[.$B$30]" office:value-type="float" office:value="1.70141183460469E+038">
            <text:p>1.70E+038</text:p>
          </table:table-cell>
          <table:table-cell table:number-columns-repeated="7"/>
        </table:table-row>
        <table:table-row table:style-name="ro1">
          <table:table-cell table:formula="oooc:=+[.A157]+1" office:value-type="float" office:value="128">
            <text:p>128</text:p>
          </table:table-cell>
          <table:table-cell table:formula="oooc:=+[.B157]+[.B157]*growth/100" office:value-type="float" office:value="3.40282366920938E+040">
            <text:p>34028236692093800000000000000000000000000.000000</text:p>
          </table:table-cell>
          <table:table-cell/>
          <table:table-cell table:style-name="ce6" table:formula="oooc:=+[.D157]-([.B158]-reserve)" office:value-type="float" office:value="-6.80564733841877E+040">
            <text:p>-68056473384187700000000000000000000000000.0000</text:p>
          </table:table-cell>
          <table:table-cell table:style-name="Default" table:formula="oooc:=+[.B158]/[.$B$30]" office:value-type="float" office:value="3.40282366920938E+038">
            <text:p>3.40E+038</text:p>
          </table:table-cell>
          <table:table-cell table:number-columns-repeated="7"/>
        </table:table-row>
        <table:table-row table:style-name="ro1">
          <table:table-cell table:formula="oooc:=+[.A158]+1" office:value-type="float" office:value="129">
            <text:p>129</text:p>
          </table:table-cell>
          <table:table-cell table:formula="oooc:=+[.B158]+[.B158]*growth/100" office:value-type="float" office:value="6.80564733841877E+040">
            <text:p>68056473384187700000000000000000000000000.000000</text:p>
          </table:table-cell>
          <table:table-cell/>
          <table:table-cell table:style-name="ce6" table:formula="oooc:=+[.D158]-([.B159]-reserve)" office:value-type="float" office:value="-1.36112946768375E+041">
            <text:p>-136112946768375000000000000000000000000000.0000</text:p>
          </table:table-cell>
          <table:table-cell table:style-name="Default" table:formula="oooc:=+[.B159]/[.$B$30]" office:value-type="float" office:value="6.80564733841877E+038">
            <text:p>6.81E+038</text:p>
          </table:table-cell>
          <table:table-cell table:number-columns-repeated="7"/>
        </table:table-row>
        <table:table-row table:style-name="ro1">
          <table:table-cell table:formula="oooc:=+[.A159]+1" office:value-type="float" office:value="130">
            <text:p>130</text:p>
          </table:table-cell>
          <table:table-cell table:formula="oooc:=+[.B159]+[.B159]*growth/100" office:value-type="float" office:value="1.36112946768375E+041">
            <text:p>136112946768375000000000000000000000000000.000000</text:p>
          </table:table-cell>
          <table:table-cell/>
          <table:table-cell table:style-name="ce6" table:formula="oooc:=+[.D159]-([.B160]-reserve)" office:value-type="float" office:value="-2.72225893536751E+041">
            <text:p>-272225893536751000000000000000000000000000.0000</text:p>
          </table:table-cell>
          <table:table-cell table:style-name="Default" table:formula="oooc:=+[.B160]/[.$B$30]" office:value-type="float" office:value="1.36112946768375E+039">
            <text:p>1.36E+039</text:p>
          </table:table-cell>
          <table:table-cell table:number-columns-repeated="7"/>
        </table:table-row>
        <table:table-row table:style-name="ro1">
          <table:table-cell table:formula="oooc:=+[.A160]+1" office:value-type="float" office:value="131">
            <text:p>131</text:p>
          </table:table-cell>
          <table:table-cell table:formula="oooc:=+[.B160]+[.B160]*growth/100" office:value-type="float" office:value="2.72225893536751E+041">
            <text:p>272225893536751000000000000000000000000000.000000</text:p>
          </table:table-cell>
          <table:table-cell/>
          <table:table-cell table:style-name="ce6" table:formula="oooc:=+[.D160]-([.B161]-reserve)" office:value-type="float" office:value="-5.44451787073502E+041">
            <text:p>-544451787073502000000000000000000000000000.0000</text:p>
          </table:table-cell>
          <table:table-cell table:style-name="Default" table:formula="oooc:=+[.B161]/[.$B$30]" office:value-type="float" office:value="2.72225893536751E+039">
            <text:p>2.72E+039</text:p>
          </table:table-cell>
          <table:table-cell table:number-columns-repeated="7"/>
        </table:table-row>
        <table:table-row table:style-name="ro1">
          <table:table-cell table:formula="oooc:=+[.A161]+1" office:value-type="float" office:value="132">
            <text:p>132</text:p>
          </table:table-cell>
          <table:table-cell table:formula="oooc:=+[.B161]+[.B161]*growth/100" office:value-type="float" office:value="5.44451787073502E+041">
            <text:p>544451787073502000000000000000000000000000.000000</text:p>
          </table:table-cell>
          <table:table-cell/>
          <table:table-cell table:style-name="ce6" table:formula="oooc:=+[.D161]-([.B162]-reserve)" office:value-type="float" office:value="-1.088903574147E+042">
            <text:p>-1088903574147000000000000000000000000000000.0000</text:p>
          </table:table-cell>
          <table:table-cell table:style-name="Default" table:formula="oooc:=+[.B162]/[.$B$30]" office:value-type="float" office:value="5.44451787073502E+039">
            <text:p>5.44E+039</text:p>
          </table:table-cell>
          <table:table-cell table:number-columns-repeated="7"/>
        </table:table-row>
        <table:table-row table:style-name="ro1">
          <table:table-cell table:formula="oooc:=+[.A162]+1" office:value-type="float" office:value="133">
            <text:p>133</text:p>
          </table:table-cell>
          <table:table-cell table:formula="oooc:=+[.B162]+[.B162]*growth/100" office:value-type="float" office:value="1.088903574147E+042">
            <text:p>1088903574147000000000000000000000000000000.000000</text:p>
          </table:table-cell>
          <table:table-cell/>
          <table:table-cell table:style-name="ce6" table:formula="oooc:=+[.D162]-([.B163]-reserve)" office:value-type="float" office:value="-2.17780714829401E+042">
            <text:p>-2177807148294010000000000000000000000000000.0000</text:p>
          </table:table-cell>
          <table:table-cell table:style-name="Default" table:formula="oooc:=+[.B163]/[.$B$30]" office:value-type="float" office:value="1.088903574147E+040">
            <text:p>1.09E+040</text:p>
          </table:table-cell>
          <table:table-cell table:number-columns-repeated="7"/>
        </table:table-row>
        <table:table-row table:style-name="ro1">
          <table:table-cell table:formula="oooc:=+[.A163]+1" office:value-type="float" office:value="134">
            <text:p>134</text:p>
          </table:table-cell>
          <table:table-cell table:formula="oooc:=+[.B163]+[.B163]*growth/100" office:value-type="float" office:value="2.17780714829401E+042">
            <text:p>2177807148294010000000000000000000000000000.000000</text:p>
          </table:table-cell>
          <table:table-cell/>
          <table:table-cell table:style-name="ce6" table:formula="oooc:=+[.D163]-([.B164]-reserve)" office:value-type="float" office:value="-4.35561429658801E+042">
            <text:p>-4355614296588010000000000000000000000000000.0000</text:p>
          </table:table-cell>
          <table:table-cell table:style-name="Default" table:formula="oooc:=+[.B164]/[.$B$30]" office:value-type="float" office:value="2.17780714829401E+040">
            <text:p>2.18E+040</text:p>
          </table:table-cell>
          <table:table-cell table:number-columns-repeated="7"/>
        </table:table-row>
        <table:table-row table:style-name="ro1">
          <table:table-cell table:formula="oooc:=+[.A164]+1" office:value-type="float" office:value="135">
            <text:p>135</text:p>
          </table:table-cell>
          <table:table-cell table:formula="oooc:=+[.B164]+[.B164]*growth/100" office:value-type="float" office:value="4.35561429658801E+042">
            <text:p>4355614296588010000000000000000000000000000.000000</text:p>
          </table:table-cell>
          <table:table-cell/>
          <table:table-cell table:style-name="ce6" table:formula="oooc:=+[.D164]-([.B165]-reserve)" office:value-type="float" office:value="-8.71122859317602E+042">
            <text:p>-8711228593176020000000000000000000000000000.0000</text:p>
          </table:table-cell>
          <table:table-cell table:style-name="Default" table:formula="oooc:=+[.B165]/[.$B$30]" office:value-type="float" office:value="4.35561429658801E+040">
            <text:p>4.36E+040</text:p>
          </table:table-cell>
          <table:table-cell table:number-columns-repeated="7"/>
        </table:table-row>
        <table:table-row table:style-name="ro1">
          <table:table-cell table:formula="oooc:=+[.A165]+1" office:value-type="float" office:value="136">
            <text:p>136</text:p>
          </table:table-cell>
          <table:table-cell table:formula="oooc:=+[.B165]+[.B165]*growth/100" office:value-type="float" office:value="8.71122859317602E+042">
            <text:p>8711228593176020000000000000000000000000000.000000</text:p>
          </table:table-cell>
          <table:table-cell/>
          <table:table-cell table:style-name="ce6" table:formula="oooc:=+[.D165]-([.B166]-reserve)" office:value-type="float" office:value="-1.74224571863521E+043">
            <text:p>-17422457186352100000000000000000000000000000.0000</text:p>
          </table:table-cell>
          <table:table-cell table:style-name="Default" table:formula="oooc:=+[.B166]/[.$B$30]" office:value-type="float" office:value="8.71122859317602E+040">
            <text:p>8.71E+040</text:p>
          </table:table-cell>
          <table:table-cell table:number-columns-repeated="7"/>
        </table:table-row>
        <table:table-row table:style-name="ro1">
          <table:table-cell table:formula="oooc:=+[.A166]+1" office:value-type="float" office:value="137">
            <text:p>137</text:p>
          </table:table-cell>
          <table:table-cell table:formula="oooc:=+[.B166]+[.B166]*growth/100" office:value-type="float" office:value="1.74224571863521E+043">
            <text:p>17422457186352100000000000000000000000000000.000000</text:p>
          </table:table-cell>
          <table:table-cell/>
          <table:table-cell table:style-name="ce6" table:formula="oooc:=+[.D166]-([.B167]-reserve)" office:value-type="float" office:value="-3.48449143727041E+043">
            <text:p>-34844914372704100000000000000000000000000000.0000</text:p>
          </table:table-cell>
          <table:table-cell table:style-name="Default" table:formula="oooc:=+[.B167]/[.$B$30]" office:value-type="float" office:value="1.74224571863521E+041">
            <text:p>1.74E+041</text:p>
          </table:table-cell>
          <table:table-cell table:number-columns-repeated="7"/>
        </table:table-row>
        <table:table-row table:style-name="ro1">
          <table:table-cell table:formula="oooc:=+[.A167]+1" office:value-type="float" office:value="138">
            <text:p>138</text:p>
          </table:table-cell>
          <table:table-cell table:formula="oooc:=+[.B167]+[.B167]*growth/100" office:value-type="float" office:value="3.48449143727041E+043">
            <text:p>34844914372704100000000000000000000000000000.000000</text:p>
          </table:table-cell>
          <table:table-cell/>
          <table:table-cell table:style-name="ce6" table:formula="oooc:=+[.D167]-([.B168]-reserve)" office:value-type="float" office:value="-6.96898287454082E+043">
            <text:p>-69689828745408200000000000000000000000000000.0000</text:p>
          </table:table-cell>
          <table:table-cell table:style-name="Default" table:formula="oooc:=+[.B168]/[.$B$30]" office:value-type="float" office:value="3.48449143727041E+041">
            <text:p>3.48E+041</text:p>
          </table:table-cell>
          <table:table-cell table:number-columns-repeated="7"/>
        </table:table-row>
        <table:table-row table:style-name="ro1">
          <table:table-cell table:formula="oooc:=+[.A168]+1" office:value-type="float" office:value="139">
            <text:p>139</text:p>
          </table:table-cell>
          <table:table-cell table:formula="oooc:=+[.B168]+[.B168]*growth/100" office:value-type="float" office:value="6.96898287454082E+043">
            <text:p>69689828745408200000000000000000000000000000.000000</text:p>
          </table:table-cell>
          <table:table-cell/>
          <table:table-cell table:style-name="ce6" table:formula="oooc:=+[.D168]-([.B169]-reserve)" office:value-type="float" office:value="-1.39379657490816E+044">
            <text:p>-139379657490816000000000000000000000000000000.0000</text:p>
          </table:table-cell>
          <table:table-cell table:style-name="Default" table:formula="oooc:=+[.B169]/[.$B$30]" office:value-type="float" office:value="6.96898287454082E+041">
            <text:p>6.97E+041</text:p>
          </table:table-cell>
          <table:table-cell table:number-columns-repeated="7"/>
        </table:table-row>
        <table:table-row table:style-name="ro1">
          <table:table-cell table:formula="oooc:=+[.A169]+1" office:value-type="float" office:value="140">
            <text:p>140</text:p>
          </table:table-cell>
          <table:table-cell table:formula="oooc:=+[.B169]+[.B169]*growth/100" office:value-type="float" office:value="1.39379657490816E+044">
            <text:p>139379657490816000000000000000000000000000000.000000</text:p>
          </table:table-cell>
          <table:table-cell/>
          <table:table-cell table:style-name="ce6" table:formula="oooc:=+[.D169]-([.B170]-reserve)" office:value-type="float" office:value="-2.78759314981633E+044">
            <text:p>-278759314981633000000000000000000000000000000.0000</text:p>
          </table:table-cell>
          <table:table-cell table:style-name="Default" table:formula="oooc:=+[.B170]/[.$B$30]" office:value-type="float" office:value="1.39379657490816E+042">
            <text:p>1.39E+042</text:p>
          </table:table-cell>
          <table:table-cell table:number-columns-repeated="7"/>
        </table:table-row>
        <table:table-row table:style-name="ro1">
          <table:table-cell table:formula="oooc:=+[.A170]+1" office:value-type="float" office:value="141">
            <text:p>141</text:p>
          </table:table-cell>
          <table:table-cell table:formula="oooc:=+[.B170]+[.B170]*growth/100" office:value-type="float" office:value="2.78759314981633E+044">
            <text:p>278759314981633000000000000000000000000000000.000000</text:p>
          </table:table-cell>
          <table:table-cell/>
          <table:table-cell table:style-name="ce6" table:formula="oooc:=+[.D170]-([.B171]-reserve)" office:value-type="float" office:value="-5.57518629963266E+044">
            <text:p>-557518629963266000000000000000000000000000000.0000</text:p>
          </table:table-cell>
          <table:table-cell table:style-name="Default" table:formula="oooc:=+[.B171]/[.$B$30]" office:value-type="float" office:value="2.78759314981633E+042">
            <text:p>2.79E+042</text:p>
          </table:table-cell>
          <table:table-cell table:number-columns-repeated="7"/>
        </table:table-row>
        <table:table-row table:style-name="ro1">
          <table:table-cell table:formula="oooc:=+[.A171]+1" office:value-type="float" office:value="142">
            <text:p>142</text:p>
          </table:table-cell>
          <table:table-cell table:formula="oooc:=+[.B171]+[.B171]*growth/100" office:value-type="float" office:value="5.57518629963266E+044">
            <text:p>557518629963266000000000000000000000000000000.000000</text:p>
          </table:table-cell>
          <table:table-cell/>
          <table:table-cell table:style-name="ce6" table:formula="oooc:=+[.D171]-([.B172]-reserve)" office:value-type="float" office:value="-1.11503725992653E+045">
            <text:p>-1115037259926530000000000000000000000000000000.0000</text:p>
          </table:table-cell>
          <table:table-cell table:style-name="Default" table:formula="oooc:=+[.B172]/[.$B$30]" office:value-type="float" office:value="5.57518629963266E+042">
            <text:p>5.58E+042</text:p>
          </table:table-cell>
          <table:table-cell table:number-columns-repeated="7"/>
        </table:table-row>
        <table:table-row table:style-name="ro1">
          <table:table-cell table:formula="oooc:=+[.A172]+1" office:value-type="float" office:value="143">
            <text:p>143</text:p>
          </table:table-cell>
          <table:table-cell table:formula="oooc:=+[.B172]+[.B172]*growth/100" office:value-type="float" office:value="1.11503725992653E+045">
            <text:p>1115037259926530000000000000000000000000000000.000000</text:p>
          </table:table-cell>
          <table:table-cell/>
          <table:table-cell table:style-name="ce6" table:formula="oooc:=+[.D172]-([.B173]-reserve)" office:value-type="float" office:value="-2.23007451985306E+045">
            <text:p>-2230074519853060000000000000000000000000000000.0000</text:p>
          </table:table-cell>
          <table:table-cell table:style-name="Default" table:formula="oooc:=+[.B173]/[.$B$30]" office:value-type="float" office:value="1.11503725992653E+043">
            <text:p>1.12E+043</text:p>
          </table:table-cell>
          <table:table-cell table:number-columns-repeated="7"/>
        </table:table-row>
        <table:table-row table:style-name="ro1">
          <table:table-cell table:formula="oooc:=+[.A173]+1" office:value-type="float" office:value="144">
            <text:p>144</text:p>
          </table:table-cell>
          <table:table-cell table:formula="oooc:=+[.B173]+[.B173]*growth/100" office:value-type="float" office:value="2.23007451985306E+045">
            <text:p>2230074519853060000000000000000000000000000000.000000</text:p>
          </table:table-cell>
          <table:table-cell/>
          <table:table-cell table:style-name="ce6" table:formula="oooc:=+[.D173]-([.B174]-reserve)" office:value-type="float" office:value="-4.46014903970613E+045">
            <text:p>-4460149039706130000000000000000000000000000000.0000</text:p>
          </table:table-cell>
          <table:table-cell table:style-name="Default" table:formula="oooc:=+[.B174]/[.$B$30]" office:value-type="float" office:value="2.23007451985306E+043">
            <text:p>2.23E+043</text:p>
          </table:table-cell>
          <table:table-cell table:number-columns-repeated="7"/>
        </table:table-row>
        <table:table-row table:style-name="ro1">
          <table:table-cell table:formula="oooc:=+[.A174]+1" office:value-type="float" office:value="145">
            <text:p>145</text:p>
          </table:table-cell>
          <table:table-cell table:formula="oooc:=+[.B174]+[.B174]*growth/100" office:value-type="float" office:value="4.46014903970613E+045">
            <text:p>4460149039706130000000000000000000000000000000.000000</text:p>
          </table:table-cell>
          <table:table-cell/>
          <table:table-cell table:style-name="ce6" table:formula="oooc:=+[.D174]-([.B175]-reserve)" office:value-type="float" office:value="-8.92029807941225E+045">
            <text:p>-8920298079412250000000000000000000000000000000.0000</text:p>
          </table:table-cell>
          <table:table-cell table:style-name="Default" table:formula="oooc:=+[.B175]/[.$B$30]" office:value-type="float" office:value="4.46014903970613E+043">
            <text:p>4.46E+043</text:p>
          </table:table-cell>
          <table:table-cell table:number-columns-repeated="7"/>
        </table:table-row>
        <table:table-row table:style-name="ro1">
          <table:table-cell table:formula="oooc:=+[.A175]+1" office:value-type="float" office:value="146">
            <text:p>146</text:p>
          </table:table-cell>
          <table:table-cell table:formula="oooc:=+[.B175]+[.B175]*growth/100" office:value-type="float" office:value="8.92029807941225E+045">
            <text:p>8920298079412250000000000000000000000000000000.000000</text:p>
          </table:table-cell>
          <table:table-cell/>
          <table:table-cell table:style-name="ce6" table:formula="oooc:=+[.D175]-([.B176]-reserve)" office:value-type="float" office:value="-1.78405961588245E+046">
            <text:p>-17840596158824500000000000000000000000000000000.0000</text:p>
          </table:table-cell>
          <table:table-cell table:style-name="Default" table:formula="oooc:=+[.B176]/[.$B$30]" office:value-type="float" office:value="8.92029807941225E+043">
            <text:p>8.92E+043</text:p>
          </table:table-cell>
          <table:table-cell table:number-columns-repeated="7"/>
        </table:table-row>
        <table:table-row table:style-name="ro1">
          <table:table-cell table:formula="oooc:=+[.A176]+1" office:value-type="float" office:value="147">
            <text:p>147</text:p>
          </table:table-cell>
          <table:table-cell table:formula="oooc:=+[.B176]+[.B176]*growth/100" office:value-type="float" office:value="1.78405961588245E+046">
            <text:p>17840596158824500000000000000000000000000000000.000000</text:p>
          </table:table-cell>
          <table:table-cell/>
          <table:table-cell table:style-name="ce6" table:formula="oooc:=+[.D176]-([.B177]-reserve)" office:value-type="float" office:value="-3.5681192317649E+046">
            <text:p>-35681192317649000000000000000000000000000000000.0000</text:p>
          </table:table-cell>
          <table:table-cell table:style-name="Default" table:formula="oooc:=+[.B177]/[.$B$30]" office:value-type="float" office:value="1.78405961588245E+044">
            <text:p>1.78E+044</text:p>
          </table:table-cell>
          <table:table-cell table:number-columns-repeated="7"/>
        </table:table-row>
        <table:table-row table:style-name="ro1">
          <table:table-cell table:formula="oooc:=+[.A177]+1" office:value-type="float" office:value="148">
            <text:p>148</text:p>
          </table:table-cell>
          <table:table-cell table:formula="oooc:=+[.B177]+[.B177]*growth/100" office:value-type="float" office:value="3.5681192317649E+046">
            <text:p>35681192317649000000000000000000000000000000000.000000</text:p>
          </table:table-cell>
          <table:table-cell/>
          <table:table-cell table:style-name="ce6" table:formula="oooc:=+[.D177]-([.B178]-reserve)" office:value-type="float" office:value="-7.1362384635298E+046">
            <text:p>-71362384635298000000000000000000000000000000000.0000</text:p>
          </table:table-cell>
          <table:table-cell table:style-name="Default" table:formula="oooc:=+[.B178]/[.$B$30]" office:value-type="float" office:value="3.5681192317649E+044">
            <text:p>3.57E+044</text:p>
          </table:table-cell>
          <table:table-cell table:number-columns-repeated="7"/>
        </table:table-row>
        <table:table-row table:style-name="ro1">
          <table:table-cell table:formula="oooc:=+[.A178]+1" office:value-type="float" office:value="149">
            <text:p>149</text:p>
          </table:table-cell>
          <table:table-cell table:formula="oooc:=+[.B178]+[.B178]*growth/100" office:value-type="float" office:value="7.1362384635298E+046">
            <text:p>71362384635298000000000000000000000000000000000.000000</text:p>
          </table:table-cell>
          <table:table-cell/>
          <table:table-cell table:style-name="ce6" table:formula="oooc:=+[.D178]-([.B179]-reserve)" office:value-type="float" office:value="-1.42724769270596E+047">
            <text:p>-142724769270596000000000000000000000000000000000.0000</text:p>
          </table:table-cell>
          <table:table-cell table:style-name="Default" table:formula="oooc:=+[.B179]/[.$B$30]" office:value-type="float" office:value="7.1362384635298E+044">
            <text:p>7.14E+044</text:p>
          </table:table-cell>
          <table:table-cell table:number-columns-repeated="7"/>
        </table:table-row>
        <table:table-row table:style-name="ro1">
          <table:table-cell table:formula="oooc:=+[.A179]+1" office:value-type="float" office:value="150">
            <text:p>150</text:p>
          </table:table-cell>
          <table:table-cell table:formula="oooc:=+[.B179]+[.B179]*growth/100" office:value-type="float" office:value="1.42724769270596E+047">
            <text:p>142724769270596000000000000000000000000000000000.000000</text:p>
          </table:table-cell>
          <table:table-cell/>
          <table:table-cell table:style-name="ce6" table:formula="oooc:=+[.D179]-([.B180]-reserve)" office:value-type="float" office:value="-2.85449538541192E+047">
            <text:p>-285449538541192000000000000000000000000000000000.0000</text:p>
          </table:table-cell>
          <table:table-cell table:style-name="Default" table:formula="oooc:=+[.B180]/[.$B$30]" office:value-type="float" office:value="1.42724769270596E+045">
            <text:p>1.43E+045</text:p>
          </table:table-cell>
          <table:table-cell table:number-columns-repeated="7"/>
        </table:table-row>
        <table:table-row table:style-name="ro1">
          <table:table-cell table:formula="oooc:=+[.A180]+1" office:value-type="float" office:value="151">
            <text:p>151</text:p>
          </table:table-cell>
          <table:table-cell table:formula="oooc:=+[.B180]+[.B180]*growth/100" office:value-type="float" office:value="2.85449538541192E+047">
            <text:p>285449538541192000000000000000000000000000000000.000000</text:p>
          </table:table-cell>
          <table:table-cell/>
          <table:table-cell table:style-name="ce6" table:formula="oooc:=+[.D180]-([.B181]-reserve)" office:value-type="float" office:value="-5.70899077082384E+047">
            <text:p>-570899077082384000000000000000000000000000000000.0000</text:p>
          </table:table-cell>
          <table:table-cell table:style-name="Default" table:formula="oooc:=+[.B181]/[.$B$30]" office:value-type="float" office:value="2.85449538541192E+045">
            <text:p>2.85E+045</text:p>
          </table:table-cell>
          <table:table-cell table:number-columns-repeated="7"/>
        </table:table-row>
        <table:table-row table:style-name="ro1">
          <table:table-cell table:formula="oooc:=+[.A181]+1" office:value-type="float" office:value="152">
            <text:p>152</text:p>
          </table:table-cell>
          <table:table-cell table:formula="oooc:=+[.B181]+[.B181]*growth/100" office:value-type="float" office:value="5.70899077082384E+047">
            <text:p>570899077082384000000000000000000000000000000000.000000</text:p>
          </table:table-cell>
          <table:table-cell/>
          <table:table-cell table:style-name="ce6" table:formula="oooc:=+[.D181]-([.B182]-reserve)" office:value-type="float" office:value="-1.14179815416477E+048">
            <text:p>-1141798154164770000000000000000000000000000000000.0000</text:p>
          </table:table-cell>
          <table:table-cell table:style-name="Default" table:formula="oooc:=+[.B182]/[.$B$30]" office:value-type="float" office:value="5.70899077082384E+045">
            <text:p>5.71E+045</text:p>
          </table:table-cell>
          <table:table-cell table:number-columns-repeated="7"/>
        </table:table-row>
        <table:table-row table:style-name="ro1">
          <table:table-cell table:formula="oooc:=+[.A182]+1" office:value-type="float" office:value="153">
            <text:p>153</text:p>
          </table:table-cell>
          <table:table-cell table:formula="oooc:=+[.B182]+[.B182]*growth/100" office:value-type="float" office:value="1.14179815416477E+048">
            <text:p>1141798154164770000000000000000000000000000000000.000000</text:p>
          </table:table-cell>
          <table:table-cell/>
          <table:table-cell table:style-name="ce6" table:formula="oooc:=+[.D182]-([.B183]-reserve)" office:value-type="float" office:value="-2.28359630832954E+048">
            <text:p>-2283596308329540000000000000000000000000000000000.0000</text:p>
          </table:table-cell>
          <table:table-cell table:style-name="Default" table:formula="oooc:=+[.B183]/[.$B$30]" office:value-type="float" office:value="1.14179815416477E+046">
            <text:p>1.14E+046</text:p>
          </table:table-cell>
          <table:table-cell table:number-columns-repeated="7"/>
        </table:table-row>
        <table:table-row table:style-name="ro1">
          <table:table-cell table:formula="oooc:=+[.A183]+1" office:value-type="float" office:value="154">
            <text:p>154</text:p>
          </table:table-cell>
          <table:table-cell table:formula="oooc:=+[.B183]+[.B183]*growth/100" office:value-type="float" office:value="2.28359630832954E+048">
            <text:p>2283596308329540000000000000000000000000000000000.000000</text:p>
          </table:table-cell>
          <table:table-cell/>
          <table:table-cell table:style-name="ce6" table:formula="oooc:=+[.D183]-([.B184]-reserve)" office:value-type="float" office:value="-4.56719261665907E+048">
            <text:p>-4567192616659070000000000000000000000000000000000.0000</text:p>
          </table:table-cell>
          <table:table-cell table:style-name="Default" table:formula="oooc:=+[.B184]/[.$B$30]" office:value-type="float" office:value="2.28359630832954E+046">
            <text:p>2.28E+046</text:p>
          </table:table-cell>
          <table:table-cell table:number-columns-repeated="7"/>
        </table:table-row>
        <table:table-row table:style-name="ro1">
          <table:table-cell table:formula="oooc:=+[.A184]+1" office:value-type="float" office:value="155">
            <text:p>155</text:p>
          </table:table-cell>
          <table:table-cell table:formula="oooc:=+[.B184]+[.B184]*growth/100" office:value-type="float" office:value="4.56719261665907E+048">
            <text:p>4567192616659070000000000000000000000000000000000.000000</text:p>
          </table:table-cell>
          <table:table-cell/>
          <table:table-cell table:style-name="ce6" table:formula="oooc:=+[.D184]-([.B185]-reserve)" office:value-type="float" office:value="-9.13438523331814E+048">
            <text:p>-9134385233318140000000000000000000000000000000000.0000</text:p>
          </table:table-cell>
          <table:table-cell table:style-name="Default" table:formula="oooc:=+[.B185]/[.$B$30]" office:value-type="float" office:value="4.56719261665907E+046">
            <text:p>4.57E+046</text:p>
          </table:table-cell>
          <table:table-cell table:number-columns-repeated="7"/>
        </table:table-row>
        <table:table-row table:style-name="ro1">
          <table:table-cell table:formula="oooc:=+[.A185]+1" office:value-type="float" office:value="156">
            <text:p>156</text:p>
          </table:table-cell>
          <table:table-cell table:formula="oooc:=+[.B185]+[.B185]*growth/100" office:value-type="float" office:value="9.13438523331814E+048">
            <text:p>9134385233318140000000000000000000000000000000000.000000</text:p>
          </table:table-cell>
          <table:table-cell/>
          <table:table-cell table:style-name="ce6" table:formula="oooc:=+[.D185]-([.B186]-reserve)" office:value-type="float" office:value="-1.82687704666363E+049">
            <text:p>-18268770466636300000000000000000000000000000000000.0000</text:p>
          </table:table-cell>
          <table:table-cell table:style-name="Default" table:formula="oooc:=+[.B186]/[.$B$30]" office:value-type="float" office:value="9.13438523331814E+046">
            <text:p>9.13E+046</text:p>
          </table:table-cell>
          <table:table-cell table:number-columns-repeated="7"/>
        </table:table-row>
        <table:table-row table:style-name="ro1">
          <table:table-cell table:formula="oooc:=+[.A186]+1" office:value-type="float" office:value="157">
            <text:p>157</text:p>
          </table:table-cell>
          <table:table-cell table:formula="oooc:=+[.B186]+[.B186]*growth/100" office:value-type="float" office:value="1.82687704666363E+049">
            <text:p>18268770466636300000000000000000000000000000000000.000000</text:p>
          </table:table-cell>
          <table:table-cell/>
          <table:table-cell table:style-name="ce6" table:formula="oooc:=+[.D186]-([.B187]-reserve)" office:value-type="float" office:value="-3.65375409332726E+049">
            <text:p>-36537540933272600000000000000000000000000000000000.0000</text:p>
          </table:table-cell>
          <table:table-cell table:style-name="Default" table:formula="oooc:=+[.B187]/[.$B$30]" office:value-type="float" office:value="1.82687704666363E+047">
            <text:p>1.83E+047</text:p>
          </table:table-cell>
          <table:table-cell table:number-columns-repeated="7"/>
        </table:table-row>
        <table:table-row table:style-name="ro1">
          <table:table-cell table:formula="oooc:=+[.A187]+1" office:value-type="float" office:value="158">
            <text:p>158</text:p>
          </table:table-cell>
          <table:table-cell table:formula="oooc:=+[.B187]+[.B187]*growth/100" office:value-type="float" office:value="3.65375409332726E+049">
            <text:p>36537540933272600000000000000000000000000000000000.000000</text:p>
          </table:table-cell>
          <table:table-cell/>
          <table:table-cell table:style-name="ce6" table:formula="oooc:=+[.D187]-([.B188]-reserve)" office:value-type="float" office:value="-7.30750818665452E+049">
            <text:p>-73075081866545200000000000000000000000000000000000.0000</text:p>
          </table:table-cell>
          <table:table-cell table:style-name="Default" table:formula="oooc:=+[.B188]/[.$B$30]" office:value-type="float" office:value="3.65375409332726E+047">
            <text:p>3.65E+047</text:p>
          </table:table-cell>
          <table:table-cell table:number-columns-repeated="7"/>
        </table:table-row>
        <table:table-row table:style-name="ro1">
          <table:table-cell table:formula="oooc:=+[.A188]+1" office:value-type="float" office:value="159">
            <text:p>159</text:p>
          </table:table-cell>
          <table:table-cell table:formula="oooc:=+[.B188]+[.B188]*growth/100" office:value-type="float" office:value="7.30750818665452E+049">
            <text:p>73075081866545200000000000000000000000000000000000.000000</text:p>
          </table:table-cell>
          <table:table-cell/>
          <table:table-cell table:style-name="ce6" table:formula="oooc:=+[.D188]-([.B189]-reserve)" office:value-type="float" office:value="-1.4615016373309E+050">
            <text:p>-146150163733090000000000000000000000000000000000000.0000</text:p>
          </table:table-cell>
          <table:table-cell table:style-name="Default" table:formula="oooc:=+[.B189]/[.$B$30]" office:value-type="float" office:value="7.30750818665451E+047">
            <text:p>7.31E+047</text:p>
          </table:table-cell>
          <table:table-cell table:number-columns-repeated="7"/>
        </table:table-row>
        <table:table-row table:style-name="ro1">
          <table:table-cell table:formula="oooc:=+[.A189]+1" office:value-type="float" office:value="160">
            <text:p>160</text:p>
          </table:table-cell>
          <table:table-cell table:formula="oooc:=+[.B189]+[.B189]*growth/100" office:value-type="float" office:value="1.4615016373309E+050">
            <text:p>146150163733090000000000000000000000000000000000000.000000</text:p>
          </table:table-cell>
          <table:table-cell/>
          <table:table-cell table:style-name="ce6" table:formula="oooc:=+[.D189]-([.B190]-reserve)" office:value-type="float" office:value="-2.92300327466181E+050">
            <text:p>-292300327466181000000000000000000000000000000000000.0000</text:p>
          </table:table-cell>
          <table:table-cell table:style-name="Default" table:formula="oooc:=+[.B190]/[.$B$30]" office:value-type="float" office:value="1.4615016373309E+048">
            <text:p>1.46E+048</text:p>
          </table:table-cell>
          <table:table-cell table:number-columns-repeated="7"/>
        </table:table-row>
        <table:table-row table:style-name="ro1">
          <table:table-cell table:formula="oooc:=+[.A190]+1" office:value-type="float" office:value="161">
            <text:p>161</text:p>
          </table:table-cell>
          <table:table-cell table:formula="oooc:=+[.B190]+[.B190]*growth/100" office:value-type="float" office:value="2.92300327466181E+050">
            <text:p>292300327466181000000000000000000000000000000000000.000000</text:p>
          </table:table-cell>
          <table:table-cell/>
          <table:table-cell table:style-name="ce6" table:formula="oooc:=+[.D190]-([.B191]-reserve)" office:value-type="float" office:value="-5.84600654932361E+050">
            <text:p>-584600654932361000000000000000000000000000000000000.0000</text:p>
          </table:table-cell>
          <table:table-cell table:style-name="Default" table:formula="oooc:=+[.B191]/[.$B$30]" office:value-type="float" office:value="2.92300327466181E+048">
            <text:p>2.92E+048</text:p>
          </table:table-cell>
          <table:table-cell table:number-columns-repeated="7"/>
        </table:table-row>
        <table:table-row table:style-name="ro1">
          <table:table-cell table:formula="oooc:=+[.A191]+1" office:value-type="float" office:value="162">
            <text:p>162</text:p>
          </table:table-cell>
          <table:table-cell table:formula="oooc:=+[.B191]+[.B191]*growth/100" office:value-type="float" office:value="5.84600654932361E+050">
            <text:p>584600654932361000000000000000000000000000000000000.000000</text:p>
          </table:table-cell>
          <table:table-cell/>
          <table:table-cell table:style-name="ce6" table:formula="oooc:=+[.D191]-([.B192]-reserve)" office:value-type="float" office:value="-1.16920130986472E+051">
            <text:p>-1169201309864720000000000000000000000000000000000000.0000</text:p>
          </table:table-cell>
          <table:table-cell table:style-name="Default" table:formula="oooc:=+[.B192]/[.$B$30]" office:value-type="float" office:value="5.84600654932361E+048">
            <text:p>5.85E+048</text:p>
          </table:table-cell>
          <table:table-cell table:number-columns-repeated="7"/>
        </table:table-row>
        <table:table-row table:style-name="ro1">
          <table:table-cell table:formula="oooc:=+[.A192]+1" office:value-type="float" office:value="163">
            <text:p>163</text:p>
          </table:table-cell>
          <table:table-cell table:formula="oooc:=+[.B192]+[.B192]*growth/100" office:value-type="float" office:value="1.16920130986472E+051">
            <text:p>1169201309864720000000000000000000000000000000000000.000000</text:p>
          </table:table-cell>
          <table:table-cell/>
          <table:table-cell table:style-name="ce6" table:formula="oooc:=+[.D192]-([.B193]-reserve)" office:value-type="float" office:value="-2.33840261972944E+051">
            <text:p>-2338402619729440000000000000000000000000000000000000.0000</text:p>
          </table:table-cell>
          <table:table-cell table:style-name="Default" table:formula="oooc:=+[.B193]/[.$B$30]" office:value-type="float" office:value="1.16920130986472E+049">
            <text:p>1.17E+049</text:p>
          </table:table-cell>
          <table:table-cell table:number-columns-repeated="7"/>
        </table:table-row>
        <table:table-row table:style-name="ro1">
          <table:table-cell table:formula="oooc:=+[.A193]+1" office:value-type="float" office:value="164">
            <text:p>164</text:p>
          </table:table-cell>
          <table:table-cell table:formula="oooc:=+[.B193]+[.B193]*growth/100" office:value-type="float" office:value="2.33840261972944E+051">
            <text:p>2338402619729440000000000000000000000000000000000000.000000</text:p>
          </table:table-cell>
          <table:table-cell/>
          <table:table-cell table:style-name="ce6" table:formula="oooc:=+[.D193]-([.B194]-reserve)" office:value-type="float" office:value="-4.67680523945889E+051">
            <text:p>-4676805239458890000000000000000000000000000000000000.0000</text:p>
          </table:table-cell>
          <table:table-cell table:style-name="Default" table:formula="oooc:=+[.B194]/[.$B$30]" office:value-type="float" office:value="2.33840261972944E+049">
            <text:p>2.34E+049</text:p>
          </table:table-cell>
          <table:table-cell table:number-columns-repeated="7"/>
        </table:table-row>
        <table:table-row table:style-name="ro1">
          <table:table-cell table:formula="oooc:=+[.A194]+1" office:value-type="float" office:value="165">
            <text:p>165</text:p>
          </table:table-cell>
          <table:table-cell table:formula="oooc:=+[.B194]+[.B194]*growth/100" office:value-type="float" office:value="4.67680523945889E+051">
            <text:p>4676805239458890000000000000000000000000000000000000.000000</text:p>
          </table:table-cell>
          <table:table-cell/>
          <table:table-cell table:style-name="ce6" table:formula="oooc:=+[.D194]-([.B195]-reserve)" office:value-type="float" office:value="-9.35361047891778E+051">
            <text:p>-9353610478917780000000000000000000000000000000000000.0000</text:p>
          </table:table-cell>
          <table:table-cell table:style-name="Default" table:formula="oooc:=+[.B195]/[.$B$30]" office:value-type="float" office:value="4.67680523945889E+049">
            <text:p>4.68E+049</text:p>
          </table:table-cell>
          <table:table-cell table:number-columns-repeated="7"/>
        </table:table-row>
        <table:table-row table:style-name="ro1">
          <table:table-cell table:formula="oooc:=+[.A195]+1" office:value-type="float" office:value="166">
            <text:p>166</text:p>
          </table:table-cell>
          <table:table-cell table:formula="oooc:=+[.B195]+[.B195]*growth/100" office:value-type="float" office:value="9.35361047891778E+051">
            <text:p>9353610478917780000000000000000000000000000000000000.000000</text:p>
          </table:table-cell>
          <table:table-cell/>
          <table:table-cell table:style-name="ce6" table:formula="oooc:=+[.D195]-([.B196]-reserve)" office:value-type="float" office:value="-1.87072209578356E+052">
            <text:p>-18707220957835600000000000000000000000000000000000000.0000</text:p>
          </table:table-cell>
          <table:table-cell table:style-name="Default" table:formula="oooc:=+[.B196]/[.$B$30]" office:value-type="float" office:value="9.35361047891778E+049">
            <text:p>9.35E+049</text:p>
          </table:table-cell>
          <table:table-cell table:number-columns-repeated="7"/>
        </table:table-row>
        <table:table-row table:style-name="ro1">
          <table:table-cell table:formula="oooc:=+[.A196]+1" office:value-type="float" office:value="167">
            <text:p>167</text:p>
          </table:table-cell>
          <table:table-cell table:formula="oooc:=+[.B196]+[.B196]*growth/100" office:value-type="float" office:value="1.87072209578356E+052">
            <text:p>18707220957835600000000000000000000000000000000000000.000000</text:p>
          </table:table-cell>
          <table:table-cell/>
          <table:table-cell table:style-name="ce6" table:formula="oooc:=+[.D196]-([.B197]-reserve)" office:value-type="float" office:value="-3.74144419156711E+052">
            <text:p>-37414441915671100000000000000000000000000000000000000.0000</text:p>
          </table:table-cell>
          <table:table-cell table:style-name="Default" table:formula="oooc:=+[.B197]/[.$B$30]" office:value-type="float" office:value="1.87072209578356E+050">
            <text:p>1.87E+050</text:p>
          </table:table-cell>
          <table:table-cell table:number-columns-repeated="7"/>
        </table:table-row>
        <table:table-row table:style-name="ro1">
          <table:table-cell table:formula="oooc:=+[.A197]+1" office:value-type="float" office:value="168">
            <text:p>168</text:p>
          </table:table-cell>
          <table:table-cell table:formula="oooc:=+[.B197]+[.B197]*growth/100" office:value-type="float" office:value="3.74144419156711E+052">
            <text:p>37414441915671100000000000000000000000000000000000000.000000</text:p>
          </table:table-cell>
          <table:table-cell/>
          <table:table-cell table:style-name="ce6" table:formula="oooc:=+[.D197]-([.B198]-reserve)" office:value-type="float" office:value="-7.48288838313422E+052">
            <text:p>-74828883831342200000000000000000000000000000000000000.0000</text:p>
          </table:table-cell>
          <table:table-cell table:style-name="Default" table:formula="oooc:=+[.B198]/[.$B$30]" office:value-type="float" office:value="3.74144419156711E+050">
            <text:p>3.74E+050</text:p>
          </table:table-cell>
          <table:table-cell table:number-columns-repeated="7"/>
        </table:table-row>
        <table:table-row table:style-name="ro1">
          <table:table-cell table:formula="oooc:=+[.A198]+1" office:value-type="float" office:value="169">
            <text:p>169</text:p>
          </table:table-cell>
          <table:table-cell table:formula="oooc:=+[.B198]+[.B198]*growth/100" office:value-type="float" office:value="7.48288838313422E+052">
            <text:p>74828883831342200000000000000000000000000000000000000.000000</text:p>
          </table:table-cell>
          <table:table-cell/>
          <table:table-cell table:style-name="ce6" table:formula="oooc:=+[.D198]-([.B199]-reserve)" office:value-type="float" office:value="-1.49657767662684E+053">
            <text:p>-149657767662684000000000000000000000000000000000000000.0000</text:p>
          </table:table-cell>
          <table:table-cell table:style-name="Default" table:formula="oooc:=+[.B199]/[.$B$30]" office:value-type="float" office:value="7.48288838313422E+050">
            <text:p>7.48E+050</text:p>
          </table:table-cell>
          <table:table-cell table:number-columns-repeated="7"/>
        </table:table-row>
        <table:table-row table:style-name="ro1">
          <table:table-cell table:formula="oooc:=+[.A199]+1" office:value-type="float" office:value="170">
            <text:p>170</text:p>
          </table:table-cell>
          <table:table-cell table:formula="oooc:=+[.B199]+[.B199]*growth/100" office:value-type="float" office:value="1.49657767662684E+053">
            <text:p>149657767662684000000000000000000000000000000000000000.000000</text:p>
          </table:table-cell>
          <table:table-cell/>
          <table:table-cell table:style-name="ce6" table:formula="oooc:=+[.D199]-([.B200]-reserve)" office:value-type="float" office:value="-2.99315535325369E+053">
            <text:p>-299315535325369000000000000000000000000000000000000000.0000</text:p>
          </table:table-cell>
          <table:table-cell table:style-name="Default" table:formula="oooc:=+[.B200]/[.$B$30]" office:value-type="float" office:value="1.49657767662684E+051">
            <text:p>1.50E+051</text:p>
          </table:table-cell>
          <table:table-cell table:number-columns-repeated="7"/>
        </table:table-row>
        <table:table-row table:style-name="ro1">
          <table:table-cell table:formula="oooc:=+[.A200]+1" office:value-type="float" office:value="171">
            <text:p>171</text:p>
          </table:table-cell>
          <table:table-cell table:formula="oooc:=+[.B200]+[.B200]*growth/100" office:value-type="float" office:value="2.99315535325369E+053">
            <text:p>299315535325369000000000000000000000000000000000000000.000000</text:p>
          </table:table-cell>
          <table:table-cell/>
          <table:table-cell table:style-name="ce6" table:formula="oooc:=+[.D200]-([.B201]-reserve)" office:value-type="float" office:value="-5.98631070650738E+053">
            <text:p>-598631070650738000000000000000000000000000000000000000.0000</text:p>
          </table:table-cell>
          <table:table-cell table:style-name="Default" table:formula="oooc:=+[.B201]/[.$B$30]" office:value-type="float" office:value="2.99315535325369E+051">
            <text:p>2.99E+051</text:p>
          </table:table-cell>
          <table:table-cell table:number-columns-repeated="7"/>
        </table:table-row>
        <table:table-row table:style-name="ro1">
          <table:table-cell table:formula="oooc:=+[.A201]+1" office:value-type="float" office:value="172">
            <text:p>172</text:p>
          </table:table-cell>
          <table:table-cell table:formula="oooc:=+[.B201]+[.B201]*growth/100" office:value-type="float" office:value="5.98631070650738E+053">
            <text:p>598631070650738000000000000000000000000000000000000000.000000</text:p>
          </table:table-cell>
          <table:table-cell/>
          <table:table-cell table:style-name="ce6" table:formula="oooc:=+[.D201]-([.B202]-reserve)" office:value-type="float" office:value="-1.19726214130148E+054">
            <text:p>-1197262141301480000000000000000000000000000000000000000.0000</text:p>
          </table:table-cell>
          <table:table-cell table:style-name="Default" table:formula="oooc:=+[.B202]/[.$B$30]" office:value-type="float" office:value="5.98631070650738E+051">
            <text:p>5.99E+051</text:p>
          </table:table-cell>
          <table:table-cell table:number-columns-repeated="7"/>
        </table:table-row>
        <table:table-row table:style-name="ro1">
          <table:table-cell table:formula="oooc:=+[.A202]+1" office:value-type="float" office:value="173">
            <text:p>173</text:p>
          </table:table-cell>
          <table:table-cell table:formula="oooc:=+[.B202]+[.B202]*growth/100" office:value-type="float" office:value="1.19726214130148E+054">
            <text:p>1197262141301480000000000000000000000000000000000000000.000000</text:p>
          </table:table-cell>
          <table:table-cell/>
          <table:table-cell table:style-name="ce6" table:formula="oooc:=+[.D202]-([.B203]-reserve)" office:value-type="float" office:value="-2.39452428260295E+054">
            <text:p>-2394524282602950000000000000000000000000000000000000000.0000</text:p>
          </table:table-cell>
          <table:table-cell table:style-name="Default" table:formula="oooc:=+[.B203]/[.$B$30]" office:value-type="float" office:value="1.19726214130148E+052">
            <text:p>1.20E+052</text:p>
          </table:table-cell>
          <table:table-cell table:number-columns-repeated="7"/>
        </table:table-row>
        <table:table-row table:style-name="ro1">
          <table:table-cell table:formula="oooc:=+[.A203]+1" office:value-type="float" office:value="174">
            <text:p>174</text:p>
          </table:table-cell>
          <table:table-cell table:formula="oooc:=+[.B203]+[.B203]*growth/100" office:value-type="float" office:value="2.39452428260295E+054">
            <text:p>2394524282602950000000000000000000000000000000000000000.000000</text:p>
          </table:table-cell>
          <table:table-cell/>
          <table:table-cell table:style-name="ce6" table:formula="oooc:=+[.D203]-([.B204]-reserve)" office:value-type="float" office:value="-4.7890485652059E+054">
            <text:p>-4789048565205900000000000000000000000000000000000000000.0000</text:p>
          </table:table-cell>
          <table:table-cell table:style-name="Default" table:formula="oooc:=+[.B204]/[.$B$30]" office:value-type="float" office:value="2.39452428260295E+052">
            <text:p>2.39E+052</text:p>
          </table:table-cell>
          <table:table-cell table:number-columns-repeated="7"/>
        </table:table-row>
        <table:table-row table:style-name="ro1">
          <table:table-cell table:formula="oooc:=+[.A204]+1" office:value-type="float" office:value="175">
            <text:p>175</text:p>
          </table:table-cell>
          <table:table-cell table:formula="oooc:=+[.B204]+[.B204]*growth/100" office:value-type="float" office:value="4.7890485652059E+054">
            <text:p>4789048565205900000000000000000000000000000000000000000.000000</text:p>
          </table:table-cell>
          <table:table-cell/>
          <table:table-cell table:style-name="ce6" table:formula="oooc:=+[.D204]-([.B205]-reserve)" office:value-type="float" office:value="-9.57809713041181E+054">
            <text:p>-9578097130411810000000000000000000000000000000000000000.0000</text:p>
          </table:table-cell>
          <table:table-cell table:style-name="Default" table:formula="oooc:=+[.B205]/[.$B$30]" office:value-type="float" office:value="4.7890485652059E+052">
            <text:p>4.79E+052</text:p>
          </table:table-cell>
          <table:table-cell table:number-columns-repeated="7"/>
        </table:table-row>
        <table:table-row table:style-name="ro1">
          <table:table-cell table:formula="oooc:=+[.A205]+1" office:value-type="float" office:value="176">
            <text:p>176</text:p>
          </table:table-cell>
          <table:table-cell table:formula="oooc:=+[.B205]+[.B205]*growth/100" office:value-type="float" office:value="9.57809713041181E+054">
            <text:p>9578097130411810000000000000000000000000000000000000000.000000</text:p>
          </table:table-cell>
          <table:table-cell/>
          <table:table-cell table:style-name="ce6" table:formula="oooc:=+[.D205]-([.B206]-reserve)" office:value-type="float" office:value="-1.91561942608236E+055">
            <text:p>-19156194260823600000000000000000000000000000000000000000.0000</text:p>
          </table:table-cell>
          <table:table-cell table:style-name="Default" table:formula="oooc:=+[.B206]/[.$B$30]" office:value-type="float" office:value="9.57809713041181E+052">
            <text:p>9.58E+052</text:p>
          </table:table-cell>
          <table:table-cell table:number-columns-repeated="7"/>
        </table:table-row>
        <table:table-row table:style-name="ro1">
          <table:table-cell table:formula="oooc:=+[.A206]+1" office:value-type="float" office:value="177">
            <text:p>177</text:p>
          </table:table-cell>
          <table:table-cell table:formula="oooc:=+[.B206]+[.B206]*growth/100" office:value-type="float" office:value="1.91561942608236E+055">
            <text:p>19156194260823600000000000000000000000000000000000000000.000000</text:p>
          </table:table-cell>
          <table:table-cell/>
          <table:table-cell table:style-name="ce6" table:formula="oooc:=+[.D206]-([.B207]-reserve)" office:value-type="float" office:value="-3.83123885216472E+055">
            <text:p>-38312388521647200000000000000000000000000000000000000000.0000</text:p>
          </table:table-cell>
          <table:table-cell table:style-name="Default" table:formula="oooc:=+[.B207]/[.$B$30]" office:value-type="float" office:value="1.91561942608236E+053">
            <text:p>1.92E+053</text:p>
          </table:table-cell>
          <table:table-cell table:number-columns-repeated="7"/>
        </table:table-row>
        <table:table-row table:style-name="ro1">
          <table:table-cell table:formula="oooc:=+[.A207]+1" office:value-type="float" office:value="178">
            <text:p>178</text:p>
          </table:table-cell>
          <table:table-cell table:formula="oooc:=+[.B207]+[.B207]*growth/100" office:value-type="float" office:value="3.83123885216472E+055">
            <text:p>38312388521647200000000000000000000000000000000000000000.000000</text:p>
          </table:table-cell>
          <table:table-cell/>
          <table:table-cell table:style-name="ce6" table:formula="oooc:=+[.D207]-([.B208]-reserve)" office:value-type="float" office:value="-7.66247770432944E+055">
            <text:p>-76624777043294400000000000000000000000000000000000000000.0000</text:p>
          </table:table-cell>
          <table:table-cell table:style-name="Default" table:formula="oooc:=+[.B208]/[.$B$30]" office:value-type="float" office:value="3.83123885216472E+053">
            <text:p>3.83E+053</text:p>
          </table:table-cell>
          <table:table-cell table:number-columns-repeated="7"/>
        </table:table-row>
        <table:table-row table:style-name="ro1">
          <table:table-cell table:formula="oooc:=+[.A208]+1" office:value-type="float" office:value="179">
            <text:p>179</text:p>
          </table:table-cell>
          <table:table-cell table:formula="oooc:=+[.B208]+[.B208]*growth/100" office:value-type="float" office:value="7.66247770432944E+055">
            <text:p>76624777043294400000000000000000000000000000000000000000.000000</text:p>
          </table:table-cell>
          <table:table-cell/>
          <table:table-cell table:style-name="ce6" table:formula="oooc:=+[.D208]-([.B209]-reserve)" office:value-type="float" office:value="-1.53249554086589E+056">
            <text:p>-153249554086589000000000000000000000000000000000000000000.0000</text:p>
          </table:table-cell>
          <table:table-cell table:style-name="Default" table:formula="oooc:=+[.B209]/[.$B$30]" office:value-type="float" office:value="7.66247770432944E+053">
            <text:p>7.66E+053</text:p>
          </table:table-cell>
          <table:table-cell table:number-columns-repeated="7"/>
        </table:table-row>
        <table:table-row table:style-name="ro1">
          <table:table-cell table:formula="oooc:=+[.A209]+1" office:value-type="float" office:value="180">
            <text:p>180</text:p>
          </table:table-cell>
          <table:table-cell table:formula="oooc:=+[.B209]+[.B209]*growth/100" office:value-type="float" office:value="1.53249554086589E+056">
            <text:p>153249554086589000000000000000000000000000000000000000000.000000</text:p>
          </table:table-cell>
          <table:table-cell/>
          <table:table-cell table:style-name="ce6" table:formula="oooc:=+[.D209]-([.B210]-reserve)" office:value-type="float" office:value="-3.06499108173178E+056">
            <text:p>-306499108173178000000000000000000000000000000000000000000.0000</text:p>
          </table:table-cell>
          <table:table-cell table:style-name="Default" table:formula="oooc:=+[.B210]/[.$B$30]" office:value-type="float" office:value="1.53249554086589E+054">
            <text:p>1.53E+054</text:p>
          </table:table-cell>
          <table:table-cell table:number-columns-repeated="7"/>
        </table:table-row>
        <table:table-row table:style-name="ro1">
          <table:table-cell table:formula="oooc:=+[.A210]+1" office:value-type="float" office:value="181">
            <text:p>181</text:p>
          </table:table-cell>
          <table:table-cell table:formula="oooc:=+[.B210]+[.B210]*growth/100" office:value-type="float" office:value="3.06499108173178E+056">
            <text:p>306499108173178000000000000000000000000000000000000000000.000000</text:p>
          </table:table-cell>
          <table:table-cell/>
          <table:table-cell table:style-name="ce6" table:formula="oooc:=+[.D210]-([.B211]-reserve)" office:value-type="float" office:value="-6.12998216346356E+056">
            <text:p>-612998216346356000000000000000000000000000000000000000000.0000</text:p>
          </table:table-cell>
          <table:table-cell table:style-name="Default" table:formula="oooc:=+[.B211]/[.$B$30]" office:value-type="float" office:value="3.06499108173178E+054">
            <text:p>3.06E+054</text:p>
          </table:table-cell>
          <table:table-cell table:number-columns-repeated="7"/>
        </table:table-row>
        <table:table-row table:style-name="ro1">
          <table:table-cell table:formula="oooc:=+[.A211]+1" office:value-type="float" office:value="182">
            <text:p>182</text:p>
          </table:table-cell>
          <table:table-cell table:formula="oooc:=+[.B211]+[.B211]*growth/100" office:value-type="float" office:value="6.12998216346356E+056">
            <text:p>612998216346356000000000000000000000000000000000000000000.000000</text:p>
          </table:table-cell>
          <table:table-cell/>
          <table:table-cell table:style-name="ce6" table:formula="oooc:=+[.D211]-([.B212]-reserve)" office:value-type="float" office:value="-1.22599643269271E+057">
            <text:p>-1225996432692710000000000000000000000000000000000000000000.0000</text:p>
          </table:table-cell>
          <table:table-cell table:style-name="Default" table:formula="oooc:=+[.B212]/[.$B$30]" office:value-type="float" office:value="6.12998216346356E+054">
            <text:p>6.13E+054</text:p>
          </table:table-cell>
          <table:table-cell table:number-columns-repeated="7"/>
        </table:table-row>
        <table:table-row table:style-name="ro1">
          <table:table-cell table:formula="oooc:=+[.A212]+1" office:value-type="float" office:value="183">
            <text:p>183</text:p>
          </table:table-cell>
          <table:table-cell table:formula="oooc:=+[.B212]+[.B212]*growth/100" office:value-type="float" office:value="1.22599643269271E+057">
            <text:p>1225996432692710000000000000000000000000000000000000000000.000000</text:p>
          </table:table-cell>
          <table:table-cell/>
          <table:table-cell table:style-name="ce6" table:formula="oooc:=+[.D212]-([.B213]-reserve)" office:value-type="float" office:value="-2.45199286538542E+057">
            <text:p>-2451992865385420000000000000000000000000000000000000000000.0000</text:p>
          </table:table-cell>
          <table:table-cell table:style-name="Default" table:formula="oooc:=+[.B213]/[.$B$30]" office:value-type="float" office:value="1.22599643269271E+055">
            <text:p>1.23E+055</text:p>
          </table:table-cell>
          <table:table-cell table:number-columns-repeated="7"/>
        </table:table-row>
        <table:table-row table:style-name="ro1">
          <table:table-cell table:formula="oooc:=+[.A213]+1" office:value-type="float" office:value="184">
            <text:p>184</text:p>
          </table:table-cell>
          <table:table-cell table:formula="oooc:=+[.B213]+[.B213]*growth/100" office:value-type="float" office:value="2.45199286538542E+057">
            <text:p>2451992865385420000000000000000000000000000000000000000000.000000</text:p>
          </table:table-cell>
          <table:table-cell/>
          <table:table-cell table:style-name="ce6" table:formula="oooc:=+[.D213]-([.B214]-reserve)" office:value-type="float" office:value="-4.90398573077084E+057">
            <text:p>-4903985730770840000000000000000000000000000000000000000000.0000</text:p>
          </table:table-cell>
          <table:table-cell table:style-name="Default" table:formula="oooc:=+[.B214]/[.$B$30]" office:value-type="float" office:value="2.45199286538542E+055">
            <text:p>2.45E+055</text:p>
          </table:table-cell>
          <table:table-cell table:number-columns-repeated="7"/>
        </table:table-row>
        <table:table-row table:style-name="ro1">
          <table:table-cell table:formula="oooc:=+[.A214]+1" office:value-type="float" office:value="185">
            <text:p>185</text:p>
          </table:table-cell>
          <table:table-cell table:formula="oooc:=+[.B214]+[.B214]*growth/100" office:value-type="float" office:value="4.90398573077084E+057">
            <text:p>4903985730770840000000000000000000000000000000000000000000.000000</text:p>
          </table:table-cell>
          <table:table-cell/>
          <table:table-cell table:style-name="ce6" table:formula="oooc:=+[.D214]-([.B215]-reserve)" office:value-type="float" office:value="-9.80797146154169E+057">
            <text:p>-9807971461541690000000000000000000000000000000000000000000.0000</text:p>
          </table:table-cell>
          <table:table-cell table:style-name="Default" table:formula="oooc:=+[.B215]/[.$B$30]" office:value-type="float" office:value="4.90398573077084E+055">
            <text:p>4.90E+055</text:p>
          </table:table-cell>
          <table:table-cell table:number-columns-repeated="7"/>
        </table:table-row>
        <table:table-row table:style-name="ro1">
          <table:table-cell table:formula="oooc:=+[.A215]+1" office:value-type="float" office:value="186">
            <text:p>186</text:p>
          </table:table-cell>
          <table:table-cell table:formula="oooc:=+[.B215]+[.B215]*growth/100" office:value-type="float" office:value="9.80797146154169E+057">
            <text:p>9807971461541690000000000000000000000000000000000000000000.000000</text:p>
          </table:table-cell>
          <table:table-cell/>
          <table:table-cell table:style-name="ce6" table:formula="oooc:=+[.D215]-([.B216]-reserve)" office:value-type="float" office:value="-1.96159429230834E+058">
            <text:p>-19615942923083400000000000000000000000000000000000000000000.0000</text:p>
          </table:table-cell>
          <table:table-cell table:style-name="Default" table:formula="oooc:=+[.B216]/[.$B$30]" office:value-type="float" office:value="9.80797146154169E+055">
            <text:p>9.81E+055</text:p>
          </table:table-cell>
          <table:table-cell table:number-columns-repeated="7"/>
        </table:table-row>
        <table:table-row table:style-name="ro1">
          <table:table-cell table:formula="oooc:=+[.A216]+1" office:value-type="float" office:value="187">
            <text:p>187</text:p>
          </table:table-cell>
          <table:table-cell table:formula="oooc:=+[.B216]+[.B216]*growth/100" office:value-type="float" office:value="1.96159429230834E+058">
            <text:p>19615942923083400000000000000000000000000000000000000000000.000000</text:p>
          </table:table-cell>
          <table:table-cell/>
          <table:table-cell table:style-name="ce6" table:formula="oooc:=+[.D216]-([.B217]-reserve)" office:value-type="float" office:value="-3.92318858461668E+058">
            <text:p>-39231885846166800000000000000000000000000000000000000000000.0000</text:p>
          </table:table-cell>
          <table:table-cell table:style-name="Default" table:formula="oooc:=+[.B217]/[.$B$30]" office:value-type="float" office:value="1.96159429230834E+056">
            <text:p>1.96E+056</text:p>
          </table:table-cell>
          <table:table-cell table:number-columns-repeated="7"/>
        </table:table-row>
        <table:table-row table:style-name="ro1">
          <table:table-cell table:formula="oooc:=+[.A217]+1" office:value-type="float" office:value="188">
            <text:p>188</text:p>
          </table:table-cell>
          <table:table-cell table:formula="oooc:=+[.B217]+[.B217]*growth/100" office:value-type="float" office:value="3.92318858461668E+058">
            <text:p>39231885846166800000000000000000000000000000000000000000000.000000</text:p>
          </table:table-cell>
          <table:table-cell/>
          <table:table-cell table:style-name="ce6" table:formula="oooc:=+[.D217]-([.B218]-reserve)" office:value-type="float" office:value="-7.84637716923335E+058">
            <text:p>-78463771692333500000000000000000000000000000000000000000000.0000</text:p>
          </table:table-cell>
          <table:table-cell table:style-name="Default" table:formula="oooc:=+[.B218]/[.$B$30]" office:value-type="float" office:value="3.92318858461668E+056">
            <text:p>3.92E+056</text:p>
          </table:table-cell>
          <table:table-cell table:number-columns-repeated="7"/>
        </table:table-row>
        <table:table-row table:style-name="ro1">
          <table:table-cell table:formula="oooc:=+[.A218]+1" office:value-type="float" office:value="189">
            <text:p>189</text:p>
          </table:table-cell>
          <table:table-cell table:formula="oooc:=+[.B218]+[.B218]*growth/100" office:value-type="float" office:value="7.84637716923335E+058">
            <text:p>78463771692333500000000000000000000000000000000000000000000.000000</text:p>
          </table:table-cell>
          <table:table-cell/>
          <table:table-cell table:style-name="ce6" table:formula="oooc:=+[.D218]-([.B219]-reserve)" office:value-type="float" office:value="-1.56927543384667E+059">
            <text:p>-156927543384667000000000000000000000000000000000000000000000.0000</text:p>
          </table:table-cell>
          <table:table-cell table:style-name="Default" table:formula="oooc:=+[.B219]/[.$B$30]" office:value-type="float" office:value="7.84637716923335E+056">
            <text:p>7.85E+056</text:p>
          </table:table-cell>
          <table:table-cell table:number-columns-repeated="7"/>
        </table:table-row>
        <table:table-row table:style-name="ro1">
          <table:table-cell table:formula="oooc:=+[.A219]+1" office:value-type="float" office:value="190">
            <text:p>190</text:p>
          </table:table-cell>
          <table:table-cell table:formula="oooc:=+[.B219]+[.B219]*growth/100" office:value-type="float" office:value="1.56927543384667E+059">
            <text:p>156927543384667000000000000000000000000000000000000000000000.000000</text:p>
          </table:table-cell>
          <table:table-cell/>
          <table:table-cell table:style-name="ce6" table:formula="oooc:=+[.D219]-([.B220]-reserve)" office:value-type="float" office:value="-3.13855086769334E+059">
            <text:p>-313855086769334000000000000000000000000000000000000000000000.0000</text:p>
          </table:table-cell>
          <table:table-cell table:style-name="Default" table:formula="oooc:=+[.B220]/[.$B$30]" office:value-type="float" office:value="1.56927543384667E+057">
            <text:p>1.57E+057</text:p>
          </table:table-cell>
          <table:table-cell table:number-columns-repeated="7"/>
        </table:table-row>
        <table:table-row table:style-name="ro1">
          <table:table-cell table:formula="oooc:=+[.A220]+1" office:value-type="float" office:value="191">
            <text:p>191</text:p>
          </table:table-cell>
          <table:table-cell table:formula="oooc:=+[.B220]+[.B220]*growth/100" office:value-type="float" office:value="3.13855086769334E+059">
            <text:p>313855086769334000000000000000000000000000000000000000000000.000000</text:p>
          </table:table-cell>
          <table:table-cell/>
          <table:table-cell table:style-name="ce6" table:formula="oooc:=+[.D220]-([.B221]-reserve)" office:value-type="float" office:value="-6.27710173538668E+059">
            <text:p>-627710173538668000000000000000000000000000000000000000000000.0000</text:p>
          </table:table-cell>
          <table:table-cell table:style-name="Default" table:formula="oooc:=+[.B221]/[.$B$30]" office:value-type="float" office:value="3.13855086769334E+057">
            <text:p>3.14E+057</text:p>
          </table:table-cell>
          <table:table-cell table:number-columns-repeated="7"/>
        </table:table-row>
        <table:table-row table:style-name="ro1">
          <table:table-cell table:formula="oooc:=+[.A221]+1" office:value-type="float" office:value="192">
            <text:p>192</text:p>
          </table:table-cell>
          <table:table-cell table:formula="oooc:=+[.B221]+[.B221]*growth/100" office:value-type="float" office:value="6.27710173538668E+059">
            <text:p>627710173538668000000000000000000000000000000000000000000000.000000</text:p>
          </table:table-cell>
          <table:table-cell/>
          <table:table-cell table:style-name="ce6" table:formula="oooc:=+[.D221]-([.B222]-reserve)" office:value-type="float" office:value="-1.25542034707734E+060">
            <text:p>-1255420347077340000000000000000000000000000000000000000000000.0000</text:p>
          </table:table-cell>
          <table:table-cell table:style-name="Default" table:formula="oooc:=+[.B222]/[.$B$30]" office:value-type="float" office:value="6.27710173538668E+057">
            <text:p>6.28E+057</text:p>
          </table:table-cell>
          <table:table-cell table:number-columns-repeated="7"/>
        </table:table-row>
        <table:table-row table:style-name="ro1">
          <table:table-cell table:formula="oooc:=+[.A222]+1" office:value-type="float" office:value="193">
            <text:p>193</text:p>
          </table:table-cell>
          <table:table-cell table:formula="oooc:=+[.B222]+[.B222]*growth/100" office:value-type="float" office:value="1.25542034707734E+060">
            <text:p>1255420347077340000000000000000000000000000000000000000000000.000000</text:p>
          </table:table-cell>
          <table:table-cell/>
          <table:table-cell table:style-name="ce6" table:formula="oooc:=+[.D222]-([.B223]-reserve)" office:value-type="float" office:value="-2.51084069415467E+060">
            <text:p>-2510840694154670000000000000000000000000000000000000000000000.0000</text:p>
          </table:table-cell>
          <table:table-cell table:style-name="Default" table:formula="oooc:=+[.B223]/[.$B$30]" office:value-type="float" office:value="1.25542034707734E+058">
            <text:p>1.26E+058</text:p>
          </table:table-cell>
          <table:table-cell table:number-columns-repeated="7"/>
        </table:table-row>
        <table:table-row table:style-name="ro1">
          <table:table-cell table:formula="oooc:=+[.A223]+1" office:value-type="float" office:value="194">
            <text:p>194</text:p>
          </table:table-cell>
          <table:table-cell table:formula="oooc:=+[.B223]+[.B223]*growth/100" office:value-type="float" office:value="2.51084069415467E+060">
            <text:p>2510840694154670000000000000000000000000000000000000000000000.000000</text:p>
          </table:table-cell>
          <table:table-cell/>
          <table:table-cell table:style-name="ce6" table:formula="oooc:=+[.D223]-([.B224]-reserve)" office:value-type="float" office:value="-5.02168138830935E+060">
            <text:p>-5021681388309350000000000000000000000000000000000000000000000.0000</text:p>
          </table:table-cell>
          <table:table-cell table:style-name="Default" table:formula="oooc:=+[.B224]/[.$B$30]" office:value-type="float" office:value="2.51084069415467E+058">
            <text:p>2.51E+058</text:p>
          </table:table-cell>
          <table:table-cell table:number-columns-repeated="7"/>
        </table:table-row>
        <table:table-row table:style-name="ro1">
          <table:table-cell table:formula="oooc:=+[.A224]+1" office:value-type="float" office:value="195">
            <text:p>195</text:p>
          </table:table-cell>
          <table:table-cell table:formula="oooc:=+[.B224]+[.B224]*growth/100" office:value-type="float" office:value="5.02168138830935E+060">
            <text:p>5021681388309350000000000000000000000000000000000000000000000.000000</text:p>
          </table:table-cell>
          <table:table-cell/>
          <table:table-cell table:style-name="ce6" table:formula="oooc:=+[.D224]-([.B225]-reserve)" office:value-type="float" office:value="-1.00433627766187E+061">
            <text:p>-10043362776618700000000000000000000000000000000000000000000000.0000</text:p>
          </table:table-cell>
          <table:table-cell table:style-name="Default" table:formula="oooc:=+[.B225]/[.$B$30]" office:value-type="float" office:value="5.02168138830935E+058">
            <text:p>5.02E+058</text:p>
          </table:table-cell>
          <table:table-cell table:number-columns-repeated="7"/>
        </table:table-row>
        <table:table-row table:style-name="ro1">
          <table:table-cell table:formula="oooc:=+[.A225]+1" office:value-type="float" office:value="196">
            <text:p>196</text:p>
          </table:table-cell>
          <table:table-cell table:formula="oooc:=+[.B225]+[.B225]*growth/100" office:value-type="float" office:value="1.00433627766187E+061">
            <text:p>10043362776618700000000000000000000000000000000000000000000000.000000</text:p>
          </table:table-cell>
          <table:table-cell/>
          <table:table-cell table:style-name="ce6" table:formula="oooc:=+[.D225]-([.B226]-reserve)" office:value-type="float" office:value="-2.00867255532374E+061">
            <text:p>-20086725553237400000000000000000000000000000000000000000000000.0000</text:p>
          </table:table-cell>
          <table:table-cell table:style-name="Default" table:formula="oooc:=+[.B226]/[.$B$30]" office:value-type="float" office:value="1.00433627766187E+059">
            <text:p>1.00E+059</text:p>
          </table:table-cell>
          <table:table-cell table:number-columns-repeated="7"/>
        </table:table-row>
        <table:table-row table:style-name="ro1">
          <table:table-cell table:formula="oooc:=+[.A226]+1" office:value-type="float" office:value="197">
            <text:p>197</text:p>
          </table:table-cell>
          <table:table-cell table:formula="oooc:=+[.B226]+[.B226]*growth/100" office:value-type="float" office:value="2.00867255532374E+061">
            <text:p>20086725553237400000000000000000000000000000000000000000000000.000000</text:p>
          </table:table-cell>
          <table:table-cell/>
          <table:table-cell table:style-name="ce6" table:formula="oooc:=+[.D226]-([.B227]-reserve)" office:value-type="float" office:value="-4.01734511064748E+061">
            <text:p>-40173451106474800000000000000000000000000000000000000000000000.0000</text:p>
          </table:table-cell>
          <table:table-cell table:style-name="Default" table:formula="oooc:=+[.B227]/[.$B$30]" office:value-type="float" office:value="2.00867255532374E+059">
            <text:p>2.01E+059</text:p>
          </table:table-cell>
          <table:table-cell table:number-columns-repeated="7"/>
        </table:table-row>
        <table:table-row table:style-name="ro1">
          <table:table-cell table:formula="oooc:=+[.A227]+1" office:value-type="float" office:value="198">
            <text:p>198</text:p>
          </table:table-cell>
          <table:table-cell table:formula="oooc:=+[.B227]+[.B227]*growth/100" office:value-type="float" office:value="4.01734511064748E+061">
            <text:p>40173451106474800000000000000000000000000000000000000000000000.000000</text:p>
          </table:table-cell>
          <table:table-cell/>
          <table:table-cell table:style-name="ce6" table:formula="oooc:=+[.D227]-([.B228]-reserve)" office:value-type="float" office:value="-8.03469022129495E+061">
            <text:p>-80346902212949500000000000000000000000000000000000000000000000.0000</text:p>
          </table:table-cell>
          <table:table-cell table:style-name="Default" table:formula="oooc:=+[.B228]/[.$B$30]" office:value-type="float" office:value="4.01734511064748E+059">
            <text:p>4.02E+059</text:p>
          </table:table-cell>
          <table:table-cell table:number-columns-repeated="7"/>
        </table:table-row>
        <table:table-row table:style-name="ro1">
          <table:table-cell table:formula="oooc:=+[.A228]+1" office:value-type="float" office:value="199">
            <text:p>199</text:p>
          </table:table-cell>
          <table:table-cell table:formula="oooc:=+[.B228]+[.B228]*growth/100" office:value-type="float" office:value="8.03469022129495E+061">
            <text:p>80346902212949500000000000000000000000000000000000000000000000.000000</text:p>
          </table:table-cell>
          <table:table-cell/>
          <table:table-cell table:style-name="ce6" table:formula="oooc:=+[.D228]-([.B229]-reserve)" office:value-type="float" office:value="-1.60693804425899E+062">
            <text:p>-160693804425899000000000000000000000000000000000000000000000000.0000</text:p>
          </table:table-cell>
          <table:table-cell table:style-name="Default" table:formula="oooc:=+[.B229]/[.$B$30]" office:value-type="float" office:value="8.03469022129495E+059">
            <text:p>8.03E+059</text:p>
          </table:table-cell>
          <table:table-cell table:number-columns-repeated="7"/>
        </table:table-row>
        <table:table-row table:style-name="ro1">
          <table:table-cell table:formula="oooc:=+[.A229]+1" office:value-type="float" office:value="200">
            <text:p>200</text:p>
          </table:table-cell>
          <table:table-cell table:formula="oooc:=+[.B229]+[.B229]*growth/100" office:value-type="float" office:value="1.60693804425899E+062">
            <text:p>160693804425899000000000000000000000000000000000000000000000000.000000</text:p>
          </table:table-cell>
          <table:table-cell/>
          <table:table-cell table:style-name="ce6" table:formula="oooc:=+[.D229]-([.B230]-reserve)" office:value-type="float" office:value="-3.21387608851798E+062">
            <text:p>-321387608851798000000000000000000000000000000000000000000000000.0000</text:p>
          </table:table-cell>
          <table:table-cell table:style-name="Default" table:formula="oooc:=+[.B230]/[.$B$30]" office:value-type="float" office:value="1.60693804425899E+060">
            <text:p>1.61E+060</text:p>
          </table:table-cell>
          <table:table-cell table:number-columns-repeated="7"/>
        </table:table-row>
        <table:table-row table:style-name="ro1">
          <table:table-cell table:formula="oooc:=+[.A230]+1" office:value-type="float" office:value="201">
            <text:p>201</text:p>
          </table:table-cell>
          <table:table-cell table:formula="oooc:=+[.B230]+[.B230]*growth/100" office:value-type="float" office:value="3.21387608851798E+062">
            <text:p>321387608851798000000000000000000000000000000000000000000000000.000000</text:p>
          </table:table-cell>
          <table:table-cell/>
          <table:table-cell table:style-name="ce6" table:formula="oooc:=+[.D230]-([.B231]-reserve)" office:value-type="float" office:value="-6.42775217703596E+062">
            <text:p>-642775217703596000000000000000000000000000000000000000000000000.0000</text:p>
          </table:table-cell>
          <table:table-cell table:style-name="Default" table:formula="oooc:=+[.B231]/[.$B$30]" office:value-type="float" office:value="3.21387608851798E+060">
            <text:p>3.21E+060</text:p>
          </table:table-cell>
          <table:table-cell table:number-columns-repeated="7"/>
        </table:table-row>
        <table:table-row table:style-name="ro1">
          <table:table-cell table:formula="oooc:=+[.A231]+1" office:value-type="float" office:value="202">
            <text:p>202</text:p>
          </table:table-cell>
          <table:table-cell table:formula="oooc:=+[.B231]+[.B231]*growth/100" office:value-type="float" office:value="6.42775217703596E+062">
            <text:p>642775217703596000000000000000000000000000000000000000000000000.000000</text:p>
          </table:table-cell>
          <table:table-cell/>
          <table:table-cell table:style-name="ce6" table:formula="oooc:=+[.D231]-([.B232]-reserve)" office:value-type="float" office:value="-1.28555043540719E+063">
            <text:p>-1285550435407190000000000000000000000000000000000000000000000000.0000</text:p>
          </table:table-cell>
          <table:table-cell table:style-name="Default" table:formula="oooc:=+[.B232]/[.$B$30]" office:value-type="float" office:value="6.42775217703596E+060">
            <text:p>6.43E+060</text:p>
          </table:table-cell>
          <table:table-cell table:number-columns-repeated="7"/>
        </table:table-row>
        <table:table-row table:style-name="ro1">
          <table:table-cell table:formula="oooc:=+[.A232]+1" office:value-type="float" office:value="203">
            <text:p>203</text:p>
          </table:table-cell>
          <table:table-cell table:formula="oooc:=+[.B232]+[.B232]*growth/100" office:value-type="float" office:value="1.28555043540719E+063">
            <text:p>1285550435407190000000000000000000000000000000000000000000000000.000000</text:p>
          </table:table-cell>
          <table:table-cell/>
          <table:table-cell table:style-name="ce6" table:formula="oooc:=+[.D232]-([.B233]-reserve)" office:value-type="float" office:value="-2.57110087081438E+063">
            <text:p>-2571100870814380000000000000000000000000000000000000000000000000.0000</text:p>
          </table:table-cell>
          <table:table-cell table:style-name="Default" table:formula="oooc:=+[.B233]/[.$B$30]" office:value-type="float" office:value="1.28555043540719E+061">
            <text:p>1.29E+061</text:p>
          </table:table-cell>
          <table:table-cell table:number-columns-repeated="7"/>
        </table:table-row>
        <table:table-row table:style-name="ro1">
          <table:table-cell table:formula="oooc:=+[.A233]+1" office:value-type="float" office:value="204">
            <text:p>204</text:p>
          </table:table-cell>
          <table:table-cell table:formula="oooc:=+[.B233]+[.B233]*growth/100" office:value-type="float" office:value="2.57110087081438E+063">
            <text:p>2571100870814380000000000000000000000000000000000000000000000000.000000</text:p>
          </table:table-cell>
          <table:table-cell/>
          <table:table-cell table:style-name="ce6" table:formula="oooc:=+[.D233]-([.B234]-reserve)" office:value-type="float" office:value="-5.14220174162877E+063">
            <text:p>-5142201741628770000000000000000000000000000000000000000000000000.0000</text:p>
          </table:table-cell>
          <table:table-cell table:style-name="Default" table:formula="oooc:=+[.B234]/[.$B$30]" office:value-type="float" office:value="2.57110087081438E+061">
            <text:p>2.57E+061</text:p>
          </table:table-cell>
          <table:table-cell table:number-columns-repeated="7"/>
        </table:table-row>
        <table:table-row table:style-name="ro1">
          <table:table-cell table:formula="oooc:=+[.A234]+1" office:value-type="float" office:value="205">
            <text:p>205</text:p>
          </table:table-cell>
          <table:table-cell table:formula="oooc:=+[.B234]+[.B234]*growth/100" office:value-type="float" office:value="5.14220174162877E+063">
            <text:p>5142201741628770000000000000000000000000000000000000000000000000.000000</text:p>
          </table:table-cell>
          <table:table-cell/>
          <table:table-cell table:style-name="ce6" table:formula="oooc:=+[.D234]-([.B235]-reserve)" office:value-type="float" office:value="-1.02844034832575E+064">
            <text:p>-10284403483257500000000000000000000000000000000000000000000000000.0000</text:p>
          </table:table-cell>
          <table:table-cell table:style-name="Default" table:formula="oooc:=+[.B235]/[.$B$30]" office:value-type="float" office:value="5.14220174162877E+061">
            <text:p>5.14E+061</text:p>
          </table:table-cell>
          <table:table-cell table:number-columns-repeated="7"/>
        </table:table-row>
        <table:table-row table:style-name="ro1">
          <table:table-cell table:formula="oooc:=+[.A235]+1" office:value-type="float" office:value="206">
            <text:p>206</text:p>
          </table:table-cell>
          <table:table-cell table:formula="oooc:=+[.B235]+[.B235]*growth/100" office:value-type="float" office:value="1.02844034832575E+064">
            <text:p>10284403483257500000000000000000000000000000000000000000000000000.000000</text:p>
          </table:table-cell>
          <table:table-cell/>
          <table:table-cell table:style-name="ce6" table:formula="oooc:=+[.D235]-([.B236]-reserve)" office:value-type="float" office:value="-2.05688069665151E+064">
            <text:p>-20568806966515100000000000000000000000000000000000000000000000000.0000</text:p>
          </table:table-cell>
          <table:table-cell table:style-name="Default" table:formula="oooc:=+[.B236]/[.$B$30]" office:value-type="float" office:value="1.02844034832575E+062">
            <text:p>1.03E+062</text:p>
          </table:table-cell>
          <table:table-cell table:number-columns-repeated="7"/>
        </table:table-row>
        <table:table-row table:style-name="ro1">
          <table:table-cell table:formula="oooc:=+[.A236]+1" office:value-type="float" office:value="207">
            <text:p>207</text:p>
          </table:table-cell>
          <table:table-cell table:formula="oooc:=+[.B236]+[.B236]*growth/100" office:value-type="float" office:value="2.05688069665151E+064">
            <text:p>20568806966515100000000000000000000000000000000000000000000000000.000000</text:p>
          </table:table-cell>
          <table:table-cell/>
          <table:table-cell table:style-name="ce6" table:formula="oooc:=+[.D236]-([.B237]-reserve)" office:value-type="float" office:value="-4.11376139330302E+064">
            <text:p>-41137613933030200000000000000000000000000000000000000000000000000.0000</text:p>
          </table:table-cell>
          <table:table-cell table:style-name="Default" table:formula="oooc:=+[.B237]/[.$B$30]" office:value-type="float" office:value="2.05688069665151E+062">
            <text:p>2.06E+062</text:p>
          </table:table-cell>
          <table:table-cell table:number-columns-repeated="7"/>
        </table:table-row>
        <table:table-row table:style-name="ro1">
          <table:table-cell table:formula="oooc:=+[.A237]+1" office:value-type="float" office:value="208">
            <text:p>208</text:p>
          </table:table-cell>
          <table:table-cell table:formula="oooc:=+[.B237]+[.B237]*growth/100" office:value-type="float" office:value="4.11376139330302E+064">
            <text:p>41137613933030200000000000000000000000000000000000000000000000000.000000</text:p>
          </table:table-cell>
          <table:table-cell/>
          <table:table-cell table:style-name="ce6" table:formula="oooc:=+[.D237]-([.B238]-reserve)" office:value-type="float" office:value="-8.22752278660603E+064">
            <text:p>-82275227866060300000000000000000000000000000000000000000000000000.0000</text:p>
          </table:table-cell>
          <table:table-cell table:style-name="Default" table:formula="oooc:=+[.B238]/[.$B$30]" office:value-type="float" office:value="4.11376139330302E+062">
            <text:p>4.11E+062</text:p>
          </table:table-cell>
          <table:table-cell table:number-columns-repeated="7"/>
        </table:table-row>
        <table:table-row table:style-name="ro1">
          <table:table-cell table:formula="oooc:=+[.A238]+1" office:value-type="float" office:value="209">
            <text:p>209</text:p>
          </table:table-cell>
          <table:table-cell table:formula="oooc:=+[.B238]+[.B238]*growth/100" office:value-type="float" office:value="8.22752278660603E+064">
            <text:p>82275227866060300000000000000000000000000000000000000000000000000.000000</text:p>
          </table:table-cell>
          <table:table-cell/>
          <table:table-cell table:style-name="ce6" table:formula="oooc:=+[.D238]-([.B239]-reserve)" office:value-type="float" office:value="-1.64550455732121E+065">
            <text:p>-164550455732121000000000000000000000000000000000000000000000000000.0000</text:p>
          </table:table-cell>
          <table:table-cell table:style-name="Default" table:formula="oooc:=+[.B239]/[.$B$30]" office:value-type="float" office:value="8.22752278660603E+062">
            <text:p>8.23E+062</text:p>
          </table:table-cell>
          <table:table-cell table:number-columns-repeated="7"/>
        </table:table-row>
        <table:table-row table:style-name="ro1">
          <table:table-cell table:formula="oooc:=+[.A239]+1" office:value-type="float" office:value="210">
            <text:p>210</text:p>
          </table:table-cell>
          <table:table-cell table:formula="oooc:=+[.B239]+[.B239]*growth/100" office:value-type="float" office:value="1.64550455732121E+065">
            <text:p>164550455732121000000000000000000000000000000000000000000000000000.000000</text:p>
          </table:table-cell>
          <table:table-cell/>
          <table:table-cell table:style-name="ce6" table:formula="oooc:=+[.D239]-([.B240]-reserve)" office:value-type="float" office:value="-3.29100911464241E+065">
            <text:p>-329100911464241000000000000000000000000000000000000000000000000000.0000</text:p>
          </table:table-cell>
          <table:table-cell table:style-name="Default" table:formula="oooc:=+[.B240]/[.$B$30]" office:value-type="float" office:value="1.64550455732121E+063">
            <text:p>1.65E+063</text:p>
          </table:table-cell>
          <table:table-cell table:number-columns-repeated="7"/>
        </table:table-row>
        <table:table-row table:style-name="ro1">
          <table:table-cell table:formula="oooc:=+[.A240]+1" office:value-type="float" office:value="211">
            <text:p>211</text:p>
          </table:table-cell>
          <table:table-cell table:formula="oooc:=+[.B240]+[.B240]*growth/100" office:value-type="float" office:value="3.29100911464241E+065">
            <text:p>329100911464241000000000000000000000000000000000000000000000000000.000000</text:p>
          </table:table-cell>
          <table:table-cell/>
          <table:table-cell table:style-name="ce6" table:formula="oooc:=+[.D240]-([.B241]-reserve)" office:value-type="float" office:value="-6.58201822928482E+065">
            <text:p>-658201822928482000000000000000000000000000000000000000000000000000.0000</text:p>
          </table:table-cell>
          <table:table-cell table:style-name="Default" table:formula="oooc:=+[.B241]/[.$B$30]" office:value-type="float" office:value="3.29100911464241E+063">
            <text:p>3.29E+063</text:p>
          </table:table-cell>
          <table:table-cell table:number-columns-repeated="7"/>
        </table:table-row>
        <table:table-row table:style-name="ro1">
          <table:table-cell table:formula="oooc:=+[.A241]+1" office:value-type="float" office:value="212">
            <text:p>212</text:p>
          </table:table-cell>
          <table:table-cell table:formula="oooc:=+[.B241]+[.B241]*growth/100" office:value-type="float" office:value="6.58201822928482E+065">
            <text:p>658201822928482000000000000000000000000000000000000000000000000000.000000</text:p>
          </table:table-cell>
          <table:table-cell/>
          <table:table-cell table:style-name="ce6" table:formula="oooc:=+[.D241]-([.B242]-reserve)" office:value-type="float" office:value="-1.31640364585697E+066">
            <text:p>-1316403645856970000000000000000000000000000000000000000000000000000.0000</text:p>
          </table:table-cell>
          <table:table-cell table:style-name="Default" table:formula="oooc:=+[.B242]/[.$B$30]" office:value-type="float" office:value="6.58201822928482E+063">
            <text:p>6.58E+063</text:p>
          </table:table-cell>
          <table:table-cell table:number-columns-repeated="7"/>
        </table:table-row>
        <table:table-row table:style-name="ro1">
          <table:table-cell table:formula="oooc:=+[.A242]+1" office:value-type="float" office:value="213">
            <text:p>213</text:p>
          </table:table-cell>
          <table:table-cell table:formula="oooc:=+[.B242]+[.B242]*growth/100" office:value-type="float" office:value="1.31640364585697E+066">
            <text:p>1316403645856970000000000000000000000000000000000000000000000000000.000000</text:p>
          </table:table-cell>
          <table:table-cell/>
          <table:table-cell table:style-name="ce6" table:formula="oooc:=+[.D242]-([.B243]-reserve)" office:value-type="float" office:value="-2.63280729171393E+066">
            <text:p>-2632807291713930000000000000000000000000000000000000000000000000000.0000</text:p>
          </table:table-cell>
          <table:table-cell table:style-name="Default" table:formula="oooc:=+[.B243]/[.$B$30]" office:value-type="float" office:value="1.31640364585696E+064">
            <text:p>1.32E+064</text:p>
          </table:table-cell>
          <table:table-cell table:number-columns-repeated="7"/>
        </table:table-row>
        <table:table-row table:style-name="ro1">
          <table:table-cell table:formula="oooc:=+[.A243]+1" office:value-type="float" office:value="214">
            <text:p>214</text:p>
          </table:table-cell>
          <table:table-cell table:formula="oooc:=+[.B243]+[.B243]*growth/100" office:value-type="float" office:value="2.63280729171393E+066">
            <text:p>2632807291713930000000000000000000000000000000000000000000000000000.000000</text:p>
          </table:table-cell>
          <table:table-cell/>
          <table:table-cell table:style-name="ce6" table:formula="oooc:=+[.D243]-([.B244]-reserve)" office:value-type="float" office:value="-5.26561458342786E+066">
            <text:p>-5265614583427860000000000000000000000000000000000000000000000000000.0000</text:p>
          </table:table-cell>
          <table:table-cell table:style-name="Default" table:formula="oooc:=+[.B244]/[.$B$30]" office:value-type="float" office:value="2.63280729171393E+064">
            <text:p>2.63E+064</text:p>
          </table:table-cell>
          <table:table-cell table:number-columns-repeated="7"/>
        </table:table-row>
        <table:table-row table:style-name="ro1">
          <table:table-cell table:formula="oooc:=+[.A244]+1" office:value-type="float" office:value="215">
            <text:p>215</text:p>
          </table:table-cell>
          <table:table-cell table:formula="oooc:=+[.B244]+[.B244]*growth/100" office:value-type="float" office:value="5.26561458342786E+066">
            <text:p>5265614583427860000000000000000000000000000000000000000000000000000.000000</text:p>
          </table:table-cell>
          <table:table-cell/>
          <table:table-cell table:style-name="ce6" table:formula="oooc:=+[.D244]-([.B245]-reserve)" office:value-type="float" office:value="-1.05312291668557E+067">
            <text:p>-10531229166855700000000000000000000000000000000000000000000000000000.0000</text:p>
          </table:table-cell>
          <table:table-cell table:style-name="Default" table:formula="oooc:=+[.B245]/[.$B$30]" office:value-type="float" office:value="5.26561458342786E+064">
            <text:p>5.27E+064</text:p>
          </table:table-cell>
          <table:table-cell table:number-columns-repeated="7"/>
        </table:table-row>
        <table:table-row table:style-name="ro1">
          <table:table-cell table:formula="oooc:=+[.A245]+1" office:value-type="float" office:value="216">
            <text:p>216</text:p>
          </table:table-cell>
          <table:table-cell table:formula="oooc:=+[.B245]+[.B245]*growth/100" office:value-type="float" office:value="1.05312291668557E+067">
            <text:p>10531229166855700000000000000000000000000000000000000000000000000000.000000</text:p>
          </table:table-cell>
          <table:table-cell/>
          <table:table-cell table:style-name="ce6" table:formula="oooc:=+[.D245]-([.B246]-reserve)" office:value-type="float" office:value="-2.10624583337114E+067">
            <text:p>-21062458333711400000000000000000000000000000000000000000000000000000.0000</text:p>
          </table:table-cell>
          <table:table-cell table:style-name="Default" table:formula="oooc:=+[.B246]/[.$B$30]" office:value-type="float" office:value="1.05312291668557E+065">
            <text:p>1.05E+065</text:p>
          </table:table-cell>
          <table:table-cell table:number-columns-repeated="7"/>
        </table:table-row>
        <table:table-row table:style-name="ro1">
          <table:table-cell table:formula="oooc:=+[.A246]+1" office:value-type="float" office:value="217">
            <text:p>217</text:p>
          </table:table-cell>
          <table:table-cell table:formula="oooc:=+[.B246]+[.B246]*growth/100" office:value-type="float" office:value="2.10624583337114E+067">
            <text:p>21062458333711400000000000000000000000000000000000000000000000000000.000000</text:p>
          </table:table-cell>
          <table:table-cell/>
          <table:table-cell table:style-name="ce6" table:formula="oooc:=+[.D246]-([.B247]-reserve)" office:value-type="float" office:value="-4.21249166674229E+067">
            <text:p>-42124916667422900000000000000000000000000000000000000000000000000000.0000</text:p>
          </table:table-cell>
          <table:table-cell table:style-name="Default" table:formula="oooc:=+[.B247]/[.$B$30]" office:value-type="float" office:value="2.10624583337114E+065">
            <text:p>2.11E+065</text:p>
          </table:table-cell>
          <table:table-cell table:number-columns-repeated="7"/>
        </table:table-row>
        <table:table-row table:style-name="ro1">
          <table:table-cell table:formula="oooc:=+[.A247]+1" office:value-type="float" office:value="218">
            <text:p>218</text:p>
          </table:table-cell>
          <table:table-cell table:formula="oooc:=+[.B247]+[.B247]*growth/100" office:value-type="float" office:value="4.21249166674229E+067">
            <text:p>42124916667422900000000000000000000000000000000000000000000000000000.000000</text:p>
          </table:table-cell>
          <table:table-cell/>
          <table:table-cell table:style-name="ce6" table:formula="oooc:=+[.D247]-([.B248]-reserve)" office:value-type="float" office:value="-8.42498333348457E+067">
            <text:p>-84249833334845700000000000000000000000000000000000000000000000000000.0000</text:p>
          </table:table-cell>
          <table:table-cell table:style-name="Default" table:formula="oooc:=+[.B248]/[.$B$30]" office:value-type="float" office:value="4.21249166674229E+065">
            <text:p>4.21E+065</text:p>
          </table:table-cell>
          <table:table-cell table:number-columns-repeated="7"/>
        </table:table-row>
        <table:table-row table:style-name="ro1">
          <table:table-cell table:formula="oooc:=+[.A248]+1" office:value-type="float" office:value="219">
            <text:p>219</text:p>
          </table:table-cell>
          <table:table-cell table:formula="oooc:=+[.B248]+[.B248]*growth/100" office:value-type="float" office:value="8.42498333348457E+067">
            <text:p>84249833334845700000000000000000000000000000000000000000000000000000.000000</text:p>
          </table:table-cell>
          <table:table-cell/>
          <table:table-cell table:style-name="ce6" table:formula="oooc:=+[.D248]-([.B249]-reserve)" office:value-type="float" office:value="-1.68499666669692E+068">
            <text:p>-168499666669692000000000000000000000000000000000000000000000000000000.0000</text:p>
          </table:table-cell>
          <table:table-cell table:style-name="Default" table:formula="oooc:=+[.B249]/[.$B$30]" office:value-type="float" office:value="8.42498333348457E+065">
            <text:p>8.42E+065</text:p>
          </table:table-cell>
          <table:table-cell table:number-columns-repeated="7"/>
        </table:table-row>
        <table:table-row table:style-name="ro1">
          <table:table-cell table:formula="oooc:=+[.A249]+1" office:value-type="float" office:value="220">
            <text:p>220</text:p>
          </table:table-cell>
          <table:table-cell table:formula="oooc:=+[.B249]+[.B249]*growth/100" office:value-type="float" office:value="1.68499666669692E+068">
            <text:p>168499666669692000000000000000000000000000000000000000000000000000000.000000</text:p>
          </table:table-cell>
          <table:table-cell/>
          <table:table-cell table:style-name="ce6" table:formula="oooc:=+[.D249]-([.B250]-reserve)" office:value-type="float" office:value="-3.36999333339383E+068">
            <text:p>-336999333339383000000000000000000000000000000000000000000000000000000.0000</text:p>
          </table:table-cell>
          <table:table-cell table:style-name="Default" table:formula="oooc:=+[.B250]/[.$B$30]" office:value-type="float" office:value="1.68499666669692E+066">
            <text:p>1.68E+066</text:p>
          </table:table-cell>
          <table:table-cell table:number-columns-repeated="7"/>
        </table:table-row>
        <table:table-row table:style-name="ro1">
          <table:table-cell table:formula="oooc:=+[.A250]+1" office:value-type="float" office:value="221">
            <text:p>221</text:p>
          </table:table-cell>
          <table:table-cell table:formula="oooc:=+[.B250]+[.B250]*growth/100" office:value-type="float" office:value="3.36999333339383E+068">
            <text:p>336999333339383000000000000000000000000000000000000000000000000000000.000000</text:p>
          </table:table-cell>
          <table:table-cell/>
          <table:table-cell table:style-name="ce6" table:formula="oooc:=+[.D250]-([.B251]-reserve)" office:value-type="float" office:value="-6.73998666678766E+068">
            <text:p>-673998666678766000000000000000000000000000000000000000000000000000000.0000</text:p>
          </table:table-cell>
          <table:table-cell table:style-name="Default" table:formula="oooc:=+[.B251]/[.$B$30]" office:value-type="float" office:value="3.36999333339383E+066">
            <text:p>3.37E+066</text:p>
          </table:table-cell>
          <table:table-cell table:number-columns-repeated="7"/>
        </table:table-row>
        <table:table-row table:style-name="ro1">
          <table:table-cell table:formula="oooc:=+[.A251]+1" office:value-type="float" office:value="222">
            <text:p>222</text:p>
          </table:table-cell>
          <table:table-cell table:formula="oooc:=+[.B251]+[.B251]*growth/100" office:value-type="float" office:value="6.73998666678766E+068">
            <text:p>673998666678766000000000000000000000000000000000000000000000000000000.000000</text:p>
          </table:table-cell>
          <table:table-cell/>
          <table:table-cell table:style-name="ce6" table:formula="oooc:=+[.D251]-([.B252]-reserve)" office:value-type="float" office:value="-1.34799733335753E+069">
            <text:p>-1347997333357530000000000000000000000000000000000000000000000000000000.0000</text:p>
          </table:table-cell>
          <table:table-cell table:style-name="Default" table:formula="oooc:=+[.B252]/[.$B$30]" office:value-type="float" office:value="6.73998666678766E+066">
            <text:p>6.74E+066</text:p>
          </table:table-cell>
          <table:table-cell table:number-columns-repeated="7"/>
        </table:table-row>
        <table:table-row table:style-name="ro1">
          <table:table-cell table:formula="oooc:=+[.A252]+1" office:value-type="float" office:value="223">
            <text:p>223</text:p>
          </table:table-cell>
          <table:table-cell table:formula="oooc:=+[.B252]+[.B252]*growth/100" office:value-type="float" office:value="1.34799733335753E+069">
            <text:p>1347997333357530000000000000000000000000000000000000000000000000000000.000000</text:p>
          </table:table-cell>
          <table:table-cell/>
          <table:table-cell table:style-name="ce6" table:formula="oooc:=+[.D252]-([.B253]-reserve)" office:value-type="float" office:value="-2.69599466671506E+069">
            <text:p>-2695994666715060000000000000000000000000000000000000000000000000000000.0000</text:p>
          </table:table-cell>
          <table:table-cell table:style-name="Default" table:formula="oooc:=+[.B253]/[.$B$30]" office:value-type="float" office:value="1.34799733335753E+067">
            <text:p>1.35E+067</text:p>
          </table:table-cell>
          <table:table-cell table:number-columns-repeated="7"/>
        </table:table-row>
        <table:table-row table:style-name="ro1">
          <table:table-cell table:formula="oooc:=+[.A253]+1" office:value-type="float" office:value="224">
            <text:p>224</text:p>
          </table:table-cell>
          <table:table-cell table:formula="oooc:=+[.B253]+[.B253]*growth/100" office:value-type="float" office:value="2.69599466671506E+069">
            <text:p>2695994666715060000000000000000000000000000000000000000000000000000000.000000</text:p>
          </table:table-cell>
          <table:table-cell/>
          <table:table-cell table:style-name="ce6" table:formula="oooc:=+[.D253]-([.B254]-reserve)" office:value-type="float" office:value="-5.39198933343013E+069">
            <text:p>-5391989333430130000000000000000000000000000000000000000000000000000000.0000</text:p>
          </table:table-cell>
          <table:table-cell table:style-name="Default" table:formula="oooc:=+[.B254]/[.$B$30]" office:value-type="float" office:value="2.69599466671506E+067">
            <text:p>2.70E+067</text:p>
          </table:table-cell>
          <table:table-cell table:number-columns-repeated="7"/>
        </table:table-row>
        <table:table-row table:style-name="ro1">
          <table:table-cell table:formula="oooc:=+[.A254]+1" office:value-type="float" office:value="225">
            <text:p>225</text:p>
          </table:table-cell>
          <table:table-cell table:formula="oooc:=+[.B254]+[.B254]*growth/100" office:value-type="float" office:value="5.39198933343013E+069">
            <text:p>5391989333430130000000000000000000000000000000000000000000000000000000.000000</text:p>
          </table:table-cell>
          <table:table-cell/>
          <table:table-cell table:style-name="ce6" table:formula="oooc:=+[.D254]-([.B255]-reserve)" office:value-type="float" office:value="-1.07839786668603E+070">
            <text:p>-10783978666860300000000000000000000000000000000000000000000000000000000.0000</text:p>
          </table:table-cell>
          <table:table-cell table:style-name="Default" table:formula="oooc:=+[.B255]/[.$B$30]" office:value-type="float" office:value="5.39198933343013E+067">
            <text:p>5.39E+067</text:p>
          </table:table-cell>
          <table:table-cell table:number-columns-repeated="7"/>
        </table:table-row>
        <table:table-row table:style-name="ro1">
          <table:table-cell table:formula="oooc:=+[.A255]+1" office:value-type="float" office:value="226">
            <text:p>226</text:p>
          </table:table-cell>
          <table:table-cell table:formula="oooc:=+[.B255]+[.B255]*growth/100" office:value-type="float" office:value="1.07839786668603E+070">
            <text:p>10783978666860300000000000000000000000000000000000000000000000000000000.000000</text:p>
          </table:table-cell>
          <table:table-cell/>
          <table:table-cell table:style-name="ce6" table:formula="oooc:=+[.D255]-([.B256]-reserve)" office:value-type="float" office:value="-2.15679573337205E+070">
            <text:p>-21567957333720500000000000000000000000000000000000000000000000000000000.0000</text:p>
          </table:table-cell>
          <table:table-cell table:style-name="Default" table:formula="oooc:=+[.B256]/[.$B$30]" office:value-type="float" office:value="1.07839786668603E+068">
            <text:p>1.08E+068</text:p>
          </table:table-cell>
          <table:table-cell table:number-columns-repeated="7"/>
        </table:table-row>
        <table:table-row table:style-name="ro1">
          <table:table-cell table:formula="oooc:=+[.A256]+1" office:value-type="float" office:value="227">
            <text:p>227</text:p>
          </table:table-cell>
          <table:table-cell table:formula="oooc:=+[.B256]+[.B256]*growth/100" office:value-type="float" office:value="2.15679573337205E+070">
            <text:p>21567957333720500000000000000000000000000000000000000000000000000000000.000000</text:p>
          </table:table-cell>
          <table:table-cell/>
          <table:table-cell table:style-name="ce6" table:formula="oooc:=+[.D256]-([.B257]-reserve)" office:value-type="float" office:value="-4.3135914667441E+070">
            <text:p>-43135914667441000000000000000000000000000000000000000000000000000000000.0000</text:p>
          </table:table-cell>
          <table:table-cell table:style-name="Default" table:formula="oooc:=+[.B257]/[.$B$30]" office:value-type="float" office:value="2.15679573337205E+068">
            <text:p>2.16E+068</text:p>
          </table:table-cell>
          <table:table-cell table:number-columns-repeated="7"/>
        </table:table-row>
        <table:table-row table:style-name="ro1">
          <table:table-cell table:formula="oooc:=+[.A257]+1" office:value-type="float" office:value="228">
            <text:p>228</text:p>
          </table:table-cell>
          <table:table-cell table:formula="oooc:=+[.B257]+[.B257]*growth/100" office:value-type="float" office:value="4.3135914667441E+070">
            <text:p>43135914667441000000000000000000000000000000000000000000000000000000000.000000</text:p>
          </table:table-cell>
          <table:table-cell/>
          <table:table-cell table:style-name="ce6" table:formula="oooc:=+[.D257]-([.B258]-reserve)" office:value-type="float" office:value="-8.6271829334882E+070">
            <text:p>-86271829334882000000000000000000000000000000000000000000000000000000000.0000</text:p>
          </table:table-cell>
          <table:table-cell table:style-name="Default" table:formula="oooc:=+[.B258]/[.$B$30]" office:value-type="float" office:value="4.3135914667441E+068">
            <text:p>4.31E+068</text:p>
          </table:table-cell>
          <table:table-cell table:number-columns-repeated="7"/>
        </table:table-row>
        <table:table-row table:style-name="ro1">
          <table:table-cell table:formula="oooc:=+[.A258]+1" office:value-type="float" office:value="229">
            <text:p>229</text:p>
          </table:table-cell>
          <table:table-cell table:formula="oooc:=+[.B258]+[.B258]*growth/100" office:value-type="float" office:value="8.6271829334882E+070">
            <text:p>86271829334882000000000000000000000000000000000000000000000000000000000.000000</text:p>
          </table:table-cell>
          <table:table-cell/>
          <table:table-cell table:style-name="ce6" table:formula="oooc:=+[.D258]-([.B259]-reserve)" office:value-type="float" office:value="-1.72543658669764E+071">
            <text:p>-172543658669764000000000000000000000000000000000000000000000000000000000.0000</text:p>
          </table:table-cell>
          <table:table-cell table:style-name="Default" table:formula="oooc:=+[.B259]/[.$B$30]" office:value-type="float" office:value="8.62718293348821E+068">
            <text:p>8.63E+068</text:p>
          </table:table-cell>
          <table:table-cell table:number-columns-repeated="7"/>
        </table:table-row>
        <table:table-row table:style-name="ro1">
          <table:table-cell table:formula="oooc:=+[.A259]+1" office:value-type="float" office:value="230">
            <text:p>230</text:p>
          </table:table-cell>
          <table:table-cell table:formula="oooc:=+[.B259]+[.B259]*growth/100" office:value-type="float" office:value="1.72543658669764E+071">
            <text:p>172543658669764000000000000000000000000000000000000000000000000000000000.000000</text:p>
          </table:table-cell>
          <table:table-cell/>
          <table:table-cell table:style-name="ce6" table:formula="oooc:=+[.D259]-([.B260]-reserve)" office:value-type="float" office:value="-3.45087317339528E+071">
            <text:p>-345087317339528000000000000000000000000000000000000000000000000000000000.0000</text:p>
          </table:table-cell>
          <table:table-cell table:style-name="Default" table:formula="oooc:=+[.B260]/[.$B$30]" office:value-type="float" office:value="1.72543658669764E+069">
            <text:p>1.73E+069</text:p>
          </table:table-cell>
          <table:table-cell table:number-columns-repeated="7"/>
        </table:table-row>
        <table:table-row table:style-name="ro1">
          <table:table-cell table:formula="oooc:=+[.A260]+1" office:value-type="float" office:value="231">
            <text:p>231</text:p>
          </table:table-cell>
          <table:table-cell table:formula="oooc:=+[.B260]+[.B260]*growth/100" office:value-type="float" office:value="3.45087317339528E+071">
            <text:p>345087317339528000000000000000000000000000000000000000000000000000000000.000000</text:p>
          </table:table-cell>
          <table:table-cell/>
          <table:table-cell table:style-name="ce6" table:formula="oooc:=+[.D260]-([.B261]-reserve)" office:value-type="float" office:value="-6.90174634679056E+071">
            <text:p>-690174634679056000000000000000000000000000000000000000000000000000000000.0000</text:p>
          </table:table-cell>
          <table:table-cell table:style-name="Default" table:formula="oooc:=+[.B261]/[.$B$30]" office:value-type="float" office:value="3.45087317339528E+069">
            <text:p>3.45E+069</text:p>
          </table:table-cell>
          <table:table-cell table:number-columns-repeated="7"/>
        </table:table-row>
        <table:table-row table:style-name="ro1">
          <table:table-cell table:formula="oooc:=+[.A261]+1" office:value-type="float" office:value="232">
            <text:p>232</text:p>
          </table:table-cell>
          <table:table-cell table:formula="oooc:=+[.B261]+[.B261]*growth/100" office:value-type="float" office:value="6.90174634679056E+071">
            <text:p>690174634679056000000000000000000000000000000000000000000000000000000000.000000</text:p>
          </table:table-cell>
          <table:table-cell/>
          <table:table-cell table:style-name="ce6" table:formula="oooc:=+[.D261]-([.B262]-reserve)" office:value-type="float" office:value="-1.38034926935811E+072">
            <text:p>-1380349269358110000000000000000000000000000000000000000000000000000000000.0000</text:p>
          </table:table-cell>
          <table:table-cell table:style-name="Default" table:formula="oooc:=+[.B262]/[.$B$30]" office:value-type="float" office:value="6.90174634679056E+069">
            <text:p>6.90E+069</text:p>
          </table:table-cell>
          <table:table-cell table:number-columns-repeated="7"/>
        </table:table-row>
        <table:table-row table:style-name="ro1">
          <table:table-cell table:formula="oooc:=+[.A262]+1" office:value-type="float" office:value="233">
            <text:p>233</text:p>
          </table:table-cell>
          <table:table-cell table:formula="oooc:=+[.B262]+[.B262]*growth/100" office:value-type="float" office:value="1.38034926935811E+072">
            <text:p>1380349269358110000000000000000000000000000000000000000000000000000000000.000000</text:p>
          </table:table-cell>
          <table:table-cell/>
          <table:table-cell table:style-name="ce6" table:formula="oooc:=+[.D262]-([.B263]-reserve)" office:value-type="float" office:value="-2.76069853871623E+072">
            <text:p>-2760698538716230000000000000000000000000000000000000000000000000000000000.0000</text:p>
          </table:table-cell>
          <table:table-cell table:style-name="Default" table:formula="oooc:=+[.B263]/[.$B$30]" office:value-type="float" office:value="1.38034926935811E+070">
            <text:p>1.38E+070</text:p>
          </table:table-cell>
          <table:table-cell table:number-columns-repeated="7"/>
        </table:table-row>
        <table:table-row table:style-name="ro1">
          <table:table-cell table:formula="oooc:=+[.A263]+1" office:value-type="float" office:value="234">
            <text:p>234</text:p>
          </table:table-cell>
          <table:table-cell table:formula="oooc:=+[.B263]+[.B263]*growth/100" office:value-type="float" office:value="2.76069853871623E+072">
            <text:p>2760698538716230000000000000000000000000000000000000000000000000000000000.000000</text:p>
          </table:table-cell>
          <table:table-cell/>
          <table:table-cell table:style-name="ce6" table:formula="oooc:=+[.D263]-([.B264]-reserve)" office:value-type="float" office:value="-5.52139707743245E+072">
            <text:p>-5521397077432450000000000000000000000000000000000000000000000000000000000.0000</text:p>
          </table:table-cell>
          <table:table-cell table:style-name="Default" table:formula="oooc:=+[.B264]/[.$B$30]" office:value-type="float" office:value="2.76069853871623E+070">
            <text:p>2.76E+070</text:p>
          </table:table-cell>
          <table:table-cell table:number-columns-repeated="7"/>
        </table:table-row>
        <table:table-row table:style-name="ro1">
          <table:table-cell table:formula="oooc:=+[.A264]+1" office:value-type="float" office:value="235">
            <text:p>235</text:p>
          </table:table-cell>
          <table:table-cell table:formula="oooc:=+[.B264]+[.B264]*growth/100" office:value-type="float" office:value="5.52139707743245E+072">
            <text:p>5521397077432450000000000000000000000000000000000000000000000000000000000.000000</text:p>
          </table:table-cell>
          <table:table-cell/>
          <table:table-cell table:style-name="ce6" table:formula="oooc:=+[.D264]-([.B265]-reserve)" office:value-type="float" office:value="-1.10427941548649E+073">
            <text:p>-11042794154864900000000000000000000000000000000000000000000000000000000000.0000</text:p>
          </table:table-cell>
          <table:table-cell table:style-name="Default" table:formula="oooc:=+[.B265]/[.$B$30]" office:value-type="float" office:value="5.52139707743245E+070">
            <text:p>5.52E+070</text:p>
          </table:table-cell>
          <table:table-cell table:number-columns-repeated="7"/>
        </table:table-row>
        <table:table-row table:style-name="ro1">
          <table:table-cell table:formula="oooc:=+[.A265]+1" office:value-type="float" office:value="236">
            <text:p>236</text:p>
          </table:table-cell>
          <table:table-cell table:formula="oooc:=+[.B265]+[.B265]*growth/100" office:value-type="float" office:value="1.10427941548649E+073">
            <text:p>11042794154864900000000000000000000000000000000000000000000000000000000000.000000</text:p>
          </table:table-cell>
          <table:table-cell/>
          <table:table-cell table:style-name="ce6" table:formula="oooc:=+[.D265]-([.B266]-reserve)" office:value-type="float" office:value="-2.20855883097298E+073">
            <text:p>-22085588309729800000000000000000000000000000000000000000000000000000000000.0000</text:p>
          </table:table-cell>
          <table:table-cell table:style-name="Default" table:formula="oooc:=+[.B266]/[.$B$30]" office:value-type="float" office:value="1.10427941548649E+071">
            <text:p>1.10E+071</text:p>
          </table:table-cell>
          <table:table-cell table:number-columns-repeated="7"/>
        </table:table-row>
        <table:table-row table:style-name="ro1">
          <table:table-cell table:formula="oooc:=+[.A266]+1" office:value-type="float" office:value="237">
            <text:p>237</text:p>
          </table:table-cell>
          <table:table-cell table:formula="oooc:=+[.B266]+[.B266]*growth/100" office:value-type="float" office:value="2.20855883097298E+073">
            <text:p>22085588309729800000000000000000000000000000000000000000000000000000000000.000000</text:p>
          </table:table-cell>
          <table:table-cell/>
          <table:table-cell table:style-name="ce6" table:formula="oooc:=+[.D266]-([.B267]-reserve)" office:value-type="float" office:value="-4.41711766194596E+073">
            <text:p>-44171176619459600000000000000000000000000000000000000000000000000000000000.0000</text:p>
          </table:table-cell>
          <table:table-cell table:style-name="Default" table:formula="oooc:=+[.B267]/[.$B$30]" office:value-type="float" office:value="2.20855883097298E+071">
            <text:p>2.21E+071</text:p>
          </table:table-cell>
          <table:table-cell table:number-columns-repeated="7"/>
        </table:table-row>
        <table:table-row table:style-name="ro1">
          <table:table-cell table:formula="oooc:=+[.A267]+1" office:value-type="float" office:value="238">
            <text:p>238</text:p>
          </table:table-cell>
          <table:table-cell table:formula="oooc:=+[.B267]+[.B267]*growth/100" office:value-type="float" office:value="4.41711766194596E+073">
            <text:p>44171176619459600000000000000000000000000000000000000000000000000000000000.000000</text:p>
          </table:table-cell>
          <table:table-cell/>
          <table:table-cell table:style-name="ce6" table:formula="oooc:=+[.D267]-([.B268]-reserve)" office:value-type="float" office:value="-8.83423532389192E+073">
            <text:p>-88342353238919200000000000000000000000000000000000000000000000000000000000.0000</text:p>
          </table:table-cell>
          <table:table-cell table:style-name="Default" table:formula="oooc:=+[.B268]/[.$B$30]" office:value-type="float" office:value="4.41711766194596E+071">
            <text:p>4.42E+071</text:p>
          </table:table-cell>
          <table:table-cell table:number-columns-repeated="7"/>
        </table:table-row>
        <table:table-row table:style-name="ro1">
          <table:table-cell table:formula="oooc:=+[.A268]+1" office:value-type="float" office:value="239">
            <text:p>239</text:p>
          </table:table-cell>
          <table:table-cell table:formula="oooc:=+[.B268]+[.B268]*growth/100" office:value-type="float" office:value="8.83423532389192E+073">
            <text:p>88342353238919200000000000000000000000000000000000000000000000000000000000.000000</text:p>
          </table:table-cell>
          <table:table-cell/>
          <table:table-cell table:style-name="ce6" table:formula="oooc:=+[.D268]-([.B269]-reserve)" office:value-type="float" office:value="-1.76684706477838E+074">
            <text:p>-176684706477838000000000000000000000000000000000000000000000000000000000000.0000</text:p>
          </table:table-cell>
          <table:table-cell table:style-name="Default" table:formula="oooc:=+[.B269]/[.$B$30]" office:value-type="float" office:value="8.83423532389192E+071">
            <text:p>8.83E+071</text:p>
          </table:table-cell>
          <table:table-cell table:number-columns-repeated="7"/>
        </table:table-row>
        <table:table-row table:style-name="ro1">
          <table:table-cell table:formula="oooc:=+[.A269]+1" office:value-type="float" office:value="240">
            <text:p>240</text:p>
          </table:table-cell>
          <table:table-cell table:formula="oooc:=+[.B269]+[.B269]*growth/100" office:value-type="float" office:value="1.76684706477838E+074">
            <text:p>176684706477838000000000000000000000000000000000000000000000000000000000000.000000</text:p>
          </table:table-cell>
          <table:table-cell/>
          <table:table-cell table:style-name="ce6" table:formula="oooc:=+[.D269]-([.B270]-reserve)" office:value-type="float" office:value="-3.53369412955677E+074">
            <text:p>-353369412955677000000000000000000000000000000000000000000000000000000000000.0000</text:p>
          </table:table-cell>
          <table:table-cell table:style-name="Default" table:formula="oooc:=+[.B270]/[.$B$30]" office:value-type="float" office:value="1.76684706477838E+072">
            <text:p>1.77E+072</text:p>
          </table:table-cell>
          <table:table-cell table:number-columns-repeated="7"/>
        </table:table-row>
        <table:table-row table:style-name="ro1">
          <table:table-cell table:formula="oooc:=+[.A270]+1" office:value-type="float" office:value="241">
            <text:p>241</text:p>
          </table:table-cell>
          <table:table-cell table:formula="oooc:=+[.B270]+[.B270]*growth/100" office:value-type="float" office:value="3.53369412955677E+074">
            <text:p>353369412955677000000000000000000000000000000000000000000000000000000000000.000000</text:p>
          </table:table-cell>
          <table:table-cell/>
          <table:table-cell table:style-name="ce6" table:formula="oooc:=+[.D270]-([.B271]-reserve)" office:value-type="float" office:value="-7.06738825911354E+074">
            <text:p>-706738825911354000000000000000000000000000000000000000000000000000000000000.0000</text:p>
          </table:table-cell>
          <table:table-cell table:style-name="Default" table:formula="oooc:=+[.B271]/[.$B$30]" office:value-type="float" office:value="3.53369412955677E+072">
            <text:p>3.53E+072</text:p>
          </table:table-cell>
          <table:table-cell table:number-columns-repeated="7"/>
        </table:table-row>
        <table:table-row table:style-name="ro1">
          <table:table-cell table:formula="oooc:=+[.A271]+1" office:value-type="float" office:value="242">
            <text:p>242</text:p>
          </table:table-cell>
          <table:table-cell table:formula="oooc:=+[.B271]+[.B271]*growth/100" office:value-type="float" office:value="7.06738825911354E+074">
            <text:p>706738825911354000000000000000000000000000000000000000000000000000000000000.000000</text:p>
          </table:table-cell>
          <table:table-cell/>
          <table:table-cell table:style-name="ce6" table:formula="oooc:=+[.D271]-([.B272]-reserve)" office:value-type="float" office:value="-1.41347765182271E+075">
            <text:p>-1413477651822710000000000000000000000000000000000000000000000000000000000000.0000</text:p>
          </table:table-cell>
          <table:table-cell table:style-name="Default" table:formula="oooc:=+[.B272]/[.$B$30]" office:value-type="float" office:value="7.06738825911354E+072">
            <text:p>7.07E+072</text:p>
          </table:table-cell>
          <table:table-cell table:number-columns-repeated="7"/>
        </table:table-row>
        <table:table-row table:style-name="ro1">
          <table:table-cell table:formula="oooc:=+[.A272]+1" office:value-type="float" office:value="243">
            <text:p>243</text:p>
          </table:table-cell>
          <table:table-cell table:formula="oooc:=+[.B272]+[.B272]*growth/100" office:value-type="float" office:value="1.41347765182271E+075">
            <text:p>1413477651822710000000000000000000000000000000000000000000000000000000000000.000000</text:p>
          </table:table-cell>
          <table:table-cell/>
          <table:table-cell table:style-name="ce6" table:formula="oooc:=+[.D272]-([.B273]-reserve)" office:value-type="float" office:value="-2.82695530364541E+075">
            <text:p>-2826955303645410000000000000000000000000000000000000000000000000000000000000.0000</text:p>
          </table:table-cell>
          <table:table-cell table:style-name="Default" table:formula="oooc:=+[.B273]/[.$B$30]" office:value-type="float" office:value="1.41347765182271E+073">
            <text:p>1.41E+073</text:p>
          </table:table-cell>
          <table:table-cell table:number-columns-repeated="7"/>
        </table:table-row>
        <table:table-row table:style-name="ro1">
          <table:table-cell table:formula="oooc:=+[.A273]+1" office:value-type="float" office:value="244">
            <text:p>244</text:p>
          </table:table-cell>
          <table:table-cell table:formula="oooc:=+[.B273]+[.B273]*growth/100" office:value-type="float" office:value="2.82695530364541E+075">
            <text:p>2826955303645410000000000000000000000000000000000000000000000000000000000000.000000</text:p>
          </table:table-cell>
          <table:table-cell/>
          <table:table-cell table:style-name="ce6" table:formula="oooc:=+[.D273]-([.B274]-reserve)" office:value-type="float" office:value="-5.65391060729083E+075">
            <text:p>-5653910607290830000000000000000000000000000000000000000000000000000000000000.0000</text:p>
          </table:table-cell>
          <table:table-cell table:style-name="Default" table:formula="oooc:=+[.B274]/[.$B$30]" office:value-type="float" office:value="2.82695530364541E+073">
            <text:p>2.83E+073</text:p>
          </table:table-cell>
          <table:table-cell table:number-columns-repeated="7"/>
        </table:table-row>
        <table:table-row table:style-name="ro1">
          <table:table-cell table:formula="oooc:=+[.A274]+1" office:value-type="float" office:value="245">
            <text:p>245</text:p>
          </table:table-cell>
          <table:table-cell table:formula="oooc:=+[.B274]+[.B274]*growth/100" office:value-type="float" office:value="5.65391060729083E+075">
            <text:p>5653910607290830000000000000000000000000000000000000000000000000000000000000.000000</text:p>
          </table:table-cell>
          <table:table-cell/>
          <table:table-cell table:style-name="ce6" table:formula="oooc:=+[.D274]-([.B275]-reserve)" office:value-type="float" office:value="-1.13078212145817E+076">
            <text:p>-11307821214581700000000000000000000000000000000000000000000000000000000000000.0000</text:p>
          </table:table-cell>
          <table:table-cell table:style-name="Default" table:formula="oooc:=+[.B275]/[.$B$30]" office:value-type="float" office:value="5.65391060729083E+073">
            <text:p>5.65E+073</text:p>
          </table:table-cell>
          <table:table-cell table:number-columns-repeated="7"/>
        </table:table-row>
        <table:table-row table:style-name="ro1">
          <table:table-cell table:formula="oooc:=+[.A275]+1" office:value-type="float" office:value="246">
            <text:p>246</text:p>
          </table:table-cell>
          <table:table-cell table:formula="oooc:=+[.B275]+[.B275]*growth/100" office:value-type="float" office:value="1.13078212145817E+076">
            <text:p>11307821214581700000000000000000000000000000000000000000000000000000000000000.000000</text:p>
          </table:table-cell>
          <table:table-cell/>
          <table:table-cell table:style-name="ce6" table:formula="oooc:=+[.D275]-([.B276]-reserve)" office:value-type="float" office:value="-2.26156424291633E+076">
            <text:p>-22615642429163300000000000000000000000000000000000000000000000000000000000000.0000</text:p>
          </table:table-cell>
          <table:table-cell table:style-name="Default" table:formula="oooc:=+[.B276]/[.$B$30]" office:value-type="float" office:value="1.13078212145817E+074">
            <text:p>1.13E+074</text:p>
          </table:table-cell>
          <table:table-cell table:number-columns-repeated="7"/>
        </table:table-row>
        <table:table-row table:style-name="ro1">
          <table:table-cell table:formula="oooc:=+[.A276]+1" office:value-type="float" office:value="247">
            <text:p>247</text:p>
          </table:table-cell>
          <table:table-cell table:formula="oooc:=+[.B276]+[.B276]*growth/100" office:value-type="float" office:value="2.26156424291633E+076">
            <text:p>22615642429163300000000000000000000000000000000000000000000000000000000000000.000000</text:p>
          </table:table-cell>
          <table:table-cell/>
          <table:table-cell table:style-name="ce6" table:formula="oooc:=+[.D276]-([.B277]-reserve)" office:value-type="float" office:value="-4.52312848583266E+076">
            <text:p>-45231284858326600000000000000000000000000000000000000000000000000000000000000.0000</text:p>
          </table:table-cell>
          <table:table-cell table:style-name="Default" table:formula="oooc:=+[.B277]/[.$B$30]" office:value-type="float" office:value="2.26156424291633E+074">
            <text:p>2.26E+074</text:p>
          </table:table-cell>
          <table:table-cell table:number-columns-repeated="7"/>
        </table:table-row>
        <table:table-row table:style-name="ro1">
          <table:table-cell table:formula="oooc:=+[.A277]+1" office:value-type="float" office:value="248">
            <text:p>248</text:p>
          </table:table-cell>
          <table:table-cell table:formula="oooc:=+[.B277]+[.B277]*growth/100" office:value-type="float" office:value="4.52312848583266E+076">
            <text:p>45231284858326600000000000000000000000000000000000000000000000000000000000000.000000</text:p>
          </table:table-cell>
          <table:table-cell/>
          <table:table-cell table:style-name="ce6" table:formula="oooc:=+[.D277]-([.B278]-reserve)" office:value-type="float" office:value="-9.04625697166533E+076">
            <text:p>-90462569716653300000000000000000000000000000000000000000000000000000000000000.0000</text:p>
          </table:table-cell>
          <table:table-cell table:style-name="Default" table:formula="oooc:=+[.B278]/[.$B$30]" office:value-type="float" office:value="4.52312848583266E+074">
            <text:p>4.52E+074</text:p>
          </table:table-cell>
          <table:table-cell table:number-columns-repeated="7"/>
        </table:table-row>
        <table:table-row table:style-name="ro1">
          <table:table-cell table:formula="oooc:=+[.A278]+1" office:value-type="float" office:value="249">
            <text:p>249</text:p>
          </table:table-cell>
          <table:table-cell table:formula="oooc:=+[.B278]+[.B278]*growth/100" office:value-type="float" office:value="9.04625697166533E+076">
            <text:p>90462569716653300000000000000000000000000000000000000000000000000000000000000.000000</text:p>
          </table:table-cell>
          <table:table-cell/>
          <table:table-cell table:style-name="ce6" table:formula="oooc:=+[.D278]-([.B279]-reserve)" office:value-type="float" office:value="-1.80925139433307E+077">
            <text:p>-180925139433307000000000000000000000000000000000000000000000000000000000000000.0000</text:p>
          </table:table-cell>
          <table:table-cell table:style-name="Default" table:formula="oooc:=+[.B279]/[.$B$30]" office:value-type="float" office:value="9.04625697166533E+074">
            <text:p>9.05E+074</text:p>
          </table:table-cell>
          <table:table-cell table:number-columns-repeated="7"/>
        </table:table-row>
        <table:table-row table:style-name="ro1">
          <table:table-cell table:formula="oooc:=+[.A279]+1" office:value-type="float" office:value="250">
            <text:p>250</text:p>
          </table:table-cell>
          <table:table-cell table:formula="oooc:=+[.B279]+[.B279]*growth/100" office:value-type="float" office:value="1.80925139433307E+077">
            <text:p>180925139433307000000000000000000000000000000000000000000000000000000000000000.000000</text:p>
          </table:table-cell>
          <table:table-cell/>
          <table:table-cell table:style-name="ce6" table:formula="oooc:=+[.D279]-([.B280]-reserve)" office:value-type="float" office:value="-3.61850278866613E+077">
            <text:p>-361850278866613000000000000000000000000000000000000000000000000000000000000000.0000</text:p>
          </table:table-cell>
          <table:table-cell table:style-name="Default" table:formula="oooc:=+[.B280]/[.$B$30]" office:value-type="float" office:value="1.80925139433307E+075">
            <text:p>1.81E+075</text:p>
          </table:table-cell>
          <table:table-cell table:number-columns-repeated="7"/>
        </table:table-row>
        <table:table-row table:style-name="ro1">
          <table:table-cell table:formula="oooc:=+[.A280]+1" office:value-type="float" office:value="251">
            <text:p>251</text:p>
          </table:table-cell>
          <table:table-cell table:formula="oooc:=+[.B280]+[.B280]*growth/100" office:value-type="float" office:value="3.61850278866613E+077">
            <text:p>361850278866613000000000000000000000000000000000000000000000000000000000000000.000000</text:p>
          </table:table-cell>
          <table:table-cell/>
          <table:table-cell table:style-name="ce6" table:formula="oooc:=+[.D280]-([.B281]-reserve)" office:value-type="float" office:value="-7.23700557733226E+077">
            <text:p>-723700557733226000000000000000000000000000000000000000000000000000000000000000.0000</text:p>
          </table:table-cell>
          <table:table-cell table:style-name="Default" table:formula="oooc:=+[.B281]/[.$B$30]" office:value-type="float" office:value="3.61850278866613E+075">
            <text:p>3.62E+075</text:p>
          </table:table-cell>
          <table:table-cell table:number-columns-repeated="7"/>
        </table:table-row>
        <table:table-row table:style-name="ro1">
          <table:table-cell table:formula="oooc:=+[.A281]+1" office:value-type="float" office:value="252">
            <text:p>252</text:p>
          </table:table-cell>
          <table:table-cell table:formula="oooc:=+[.B281]+[.B281]*growth/100" office:value-type="float" office:value="7.23700557733226E+077">
            <text:p>723700557733226000000000000000000000000000000000000000000000000000000000000000.000000</text:p>
          </table:table-cell>
          <table:table-cell/>
          <table:table-cell table:style-name="ce6" table:formula="oooc:=+[.D281]-([.B282]-reserve)" office:value-type="float" office:value="-1.44740111546645E+078">
            <text:p>-1447401115466450000000000000000000000000000000000000000000000000000000000000000.0000</text:p>
          </table:table-cell>
          <table:table-cell table:style-name="Default" table:formula="oooc:=+[.B282]/[.$B$30]" office:value-type="float" office:value="7.23700557733226E+075">
            <text:p>7.24E+075</text:p>
          </table:table-cell>
          <table:table-cell table:number-columns-repeated="7"/>
        </table:table-row>
        <table:table-row table:style-name="ro1">
          <table:table-cell table:formula="oooc:=+[.A282]+1" office:value-type="float" office:value="253">
            <text:p>253</text:p>
          </table:table-cell>
          <table:table-cell table:formula="oooc:=+[.B282]+[.B282]*growth/100" office:value-type="float" office:value="1.44740111546645E+078">
            <text:p>1447401115466450000000000000000000000000000000000000000000000000000000000000000.000000</text:p>
          </table:table-cell>
          <table:table-cell/>
          <table:table-cell table:style-name="ce6" table:formula="oooc:=+[.D282]-([.B283]-reserve)" office:value-type="float" office:value="-2.8948022309329E+078">
            <text:p>-2894802230932900000000000000000000000000000000000000000000000000000000000000000.0000</text:p>
          </table:table-cell>
          <table:table-cell table:style-name="Default" table:formula="oooc:=+[.B283]/[.$B$30]" office:value-type="float" office:value="1.44740111546645E+076">
            <text:p>1.45E+076</text:p>
          </table:table-cell>
          <table:table-cell table:number-columns-repeated="7"/>
        </table:table-row>
        <table:table-row table:style-name="ro1">
          <table:table-cell table:formula="oooc:=+[.A283]+1" office:value-type="float" office:value="254">
            <text:p>254</text:p>
          </table:table-cell>
          <table:table-cell table:formula="oooc:=+[.B283]+[.B283]*growth/100" office:value-type="float" office:value="2.8948022309329E+078">
            <text:p>2894802230932900000000000000000000000000000000000000000000000000000000000000000.000000</text:p>
          </table:table-cell>
          <table:table-cell/>
          <table:table-cell table:style-name="ce6" table:formula="oooc:=+[.D283]-([.B284]-reserve)" office:value-type="float" office:value="-5.78960446186581E+078">
            <text:p>-5789604461865810000000000000000000000000000000000000000000000000000000000000000.0000</text:p>
          </table:table-cell>
          <table:table-cell table:style-name="Default" table:formula="oooc:=+[.B284]/[.$B$30]" office:value-type="float" office:value="2.8948022309329E+076">
            <text:p>2.89E+076</text:p>
          </table:table-cell>
          <table:table-cell table:number-columns-repeated="7"/>
        </table:table-row>
        <table:table-row table:style-name="ro1">
          <table:table-cell table:formula="oooc:=+[.A284]+1" office:value-type="float" office:value="255">
            <text:p>255</text:p>
          </table:table-cell>
          <table:table-cell table:formula="oooc:=+[.B284]+[.B284]*growth/100" office:value-type="float" office:value="5.78960446186581E+078">
            <text:p>5789604461865810000000000000000000000000000000000000000000000000000000000000000.000000</text:p>
          </table:table-cell>
          <table:table-cell/>
          <table:table-cell table:style-name="ce6" table:formula="oooc:=+[.D284]-([.B285]-reserve)" office:value-type="float" office:value="-1.15792089237316E+079">
            <text:p>-11579208923731600000000000000000000000000000000000000000000000000000000000000000.0000</text:p>
          </table:table-cell>
          <table:table-cell table:style-name="Default" table:formula="oooc:=+[.B285]/[.$B$30]" office:value-type="float" office:value="5.78960446186581E+076">
            <text:p>5.79E+076</text:p>
          </table:table-cell>
          <table:table-cell table:number-columns-repeated="7"/>
        </table:table-row>
        <table:table-row table:style-name="ro1">
          <table:table-cell table:formula="oooc:=+[.A285]+1" office:value-type="float" office:value="256">
            <text:p>256</text:p>
          </table:table-cell>
          <table:table-cell table:formula="oooc:=+[.B285]+[.B285]*growth/100" office:value-type="float" office:value="1.15792089237316E+079">
            <text:p>11579208923731600000000000000000000000000000000000000000000000000000000000000000.000000</text:p>
          </table:table-cell>
          <table:table-cell/>
          <table:table-cell table:style-name="ce6" table:formula="oooc:=+[.D285]-([.B286]-reserve)" office:value-type="float" office:value="-2.31584178474632E+079">
            <text:p>-23158417847463200000000000000000000000000000000000000000000000000000000000000000.0000</text:p>
          </table:table-cell>
          <table:table-cell table:style-name="Default" table:formula="oooc:=+[.B286]/[.$B$30]" office:value-type="float" office:value="1.15792089237316E+077">
            <text:p>1.16E+077</text:p>
          </table:table-cell>
          <table:table-cell table:number-columns-repeated="7"/>
        </table:table-row>
        <table:table-row table:style-name="ro1">
          <table:table-cell table:formula="oooc:=+[.A286]+1" office:value-type="float" office:value="257">
            <text:p>257</text:p>
          </table:table-cell>
          <table:table-cell table:formula="oooc:=+[.B286]+[.B286]*growth/100" office:value-type="float" office:value="2.31584178474632E+079">
            <text:p>23158417847463200000000000000000000000000000000000000000000000000000000000000000.000000</text:p>
          </table:table-cell>
          <table:table-cell/>
          <table:table-cell table:style-name="ce6" table:formula="oooc:=+[.D286]-([.B287]-reserve)" office:value-type="float" office:value="-4.63168356949265E+079">
            <text:p>-46316835694926500000000000000000000000000000000000000000000000000000000000000000.0000</text:p>
          </table:table-cell>
          <table:table-cell table:style-name="Default" table:formula="oooc:=+[.B287]/[.$B$30]" office:value-type="float" office:value="2.31584178474632E+077">
            <text:p>2.32E+077</text:p>
          </table:table-cell>
          <table:table-cell table:number-columns-repeated="7"/>
        </table:table-row>
        <table:table-row table:style-name="ro1">
          <table:table-cell table:formula="oooc:=+[.A287]+1" office:value-type="float" office:value="258">
            <text:p>258</text:p>
          </table:table-cell>
          <table:table-cell table:formula="oooc:=+[.B287]+[.B287]*growth/100" office:value-type="float" office:value="4.63168356949265E+079">
            <text:p>46316835694926500000000000000000000000000000000000000000000000000000000000000000.000000</text:p>
          </table:table-cell>
          <table:table-cell/>
          <table:table-cell table:style-name="ce6" table:formula="oooc:=+[.D287]-([.B288]-reserve)" office:value-type="float" office:value="-9.2633671389853E+079">
            <text:p>-92633671389853000000000000000000000000000000000000000000000000000000000000000000.0000</text:p>
          </table:table-cell>
          <table:table-cell table:style-name="Default" table:formula="oooc:=+[.B288]/[.$B$30]" office:value-type="float" office:value="4.63168356949265E+077">
            <text:p>4.63E+077</text:p>
          </table:table-cell>
          <table:table-cell table:number-columns-repeated="7"/>
        </table:table-row>
        <table:table-row table:style-name="ro1">
          <table:table-cell table:formula="oooc:=+[.A288]+1" office:value-type="float" office:value="259">
            <text:p>259</text:p>
          </table:table-cell>
          <table:table-cell table:formula="oooc:=+[.B288]+[.B288]*growth/100" office:value-type="float" office:value="9.2633671389853E+079">
            <text:p>92633671389853000000000000000000000000000000000000000000000000000000000000000000.000000</text:p>
          </table:table-cell>
          <table:table-cell/>
          <table:table-cell table:style-name="ce6" table:formula="oooc:=+[.D288]-([.B289]-reserve)" office:value-type="float" office:value="-1.85267342779706E+080">
            <text:p>-185267342779706000000000000000000000000000000000000000000000000000000000000000000.0000</text:p>
          </table:table-cell>
          <table:table-cell table:style-name="Default" table:formula="oooc:=+[.B289]/[.$B$30]" office:value-type="float" office:value="9.2633671389853E+077">
            <text:p>9.26E+077</text:p>
          </table:table-cell>
          <table:table-cell table:number-columns-repeated="7"/>
        </table:table-row>
        <table:table-row table:style-name="ro1">
          <table:table-cell table:formula="oooc:=+[.A289]+1" office:value-type="float" office:value="260">
            <text:p>260</text:p>
          </table:table-cell>
          <table:table-cell table:formula="oooc:=+[.B289]+[.B289]*growth/100" office:value-type="float" office:value="1.85267342779706E+080">
            <text:p>185267342779706000000000000000000000000000000000000000000000000000000000000000000.000000</text:p>
          </table:table-cell>
          <table:table-cell/>
          <table:table-cell table:style-name="ce6" table:formula="oooc:=+[.D289]-([.B290]-reserve)" office:value-type="float" office:value="-3.70534685559412E+080">
            <text:p>-370534685559412000000000000000000000000000000000000000000000000000000000000000000.0000</text:p>
          </table:table-cell>
          <table:table-cell table:style-name="Default" table:formula="oooc:=+[.B290]/[.$B$30]" office:value-type="float" office:value="1.85267342779706E+078">
            <text:p>1.85E+078</text:p>
          </table:table-cell>
          <table:table-cell table:number-columns-repeated="7"/>
        </table:table-row>
        <table:table-row table:style-name="ro1">
          <table:table-cell table:formula="oooc:=+[.A290]+1" office:value-type="float" office:value="261">
            <text:p>261</text:p>
          </table:table-cell>
          <table:table-cell table:formula="oooc:=+[.B290]+[.B290]*growth/100" office:value-type="float" office:value="3.70534685559412E+080">
            <text:p>370534685559412000000000000000000000000000000000000000000000000000000000000000000.000000</text:p>
          </table:table-cell>
          <table:table-cell/>
          <table:table-cell table:style-name="ce6" table:formula="oooc:=+[.D290]-([.B291]-reserve)" office:value-type="float" office:value="-7.41069371118824E+080">
            <text:p>-741069371118824000000000000000000000000000000000000000000000000000000000000000000.0000</text:p>
          </table:table-cell>
          <table:table-cell table:style-name="Default" table:formula="oooc:=+[.B291]/[.$B$30]" office:value-type="float" office:value="3.70534685559412E+078">
            <text:p>3.71E+078</text:p>
          </table:table-cell>
          <table:table-cell table:number-columns-repeated="7"/>
        </table:table-row>
        <table:table-row table:style-name="ro1">
          <table:table-cell table:formula="oooc:=+[.A291]+1" office:value-type="float" office:value="262">
            <text:p>262</text:p>
          </table:table-cell>
          <table:table-cell table:formula="oooc:=+[.B291]+[.B291]*growth/100" office:value-type="float" office:value="7.41069371118824E+080">
            <text:p>741069371118824000000000000000000000000000000000000000000000000000000000000000000.000000</text:p>
          </table:table-cell>
          <table:table-cell/>
          <table:table-cell table:style-name="ce6" table:formula="oooc:=+[.D291]-([.B292]-reserve)" office:value-type="float" office:value="-1.48213874223765E+081">
            <text:p>-1482138742237650000000000000000000000000000000000000000000000000000000000000000000.0000</text:p>
          </table:table-cell>
          <table:table-cell table:style-name="Default" table:formula="oooc:=+[.B292]/[.$B$30]" office:value-type="float" office:value="7.41069371118824E+078">
            <text:p>7.41E+078</text:p>
          </table:table-cell>
          <table:table-cell table:number-columns-repeated="7"/>
        </table:table-row>
        <table:table-row table:style-name="ro1">
          <table:table-cell table:formula="oooc:=+[.A292]+1" office:value-type="float" office:value="263">
            <text:p>263</text:p>
          </table:table-cell>
          <table:table-cell table:formula="oooc:=+[.B292]+[.B292]*growth/100" office:value-type="float" office:value="1.48213874223765E+081">
            <text:p>1482138742237650000000000000000000000000000000000000000000000000000000000000000000.000000</text:p>
          </table:table-cell>
          <table:table-cell/>
          <table:table-cell table:style-name="ce6" table:formula="oooc:=+[.D292]-([.B293]-reserve)" office:value-type="float" office:value="-2.96427748447529E+081">
            <text:p>-2964277484475290000000000000000000000000000000000000000000000000000000000000000000.0000</text:p>
          </table:table-cell>
          <table:table-cell table:style-name="Default" table:formula="oooc:=+[.B293]/[.$B$30]" office:value-type="float" office:value="1.48213874223765E+079">
            <text:p>1.48E+079</text:p>
          </table:table-cell>
          <table:table-cell table:number-columns-repeated="7"/>
        </table:table-row>
        <table:table-row table:style-name="ro1">
          <table:table-cell table:formula="oooc:=+[.A293]+1" office:value-type="float" office:value="264">
            <text:p>264</text:p>
          </table:table-cell>
          <table:table-cell table:formula="oooc:=+[.B293]+[.B293]*growth/100" office:value-type="float" office:value="2.96427748447529E+081">
            <text:p>2964277484475290000000000000000000000000000000000000000000000000000000000000000000.000000</text:p>
          </table:table-cell>
          <table:table-cell/>
          <table:table-cell table:style-name="ce6" table:formula="oooc:=+[.D293]-([.B294]-reserve)" office:value-type="float" office:value="-5.92855496895059E+081">
            <text:p>-5928554968950590000000000000000000000000000000000000000000000000000000000000000000.0000</text:p>
          </table:table-cell>
          <table:table-cell table:style-name="Default" table:formula="oooc:=+[.B294]/[.$B$30]" office:value-type="float" office:value="2.96427748447529E+079">
            <text:p>2.96E+079</text:p>
          </table:table-cell>
          <table:table-cell table:number-columns-repeated="7"/>
        </table:table-row>
        <table:table-row table:style-name="ro1">
          <table:table-cell table:formula="oooc:=+[.A294]+1" office:value-type="float" office:value="265">
            <text:p>265</text:p>
          </table:table-cell>
          <table:table-cell table:formula="oooc:=+[.B294]+[.B294]*growth/100" office:value-type="float" office:value="5.92855496895059E+081">
            <text:p>5928554968950590000000000000000000000000000000000000000000000000000000000000000000.000000</text:p>
          </table:table-cell>
          <table:table-cell/>
          <table:table-cell table:style-name="ce6" table:formula="oooc:=+[.D294]-([.B295]-reserve)" office:value-type="float" office:value="-1.18571099379012E+082">
            <text:p>-11857109937901200000000000000000000000000000000000000000000000000000000000000000000.0000</text:p>
          </table:table-cell>
          <table:table-cell table:style-name="Default" table:formula="oooc:=+[.B295]/[.$B$30]" office:value-type="float" office:value="5.92855496895059E+079">
            <text:p>5.93E+079</text:p>
          </table:table-cell>
          <table:table-cell table:number-columns-repeated="7"/>
        </table:table-row>
        <table:table-row table:style-name="ro1">
          <table:table-cell table:formula="oooc:=+[.A295]+1" office:value-type="float" office:value="266">
            <text:p>266</text:p>
          </table:table-cell>
          <table:table-cell table:formula="oooc:=+[.B295]+[.B295]*growth/100" office:value-type="float" office:value="1.18571099379012E+082">
            <text:p>11857109937901200000000000000000000000000000000000000000000000000000000000000000000.000000</text:p>
          </table:table-cell>
          <table:table-cell/>
          <table:table-cell table:style-name="ce6" table:formula="oooc:=+[.D295]-([.B296]-reserve)" office:value-type="float" office:value="-2.37142198758024E+082">
            <text:p>-23714219875802400000000000000000000000000000000000000000000000000000000000000000000.0000</text:p>
          </table:table-cell>
          <table:table-cell table:style-name="Default" table:formula="oooc:=+[.B296]/[.$B$30]" office:value-type="float" office:value="1.18571099379012E+080">
            <text:p>1.19E+080</text:p>
          </table:table-cell>
          <table:table-cell table:number-columns-repeated="7"/>
        </table:table-row>
        <table:table-row table:style-name="ro1">
          <table:table-cell table:formula="oooc:=+[.A296]+1" office:value-type="float" office:value="267">
            <text:p>267</text:p>
          </table:table-cell>
          <table:table-cell table:formula="oooc:=+[.B296]+[.B296]*growth/100" office:value-type="float" office:value="2.37142198758024E+082">
            <text:p>23714219875802400000000000000000000000000000000000000000000000000000000000000000000.000000</text:p>
          </table:table-cell>
          <table:table-cell/>
          <table:table-cell table:style-name="ce6" table:formula="oooc:=+[.D296]-([.B297]-reserve)" office:value-type="float" office:value="-4.74284397516047E+082">
            <text:p>-47428439751604700000000000000000000000000000000000000000000000000000000000000000000.0000</text:p>
          </table:table-cell>
          <table:table-cell table:style-name="Default" table:formula="oooc:=+[.B297]/[.$B$30]" office:value-type="float" office:value="2.37142198758024E+080">
            <text:p>2.37E+080</text:p>
          </table:table-cell>
          <table:table-cell table:number-columns-repeated="7"/>
        </table:table-row>
        <table:table-row table:style-name="ro1">
          <table:table-cell table:formula="oooc:=+[.A297]+1" office:value-type="float" office:value="268">
            <text:p>268</text:p>
          </table:table-cell>
          <table:table-cell table:formula="oooc:=+[.B297]+[.B297]*growth/100" office:value-type="float" office:value="4.74284397516047E+082">
            <text:p>47428439751604700000000000000000000000000000000000000000000000000000000000000000000.000000</text:p>
          </table:table-cell>
          <table:table-cell/>
          <table:table-cell table:style-name="ce6" table:formula="oooc:=+[.D297]-([.B298]-reserve)" office:value-type="float" office:value="-9.48568795032094E+082">
            <text:p>-94856879503209400000000000000000000000000000000000000000000000000000000000000000000.0000</text:p>
          </table:table-cell>
          <table:table-cell table:style-name="Default" table:formula="oooc:=+[.B298]/[.$B$30]" office:value-type="float" office:value="4.74284397516047E+080">
            <text:p>4.74E+080</text:p>
          </table:table-cell>
          <table:table-cell table:number-columns-repeated="7"/>
        </table:table-row>
        <table:table-row table:style-name="ro1">
          <table:table-cell table:formula="oooc:=+[.A298]+1" office:value-type="float" office:value="269">
            <text:p>269</text:p>
          </table:table-cell>
          <table:table-cell table:formula="oooc:=+[.B298]+[.B298]*growth/100" office:value-type="float" office:value="9.48568795032094E+082">
            <text:p>94856879503209400000000000000000000000000000000000000000000000000000000000000000000.000000</text:p>
          </table:table-cell>
          <table:table-cell/>
          <table:table-cell table:style-name="ce6" table:formula="oooc:=+[.D298]-([.B299]-reserve)" office:value-type="float" office:value="-1.89713759006419E+083">
            <text:p>-189713759006419000000000000000000000000000000000000000000000000000000000000000000000.0000</text:p>
          </table:table-cell>
          <table:table-cell table:style-name="Default" table:formula="oooc:=+[.B299]/[.$B$30]" office:value-type="float" office:value="9.48568795032094E+080">
            <text:p>9.49E+080</text:p>
          </table:table-cell>
          <table:table-cell table:number-columns-repeated="7"/>
        </table:table-row>
        <table:table-row table:style-name="ro1">
          <table:table-cell table:formula="oooc:=+[.A299]+1" office:value-type="float" office:value="270">
            <text:p>270</text:p>
          </table:table-cell>
          <table:table-cell table:formula="oooc:=+[.B299]+[.B299]*growth/100" office:value-type="float" office:value="1.89713759006419E+083">
            <text:p>189713759006419000000000000000000000000000000000000000000000000000000000000000000000.000000</text:p>
          </table:table-cell>
          <table:table-cell/>
          <table:table-cell table:style-name="ce6" table:formula="oooc:=+[.D299]-([.B300]-reserve)" office:value-type="float" office:value="-3.79427518012838E+083">
            <text:p>-379427518012838000000000000000000000000000000000000000000000000000000000000000000000.0000</text:p>
          </table:table-cell>
          <table:table-cell table:style-name="Default" table:formula="oooc:=+[.B300]/[.$B$30]" office:value-type="float" office:value="1.89713759006419E+081">
            <text:p>1.90E+081</text:p>
          </table:table-cell>
          <table:table-cell table:number-columns-repeated="7"/>
        </table:table-row>
        <table:table-row table:style-name="ro1">
          <table:table-cell table:formula="oooc:=+[.A300]+1" office:value-type="float" office:value="271">
            <text:p>271</text:p>
          </table:table-cell>
          <table:table-cell table:formula="oooc:=+[.B300]+[.B300]*growth/100" office:value-type="float" office:value="3.79427518012838E+083">
            <text:p>379427518012838000000000000000000000000000000000000000000000000000000000000000000000.000000</text:p>
          </table:table-cell>
          <table:table-cell/>
          <table:table-cell table:style-name="ce6" table:formula="oooc:=+[.D300]-([.B301]-reserve)" office:value-type="float" office:value="-7.58855036025675E+083">
            <text:p>-758855036025675000000000000000000000000000000000000000000000000000000000000000000000.0000</text:p>
          </table:table-cell>
          <table:table-cell table:style-name="Default" table:formula="oooc:=+[.B301]/[.$B$30]" office:value-type="float" office:value="3.79427518012838E+081">
            <text:p>3.79E+081</text:p>
          </table:table-cell>
          <table:table-cell table:number-columns-repeated="7"/>
        </table:table-row>
        <table:table-row table:style-name="ro1">
          <table:table-cell table:formula="oooc:=+[.A301]+1" office:value-type="float" office:value="272">
            <text:p>272</text:p>
          </table:table-cell>
          <table:table-cell table:formula="oooc:=+[.B301]+[.B301]*growth/100" office:value-type="float" office:value="7.58855036025675E+083">
            <text:p>758855036025675000000000000000000000000000000000000000000000000000000000000000000000.000000</text:p>
          </table:table-cell>
          <table:table-cell/>
          <table:table-cell table:style-name="ce6" table:formula="oooc:=+[.D301]-([.B302]-reserve)" office:value-type="float" office:value="-1.51771007205135E+084">
            <text:p>-1517710072051350000000000000000000000000000000000000000000000000000000000000000000000.0000</text:p>
          </table:table-cell>
          <table:table-cell table:style-name="Default" table:formula="oooc:=+[.B302]/[.$B$30]" office:value-type="float" office:value="7.58855036025676E+081">
            <text:p>7.59E+081</text:p>
          </table:table-cell>
          <table:table-cell table:number-columns-repeated="7"/>
        </table:table-row>
        <table:table-row table:style-name="ro1">
          <table:table-cell table:formula="oooc:=+[.A302]+1" office:value-type="float" office:value="273">
            <text:p>273</text:p>
          </table:table-cell>
          <table:table-cell table:formula="oooc:=+[.B302]+[.B302]*growth/100" office:value-type="float" office:value="1.51771007205135E+084">
            <text:p>1517710072051350000000000000000000000000000000000000000000000000000000000000000000000.000000</text:p>
          </table:table-cell>
          <table:table-cell/>
          <table:table-cell table:style-name="ce6" table:formula="oooc:=+[.D302]-([.B303]-reserve)" office:value-type="float" office:value="-3.0354201441027E+084">
            <text:p>-3035420144102700000000000000000000000000000000000000000000000000000000000000000000000.0000</text:p>
          </table:table-cell>
          <table:table-cell table:style-name="Default" table:formula="oooc:=+[.B303]/[.$B$30]" office:value-type="float" office:value="1.51771007205135E+082">
            <text:p>1.52E+082</text:p>
          </table:table-cell>
          <table:table-cell table:number-columns-repeated="7"/>
        </table:table-row>
        <table:table-row table:style-name="ro1">
          <table:table-cell table:formula="oooc:=+[.A303]+1" office:value-type="float" office:value="274">
            <text:p>274</text:p>
          </table:table-cell>
          <table:table-cell table:formula="oooc:=+[.B303]+[.B303]*growth/100" office:value-type="float" office:value="3.0354201441027E+084">
            <text:p>3035420144102700000000000000000000000000000000000000000000000000000000000000000000000.000000</text:p>
          </table:table-cell>
          <table:table-cell/>
          <table:table-cell table:style-name="ce6" table:formula="oooc:=+[.D303]-([.B304]-reserve)" office:value-type="float" office:value="-6.0708402882054E+084">
            <text:p>-6070840288205400000000000000000000000000000000000000000000000000000000000000000000000.0000</text:p>
          </table:table-cell>
          <table:table-cell table:style-name="Default" table:formula="oooc:=+[.B304]/[.$B$30]" office:value-type="float" office:value="3.0354201441027E+082">
            <text:p>3.04E+082</text:p>
          </table:table-cell>
          <table:table-cell table:number-columns-repeated="7"/>
        </table:table-row>
        <table:table-row table:style-name="ro1">
          <table:table-cell table:formula="oooc:=+[.A304]+1" office:value-type="float" office:value="275">
            <text:p>275</text:p>
          </table:table-cell>
          <table:table-cell table:formula="oooc:=+[.B304]+[.B304]*growth/100" office:value-type="float" office:value="6.0708402882054E+084">
            <text:p>6070840288205400000000000000000000000000000000000000000000000000000000000000000000000.000000</text:p>
          </table:table-cell>
          <table:table-cell/>
          <table:table-cell table:style-name="ce6" table:formula="oooc:=+[.D304]-([.B305]-reserve)" office:value-type="float" office:value="-1.21416805764108E+085">
            <text:p>-12141680576410800000000000000000000000000000000000000000000000000000000000000000000000.0000</text:p>
          </table:table-cell>
          <table:table-cell table:style-name="Default" table:formula="oooc:=+[.B305]/[.$B$30]" office:value-type="float" office:value="6.0708402882054E+082">
            <text:p>6.07E+082</text:p>
          </table:table-cell>
          <table:table-cell table:number-columns-repeated="7"/>
        </table:table-row>
        <table:table-row table:style-name="ro1">
          <table:table-cell table:formula="oooc:=+[.A305]+1" office:value-type="float" office:value="276">
            <text:p>276</text:p>
          </table:table-cell>
          <table:table-cell table:formula="oooc:=+[.B305]+[.B305]*growth/100" office:value-type="float" office:value="1.21416805764108E+085">
            <text:p>12141680576410800000000000000000000000000000000000000000000000000000000000000000000000.000000</text:p>
          </table:table-cell>
          <table:table-cell/>
          <table:table-cell table:style-name="ce6" table:formula="oooc:=+[.D305]-([.B306]-reserve)" office:value-type="float" office:value="-2.42833611528216E+085">
            <text:p>-24283361152821600000000000000000000000000000000000000000000000000000000000000000000000.0000</text:p>
          </table:table-cell>
          <table:table-cell table:style-name="Default" table:formula="oooc:=+[.B306]/[.$B$30]" office:value-type="float" office:value="1.21416805764108E+083">
            <text:p>1.21E+083</text:p>
          </table:table-cell>
          <table:table-cell table:number-columns-repeated="7"/>
        </table:table-row>
        <table:table-row table:style-name="ro1">
          <table:table-cell table:formula="oooc:=+[.A306]+1" office:value-type="float" office:value="277">
            <text:p>277</text:p>
          </table:table-cell>
          <table:table-cell table:formula="oooc:=+[.B306]+[.B306]*growth/100" office:value-type="float" office:value="2.42833611528216E+085">
            <text:p>24283361152821600000000000000000000000000000000000000000000000000000000000000000000000.000000</text:p>
          </table:table-cell>
          <table:table-cell/>
          <table:table-cell table:style-name="ce6" table:formula="oooc:=+[.D306]-([.B307]-reserve)" office:value-type="float" office:value="-4.85667223056432E+085">
            <text:p>-48566722305643200000000000000000000000000000000000000000000000000000000000000000000000.0000</text:p>
          </table:table-cell>
          <table:table-cell table:style-name="Default" table:formula="oooc:=+[.B307]/[.$B$30]" office:value-type="float" office:value="2.42833611528216E+083">
            <text:p>2.43E+083</text:p>
          </table:table-cell>
          <table:table-cell table:number-columns-repeated="7"/>
        </table:table-row>
        <table:table-row table:style-name="ro1">
          <table:table-cell table:formula="oooc:=+[.A307]+1" office:value-type="float" office:value="278">
            <text:p>278</text:p>
          </table:table-cell>
          <table:table-cell table:formula="oooc:=+[.B307]+[.B307]*growth/100" office:value-type="float" office:value="4.85667223056432E+085">
            <text:p>48566722305643200000000000000000000000000000000000000000000000000000000000000000000000.000000</text:p>
          </table:table-cell>
          <table:table-cell/>
          <table:table-cell table:style-name="ce6" table:formula="oooc:=+[.D307]-([.B308]-reserve)" office:value-type="float" office:value="-9.71334446112865E+085">
            <text:p>-97133444611286500000000000000000000000000000000000000000000000000000000000000000000000.0000</text:p>
          </table:table-cell>
          <table:table-cell table:style-name="Default" table:formula="oooc:=+[.B308]/[.$B$30]" office:value-type="float" office:value="4.85667223056432E+083">
            <text:p>4.86E+083</text:p>
          </table:table-cell>
          <table:table-cell table:number-columns-repeated="7"/>
        </table:table-row>
        <table:table-row table:style-name="ro1">
          <table:table-cell table:formula="oooc:=+[.A308]+1" office:value-type="float" office:value="279">
            <text:p>279</text:p>
          </table:table-cell>
          <table:table-cell table:formula="oooc:=+[.B308]+[.B308]*growth/100" office:value-type="float" office:value="9.71334446112865E+085">
            <text:p>97133444611286500000000000000000000000000000000000000000000000000000000000000000000000.000000</text:p>
          </table:table-cell>
          <table:table-cell/>
          <table:table-cell table:style-name="ce6" table:formula="oooc:=+[.D308]-([.B309]-reserve)" office:value-type="float" office:value="-1.94266889222573E+086">
            <text:p>-194266889222573000000000000000000000000000000000000000000000000000000000000000000000000.0000</text:p>
          </table:table-cell>
          <table:table-cell table:style-name="Default" table:formula="oooc:=+[.B309]/[.$B$30]" office:value-type="float" office:value="9.71334446112865E+083">
            <text:p>9.71E+083</text:p>
          </table:table-cell>
          <table:table-cell table:number-columns-repeated="7"/>
        </table:table-row>
        <table:table-row table:style-name="ro1">
          <table:table-cell table:formula="oooc:=+[.A309]+1" office:value-type="float" office:value="280">
            <text:p>280</text:p>
          </table:table-cell>
          <table:table-cell table:formula="oooc:=+[.B309]+[.B309]*growth/100" office:value-type="float" office:value="1.94266889222573E+086">
            <text:p>194266889222573000000000000000000000000000000000000000000000000000000000000000000000000.000000</text:p>
          </table:table-cell>
          <table:table-cell/>
          <table:table-cell table:style-name="ce6" table:formula="oooc:=+[.D309]-([.B310]-reserve)" office:value-type="float" office:value="-3.88533778445146E+086">
            <text:p>-388533778445146000000000000000000000000000000000000000000000000000000000000000000000000.0000</text:p>
          </table:table-cell>
          <table:table-cell table:style-name="Default" table:formula="oooc:=+[.B310]/[.$B$30]" office:value-type="float" office:value="1.94266889222573E+084">
            <text:p>1.94E+084</text:p>
          </table:table-cell>
          <table:table-cell table:number-columns-repeated="7"/>
        </table:table-row>
        <table:table-row table:style-name="ro1">
          <table:table-cell table:formula="oooc:=+[.A310]+1" office:value-type="float" office:value="281">
            <text:p>281</text:p>
          </table:table-cell>
          <table:table-cell table:formula="oooc:=+[.B310]+[.B310]*growth/100" office:value-type="float" office:value="3.88533778445146E+086">
            <text:p>388533778445146000000000000000000000000000000000000000000000000000000000000000000000000.000000</text:p>
          </table:table-cell>
          <table:table-cell/>
          <table:table-cell table:style-name="ce6" table:formula="oooc:=+[.D310]-([.B311]-reserve)" office:value-type="float" office:value="-7.77067556890292E+086">
            <text:p>-777067556890292000000000000000000000000000000000000000000000000000000000000000000000000.0000</text:p>
          </table:table-cell>
          <table:table-cell table:style-name="Default" table:formula="oooc:=+[.B311]/[.$B$30]" office:value-type="float" office:value="3.88533778445146E+084">
            <text:p>3.89E+084</text:p>
          </table:table-cell>
          <table:table-cell table:number-columns-repeated="7"/>
        </table:table-row>
        <table:table-row table:style-name="ro1">
          <table:table-cell table:formula="oooc:=+[.A311]+1" office:value-type="float" office:value="282">
            <text:p>282</text:p>
          </table:table-cell>
          <table:table-cell table:formula="oooc:=+[.B311]+[.B311]*growth/100" office:value-type="float" office:value="7.77067556890292E+086">
            <text:p>777067556890292000000000000000000000000000000000000000000000000000000000000000000000000.000000</text:p>
          </table:table-cell>
          <table:table-cell/>
          <table:table-cell table:style-name="ce6" table:formula="oooc:=+[.D311]-([.B312]-reserve)" office:value-type="float" office:value="-1.55413511378058E+087">
            <text:p>-1554135113780580000000000000000000000000000000000000000000000000000000000000000000000000.0000</text:p>
          </table:table-cell>
          <table:table-cell table:style-name="Default" table:formula="oooc:=+[.B312]/[.$B$30]" office:value-type="float" office:value="7.77067556890292E+084">
            <text:p>7.77E+084</text:p>
          </table:table-cell>
          <table:table-cell table:number-columns-repeated="7"/>
        </table:table-row>
        <table:table-row table:style-name="ro1">
          <table:table-cell table:formula="oooc:=+[.A312]+1" office:value-type="float" office:value="283">
            <text:p>283</text:p>
          </table:table-cell>
          <table:table-cell table:formula="oooc:=+[.B312]+[.B312]*growth/100" office:value-type="float" office:value="1.55413511378058E+087">
            <text:p>1554135113780580000000000000000000000000000000000000000000000000000000000000000000000000.000000</text:p>
          </table:table-cell>
          <table:table-cell/>
          <table:table-cell table:style-name="ce6" table:formula="oooc:=+[.D312]-([.B313]-reserve)" office:value-type="float" office:value="-3.10827022756117E+087">
            <text:p>-3108270227561170000000000000000000000000000000000000000000000000000000000000000000000000.0000</text:p>
          </table:table-cell>
          <table:table-cell table:style-name="Default" table:formula="oooc:=+[.B313]/[.$B$30]" office:value-type="float" office:value="1.55413511378058E+085">
            <text:p>1.55E+085</text:p>
          </table:table-cell>
          <table:table-cell table:number-columns-repeated="7"/>
        </table:table-row>
        <table:table-row table:style-name="ro1">
          <table:table-cell table:formula="oooc:=+[.A313]+1" office:value-type="float" office:value="284">
            <text:p>284</text:p>
          </table:table-cell>
          <table:table-cell table:formula="oooc:=+[.B313]+[.B313]*growth/100" office:value-type="float" office:value="3.10827022756117E+087">
            <text:p>3108270227561170000000000000000000000000000000000000000000000000000000000000000000000000.000000</text:p>
          </table:table-cell>
          <table:table-cell/>
          <table:table-cell table:style-name="ce6" table:formula="oooc:=+[.D313]-([.B314]-reserve)" office:value-type="float" office:value="-6.21654045512233E+087">
            <text:p>-6216540455122330000000000000000000000000000000000000000000000000000000000000000000000000.0000</text:p>
          </table:table-cell>
          <table:table-cell table:style-name="Default" table:formula="oooc:=+[.B314]/[.$B$30]" office:value-type="float" office:value="3.10827022756117E+085">
            <text:p>3.11E+085</text:p>
          </table:table-cell>
          <table:table-cell table:number-columns-repeated="7"/>
        </table:table-row>
        <table:table-row table:style-name="ro1">
          <table:table-cell table:formula="oooc:=+[.A314]+1" office:value-type="float" office:value="285">
            <text:p>285</text:p>
          </table:table-cell>
          <table:table-cell table:formula="oooc:=+[.B314]+[.B314]*growth/100" office:value-type="float" office:value="6.21654045512233E+087">
            <text:p>6216540455122330000000000000000000000000000000000000000000000000000000000000000000000000.000000</text:p>
          </table:table-cell>
          <table:table-cell/>
          <table:table-cell table:style-name="ce6" table:formula="oooc:=+[.D314]-([.B315]-reserve)" office:value-type="float" office:value="-1.24330809102447E+088">
            <text:p>-12433080910244700000000000000000000000000000000000000000000000000000000000000000000000000.0000</text:p>
          </table:table-cell>
          <table:table-cell table:style-name="Default" table:formula="oooc:=+[.B315]/[.$B$30]" office:value-type="float" office:value="6.21654045512233E+085">
            <text:p>6.22E+085</text:p>
          </table:table-cell>
          <table:table-cell table:number-columns-repeated="7"/>
        </table:table-row>
        <table:table-row table:style-name="ro1">
          <table:table-cell table:formula="oooc:=+[.A315]+1" office:value-type="float" office:value="286">
            <text:p>286</text:p>
          </table:table-cell>
          <table:table-cell table:formula="oooc:=+[.B315]+[.B315]*growth/100" office:value-type="float" office:value="1.24330809102447E+088">
            <text:p>12433080910244700000000000000000000000000000000000000000000000000000000000000000000000000.000000</text:p>
          </table:table-cell>
          <table:table-cell/>
          <table:table-cell table:style-name="ce6" table:formula="oooc:=+[.D315]-([.B316]-reserve)" office:value-type="float" office:value="-2.48661618204893E+088">
            <text:p>-24866161820489300000000000000000000000000000000000000000000000000000000000000000000000000.0000</text:p>
          </table:table-cell>
          <table:table-cell table:style-name="Default" table:formula="oooc:=+[.B316]/[.$B$30]" office:value-type="float" office:value="1.24330809102447E+086">
            <text:p>1.24E+086</text:p>
          </table:table-cell>
          <table:table-cell table:number-columns-repeated="7"/>
        </table:table-row>
        <table:table-row table:style-name="ro1">
          <table:table-cell table:formula="oooc:=+[.A316]+1" office:value-type="float" office:value="287">
            <text:p>287</text:p>
          </table:table-cell>
          <table:table-cell table:formula="oooc:=+[.B316]+[.B316]*growth/100" office:value-type="float" office:value="2.48661618204893E+088">
            <text:p>24866161820489300000000000000000000000000000000000000000000000000000000000000000000000000.000000</text:p>
          </table:table-cell>
          <table:table-cell/>
          <table:table-cell table:style-name="ce6" table:formula="oooc:=+[.D316]-([.B317]-reserve)" office:value-type="float" office:value="-4.97323236409787E+088">
            <text:p>-49732323640978700000000000000000000000000000000000000000000000000000000000000000000000000.0000</text:p>
          </table:table-cell>
          <table:table-cell table:style-name="Default" table:formula="oooc:=+[.B317]/[.$B$30]" office:value-type="float" office:value="2.48661618204893E+086">
            <text:p>2.49E+086</text:p>
          </table:table-cell>
          <table:table-cell table:number-columns-repeated="7"/>
        </table:table-row>
        <table:table-row table:style-name="ro1">
          <table:table-cell table:formula="oooc:=+[.A317]+1" office:value-type="float" office:value="288">
            <text:p>288</text:p>
          </table:table-cell>
          <table:table-cell table:formula="oooc:=+[.B317]+[.B317]*growth/100" office:value-type="float" office:value="4.97323236409787E+088">
            <text:p>49732323640978700000000000000000000000000000000000000000000000000000000000000000000000000.000000</text:p>
          </table:table-cell>
          <table:table-cell/>
          <table:table-cell table:style-name="ce6" table:formula="oooc:=+[.D317]-([.B318]-reserve)" office:value-type="float" office:value="-9.94646472819573E+088">
            <text:p>-99464647281957300000000000000000000000000000000000000000000000000000000000000000000000000.0000</text:p>
          </table:table-cell>
          <table:table-cell table:style-name="Default" table:formula="oooc:=+[.B318]/[.$B$30]" office:value-type="float" office:value="4.97323236409787E+086">
            <text:p>4.97E+086</text:p>
          </table:table-cell>
          <table:table-cell table:number-columns-repeated="7"/>
        </table:table-row>
        <table:table-row table:style-name="ro1">
          <table:table-cell table:formula="oooc:=+[.A318]+1" office:value-type="float" office:value="289">
            <text:p>289</text:p>
          </table:table-cell>
          <table:table-cell table:formula="oooc:=+[.B318]+[.B318]*growth/100" office:value-type="float" office:value="9.94646472819573E+088">
            <text:p>99464647281957300000000000000000000000000000000000000000000000000000000000000000000000000.000000</text:p>
          </table:table-cell>
          <table:table-cell/>
          <table:table-cell table:style-name="ce6" table:formula="oooc:=+[.D318]-([.B319]-reserve)" office:value-type="float" office:value="-1.98929294563915E+089">
            <text:p>-198929294563915000000000000000000000000000000000000000000000000000000000000000000000000000.0000</text:p>
          </table:table-cell>
          <table:table-cell table:style-name="Default" table:formula="oooc:=+[.B319]/[.$B$30]" office:value-type="float" office:value="9.94646472819573E+086">
            <text:p>9.95E+086</text:p>
          </table:table-cell>
          <table:table-cell table:number-columns-repeated="7"/>
        </table:table-row>
        <table:table-row table:style-name="ro1">
          <table:table-cell table:formula="oooc:=+[.A319]+1" office:value-type="float" office:value="290">
            <text:p>290</text:p>
          </table:table-cell>
          <table:table-cell table:formula="oooc:=+[.B319]+[.B319]*growth/100" office:value-type="float" office:value="1.98929294563915E+089">
            <text:p>198929294563915000000000000000000000000000000000000000000000000000000000000000000000000000.000000</text:p>
          </table:table-cell>
          <table:table-cell/>
          <table:table-cell table:style-name="ce6" table:formula="oooc:=+[.D319]-([.B320]-reserve)" office:value-type="float" office:value="-3.97858589127829E+089">
            <text:p>-397858589127829000000000000000000000000000000000000000000000000000000000000000000000000000.0000</text:p>
          </table:table-cell>
          <table:table-cell table:style-name="Default" table:formula="oooc:=+[.B320]/[.$B$30]" office:value-type="float" office:value="1.98929294563915E+087">
            <text:p>1.99E+087</text:p>
          </table:table-cell>
          <table:table-cell table:number-columns-repeated="7"/>
        </table:table-row>
        <table:table-row table:style-name="ro1">
          <table:table-cell table:formula="oooc:=+[.A320]+1" office:value-type="float" office:value="291">
            <text:p>291</text:p>
          </table:table-cell>
          <table:table-cell table:formula="oooc:=+[.B320]+[.B320]*growth/100" office:value-type="float" office:value="3.97858589127829E+089">
            <text:p>397858589127829000000000000000000000000000000000000000000000000000000000000000000000000000.000000</text:p>
          </table:table-cell>
          <table:table-cell/>
          <table:table-cell table:style-name="ce6" table:formula="oooc:=+[.D320]-([.B321]-reserve)" office:value-type="float" office:value="-7.95717178255659E+089">
            <text:p>-795717178255659000000000000000000000000000000000000000000000000000000000000000000000000000.0000</text:p>
          </table:table-cell>
          <table:table-cell table:style-name="Default" table:formula="oooc:=+[.B321]/[.$B$30]" office:value-type="float" office:value="3.97858589127829E+087">
            <text:p>3.98E+087</text:p>
          </table:table-cell>
          <table:table-cell table:number-columns-repeated="7"/>
        </table:table-row>
        <table:table-row table:style-name="ro1">
          <table:table-cell table:formula="oooc:=+[.A321]+1" office:value-type="float" office:value="292">
            <text:p>292</text:p>
          </table:table-cell>
          <table:table-cell table:formula="oooc:=+[.B321]+[.B321]*growth/100" office:value-type="float" office:value="7.95717178255659E+089">
            <text:p>795717178255659000000000000000000000000000000000000000000000000000000000000000000000000000.000000</text:p>
          </table:table-cell>
          <table:table-cell/>
          <table:table-cell table:style-name="ce6" table:formula="oooc:=+[.D321]-([.B322]-reserve)" office:value-type="float" office:value="-1.59143435651132E+090">
            <text:p>-1591434356511320000000000000000000000000000000000000000000000000000000000000000000000000000.0000</text:p>
          </table:table-cell>
          <table:table-cell table:style-name="Default" table:formula="oooc:=+[.B322]/[.$B$30]" office:value-type="float" office:value="7.95717178255659E+087">
            <text:p>7.96E+087</text:p>
          </table:table-cell>
          <table:table-cell table:number-columns-repeated="7"/>
        </table:table-row>
        <table:table-row table:style-name="ro1">
          <table:table-cell table:formula="oooc:=+[.A322]+1" office:value-type="float" office:value="293">
            <text:p>293</text:p>
          </table:table-cell>
          <table:table-cell table:formula="oooc:=+[.B322]+[.B322]*growth/100" office:value-type="float" office:value="1.59143435651132E+090">
            <text:p>1591434356511320000000000000000000000000000000000000000000000000000000000000000000000000000.000000</text:p>
          </table:table-cell>
          <table:table-cell/>
          <table:table-cell table:style-name="ce6" table:formula="oooc:=+[.D322]-([.B323]-reserve)" office:value-type="float" office:value="-3.18286871302263E+090">
            <text:p>-3182868713022630000000000000000000000000000000000000000000000000000000000000000000000000000.0000</text:p>
          </table:table-cell>
          <table:table-cell table:style-name="Default" table:formula="oooc:=+[.B323]/[.$B$30]" office:value-type="float" office:value="1.59143435651132E+088">
            <text:p>1.59E+088</text:p>
          </table:table-cell>
          <table:table-cell table:number-columns-repeated="7"/>
        </table:table-row>
        <table:table-row table:style-name="ro1">
          <table:table-cell table:formula="oooc:=+[.A323]+1" office:value-type="float" office:value="294">
            <text:p>294</text:p>
          </table:table-cell>
          <table:table-cell table:formula="oooc:=+[.B323]+[.B323]*growth/100" office:value-type="float" office:value="3.18286871302263E+090">
            <text:p>3182868713022630000000000000000000000000000000000000000000000000000000000000000000000000000.000000</text:p>
          </table:table-cell>
          <table:table-cell/>
          <table:table-cell table:style-name="ce6" table:formula="oooc:=+[.D323]-([.B324]-reserve)" office:value-type="float" office:value="-6.36573742604527E+090">
            <text:p>-6365737426045270000000000000000000000000000000000000000000000000000000000000000000000000000.0000</text:p>
          </table:table-cell>
          <table:table-cell table:style-name="Default" table:formula="oooc:=+[.B324]/[.$B$30]" office:value-type="float" office:value="3.18286871302263E+088">
            <text:p>3.18E+088</text:p>
          </table:table-cell>
          <table:table-cell table:number-columns-repeated="7"/>
        </table:table-row>
        <table:table-row table:style-name="ro1">
          <table:table-cell table:formula="oooc:=+[.A324]+1" office:value-type="float" office:value="295">
            <text:p>295</text:p>
          </table:table-cell>
          <table:table-cell table:formula="oooc:=+[.B324]+[.B324]*growth/100" office:value-type="float" office:value="6.36573742604527E+090">
            <text:p>6365737426045270000000000000000000000000000000000000000000000000000000000000000000000000000.000000</text:p>
          </table:table-cell>
          <table:table-cell/>
          <table:table-cell table:style-name="ce6" table:formula="oooc:=+[.D324]-([.B325]-reserve)" office:value-type="float" office:value="-1.27314748520905E+091">
            <text:p>-12731474852090500000000000000000000000000000000000000000000000000000000000000000000000000000.0000</text:p>
          </table:table-cell>
          <table:table-cell table:style-name="Default" table:formula="oooc:=+[.B325]/[.$B$30]" office:value-type="float" office:value="6.36573742604527E+088">
            <text:p>6.37E+088</text:p>
          </table:table-cell>
          <table:table-cell table:number-columns-repeated="7"/>
        </table:table-row>
        <table:table-row table:style-name="ro1">
          <table:table-cell table:formula="oooc:=+[.A325]+1" office:value-type="float" office:value="296">
            <text:p>296</text:p>
          </table:table-cell>
          <table:table-cell table:formula="oooc:=+[.B325]+[.B325]*growth/100" office:value-type="float" office:value="1.27314748520905E+091">
            <text:p>12731474852090500000000000000000000000000000000000000000000000000000000000000000000000000000.000000</text:p>
          </table:table-cell>
          <table:table-cell/>
          <table:table-cell table:style-name="ce6" table:formula="oooc:=+[.D325]-([.B326]-reserve)" office:value-type="float" office:value="-2.54629497041811E+091">
            <text:p>-25462949704181100000000000000000000000000000000000000000000000000000000000000000000000000000.0000</text:p>
          </table:table-cell>
          <table:table-cell table:style-name="Default" table:formula="oooc:=+[.B326]/[.$B$30]" office:value-type="float" office:value="1.27314748520905E+089">
            <text:p>1.27E+089</text:p>
          </table:table-cell>
          <table:table-cell table:number-columns-repeated="7"/>
        </table:table-row>
        <table:table-row table:style-name="ro1">
          <table:table-cell table:formula="oooc:=+[.A326]+1" office:value-type="float" office:value="297">
            <text:p>297</text:p>
          </table:table-cell>
          <table:table-cell table:formula="oooc:=+[.B326]+[.B326]*growth/100" office:value-type="float" office:value="2.54629497041811E+091">
            <text:p>25462949704181100000000000000000000000000000000000000000000000000000000000000000000000000000.000000</text:p>
          </table:table-cell>
          <table:table-cell/>
          <table:table-cell table:style-name="ce6" table:formula="oooc:=+[.D326]-([.B327]-reserve)" office:value-type="float" office:value="-5.09258994083621E+091">
            <text:p>-50925899408362100000000000000000000000000000000000000000000000000000000000000000000000000000.0000</text:p>
          </table:table-cell>
          <table:table-cell table:style-name="Default" table:formula="oooc:=+[.B327]/[.$B$30]" office:value-type="float" office:value="2.54629497041811E+089">
            <text:p>2.55E+089</text:p>
          </table:table-cell>
          <table:table-cell table:number-columns-repeated="7"/>
        </table:table-row>
        <table:table-row table:style-name="ro1">
          <table:table-cell table:formula="oooc:=+[.A327]+1" office:value-type="float" office:value="298">
            <text:p>298</text:p>
          </table:table-cell>
          <table:table-cell table:formula="oooc:=+[.B327]+[.B327]*growth/100" office:value-type="float" office:value="5.09258994083621E+091">
            <text:p>50925899408362100000000000000000000000000000000000000000000000000000000000000000000000000000.000000</text:p>
          </table:table-cell>
          <table:table-cell/>
          <table:table-cell table:style-name="ce6" table:formula="oooc:=+[.D327]-([.B328]-reserve)" office:value-type="float" office:value="-1.01851798816724E+092">
            <text:p>-101851798816724000000000000000000000000000000000000000000000000000000000000000000000000000000.0000</text:p>
          </table:table-cell>
          <table:table-cell table:style-name="Default" table:formula="oooc:=+[.B328]/[.$B$30]" office:value-type="float" office:value="5.09258994083622E+089">
            <text:p>5.09E+089</text:p>
          </table:table-cell>
          <table:table-cell table:number-columns-repeated="7"/>
        </table:table-row>
        <table:table-row table:style-name="ro1">
          <table:table-cell table:formula="oooc:=+[.A328]+1" office:value-type="float" office:value="299">
            <text:p>299</text:p>
          </table:table-cell>
          <table:table-cell table:formula="oooc:=+[.B328]+[.B328]*growth/100" office:value-type="float" office:value="1.01851798816724E+092">
            <text:p>101851798816724000000000000000000000000000000000000000000000000000000000000000000000000000000.000000</text:p>
          </table:table-cell>
          <table:table-cell/>
          <table:table-cell table:style-name="ce6" table:formula="oooc:=+[.D328]-([.B329]-reserve)" office:value-type="float" office:value="-2.03703597633449E+092">
            <text:p>-203703597633449000000000000000000000000000000000000000000000000000000000000000000000000000000.0000</text:p>
          </table:table-cell>
          <table:table-cell table:style-name="Default" table:formula="oooc:=+[.B329]/[.$B$30]" office:value-type="float" office:value="1.01851798816724E+090">
            <text:p>1.02E+090</text:p>
          </table:table-cell>
          <table:table-cell table:number-columns-repeated="7"/>
        </table:table-row>
        <table:table-row table:style-name="ro1">
          <table:table-cell table:formula="oooc:=+[.A329]+1" office:value-type="float" office:value="300">
            <text:p>300</text:p>
          </table:table-cell>
          <table:table-cell table:formula="oooc:=+[.B329]+[.B329]*growth/100" office:value-type="float" office:value="2.03703597633449E+092">
            <text:p>203703597633449000000000000000000000000000000000000000000000000000000000000000000000000000000.000000</text:p>
          </table:table-cell>
          <table:table-cell/>
          <table:table-cell table:style-name="ce6" table:formula="oooc:=+[.D329]-([.B330]-reserve)" office:value-type="float" office:value="-4.07407195266897E+092">
            <text:p>-407407195266897000000000000000000000000000000000000000000000000000000000000000000000000000000.0000</text:p>
          </table:table-cell>
          <table:table-cell table:style-name="Default" table:formula="oooc:=+[.B330]/[.$B$30]" office:value-type="float" office:value="2.03703597633449E+090">
            <text:p>2.04E+090</text:p>
          </table:table-cell>
          <table:table-cell table:number-columns-repeated="7"/>
        </table:table-row>
        <table:table-row table:style-name="ro1">
          <table:table-cell table:formula="oooc:=+[.A330]+1" office:value-type="float" office:value="301">
            <text:p>301</text:p>
          </table:table-cell>
          <table:table-cell table:formula="oooc:=+[.B330]+[.B330]*growth/100" office:value-type="float" office:value="4.07407195266897E+092">
            <text:p>407407195266897000000000000000000000000000000000000000000000000000000000000000000000000000000.000000</text:p>
          </table:table-cell>
          <table:table-cell/>
          <table:table-cell table:style-name="ce6" table:formula="oooc:=+[.D330]-([.B331]-reserve)" office:value-type="float" office:value="-8.14814390533794E+092">
            <text:p>-814814390533794000000000000000000000000000000000000000000000000000000000000000000000000000000.0000</text:p>
          </table:table-cell>
          <table:table-cell table:style-name="Default" table:formula="oooc:=+[.B331]/[.$B$30]" office:value-type="float" office:value="4.07407195266897E+090">
            <text:p>4.07E+090</text:p>
          </table:table-cell>
          <table:table-cell table:number-columns-repeated="7"/>
        </table:table-row>
        <table:table-row table:style-name="ro1">
          <table:table-cell table:formula="oooc:=+[.A331]+1" office:value-type="float" office:value="302">
            <text:p>302</text:p>
          </table:table-cell>
          <table:table-cell table:formula="oooc:=+[.B331]+[.B331]*growth/100" office:value-type="float" office:value="8.14814390533794E+092">
            <text:p>814814390533794000000000000000000000000000000000000000000000000000000000000000000000000000000.000000</text:p>
          </table:table-cell>
          <table:table-cell/>
          <table:table-cell table:style-name="ce6" table:formula="oooc:=+[.D331]-([.B332]-reserve)" office:value-type="float" office:value="-1.62962878106759E+093">
            <text:p>-1629628781067590000000000000000000000000000000000000000000000000000000000000000000000000000000.0000</text:p>
          </table:table-cell>
          <table:table-cell table:style-name="Default" table:formula="oooc:=+[.B332]/[.$B$30]" office:value-type="float" office:value="8.14814390533794E+090">
            <text:p>8.15E+090</text:p>
          </table:table-cell>
          <table:table-cell table:number-columns-repeated="7"/>
        </table:table-row>
        <table:table-row table:style-name="ro1">
          <table:table-cell table:formula="oooc:=+[.A332]+1" office:value-type="float" office:value="303">
            <text:p>303</text:p>
          </table:table-cell>
          <table:table-cell table:formula="oooc:=+[.B332]+[.B332]*growth/100" office:value-type="float" office:value="1.62962878106759E+093">
            <text:p>1629628781067590000000000000000000000000000000000000000000000000000000000000000000000000000000.000000</text:p>
          </table:table-cell>
          <table:table-cell/>
          <table:table-cell table:style-name="ce6" table:formula="oooc:=+[.D332]-([.B333]-reserve)" office:value-type="float" office:value="-3.25925756213518E+093">
            <text:p>-3259257562135180000000000000000000000000000000000000000000000000000000000000000000000000000000.0000</text:p>
          </table:table-cell>
          <table:table-cell table:style-name="Default" table:formula="oooc:=+[.B333]/[.$B$30]" office:value-type="float" office:value="1.62962878106759E+091">
            <text:p>1.63E+091</text:p>
          </table:table-cell>
          <table:table-cell table:number-columns-repeated="7"/>
        </table:table-row>
        <table:table-row table:style-name="ro1">
          <table:table-cell table:formula="oooc:=+[.A333]+1" office:value-type="float" office:value="304">
            <text:p>304</text:p>
          </table:table-cell>
          <table:table-cell table:formula="oooc:=+[.B333]+[.B333]*growth/100" office:value-type="float" office:value="3.25925756213518E+093">
            <text:p>3259257562135180000000000000000000000000000000000000000000000000000000000000000000000000000000.000000</text:p>
          </table:table-cell>
          <table:table-cell/>
          <table:table-cell table:style-name="ce6" table:formula="oooc:=+[.D333]-([.B334]-reserve)" office:value-type="float" office:value="-6.51851512427036E+093">
            <text:p>-6518515124270360000000000000000000000000000000000000000000000000000000000000000000000000000000.0000</text:p>
          </table:table-cell>
          <table:table-cell table:style-name="Default" table:formula="oooc:=+[.B334]/[.$B$30]" office:value-type="float" office:value="3.25925756213518E+091">
            <text:p>3.26E+091</text:p>
          </table:table-cell>
          <table:table-cell table:number-columns-repeated="7"/>
        </table:table-row>
        <table:table-row table:style-name="ro1">
          <table:table-cell table:formula="oooc:=+[.A334]+1" office:value-type="float" office:value="305">
            <text:p>305</text:p>
          </table:table-cell>
          <table:table-cell table:formula="oooc:=+[.B334]+[.B334]*growth/100" office:value-type="float" office:value="6.51851512427036E+093">
            <text:p>6518515124270360000000000000000000000000000000000000000000000000000000000000000000000000000000.000000</text:p>
          </table:table-cell>
          <table:table-cell/>
          <table:table-cell table:style-name="ce6" table:formula="oooc:=+[.D334]-([.B335]-reserve)" office:value-type="float" office:value="-1.30370302485407E+094">
            <text:p>-13037030248540700000000000000000000000000000000000000000000000000000000000000000000000000000000.0000</text:p>
          </table:table-cell>
          <table:table-cell table:style-name="Default" table:formula="oooc:=+[.B335]/[.$B$30]" office:value-type="float" office:value="6.51851512427036E+091">
            <text:p>6.52E+091</text:p>
          </table:table-cell>
          <table:table-cell table:number-columns-repeated="7"/>
        </table:table-row>
        <table:table-row table:style-name="ro1">
          <table:table-cell table:formula="oooc:=+[.A335]+1" office:value-type="float" office:value="306">
            <text:p>306</text:p>
          </table:table-cell>
          <table:table-cell table:formula="oooc:=+[.B335]+[.B335]*growth/100" office:value-type="float" office:value="1.30370302485407E+094">
            <text:p>13037030248540700000000000000000000000000000000000000000000000000000000000000000000000000000000.000000</text:p>
          </table:table-cell>
          <table:table-cell/>
          <table:table-cell table:style-name="ce6" table:formula="oooc:=+[.D335]-([.B336]-reserve)" office:value-type="float" office:value="-2.60740604970814E+094">
            <text:p>-26074060497081400000000000000000000000000000000000000000000000000000000000000000000000000000000.0000</text:p>
          </table:table-cell>
          <table:table-cell table:style-name="Default" table:formula="oooc:=+[.B336]/[.$B$30]" office:value-type="float" office:value="1.30370302485407E+092">
            <text:p>1.30E+092</text:p>
          </table:table-cell>
          <table:table-cell table:number-columns-repeated="7"/>
        </table:table-row>
        <table:table-row table:style-name="ro1">
          <table:table-cell table:formula="oooc:=+[.A336]+1" office:value-type="float" office:value="307">
            <text:p>307</text:p>
          </table:table-cell>
          <table:table-cell table:formula="oooc:=+[.B336]+[.B336]*growth/100" office:value-type="float" office:value="2.60740604970814E+094">
            <text:p>26074060497081400000000000000000000000000000000000000000000000000000000000000000000000000000000.000000</text:p>
          </table:table-cell>
          <table:table-cell/>
          <table:table-cell table:style-name="ce6" table:formula="oooc:=+[.D336]-([.B337]-reserve)" office:value-type="float" office:value="-5.21481209941628E+094">
            <text:p>-52148120994162800000000000000000000000000000000000000000000000000000000000000000000000000000000.0000</text:p>
          </table:table-cell>
          <table:table-cell table:style-name="Default" table:formula="oooc:=+[.B337]/[.$B$30]" office:value-type="float" office:value="2.60740604970814E+092">
            <text:p>2.61E+092</text:p>
          </table:table-cell>
          <table:table-cell table:number-columns-repeated="7"/>
        </table:table-row>
        <table:table-row table:style-name="ro1">
          <table:table-cell table:formula="oooc:=+[.A337]+1" office:value-type="float" office:value="308">
            <text:p>308</text:p>
          </table:table-cell>
          <table:table-cell table:formula="oooc:=+[.B337]+[.B337]*growth/100" office:value-type="float" office:value="5.21481209941628E+094">
            <text:p>52148120994162800000000000000000000000000000000000000000000000000000000000000000000000000000000.000000</text:p>
          </table:table-cell>
          <table:table-cell/>
          <table:table-cell table:style-name="ce6" table:formula="oooc:=+[.D337]-([.B338]-reserve)" office:value-type="float" office:value="-1.04296241988326E+095">
            <text:p>-104296241988326000000000000000000000000000000000000000000000000000000000000000000000000000000000.0000</text:p>
          </table:table-cell>
          <table:table-cell table:style-name="Default" table:formula="oooc:=+[.B338]/[.$B$30]" office:value-type="float" office:value="5.21481209941628E+092">
            <text:p>5.21E+092</text:p>
          </table:table-cell>
          <table:table-cell table:number-columns-repeated="7"/>
        </table:table-row>
        <table:table-row table:style-name="ro1">
          <table:table-cell table:formula="oooc:=+[.A338]+1" office:value-type="float" office:value="309">
            <text:p>309</text:p>
          </table:table-cell>
          <table:table-cell table:formula="oooc:=+[.B338]+[.B338]*growth/100" office:value-type="float" office:value="1.04296241988326E+095">
            <text:p>104296241988326000000000000000000000000000000000000000000000000000000000000000000000000000000000.000000</text:p>
          </table:table-cell>
          <table:table-cell/>
          <table:table-cell table:style-name="ce6" table:formula="oooc:=+[.D338]-([.B339]-reserve)" office:value-type="float" office:value="-2.08592483976651E+095">
            <text:p>-208592483976651000000000000000000000000000000000000000000000000000000000000000000000000000000000.0000</text:p>
          </table:table-cell>
          <table:table-cell table:style-name="Default" table:formula="oooc:=+[.B339]/[.$B$30]" office:value-type="float" office:value="1.04296241988326E+093">
            <text:p>1.04E+093</text:p>
          </table:table-cell>
          <table:table-cell table:number-columns-repeated="7"/>
        </table:table-row>
        <table:table-row table:style-name="ro1">
          <table:table-cell table:formula="oooc:=+[.A339]+1" office:value-type="float" office:value="310">
            <text:p>310</text:p>
          </table:table-cell>
          <table:table-cell table:formula="oooc:=+[.B339]+[.B339]*growth/100" office:value-type="float" office:value="2.08592483976651E+095">
            <text:p>208592483976651000000000000000000000000000000000000000000000000000000000000000000000000000000000.000000</text:p>
          </table:table-cell>
          <table:table-cell/>
          <table:table-cell table:style-name="ce6" table:formula="oooc:=+[.D339]-([.B340]-reserve)" office:value-type="float" office:value="-4.17184967953303E+095">
            <text:p>-417184967953303000000000000000000000000000000000000000000000000000000000000000000000000000000000.0000</text:p>
          </table:table-cell>
          <table:table-cell table:style-name="Default" table:formula="oooc:=+[.B340]/[.$B$30]" office:value-type="float" office:value="2.08592483976651E+093">
            <text:p>2.09E+093</text:p>
          </table:table-cell>
          <table:table-cell table:number-columns-repeated="7"/>
        </table:table-row>
        <table:table-row table:style-name="ro1">
          <table:table-cell table:formula="oooc:=+[.A340]+1" office:value-type="float" office:value="311">
            <text:p>311</text:p>
          </table:table-cell>
          <table:table-cell table:formula="oooc:=+[.B340]+[.B340]*growth/100" office:value-type="float" office:value="4.17184967953303E+095">
            <text:p>417184967953303000000000000000000000000000000000000000000000000000000000000000000000000000000000.000000</text:p>
          </table:table-cell>
          <table:table-cell/>
          <table:table-cell table:style-name="ce6" table:formula="oooc:=+[.D340]-([.B341]-reserve)" office:value-type="float" office:value="-8.34369935906605E+095">
            <text:p>-834369935906605000000000000000000000000000000000000000000000000000000000000000000000000000000000.0000</text:p>
          </table:table-cell>
          <table:table-cell table:style-name="Default" table:formula="oooc:=+[.B341]/[.$B$30]" office:value-type="float" office:value="4.17184967953303E+093">
            <text:p>4.17E+093</text:p>
          </table:table-cell>
          <table:table-cell table:number-columns-repeated="7"/>
        </table:table-row>
        <table:table-row table:style-name="ro1">
          <table:table-cell table:formula="oooc:=+[.A341]+1" office:value-type="float" office:value="312">
            <text:p>312</text:p>
          </table:table-cell>
          <table:table-cell table:formula="oooc:=+[.B341]+[.B341]*growth/100" office:value-type="float" office:value="8.34369935906605E+095">
            <text:p>834369935906605000000000000000000000000000000000000000000000000000000000000000000000000000000000.000000</text:p>
          </table:table-cell>
          <table:table-cell/>
          <table:table-cell table:style-name="ce6" table:formula="oooc:=+[.D341]-([.B342]-reserve)" office:value-type="float" office:value="-1.66873987181321E+096">
            <text:p>-1668739871813210000000000000000000000000000000000000000000000000000000000000000000000000000000000.0000</text:p>
          </table:table-cell>
          <table:table-cell table:style-name="Default" table:formula="oooc:=+[.B342]/[.$B$30]" office:value-type="float" office:value="8.34369935906605E+093">
            <text:p>8.34E+093</text:p>
          </table:table-cell>
          <table:table-cell table:number-columns-repeated="7"/>
        </table:table-row>
        <table:table-row table:style-name="ro1">
          <table:table-cell table:formula="oooc:=+[.A342]+1" office:value-type="float" office:value="313">
            <text:p>313</text:p>
          </table:table-cell>
          <table:table-cell table:formula="oooc:=+[.B342]+[.B342]*growth/100" office:value-type="float" office:value="1.66873987181321E+096">
            <text:p>1668739871813210000000000000000000000000000000000000000000000000000000000000000000000000000000000.000000</text:p>
          </table:table-cell>
          <table:table-cell/>
          <table:table-cell table:style-name="ce6" table:formula="oooc:=+[.D342]-([.B343]-reserve)" office:value-type="float" office:value="-3.33747974362642E+096">
            <text:p>-3337479743626420000000000000000000000000000000000000000000000000000000000000000000000000000000000.0000</text:p>
          </table:table-cell>
          <table:table-cell table:style-name="Default" table:formula="oooc:=+[.B343]/[.$B$30]" office:value-type="float" office:value="1.66873987181321E+094">
            <text:p>1.67E+094</text:p>
          </table:table-cell>
          <table:table-cell table:number-columns-repeated="7"/>
        </table:table-row>
        <table:table-row table:style-name="ro1">
          <table:table-cell table:formula="oooc:=+[.A343]+1" office:value-type="float" office:value="314">
            <text:p>314</text:p>
          </table:table-cell>
          <table:table-cell table:formula="oooc:=+[.B343]+[.B343]*growth/100" office:value-type="float" office:value="3.33747974362642E+096">
            <text:p>3337479743626420000000000000000000000000000000000000000000000000000000000000000000000000000000000.000000</text:p>
          </table:table-cell>
          <table:table-cell/>
          <table:table-cell table:style-name="ce6" table:formula="oooc:=+[.D343]-([.B344]-reserve)" office:value-type="float" office:value="-6.67495948725284E+096">
            <text:p>-6674959487252840000000000000000000000000000000000000000000000000000000000000000000000000000000000.0000</text:p>
          </table:table-cell>
          <table:table-cell table:style-name="Default" table:formula="oooc:=+[.B344]/[.$B$30]" office:value-type="float" office:value="3.33747974362642E+094">
            <text:p>3.34E+094</text:p>
          </table:table-cell>
          <table:table-cell table:number-columns-repeated="7"/>
        </table:table-row>
        <table:table-row table:style-name="ro1">
          <table:table-cell table:formula="oooc:=+[.A344]+1" office:value-type="float" office:value="315">
            <text:p>315</text:p>
          </table:table-cell>
          <table:table-cell table:formula="oooc:=+[.B344]+[.B344]*growth/100" office:value-type="float" office:value="6.67495948725284E+096">
            <text:p>6674959487252840000000000000000000000000000000000000000000000000000000000000000000000000000000000.000000</text:p>
          </table:table-cell>
          <table:table-cell/>
          <table:table-cell table:style-name="ce6" table:formula="oooc:=+[.D344]-([.B345]-reserve)" office:value-type="float" office:value="-1.33499189745057E+097">
            <text:p>-13349918974505700000000000000000000000000000000000000000000000000000000000000000000000000000000000.0000</text:p>
          </table:table-cell>
          <table:table-cell table:style-name="Default" table:formula="oooc:=+[.B345]/[.$B$30]" office:value-type="float" office:value="6.67495948725284E+094">
            <text:p>6.67E+094</text:p>
          </table:table-cell>
          <table:table-cell table:number-columns-repeated="7"/>
        </table:table-row>
        <table:table-row table:style-name="ro1">
          <table:table-cell table:formula="oooc:=+[.A345]+1" office:value-type="float" office:value="316">
            <text:p>316</text:p>
          </table:table-cell>
          <table:table-cell table:formula="oooc:=+[.B345]+[.B345]*growth/100" office:value-type="float" office:value="1.33499189745057E+097">
            <text:p>13349918974505700000000000000000000000000000000000000000000000000000000000000000000000000000000000.000000</text:p>
          </table:table-cell>
          <table:table-cell/>
          <table:table-cell table:style-name="ce6" table:formula="oooc:=+[.D345]-([.B346]-reserve)" office:value-type="float" office:value="-2.66998379490114E+097">
            <text:p>-26699837949011400000000000000000000000000000000000000000000000000000000000000000000000000000000000.0000</text:p>
          </table:table-cell>
          <table:table-cell table:style-name="Default" table:formula="oooc:=+[.B346]/[.$B$30]" office:value-type="float" office:value="1.33499189745057E+095">
            <text:p>1.33E+095</text:p>
          </table:table-cell>
          <table:table-cell table:number-columns-repeated="7"/>
        </table:table-row>
        <table:table-row table:style-name="ro1">
          <table:table-cell table:formula="oooc:=+[.A346]+1" office:value-type="float" office:value="317">
            <text:p>317</text:p>
          </table:table-cell>
          <table:table-cell table:formula="oooc:=+[.B346]+[.B346]*growth/100" office:value-type="float" office:value="2.66998379490114E+097">
            <text:p>26699837949011400000000000000000000000000000000000000000000000000000000000000000000000000000000000.000000</text:p>
          </table:table-cell>
          <table:table-cell/>
          <table:table-cell table:style-name="ce6" table:formula="oooc:=+[.D346]-([.B347]-reserve)" office:value-type="float" office:value="-5.33996758980228E+097">
            <text:p>-53399675898022800000000000000000000000000000000000000000000000000000000000000000000000000000000000.0000</text:p>
          </table:table-cell>
          <table:table-cell table:style-name="Default" table:formula="oooc:=+[.B347]/[.$B$30]" office:value-type="float" office:value="2.66998379490114E+095">
            <text:p>2.67E+095</text:p>
          </table:table-cell>
          <table:table-cell table:number-columns-repeated="7"/>
        </table:table-row>
        <table:table-row table:style-name="ro1">
          <table:table-cell table:formula="oooc:=+[.A347]+1" office:value-type="float" office:value="318">
            <text:p>318</text:p>
          </table:table-cell>
          <table:table-cell table:formula="oooc:=+[.B347]+[.B347]*growth/100" office:value-type="float" office:value="5.33996758980228E+097">
            <text:p>53399675898022800000000000000000000000000000000000000000000000000000000000000000000000000000000000.000000</text:p>
          </table:table-cell>
          <table:table-cell/>
          <table:table-cell table:style-name="ce6" table:formula="oooc:=+[.D347]-([.B348]-reserve)" office:value-type="float" office:value="-1.06799351796046E+098">
            <text:p>-106799351796046000000000000000000000000000000000000000000000000000000000000000000000000000000000000.0000</text:p>
          </table:table-cell>
          <table:table-cell table:style-name="Default" table:formula="oooc:=+[.B348]/[.$B$30]" office:value-type="float" office:value="5.33996758980228E+095">
            <text:p>5.34E+095</text:p>
          </table:table-cell>
          <table:table-cell table:number-columns-repeated="7"/>
        </table:table-row>
        <table:table-row table:style-name="ro1">
          <table:table-cell table:formula="oooc:=+[.A348]+1" office:value-type="float" office:value="319">
            <text:p>319</text:p>
          </table:table-cell>
          <table:table-cell table:formula="oooc:=+[.B348]+[.B348]*growth/100" office:value-type="float" office:value="1.06799351796046E+098">
            <text:p>106799351796046000000000000000000000000000000000000000000000000000000000000000000000000000000000000.000000</text:p>
          </table:table-cell>
          <table:table-cell/>
          <table:table-cell table:style-name="ce6" table:formula="oooc:=+[.D348]-([.B349]-reserve)" office:value-type="float" office:value="-2.13598703592091E+098">
            <text:p>-213598703592091000000000000000000000000000000000000000000000000000000000000000000000000000000000000.0000</text:p>
          </table:table-cell>
          <table:table-cell table:style-name="Default" table:formula="oooc:=+[.B349]/[.$B$30]" office:value-type="float" office:value="1.06799351796046E+096">
            <text:p>1.07E+096</text:p>
          </table:table-cell>
          <table:table-cell table:number-columns-repeated="7"/>
        </table:table-row>
        <table:table-row table:style-name="ro1">
          <table:table-cell table:formula="oooc:=+[.A349]+1" office:value-type="float" office:value="320">
            <text:p>320</text:p>
          </table:table-cell>
          <table:table-cell table:formula="oooc:=+[.B349]+[.B349]*growth/100" office:value-type="float" office:value="2.13598703592091E+098">
            <text:p>213598703592091000000000000000000000000000000000000000000000000000000000000000000000000000000000000.000000</text:p>
          </table:table-cell>
          <table:table-cell/>
          <table:table-cell table:style-name="ce6" table:formula="oooc:=+[.D349]-([.B350]-reserve)" office:value-type="float" office:value="-4.27197407184182E+098">
            <text:p>-427197407184182000000000000000000000000000000000000000000000000000000000000000000000000000000000000.0000</text:p>
          </table:table-cell>
          <table:table-cell table:style-name="Default" table:formula="oooc:=+[.B350]/[.$B$30]" office:value-type="float" office:value="2.13598703592091E+096">
            <text:p>2.14E+096</text:p>
          </table:table-cell>
          <table:table-cell table:number-columns-repeated="7"/>
        </table:table-row>
        <table:table-row table:style-name="ro1">
          <table:table-cell table:formula="oooc:=+[.A350]+1" office:value-type="float" office:value="321">
            <text:p>321</text:p>
          </table:table-cell>
          <table:table-cell table:formula="oooc:=+[.B350]+[.B350]*growth/100" office:value-type="float" office:value="4.27197407184182E+098">
            <text:p>427197407184182000000000000000000000000000000000000000000000000000000000000000000000000000000000000.000000</text:p>
          </table:table-cell>
          <table:table-cell/>
          <table:table-cell table:style-name="ce6" table:formula="oooc:=+[.D350]-([.B351]-reserve)" office:value-type="float" office:value="-8.54394814368364E+098">
            <text:p>-854394814368364000000000000000000000000000000000000000000000000000000000000000000000000000000000000.0000</text:p>
          </table:table-cell>
          <table:table-cell table:style-name="Default" table:formula="oooc:=+[.B351]/[.$B$30]" office:value-type="float" office:value="4.27197407184182E+096">
            <text:p>4.27E+096</text:p>
          </table:table-cell>
          <table:table-cell table:number-columns-repeated="7"/>
        </table:table-row>
        <table:table-row table:style-name="ro1">
          <table:table-cell table:formula="oooc:=+[.A351]+1" office:value-type="float" office:value="322">
            <text:p>322</text:p>
          </table:table-cell>
          <table:table-cell table:formula="oooc:=+[.B351]+[.B351]*growth/100" office:value-type="float" office:value="8.54394814368364E+098">
            <text:p>854394814368364000000000000000000000000000000000000000000000000000000000000000000000000000000000000.000000</text:p>
          </table:table-cell>
          <table:table-cell/>
          <table:table-cell table:style-name="ce6" table:formula="oooc:=+[.D351]-([.B352]-reserve)" office:value-type="float" office:value="-1.70878962873673E+099">
            <text:p>-1708789628736730000000000000000000000000000000000000000000000000000000000000000000000000000000000000.0000</text:p>
          </table:table-cell>
          <table:table-cell table:style-name="Default" table:formula="oooc:=+[.B352]/[.$B$30]" office:value-type="float" office:value="8.54394814368364E+096">
            <text:p>8.54E+096</text:p>
          </table:table-cell>
          <table:table-cell table:number-columns-repeated="7"/>
        </table:table-row>
        <table:table-row table:style-name="ro1">
          <table:table-cell table:formula="oooc:=+[.A352]+1" office:value-type="float" office:value="323">
            <text:p>323</text:p>
          </table:table-cell>
          <table:table-cell table:formula="oooc:=+[.B352]+[.B352]*growth/100" office:value-type="float" office:value="1.70878962873673E+099">
            <text:p>1708789628736730000000000000000000000000000000000000000000000000000000000000000000000000000000000000.000000</text:p>
          </table:table-cell>
          <table:table-cell/>
          <table:table-cell table:style-name="ce6" table:formula="oooc:=+[.D352]-([.B353]-reserve)" office:value-type="float" office:value="-3.41757925747346E+099">
            <text:p>-3417579257473460000000000000000000000000000000000000000000000000000000000000000000000000000000000000.0000</text:p>
          </table:table-cell>
          <table:table-cell table:style-name="Default" table:formula="oooc:=+[.B353]/[.$B$30]" office:value-type="float" office:value="1.70878962873673E+097">
            <text:p>1.71E+097</text:p>
          </table:table-cell>
          <table:table-cell table:number-columns-repeated="7"/>
        </table:table-row>
        <table:table-row table:style-name="ro1">
          <table:table-cell table:formula="oooc:=+[.A353]+1" office:value-type="float" office:value="324">
            <text:p>324</text:p>
          </table:table-cell>
          <table:table-cell table:formula="oooc:=+[.B353]+[.B353]*growth/100" office:value-type="float" office:value="3.41757925747346E+099">
            <text:p>3417579257473460000000000000000000000000000000000000000000000000000000000000000000000000000000000000.000000</text:p>
          </table:table-cell>
          <table:table-cell/>
          <table:table-cell table:style-name="ce6" table:formula="oooc:=+[.D353]-([.B354]-reserve)" office:value-type="float" office:value="-6.83515851494691E+099">
            <text:p>-6835158514946910000000000000000000000000000000000000000000000000000000000000000000000000000000000000.0000</text:p>
          </table:table-cell>
          <table:table-cell table:style-name="Default" table:formula="oooc:=+[.B354]/[.$B$30]" office:value-type="float" office:value="3.41757925747346E+097">
            <text:p>3.42E+097</text:p>
          </table:table-cell>
          <table:table-cell table:number-columns-repeated="7"/>
        </table:table-row>
        <table:table-row table:style-name="ro1">
          <table:table-cell table:formula="oooc:=+[.A354]+1" office:value-type="float" office:value="325">
            <text:p>325</text:p>
          </table:table-cell>
          <table:table-cell table:formula="oooc:=+[.B354]+[.B354]*growth/100" office:value-type="float" office:value="6.83515851494691E+099">
            <text:p>6835158514946910000000000000000000000000000000000000000000000000000000000000000000000000000000000000.000000</text:p>
          </table:table-cell>
          <table:table-cell/>
          <table:table-cell table:style-name="ce6" table:formula="oooc:=+[.D354]-([.B355]-reserve)" office:value-type="float" office:value="-1.36703170298938E+100">
            <text:p>-13670317029893800000000000000000000000000000000000000000000000000000000000000000000000000000000000000.0000</text:p>
          </table:table-cell>
          <table:table-cell table:style-name="Default" table:formula="oooc:=+[.B355]/[.$B$30]" office:value-type="float" office:value="6.83515851494691E+097">
            <text:p>6.84E+097</text:p>
          </table:table-cell>
          <table:table-cell table:number-columns-repeated="7"/>
        </table:table-row>
        <table:table-row table:style-name="ro1">
          <table:table-cell table:formula="oooc:=+[.A355]+1" office:value-type="float" office:value="326">
            <text:p>326</text:p>
          </table:table-cell>
          <table:table-cell table:formula="oooc:=+[.B355]+[.B355]*growth/100" office:value-type="float" office:value="1.36703170298938E+100">
            <text:p>13670317029893800000000000000000000000000000000000000000000000000000000000000000000000000000000000000.000000</text:p>
          </table:table-cell>
          <table:table-cell/>
          <table:table-cell table:style-name="ce6" table:formula="oooc:=+[.D355]-([.B356]-reserve)" office:value-type="float" office:value="-2.73406340597876E+100">
            <text:p>-27340634059787600000000000000000000000000000000000000000000000000000000000000000000000000000000000000.0000</text:p>
          </table:table-cell>
          <table:table-cell table:style-name="Default" table:formula="oooc:=+[.B356]/[.$B$30]" office:value-type="float" office:value="1.36703170298938E+098">
            <text:p>1.37E+098</text:p>
          </table:table-cell>
          <table:table-cell table:number-columns-repeated="7"/>
        </table:table-row>
        <table:table-row table:style-name="ro1">
          <table:table-cell table:formula="oooc:=+[.A356]+1" office:value-type="float" office:value="327">
            <text:p>327</text:p>
          </table:table-cell>
          <table:table-cell table:formula="oooc:=+[.B356]+[.B356]*growth/100" office:value-type="float" office:value="2.73406340597876E+100">
            <text:p>27340634059787600000000000000000000000000000000000000000000000000000000000000000000000000000000000000.000000</text:p>
          </table:table-cell>
          <table:table-cell/>
          <table:table-cell table:style-name="ce6" table:formula="oooc:=+[.D356]-([.B357]-reserve)" office:value-type="float" office:value="-5.46812681195753E+100">
            <text:p>-54681268119575300000000000000000000000000000000000000000000000000000000000000000000000000000000000000.0000</text:p>
          </table:table-cell>
          <table:table-cell table:style-name="Default" table:formula="oooc:=+[.B357]/[.$B$30]" office:value-type="float" office:value="2.73406340597876E+098">
            <text:p>2.73E+098</text:p>
          </table:table-cell>
          <table:table-cell table:number-columns-repeated="7"/>
        </table:table-row>
        <table:table-row table:style-name="ro1">
          <table:table-cell table:formula="oooc:=+[.A357]+1" office:value-type="float" office:value="328">
            <text:p>328</text:p>
          </table:table-cell>
          <table:table-cell table:formula="oooc:=+[.B357]+[.B357]*growth/100" office:value-type="float" office:value="5.46812681195753E+100">
            <text:p>54681268119575300000000000000000000000000000000000000000000000000000000000000000000000000000000000000.000000</text:p>
          </table:table-cell>
          <table:table-cell/>
          <table:table-cell table:style-name="ce6" table:formula="oooc:=+[.D357]-([.B358]-reserve)" office:value-type="float" office:value="-1.09362536239151E+101">
            <text:p>-109362536239151000000000000000000000000000000000000000000000000000000000000000000000000000000000000000.0000</text:p>
          </table:table-cell>
          <table:table-cell table:style-name="Default" table:formula="oooc:=+[.B358]/[.$B$30]" office:value-type="float" office:value="5.46812681195753E+098">
            <text:p>5.47E+098</text:p>
          </table:table-cell>
          <table:table-cell table:number-columns-repeated="7"/>
        </table:table-row>
        <table:table-row table:style-name="ro1">
          <table:table-cell table:formula="oooc:=+[.A358]+1" office:value-type="float" office:value="329">
            <text:p>329</text:p>
          </table:table-cell>
          <table:table-cell table:formula="oooc:=+[.B358]+[.B358]*growth/100" office:value-type="float" office:value="1.09362536239151E+101">
            <text:p>109362536239151000000000000000000000000000000000000000000000000000000000000000000000000000000000000000.000000</text:p>
          </table:table-cell>
          <table:table-cell/>
          <table:table-cell table:style-name="ce6" table:formula="oooc:=+[.D358]-([.B359]-reserve)" office:value-type="float" office:value="-2.18725072478301E+101">
            <text:p>-218725072478301000000000000000000000000000000000000000000000000000000000000000000000000000000000000000.0000</text:p>
          </table:table-cell>
          <table:table-cell table:style-name="Default" table:formula="oooc:=+[.B359]/[.$B$30]" office:value-type="float" office:value="1.09362536239151E+099">
            <text:p>1.09E+099</text:p>
          </table:table-cell>
          <table:table-cell table:number-columns-repeated="7"/>
        </table:table-row>
        <table:table-row table:style-name="ro1">
          <table:table-cell table:formula="oooc:=+[.A359]+1" office:value-type="float" office:value="330">
            <text:p>330</text:p>
          </table:table-cell>
          <table:table-cell table:formula="oooc:=+[.B359]+[.B359]*growth/100" office:value-type="float" office:value="2.18725072478301E+101">
            <text:p>218725072478301000000000000000000000000000000000000000000000000000000000000000000000000000000000000000.000000</text:p>
          </table:table-cell>
          <table:table-cell/>
          <table:table-cell table:style-name="ce6" table:formula="oooc:=+[.D359]-([.B360]-reserve)" office:value-type="float" office:value="-4.37450144956602E+101">
            <text:p>-437450144956602000000000000000000000000000000000000000000000000000000000000000000000000000000000000000.0000</text:p>
          </table:table-cell>
          <table:table-cell table:style-name="Default" table:formula="oooc:=+[.B360]/[.$B$30]" office:value-type="float" office:value="2.18725072478301E+099">
            <text:p>2.19E+099</text:p>
          </table:table-cell>
          <table:table-cell table:number-columns-repeated="7"/>
        </table:table-row>
        <table:table-row table:style-name="ro1">
          <table:table-cell table:formula="oooc:=+[.A360]+1" office:value-type="float" office:value="331">
            <text:p>331</text:p>
          </table:table-cell>
          <table:table-cell table:formula="oooc:=+[.B360]+[.B360]*growth/100" office:value-type="float" office:value="4.37450144956602E+101">
            <text:p>437450144956602000000000000000000000000000000000000000000000000000000000000000000000000000000000000000.000000</text:p>
          </table:table-cell>
          <table:table-cell/>
          <table:table-cell table:style-name="ce6" table:formula="oooc:=+[.D360]-([.B361]-reserve)" office:value-type="float" office:value="-8.74900289913205E+101">
            <text:p>-874900289913205000000000000000000000000000000000000000000000000000000000000000000000000000000000000000.0000</text:p>
          </table:table-cell>
          <table:table-cell table:style-name="Default" table:formula="oooc:=+[.B361]/[.$B$30]" office:value-type="float" office:value="4.37450144956602E+099">
            <text:p>4.37E+099</text:p>
          </table:table-cell>
          <table:table-cell table:number-columns-repeated="7"/>
        </table:table-row>
        <table:table-row table:style-name="ro1">
          <table:table-cell table:formula="oooc:=+[.A361]+1" office:value-type="float" office:value="332">
            <text:p>332</text:p>
          </table:table-cell>
          <table:table-cell table:formula="oooc:=+[.B361]+[.B361]*growth/100" office:value-type="float" office:value="8.74900289913205E+101">
            <text:p>874900289913205000000000000000000000000000000000000000000000000000000000000000000000000000000000000000.000000</text:p>
          </table:table-cell>
          <table:table-cell/>
          <table:table-cell table:style-name="ce6" table:formula="oooc:=+[.D361]-([.B362]-reserve)" office:value-type="float" office:value="-1.74980057982641E+102">
            <text:p>-1749800579826410000000000000000000000000000000000000000000000000000000000000000000000000000000000000000.0000</text:p>
          </table:table-cell>
          <table:table-cell table:style-name="Default" table:formula="oooc:=+[.B362]/[.$B$30]" office:value-type="float" office:value="8.74900289913205E+099">
            <text:p>8.75E+099</text:p>
          </table:table-cell>
          <table:table-cell table:number-columns-repeated="7"/>
        </table:table-row>
        <table:table-row table:style-name="ro1">
          <table:table-cell table:formula="oooc:=+[.A362]+1" office:value-type="float" office:value="333">
            <text:p>333</text:p>
          </table:table-cell>
          <table:table-cell table:formula="oooc:=+[.B362]+[.B362]*growth/100" office:value-type="float" office:value="1.74980057982641E+102">
            <text:p>1749800579826410000000000000000000000000000000000000000000000000000000000000000000000000000000000000000.000000</text:p>
          </table:table-cell>
          <table:table-cell/>
          <table:table-cell table:style-name="ce6" table:formula="oooc:=+[.D362]-([.B363]-reserve)" office:value-type="float" office:value="-3.49960115965282E+102">
            <text:p>-3499601159652820000000000000000000000000000000000000000000000000000000000000000000000000000000000000000.0000</text:p>
          </table:table-cell>
          <table:table-cell table:style-name="Default" table:formula="oooc:=+[.B363]/[.$B$30]" office:value-type="float" office:value="1.74980057982641E+100">
            <text:p>1.75E+100</text:p>
          </table:table-cell>
          <table:table-cell table:number-columns-repeated="7"/>
        </table:table-row>
        <table:table-row table:style-name="ro1">
          <table:table-cell table:formula="oooc:=+[.A363]+1" office:value-type="float" office:value="334">
            <text:p>334</text:p>
          </table:table-cell>
          <table:table-cell table:formula="oooc:=+[.B363]+[.B363]*growth/100" office:value-type="float" office:value="3.49960115965282E+102">
            <text:p>3499601159652820000000000000000000000000000000000000000000000000000000000000000000000000000000000000000.000000</text:p>
          </table:table-cell>
          <table:table-cell/>
          <table:table-cell table:style-name="ce6" table:formula="oooc:=+[.D363]-([.B364]-reserve)" office:value-type="float" office:value="-6.99920231930564E+102">
            <text:p>-6999202319305640000000000000000000000000000000000000000000000000000000000000000000000000000000000000000.0000</text:p>
          </table:table-cell>
          <table:table-cell table:style-name="Default" table:formula="oooc:=+[.B364]/[.$B$30]" office:value-type="float" office:value="3.49960115965282E+100">
            <text:p>3.50E+100</text:p>
          </table:table-cell>
          <table:table-cell table:number-columns-repeated="7"/>
        </table:table-row>
        <table:table-row table:style-name="ro1">
          <table:table-cell table:formula="oooc:=+[.A364]+1" office:value-type="float" office:value="335">
            <text:p>335</text:p>
          </table:table-cell>
          <table:table-cell table:formula="oooc:=+[.B364]+[.B364]*growth/100" office:value-type="float" office:value="6.99920231930564E+102">
            <text:p>6999202319305640000000000000000000000000000000000000000000000000000000000000000000000000000000000000000.000000</text:p>
          </table:table-cell>
          <table:table-cell/>
          <table:table-cell table:style-name="ce6" table:formula="oooc:=+[.D364]-([.B365]-reserve)" office:value-type="float" office:value="-1.39984046386113E+103">
            <text:p>-13998404638611300000000000000000000000000000000000000000000000000000000000000000000000000000000000000000.0000</text:p>
          </table:table-cell>
          <table:table-cell table:style-name="Default" table:formula="oooc:=+[.B365]/[.$B$30]" office:value-type="float" office:value="6.99920231930564E+100">
            <text:p>7.00E+100</text:p>
          </table:table-cell>
          <table:table-cell table:number-columns-repeated="7"/>
        </table:table-row>
        <table:table-row table:style-name="ro1">
          <table:table-cell table:formula="oooc:=+[.A365]+1" office:value-type="float" office:value="336">
            <text:p>336</text:p>
          </table:table-cell>
          <table:table-cell table:formula="oooc:=+[.B365]+[.B365]*growth/100" office:value-type="float" office:value="1.39984046386113E+103">
            <text:p>13998404638611300000000000000000000000000000000000000000000000000000000000000000000000000000000000000000.000000</text:p>
          </table:table-cell>
          <table:table-cell/>
          <table:table-cell table:style-name="ce6" table:formula="oooc:=+[.D365]-([.B366]-reserve)" office:value-type="float" office:value="-2.79968092772226E+103">
            <text:p>-27996809277222600000000000000000000000000000000000000000000000000000000000000000000000000000000000000000.0000</text:p>
          </table:table-cell>
          <table:table-cell table:style-name="Default" table:formula="oooc:=+[.B366]/[.$B$30]" office:value-type="float" office:value="1.39984046386113E+101">
            <text:p>1.40E+101</text:p>
          </table:table-cell>
          <table:table-cell table:number-columns-repeated="7"/>
        </table:table-row>
        <table:table-row table:style-name="ro1">
          <table:table-cell table:formula="oooc:=+[.A366]+1" office:value-type="float" office:value="337">
            <text:p>337</text:p>
          </table:table-cell>
          <table:table-cell table:formula="oooc:=+[.B366]+[.B366]*growth/100" office:value-type="float" office:value="2.79968092772226E+103">
            <text:p>27996809277222600000000000000000000000000000000000000000000000000000000000000000000000000000000000000000.000000</text:p>
          </table:table-cell>
          <table:table-cell/>
          <table:table-cell table:style-name="ce6" table:formula="oooc:=+[.D366]-([.B367]-reserve)" office:value-type="float" office:value="-5.59936185544451E+103">
            <text:p>-55993618554445100000000000000000000000000000000000000000000000000000000000000000000000000000000000000000.0000</text:p>
          </table:table-cell>
          <table:table-cell table:style-name="Default" table:formula="oooc:=+[.B367]/[.$B$30]" office:value-type="float" office:value="2.79968092772226E+101">
            <text:p>2.80E+101</text:p>
          </table:table-cell>
          <table:table-cell table:number-columns-repeated="7"/>
        </table:table-row>
        <table:table-row table:style-name="ro1">
          <table:table-cell table:formula="oooc:=+[.A367]+1" office:value-type="float" office:value="338">
            <text:p>338</text:p>
          </table:table-cell>
          <table:table-cell table:formula="oooc:=+[.B367]+[.B367]*growth/100" office:value-type="float" office:value="5.59936185544451E+103">
            <text:p>55993618554445100000000000000000000000000000000000000000000000000000000000000000000000000000000000000000.000000</text:p>
          </table:table-cell>
          <table:table-cell/>
          <table:table-cell table:style-name="ce6" table:formula="oooc:=+[.D367]-([.B368]-reserve)" office:value-type="float" office:value="-1.1198723710889E+104">
            <text:p>-111987237108890000000000000000000000000000000000000000000000000000000000000000000000000000000000000000000.0000</text:p>
          </table:table-cell>
          <table:table-cell table:style-name="Default" table:formula="oooc:=+[.B368]/[.$B$30]" office:value-type="float" office:value="5.59936185544451E+101">
            <text:p>5.60E+101</text:p>
          </table:table-cell>
          <table:table-cell table:number-columns-repeated="7"/>
        </table:table-row>
        <table:table-row table:style-name="ro1">
          <table:table-cell table:formula="oooc:=+[.A368]+1" office:value-type="float" office:value="339">
            <text:p>339</text:p>
          </table:table-cell>
          <table:table-cell table:formula="oooc:=+[.B368]+[.B368]*growth/100" office:value-type="float" office:value="1.1198723710889E+104">
            <text:p>111987237108890000000000000000000000000000000000000000000000000000000000000000000000000000000000000000000.000000</text:p>
          </table:table-cell>
          <table:table-cell/>
          <table:table-cell table:style-name="ce6" table:formula="oooc:=+[.D368]-([.B369]-reserve)" office:value-type="float" office:value="-2.2397447421778E+104">
            <text:p>-223974474217780000000000000000000000000000000000000000000000000000000000000000000000000000000000000000000.0000</text:p>
          </table:table-cell>
          <table:table-cell table:style-name="Default" table:formula="oooc:=+[.B369]/[.$B$30]" office:value-type="float" office:value="1.1198723710889E+102">
            <text:p>1.12E+102</text:p>
          </table:table-cell>
          <table:table-cell table:number-columns-repeated="7"/>
        </table:table-row>
        <table:table-row table:style-name="ro1">
          <table:table-cell table:formula="oooc:=+[.A369]+1" office:value-type="float" office:value="340">
            <text:p>340</text:p>
          </table:table-cell>
          <table:table-cell table:formula="oooc:=+[.B369]+[.B369]*growth/100" office:value-type="float" office:value="2.2397447421778E+104">
            <text:p>223974474217780000000000000000000000000000000000000000000000000000000000000000000000000000000000000000000.000000</text:p>
          </table:table-cell>
          <table:table-cell/>
          <table:table-cell table:style-name="ce6" table:formula="oooc:=+[.D369]-([.B370]-reserve)" office:value-type="float" office:value="-4.47948948435561E+104">
            <text:p>-447948948435561000000000000000000000000000000000000000000000000000000000000000000000000000000000000000000.0000</text:p>
          </table:table-cell>
          <table:table-cell table:style-name="Default" table:formula="oooc:=+[.B370]/[.$B$30]" office:value-type="float" office:value="2.2397447421778E+102">
            <text:p>2.24E+102</text:p>
          </table:table-cell>
          <table:table-cell table:number-columns-repeated="7"/>
        </table:table-row>
        <table:table-row table:style-name="ro1">
          <table:table-cell table:formula="oooc:=+[.A370]+1" office:value-type="float" office:value="341">
            <text:p>341</text:p>
          </table:table-cell>
          <table:table-cell table:formula="oooc:=+[.B370]+[.B370]*growth/100" office:value-type="float" office:value="4.47948948435561E+104">
            <text:p>447948948435561000000000000000000000000000000000000000000000000000000000000000000000000000000000000000000.000000</text:p>
          </table:table-cell>
          <table:table-cell/>
          <table:table-cell table:style-name="ce6" table:formula="oooc:=+[.D370]-([.B371]-reserve)" office:value-type="float" office:value="-8.95897896871122E+104">
            <text:p>-895897896871122000000000000000000000000000000000000000000000000000000000000000000000000000000000000000000.0000</text:p>
          </table:table-cell>
          <table:table-cell table:style-name="Default" table:formula="oooc:=+[.B371]/[.$B$30]" office:value-type="float" office:value="4.47948948435561E+102">
            <text:p>4.48E+102</text:p>
          </table:table-cell>
          <table:table-cell table:number-columns-repeated="7"/>
        </table:table-row>
        <table:table-row table:style-name="ro1">
          <table:table-cell table:formula="oooc:=+[.A371]+1" office:value-type="float" office:value="342">
            <text:p>342</text:p>
          </table:table-cell>
          <table:table-cell table:formula="oooc:=+[.B371]+[.B371]*growth/100" office:value-type="float" office:value="8.95897896871122E+104">
            <text:p>895897896871122000000000000000000000000000000000000000000000000000000000000000000000000000000000000000000.000000</text:p>
          </table:table-cell>
          <table:table-cell/>
          <table:table-cell table:style-name="ce6" table:formula="oooc:=+[.D371]-([.B372]-reserve)" office:value-type="float" office:value="-1.79179579374224E+105">
            <text:p>-1791795793742240000000000000000000000000000000000000000000000000000000000000000000000000000000000000000000.0000</text:p>
          </table:table-cell>
          <table:table-cell table:style-name="Default" table:formula="oooc:=+[.B372]/[.$B$30]" office:value-type="float" office:value="8.95897896871122E+102">
            <text:p>8.96E+102</text:p>
          </table:table-cell>
          <table:table-cell table:number-columns-repeated="7"/>
        </table:table-row>
        <table:table-row table:style-name="ro1">
          <table:table-cell table:formula="oooc:=+[.A372]+1" office:value-type="float" office:value="343">
            <text:p>343</text:p>
          </table:table-cell>
          <table:table-cell table:formula="oooc:=+[.B372]+[.B372]*growth/100" office:value-type="float" office:value="1.79179579374224E+105">
            <text:p>1791795793742240000000000000000000000000000000000000000000000000000000000000000000000000000000000000000000.000000</text:p>
          </table:table-cell>
          <table:table-cell/>
          <table:table-cell table:style-name="ce6" table:formula="oooc:=+[.D372]-([.B373]-reserve)" office:value-type="float" office:value="-3.58359158748449E+105">
            <text:p>-3583591587484490000000000000000000000000000000000000000000000000000000000000000000000000000000000000000000.0000</text:p>
          </table:table-cell>
          <table:table-cell table:style-name="Default" table:formula="oooc:=+[.B373]/[.$B$30]" office:value-type="float" office:value="1.79179579374224E+103">
            <text:p>1.79E+103</text:p>
          </table:table-cell>
          <table:table-cell table:number-columns-repeated="7"/>
        </table:table-row>
        <table:table-row table:style-name="ro1">
          <table:table-cell table:formula="oooc:=+[.A373]+1" office:value-type="float" office:value="344">
            <text:p>344</text:p>
          </table:table-cell>
          <table:table-cell table:formula="oooc:=+[.B373]+[.B373]*growth/100" office:value-type="float" office:value="3.58359158748449E+105">
            <text:p>3583591587484490000000000000000000000000000000000000000000000000000000000000000000000000000000000000000000.000000</text:p>
          </table:table-cell>
          <table:table-cell/>
          <table:table-cell table:style-name="ce6" table:formula="oooc:=+[.D373]-([.B374]-reserve)" office:value-type="float" office:value="-7.16718317496897E+105">
            <text:p>-7167183174968970000000000000000000000000000000000000000000000000000000000000000000000000000000000000000000.0000</text:p>
          </table:table-cell>
          <table:table-cell table:style-name="Default" table:formula="oooc:=+[.B374]/[.$B$30]" office:value-type="float" office:value="3.58359158748449E+103">
            <text:p>3.58E+103</text:p>
          </table:table-cell>
          <table:table-cell table:number-columns-repeated="7"/>
        </table:table-row>
        <table:table-row table:style-name="ro1">
          <table:table-cell table:formula="oooc:=+[.A374]+1" office:value-type="float" office:value="345">
            <text:p>345</text:p>
          </table:table-cell>
          <table:table-cell table:formula="oooc:=+[.B374]+[.B374]*growth/100" office:value-type="float" office:value="7.16718317496897E+105">
            <text:p>7167183174968970000000000000000000000000000000000000000000000000000000000000000000000000000000000000000000.000000</text:p>
          </table:table-cell>
          <table:table-cell/>
          <table:table-cell table:style-name="ce6" table:formula="oooc:=+[.D374]-([.B375]-reserve)" office:value-type="float" office:value="-1.43343663499379E+106">
            <text:p>-14334366349937900000000000000000000000000000000000000000000000000000000000000000000000000000000000000000000.0000</text:p>
          </table:table-cell>
          <table:table-cell table:style-name="Default" table:formula="oooc:=+[.B375]/[.$B$30]" office:value-type="float" office:value="7.16718317496897E+103">
            <text:p>7.17E+103</text:p>
          </table:table-cell>
          <table:table-cell table:number-columns-repeated="7"/>
        </table:table-row>
        <table:table-row table:style-name="ro1">
          <table:table-cell table:formula="oooc:=+[.A375]+1" office:value-type="float" office:value="346">
            <text:p>346</text:p>
          </table:table-cell>
          <table:table-cell table:formula="oooc:=+[.B375]+[.B375]*growth/100" office:value-type="float" office:value="1.43343663499379E+106">
            <text:p>14334366349937900000000000000000000000000000000000000000000000000000000000000000000000000000000000000000000.000000</text:p>
          </table:table-cell>
          <table:table-cell/>
          <table:table-cell table:style-name="ce6" table:formula="oooc:=+[.D375]-([.B376]-reserve)" office:value-type="float" office:value="-2.86687326998759E+106">
            <text:p>-28668732699875900000000000000000000000000000000000000000000000000000000000000000000000000000000000000000000.0000</text:p>
          </table:table-cell>
          <table:table-cell table:style-name="Default" table:formula="oooc:=+[.B376]/[.$B$30]" office:value-type="float" office:value="1.43343663499379E+104">
            <text:p>1.43E+104</text:p>
          </table:table-cell>
          <table:table-cell table:number-columns-repeated="7"/>
        </table:table-row>
        <table:table-row table:style-name="ro1">
          <table:table-cell table:formula="oooc:=+[.A376]+1" office:value-type="float" office:value="347">
            <text:p>347</text:p>
          </table:table-cell>
          <table:table-cell table:formula="oooc:=+[.B376]+[.B376]*growth/100" office:value-type="float" office:value="2.86687326998759E+106">
            <text:p>28668732699875900000000000000000000000000000000000000000000000000000000000000000000000000000000000000000000.000000</text:p>
          </table:table-cell>
          <table:table-cell/>
          <table:table-cell table:style-name="ce6" table:formula="oooc:=+[.D376]-([.B377]-reserve)" office:value-type="float" office:value="-5.73374653997518E+106">
            <text:p>-57337465399751800000000000000000000000000000000000000000000000000000000000000000000000000000000000000000000.0000</text:p>
          </table:table-cell>
          <table:table-cell table:style-name="Default" table:formula="oooc:=+[.B377]/[.$B$30]" office:value-type="float" office:value="2.86687326998759E+104">
            <text:p>2.87E+104</text:p>
          </table:table-cell>
          <table:table-cell table:number-columns-repeated="7"/>
        </table:table-row>
        <table:table-row table:style-name="ro1">
          <table:table-cell table:formula="oooc:=+[.A377]+1" office:value-type="float" office:value="348">
            <text:p>348</text:p>
          </table:table-cell>
          <table:table-cell table:formula="oooc:=+[.B377]+[.B377]*growth/100" office:value-type="float" office:value="5.73374653997518E+106">
            <text:p>57337465399751800000000000000000000000000000000000000000000000000000000000000000000000000000000000000000000.000000</text:p>
          </table:table-cell>
          <table:table-cell/>
          <table:table-cell table:style-name="ce6" table:formula="oooc:=+[.D377]-([.B378]-reserve)" office:value-type="float" office:value="-1.14674930799504E+107">
            <text:p>-114674930799504000000000000000000000000000000000000000000000000000000000000000000000000000000000000000000000.0000</text:p>
          </table:table-cell>
          <table:table-cell table:style-name="Default" table:formula="oooc:=+[.B378]/[.$B$30]" office:value-type="float" office:value="5.73374653997518E+104">
            <text:p>5.73E+104</text:p>
          </table:table-cell>
          <table:table-cell table:number-columns-repeated="7"/>
        </table:table-row>
        <table:table-row table:style-name="ro1">
          <table:table-cell table:formula="oooc:=+[.A378]+1" office:value-type="float" office:value="349">
            <text:p>349</text:p>
          </table:table-cell>
          <table:table-cell table:formula="oooc:=+[.B378]+[.B378]*growth/100" office:value-type="float" office:value="1.14674930799504E+107">
            <text:p>114674930799504000000000000000000000000000000000000000000000000000000000000000000000000000000000000000000000.000000</text:p>
          </table:table-cell>
          <table:table-cell/>
          <table:table-cell table:style-name="ce6" table:formula="oooc:=+[.D378]-([.B379]-reserve)" office:value-type="float" office:value="-2.29349861599007E+107">
            <text:p>-229349861599007000000000000000000000000000000000000000000000000000000000000000000000000000000000000000000000.0000</text:p>
          </table:table-cell>
          <table:table-cell table:style-name="Default" table:formula="oooc:=+[.B379]/[.$B$30]" office:value-type="float" office:value="1.14674930799504E+105">
            <text:p>1.15E+105</text:p>
          </table:table-cell>
          <table:table-cell table:number-columns-repeated="7"/>
        </table:table-row>
        <table:table-row table:style-name="ro1">
          <table:table-cell table:formula="oooc:=+[.A379]+1" office:value-type="float" office:value="350">
            <text:p>350</text:p>
          </table:table-cell>
          <table:table-cell table:formula="oooc:=+[.B379]+[.B379]*growth/100" office:value-type="float" office:value="2.29349861599007E+107">
            <text:p>229349861599007000000000000000000000000000000000000000000000000000000000000000000000000000000000000000000000.000000</text:p>
          </table:table-cell>
          <table:table-cell/>
          <table:table-cell table:style-name="ce6" table:formula="oooc:=+[.D379]-([.B380]-reserve)" office:value-type="float" office:value="-4.58699723198014E+107">
            <text:p>-458699723198014000000000000000000000000000000000000000000000000000000000000000000000000000000000000000000000.0000</text:p>
          </table:table-cell>
          <table:table-cell table:style-name="Default" table:formula="oooc:=+[.B380]/[.$B$30]" office:value-type="float" office:value="2.29349861599007E+105">
            <text:p>2.29E+105</text:p>
          </table:table-cell>
          <table:table-cell table:number-columns-repeated="7"/>
        </table:table-row>
        <table:table-row table:style-name="ro1">
          <table:table-cell table:formula="oooc:=+[.A380]+1" office:value-type="float" office:value="351">
            <text:p>351</text:p>
          </table:table-cell>
          <table:table-cell table:formula="oooc:=+[.B380]+[.B380]*growth/100" office:value-type="float" office:value="4.58699723198014E+107">
            <text:p>458699723198014000000000000000000000000000000000000000000000000000000000000000000000000000000000000000000000.000000</text:p>
          </table:table-cell>
          <table:table-cell/>
          <table:table-cell table:style-name="ce6" table:formula="oooc:=+[.D380]-([.B381]-reserve)" office:value-type="float" office:value="-9.17399446396029E+107">
            <text:p>-917399446396029000000000000000000000000000000000000000000000000000000000000000000000000000000000000000000000.0000</text:p>
          </table:table-cell>
          <table:table-cell table:style-name="Default" table:formula="oooc:=+[.B381]/[.$B$30]" office:value-type="float" office:value="4.58699723198014E+105">
            <text:p>4.59E+105</text:p>
          </table:table-cell>
          <table:table-cell table:number-columns-repeated="7"/>
        </table:table-row>
        <table:table-row table:style-name="ro1">
          <table:table-cell table:formula="oooc:=+[.A381]+1" office:value-type="float" office:value="352">
            <text:p>352</text:p>
          </table:table-cell>
          <table:table-cell table:formula="oooc:=+[.B381]+[.B381]*growth/100" office:value-type="float" office:value="9.17399446396029E+107">
            <text:p>917399446396029000000000000000000000000000000000000000000000000000000000000000000000000000000000000000000000.000000</text:p>
          </table:table-cell>
          <table:table-cell/>
          <table:table-cell table:style-name="ce6" table:formula="oooc:=+[.D381]-([.B382]-reserve)" office:value-type="float" office:value="-1.83479889279206E+108">
            <text:p>-1834798892792060000000000000000000000000000000000000000000000000000000000000000000000000000000000000000000000.0000</text:p>
          </table:table-cell>
          <table:table-cell table:style-name="Default" table:formula="oooc:=+[.B382]/[.$B$30]" office:value-type="float" office:value="9.17399446396029E+105">
            <text:p>9.17E+105</text:p>
          </table:table-cell>
          <table:table-cell table:number-columns-repeated="7"/>
        </table:table-row>
        <table:table-row table:style-name="ro1">
          <table:table-cell table:formula="oooc:=+[.A382]+1" office:value-type="float" office:value="353">
            <text:p>353</text:p>
          </table:table-cell>
          <table:table-cell table:formula="oooc:=+[.B382]+[.B382]*growth/100" office:value-type="float" office:value="1.83479889279206E+108">
            <text:p>1834798892792060000000000000000000000000000000000000000000000000000000000000000000000000000000000000000000000.000000</text:p>
          </table:table-cell>
          <table:table-cell/>
          <table:table-cell table:style-name="ce6" table:formula="oooc:=+[.D382]-([.B383]-reserve)" office:value-type="float" office:value="-3.66959778558411E+108">
            <text:p>-3669597785584110000000000000000000000000000000000000000000000000000000000000000000000000000000000000000000000.0000</text:p>
          </table:table-cell>
          <table:table-cell table:style-name="Default" table:formula="oooc:=+[.B383]/[.$B$30]" office:value-type="float" office:value="1.83479889279206E+106">
            <text:p>1.83E+106</text:p>
          </table:table-cell>
          <table:table-cell table:number-columns-repeated="7"/>
        </table:table-row>
        <table:table-row table:style-name="ro1">
          <table:table-cell table:formula="oooc:=+[.A383]+1" office:value-type="float" office:value="354">
            <text:p>354</text:p>
          </table:table-cell>
          <table:table-cell table:formula="oooc:=+[.B383]+[.B383]*growth/100" office:value-type="float" office:value="3.66959778558411E+108">
            <text:p>3669597785584110000000000000000000000000000000000000000000000000000000000000000000000000000000000000000000000.000000</text:p>
          </table:table-cell>
          <table:table-cell/>
          <table:table-cell table:style-name="ce6" table:formula="oooc:=+[.D383]-([.B384]-reserve)" office:value-type="float" office:value="-7.33919557116823E+108">
            <text:p>-7339195571168230000000000000000000000000000000000000000000000000000000000000000000000000000000000000000000000.0000</text:p>
          </table:table-cell>
          <table:table-cell table:style-name="Default" table:formula="oooc:=+[.B384]/[.$B$30]" office:value-type="float" office:value="3.66959778558411E+106">
            <text:p>3.67E+106</text:p>
          </table:table-cell>
          <table:table-cell table:number-columns-repeated="7"/>
        </table:table-row>
        <table:table-row table:style-name="ro1">
          <table:table-cell table:formula="oooc:=+[.A384]+1" office:value-type="float" office:value="355">
            <text:p>355</text:p>
          </table:table-cell>
          <table:table-cell table:formula="oooc:=+[.B384]+[.B384]*growth/100" office:value-type="float" office:value="7.33919557116823E+108">
            <text:p>7339195571168230000000000000000000000000000000000000000000000000000000000000000000000000000000000000000000000.000000</text:p>
          </table:table-cell>
          <table:table-cell/>
          <table:table-cell table:style-name="ce6" table:formula="oooc:=+[.D384]-([.B385]-reserve)" office:value-type="float" office:value="-1.46783911423365E+109">
            <text:p>-14678391142336500000000000000000000000000000000000000000000000000000000000000000000000000000000000000000000000.0000</text:p>
          </table:table-cell>
          <table:table-cell table:style-name="Default" table:formula="oooc:=+[.B385]/[.$B$30]" office:value-type="float" office:value="7.33919557116823E+106">
            <text:p>7.34E+106</text:p>
          </table:table-cell>
          <table:table-cell table:number-columns-repeated="7"/>
        </table:table-row>
        <table:table-row table:style-name="ro1">
          <table:table-cell table:formula="oooc:=+[.A385]+1" office:value-type="float" office:value="356">
            <text:p>356</text:p>
          </table:table-cell>
          <table:table-cell table:formula="oooc:=+[.B385]+[.B385]*growth/100" office:value-type="float" office:value="1.46783911423365E+109">
            <text:p>14678391142336500000000000000000000000000000000000000000000000000000000000000000000000000000000000000000000000.000000</text:p>
          </table:table-cell>
          <table:table-cell/>
          <table:table-cell table:style-name="ce6" table:formula="oooc:=+[.D385]-([.B386]-reserve)" office:value-type="float" office:value="-2.93567822846729E+109">
            <text:p>-29356782284672900000000000000000000000000000000000000000000000000000000000000000000000000000000000000000000000.0000</text:p>
          </table:table-cell>
          <table:table-cell table:style-name="Default" table:formula="oooc:=+[.B386]/[.$B$30]" office:value-type="float" office:value="1.46783911423365E+107">
            <text:p>1.47E+107</text:p>
          </table:table-cell>
          <table:table-cell table:number-columns-repeated="7"/>
        </table:table-row>
        <table:table-row table:style-name="ro1">
          <table:table-cell table:formula="oooc:=+[.A386]+1" office:value-type="float" office:value="357">
            <text:p>357</text:p>
          </table:table-cell>
          <table:table-cell table:formula="oooc:=+[.B386]+[.B386]*growth/100" office:value-type="float" office:value="2.93567822846729E+109">
            <text:p>29356782284672900000000000000000000000000000000000000000000000000000000000000000000000000000000000000000000000.000000</text:p>
          </table:table-cell>
          <table:table-cell/>
          <table:table-cell table:style-name="ce6" table:formula="oooc:=+[.D386]-([.B387]-reserve)" office:value-type="float" office:value="-5.87135645693458E+109">
            <text:p>-58713564569345800000000000000000000000000000000000000000000000000000000000000000000000000000000000000000000000.0000</text:p>
          </table:table-cell>
          <table:table-cell table:style-name="Default" table:formula="oooc:=+[.B387]/[.$B$30]" office:value-type="float" office:value="2.93567822846729E+107">
            <text:p>2.94E+107</text:p>
          </table:table-cell>
          <table:table-cell table:number-columns-repeated="7"/>
        </table:table-row>
        <table:table-row table:style-name="ro1">
          <table:table-cell table:formula="oooc:=+[.A387]+1" office:value-type="float" office:value="358">
            <text:p>358</text:p>
          </table:table-cell>
          <table:table-cell table:formula="oooc:=+[.B387]+[.B387]*growth/100" office:value-type="float" office:value="5.87135645693458E+109">
            <text:p>58713564569345800000000000000000000000000000000000000000000000000000000000000000000000000000000000000000000000.000000</text:p>
          </table:table-cell>
          <table:table-cell/>
          <table:table-cell table:style-name="ce6" table:formula="oooc:=+[.D387]-([.B388]-reserve)" office:value-type="float" office:value="-1.17427129138692E+110">
            <text:p>-117427129138692000000000000000000000000000000000000000000000000000000000000000000000000000000000000000000000000.0000</text:p>
          </table:table-cell>
          <table:table-cell table:style-name="Default" table:formula="oooc:=+[.B388]/[.$B$30]" office:value-type="float" office:value="5.87135645693458E+107">
            <text:p>5.87E+107</text:p>
          </table:table-cell>
          <table:table-cell table:number-columns-repeated="7"/>
        </table:table-row>
        <table:table-row table:style-name="ro1">
          <table:table-cell table:formula="oooc:=+[.A388]+1" office:value-type="float" office:value="359">
            <text:p>359</text:p>
          </table:table-cell>
          <table:table-cell table:formula="oooc:=+[.B388]+[.B388]*growth/100" office:value-type="float" office:value="1.17427129138692E+110">
            <text:p>117427129138692000000000000000000000000000000000000000000000000000000000000000000000000000000000000000000000000.000000</text:p>
          </table:table-cell>
          <table:table-cell/>
          <table:table-cell table:style-name="ce6" table:formula="oooc:=+[.D388]-([.B389]-reserve)" office:value-type="float" office:value="-2.34854258277383E+110">
            <text:p>-234854258277383000000000000000000000000000000000000000000000000000000000000000000000000000000000000000000000000.0000</text:p>
          </table:table-cell>
          <table:table-cell table:style-name="Default" table:formula="oooc:=+[.B389]/[.$B$30]" office:value-type="float" office:value="1.17427129138692E+108">
            <text:p>1.17E+108</text:p>
          </table:table-cell>
          <table:table-cell table:number-columns-repeated="7"/>
        </table:table-row>
        <table:table-row table:style-name="ro1">
          <table:table-cell table:formula="oooc:=+[.A389]+1" office:value-type="float" office:value="360">
            <text:p>360</text:p>
          </table:table-cell>
          <table:table-cell table:formula="oooc:=+[.B389]+[.B389]*growth/100" office:value-type="float" office:value="2.34854258277383E+110">
            <text:p>234854258277383000000000000000000000000000000000000000000000000000000000000000000000000000000000000000000000000.000000</text:p>
          </table:table-cell>
          <table:table-cell/>
          <table:table-cell table:style-name="ce6" table:formula="oooc:=+[.D389]-([.B390]-reserve)" office:value-type="float" office:value="-4.69708516554767E+110">
            <text:p>-469708516554767000000000000000000000000000000000000000000000000000000000000000000000000000000000000000000000000.0000</text:p>
          </table:table-cell>
          <table:table-cell table:style-name="Default" table:formula="oooc:=+[.B390]/[.$B$30]" office:value-type="float" office:value="2.34854258277383E+108">
            <text:p>2.35E+108</text:p>
          </table:table-cell>
          <table:table-cell table:number-columns-repeated="7"/>
        </table:table-row>
        <table:table-row table:style-name="ro1">
          <table:table-cell table:formula="oooc:=+[.A390]+1" office:value-type="float" office:value="361">
            <text:p>361</text:p>
          </table:table-cell>
          <table:table-cell table:formula="oooc:=+[.B390]+[.B390]*growth/100" office:value-type="float" office:value="4.69708516554767E+110">
            <text:p>469708516554767000000000000000000000000000000000000000000000000000000000000000000000000000000000000000000000000.000000</text:p>
          </table:table-cell>
          <table:table-cell/>
          <table:table-cell table:style-name="ce6" table:formula="oooc:=+[.D390]-([.B391]-reserve)" office:value-type="float" office:value="-9.39417033109533E+110">
            <text:p>-939417033109533000000000000000000000000000000000000000000000000000000000000000000000000000000000000000000000000.0000</text:p>
          </table:table-cell>
          <table:table-cell table:style-name="Default" table:formula="oooc:=+[.B391]/[.$B$30]" office:value-type="float" office:value="4.69708516554767E+108">
            <text:p>4.70E+108</text:p>
          </table:table-cell>
          <table:table-cell table:number-columns-repeated="7"/>
        </table:table-row>
        <table:table-row table:style-name="ro1">
          <table:table-cell table:formula="oooc:=+[.A391]+1" office:value-type="float" office:value="362">
            <text:p>362</text:p>
          </table:table-cell>
          <table:table-cell table:formula="oooc:=+[.B391]+[.B391]*growth/100" office:value-type="float" office:value="9.39417033109533E+110">
            <text:p>939417033109533000000000000000000000000000000000000000000000000000000000000000000000000000000000000000000000000.000000</text:p>
          </table:table-cell>
          <table:table-cell/>
          <table:table-cell table:style-name="ce6" table:formula="oooc:=+[.D391]-([.B392]-reserve)" office:value-type="float" office:value="-1.87883406621907E+111">
            <text:p>-1878834066219070000000000000000000000000000000000000000000000000000000000000000000000000000000000000000000000000.0000</text:p>
          </table:table-cell>
          <table:table-cell table:style-name="Default" table:formula="oooc:=+[.B392]/[.$B$30]" office:value-type="float" office:value="9.39417033109533E+108">
            <text:p>9.39E+108</text:p>
          </table:table-cell>
          <table:table-cell table:number-columns-repeated="7"/>
        </table:table-row>
        <table:table-row table:style-name="ro1">
          <table:table-cell table:formula="oooc:=+[.A392]+1" office:value-type="float" office:value="363">
            <text:p>363</text:p>
          </table:table-cell>
          <table:table-cell table:formula="oooc:=+[.B392]+[.B392]*growth/100" office:value-type="float" office:value="1.87883406621907E+111">
            <text:p>1878834066219070000000000000000000000000000000000000000000000000000000000000000000000000000000000000000000000000.000000</text:p>
          </table:table-cell>
          <table:table-cell/>
          <table:table-cell table:style-name="ce6" table:formula="oooc:=+[.D392]-([.B393]-reserve)" office:value-type="float" office:value="-3.75766813243813E+111">
            <text:p>-3757668132438130000000000000000000000000000000000000000000000000000000000000000000000000000000000000000000000000.0000</text:p>
          </table:table-cell>
          <table:table-cell table:style-name="Default" table:formula="oooc:=+[.B393]/[.$B$30]" office:value-type="float" office:value="1.87883406621907E+109">
            <text:p>1.88E+109</text:p>
          </table:table-cell>
          <table:table-cell table:number-columns-repeated="7"/>
        </table:table-row>
        <table:table-row table:style-name="ro1">
          <table:table-cell table:formula="oooc:=+[.A393]+1" office:value-type="float" office:value="364">
            <text:p>364</text:p>
          </table:table-cell>
          <table:table-cell table:formula="oooc:=+[.B393]+[.B393]*growth/100" office:value-type="float" office:value="3.75766813243813E+111">
            <text:p>3757668132438130000000000000000000000000000000000000000000000000000000000000000000000000000000000000000000000000.000000</text:p>
          </table:table-cell>
          <table:table-cell/>
          <table:table-cell table:style-name="ce6" table:formula="oooc:=+[.D393]-([.B394]-reserve)" office:value-type="float" office:value="-7.51533626487627E+111">
            <text:p>-7515336264876270000000000000000000000000000000000000000000000000000000000000000000000000000000000000000000000000.0000</text:p>
          </table:table-cell>
          <table:table-cell table:style-name="Default" table:formula="oooc:=+[.B394]/[.$B$30]" office:value-type="float" office:value="3.75766813243813E+109">
            <text:p>3.76E+109</text:p>
          </table:table-cell>
          <table:table-cell table:number-columns-repeated="7"/>
        </table:table-row>
        <table:table-row table:style-name="ro1">
          <table:table-cell table:formula="oooc:=+[.A394]+1" office:value-type="float" office:value="365">
            <text:p>365</text:p>
          </table:table-cell>
          <table:table-cell table:formula="oooc:=+[.B394]+[.B394]*growth/100" office:value-type="float" office:value="7.51533626487627E+111">
            <text:p>7515336264876270000000000000000000000000000000000000000000000000000000000000000000000000000000000000000000000000.000000</text:p>
          </table:table-cell>
          <table:table-cell/>
          <table:table-cell table:style-name="ce6" table:formula="oooc:=+[.D394]-([.B395]-reserve)" office:value-type="float" office:value="-1.50306725297525E+112">
            <text:p>-15030672529752500000000000000000000000000000000000000000000000000000000000000000000000000000000000000000000000000.0000</text:p>
          </table:table-cell>
          <table:table-cell table:style-name="Default" table:formula="oooc:=+[.B395]/[.$B$30]" office:value-type="float" office:value="7.51533626487627E+109">
            <text:p>7.52E+109</text:p>
          </table:table-cell>
          <table:table-cell table:number-columns-repeated="7"/>
        </table:table-row>
        <table:table-row table:style-name="ro1">
          <table:table-cell table:formula="oooc:=+[.A395]+1" office:value-type="float" office:value="366">
            <text:p>366</text:p>
          </table:table-cell>
          <table:table-cell table:formula="oooc:=+[.B395]+[.B395]*growth/100" office:value-type="float" office:value="1.50306725297525E+112">
            <text:p>15030672529752500000000000000000000000000000000000000000000000000000000000000000000000000000000000000000000000000.000000</text:p>
          </table:table-cell>
          <table:table-cell/>
          <table:table-cell table:style-name="ce6" table:formula="oooc:=+[.D395]-([.B396]-reserve)" office:value-type="float" office:value="-3.00613450595051E+112">
            <text:p>-30061345059505100000000000000000000000000000000000000000000000000000000000000000000000000000000000000000000000000.0000</text:p>
          </table:table-cell>
          <table:table-cell table:style-name="Default" table:formula="oooc:=+[.B396]/[.$B$30]" office:value-type="float" office:value="1.50306725297525E+110">
            <text:p>1.50E+110</text:p>
          </table:table-cell>
          <table:table-cell table:number-columns-repeated="7"/>
        </table:table-row>
        <table:table-row table:style-name="ro1">
          <table:table-cell table:formula="oooc:=+[.A396]+1" office:value-type="float" office:value="367">
            <text:p>367</text:p>
          </table:table-cell>
          <table:table-cell table:formula="oooc:=+[.B396]+[.B396]*growth/100" office:value-type="float" office:value="3.00613450595051E+112">
            <text:p>30061345059505100000000000000000000000000000000000000000000000000000000000000000000000000000000000000000000000000.000000</text:p>
          </table:table-cell>
          <table:table-cell/>
          <table:table-cell table:style-name="ce6" table:formula="oooc:=+[.D396]-([.B397]-reserve)" office:value-type="float" office:value="-6.01226901190101E+112">
            <text:p>-60122690119010100000000000000000000000000000000000000000000000000000000000000000000000000000000000000000000000000.0000</text:p>
          </table:table-cell>
          <table:table-cell table:style-name="Default" table:formula="oooc:=+[.B397]/[.$B$30]" office:value-type="float" office:value="3.00613450595051E+110">
            <text:p>3.01E+110</text:p>
          </table:table-cell>
          <table:table-cell table:number-columns-repeated="7"/>
        </table:table-row>
        <table:table-row table:style-name="ro1">
          <table:table-cell table:formula="oooc:=+[.A397]+1" office:value-type="float" office:value="368">
            <text:p>368</text:p>
          </table:table-cell>
          <table:table-cell table:formula="oooc:=+[.B397]+[.B397]*growth/100" office:value-type="float" office:value="6.01226901190101E+112">
            <text:p>60122690119010100000000000000000000000000000000000000000000000000000000000000000000000000000000000000000000000000.000000</text:p>
          </table:table-cell>
          <table:table-cell/>
          <table:table-cell table:style-name="ce6" table:formula="oooc:=+[.D397]-([.B398]-reserve)" office:value-type="float" office:value="-1.2024538023802E+113">
            <text:p>-120245380238020000000000000000000000000000000000000000000000000000000000000000000000000000000000000000000000000000.0000</text:p>
          </table:table-cell>
          <table:table-cell table:style-name="Default" table:formula="oooc:=+[.B398]/[.$B$30]" office:value-type="float" office:value="6.01226901190101E+110">
            <text:p>6.01E+110</text:p>
          </table:table-cell>
          <table:table-cell table:number-columns-repeated="7"/>
        </table:table-row>
        <table:table-row table:style-name="ro1">
          <table:table-cell table:formula="oooc:=+[.A398]+1" office:value-type="float" office:value="369">
            <text:p>369</text:p>
          </table:table-cell>
          <table:table-cell table:formula="oooc:=+[.B398]+[.B398]*growth/100" office:value-type="float" office:value="1.2024538023802E+113">
            <text:p>120245380238020000000000000000000000000000000000000000000000000000000000000000000000000000000000000000000000000000.000000</text:p>
          </table:table-cell>
          <table:table-cell/>
          <table:table-cell table:style-name="ce6" table:formula="oooc:=+[.D398]-([.B399]-reserve)" office:value-type="float" office:value="-2.4049076047604E+113">
            <text:p>-240490760476040000000000000000000000000000000000000000000000000000000000000000000000000000000000000000000000000000.0000</text:p>
          </table:table-cell>
          <table:table-cell table:style-name="Default" table:formula="oooc:=+[.B399]/[.$B$30]" office:value-type="float" office:value="1.2024538023802E+111">
            <text:p>1.20E+111</text:p>
          </table:table-cell>
          <table:table-cell table:number-columns-repeated="7"/>
        </table:table-row>
        <table:table-row table:style-name="ro1">
          <table:table-cell table:formula="oooc:=+[.A399]+1" office:value-type="float" office:value="370">
            <text:p>370</text:p>
          </table:table-cell>
          <table:table-cell table:formula="oooc:=+[.B399]+[.B399]*growth/100" office:value-type="float" office:value="2.4049076047604E+113">
            <text:p>240490760476040000000000000000000000000000000000000000000000000000000000000000000000000000000000000000000000000000.000000</text:p>
          </table:table-cell>
          <table:table-cell/>
          <table:table-cell table:style-name="ce6" table:formula="oooc:=+[.D399]-([.B400]-reserve)" office:value-type="float" office:value="-4.80981520952081E+113">
            <text:p>-480981520952081000000000000000000000000000000000000000000000000000000000000000000000000000000000000000000000000000.0000</text:p>
          </table:table-cell>
          <table:table-cell table:style-name="Default" table:formula="oooc:=+[.B400]/[.$B$30]" office:value-type="float" office:value="2.40490760476041E+111">
            <text:p>2.40E+111</text:p>
          </table:table-cell>
          <table:table-cell table:number-columns-repeated="7"/>
        </table:table-row>
        <table:table-row table:style-name="ro1">
          <table:table-cell table:formula="oooc:=+[.A400]+1" office:value-type="float" office:value="371">
            <text:p>371</text:p>
          </table:table-cell>
          <table:table-cell table:formula="oooc:=+[.B400]+[.B400]*growth/100" office:value-type="float" office:value="4.80981520952081E+113">
            <text:p>480981520952081000000000000000000000000000000000000000000000000000000000000000000000000000000000000000000000000000.000000</text:p>
          </table:table-cell>
          <table:table-cell/>
          <table:table-cell table:style-name="ce6" table:formula="oooc:=+[.D400]-([.B401]-reserve)" office:value-type="float" office:value="-9.61963041904162E+113">
            <text:p>-961963041904162000000000000000000000000000000000000000000000000000000000000000000000000000000000000000000000000000.0000</text:p>
          </table:table-cell>
          <table:table-cell table:style-name="Default" table:formula="oooc:=+[.B401]/[.$B$30]" office:value-type="float" office:value="4.80981520952081E+111">
            <text:p>4.81E+111</text:p>
          </table:table-cell>
          <table:table-cell table:number-columns-repeated="7"/>
        </table:table-row>
        <table:table-row table:style-name="ro1">
          <table:table-cell table:formula="oooc:=+[.A401]+1" office:value-type="float" office:value="372">
            <text:p>372</text:p>
          </table:table-cell>
          <table:table-cell table:formula="oooc:=+[.B401]+[.B401]*growth/100" office:value-type="float" office:value="9.61963041904162E+113">
            <text:p>961963041904162000000000000000000000000000000000000000000000000000000000000000000000000000000000000000000000000000.000000</text:p>
          </table:table-cell>
          <table:table-cell/>
          <table:table-cell table:style-name="ce6" table:formula="oooc:=+[.D401]-([.B402]-reserve)" office:value-type="float" office:value="-1.92392608380832E+114">
            <text:p>-1923926083808320000000000000000000000000000000000000000000000000000000000000000000000000000000000000000000000000000.0000</text:p>
          </table:table-cell>
          <table:table-cell table:style-name="Default" table:formula="oooc:=+[.B402]/[.$B$30]" office:value-type="float" office:value="9.61963041904162E+111">
            <text:p>9.62E+111</text:p>
          </table:table-cell>
          <table:table-cell table:number-columns-repeated="7"/>
        </table:table-row>
        <table:table-row table:style-name="ro1">
          <table:table-cell table:formula="oooc:=+[.A402]+1" office:value-type="float" office:value="373">
            <text:p>373</text:p>
          </table:table-cell>
          <table:table-cell table:formula="oooc:=+[.B402]+[.B402]*growth/100" office:value-type="float" office:value="1.92392608380832E+114">
            <text:p>1923926083808320000000000000000000000000000000000000000000000000000000000000000000000000000000000000000000000000000.000000</text:p>
          </table:table-cell>
          <table:table-cell/>
          <table:table-cell table:style-name="ce6" table:formula="oooc:=+[.D402]-([.B403]-reserve)" office:value-type="float" office:value="-3.84785216761665E+114">
            <text:p>-3847852167616650000000000000000000000000000000000000000000000000000000000000000000000000000000000000000000000000000.0000</text:p>
          </table:table-cell>
          <table:table-cell table:style-name="Default" table:formula="oooc:=+[.B403]/[.$B$30]" office:value-type="float" office:value="1.92392608380832E+112">
            <text:p>1.92E+112</text:p>
          </table:table-cell>
          <table:table-cell table:number-columns-repeated="7"/>
        </table:table-row>
        <table:table-row table:style-name="ro1">
          <table:table-cell table:formula="oooc:=+[.A403]+1" office:value-type="float" office:value="374">
            <text:p>374</text:p>
          </table:table-cell>
          <table:table-cell table:formula="oooc:=+[.B403]+[.B403]*growth/100" office:value-type="float" office:value="3.84785216761665E+114">
            <text:p>3847852167616650000000000000000000000000000000000000000000000000000000000000000000000000000000000000000000000000000.000000</text:p>
          </table:table-cell>
          <table:table-cell/>
          <table:table-cell table:style-name="ce6" table:formula="oooc:=+[.D403]-([.B404]-reserve)" office:value-type="float" office:value="-7.6957043352333E+114">
            <text:p>-7695704335233300000000000000000000000000000000000000000000000000000000000000000000000000000000000000000000000000000.0000</text:p>
          </table:table-cell>
          <table:table-cell table:style-name="Default" table:formula="oooc:=+[.B404]/[.$B$30]" office:value-type="float" office:value="3.84785216761665E+112">
            <text:p>3.85E+112</text:p>
          </table:table-cell>
          <table:table-cell table:number-columns-repeated="7"/>
        </table:table-row>
        <table:table-row table:style-name="ro1">
          <table:table-cell table:formula="oooc:=+[.A404]+1" office:value-type="float" office:value="375">
            <text:p>375</text:p>
          </table:table-cell>
          <table:table-cell table:formula="oooc:=+[.B404]+[.B404]*growth/100" office:value-type="float" office:value="7.6957043352333E+114">
            <text:p>7695704335233300000000000000000000000000000000000000000000000000000000000000000000000000000000000000000000000000000.000000</text:p>
          </table:table-cell>
          <table:table-cell/>
          <table:table-cell table:style-name="ce6" table:formula="oooc:=+[.D404]-([.B405]-reserve)" office:value-type="float" office:value="-1.53914086704666E+115">
            <text:p>-15391408670466600000000000000000000000000000000000000000000000000000000000000000000000000000000000000000000000000000.0000</text:p>
          </table:table-cell>
          <table:table-cell table:style-name="Default" table:formula="oooc:=+[.B405]/[.$B$30]" office:value-type="float" office:value="7.6957043352333E+112">
            <text:p>7.70E+112</text:p>
          </table:table-cell>
          <table:table-cell table:number-columns-repeated="7"/>
        </table:table-row>
        <table:table-row table:style-name="ro1">
          <table:table-cell table:formula="oooc:=+[.A405]+1" office:value-type="float" office:value="376">
            <text:p>376</text:p>
          </table:table-cell>
          <table:table-cell table:formula="oooc:=+[.B405]+[.B405]*growth/100" office:value-type="float" office:value="1.53914086704666E+115">
            <text:p>15391408670466600000000000000000000000000000000000000000000000000000000000000000000000000000000000000000000000000000.000000</text:p>
          </table:table-cell>
          <table:table-cell/>
          <table:table-cell table:style-name="ce6" table:formula="oooc:=+[.D405]-([.B406]-reserve)" office:value-type="float" office:value="-3.07828173409332E+115">
            <text:p>-30782817340933200000000000000000000000000000000000000000000000000000000000000000000000000000000000000000000000000000.0000</text:p>
          </table:table-cell>
          <table:table-cell table:style-name="Default" table:formula="oooc:=+[.B406]/[.$B$30]" office:value-type="float" office:value="1.53914086704666E+113">
            <text:p>1.54E+113</text:p>
          </table:table-cell>
          <table:table-cell table:number-columns-repeated="7"/>
        </table:table-row>
        <table:table-row table:style-name="ro1">
          <table:table-cell table:formula="oooc:=+[.A406]+1" office:value-type="float" office:value="377">
            <text:p>377</text:p>
          </table:table-cell>
          <table:table-cell table:formula="oooc:=+[.B406]+[.B406]*growth/100" office:value-type="float" office:value="3.07828173409332E+115">
            <text:p>30782817340933200000000000000000000000000000000000000000000000000000000000000000000000000000000000000000000000000000.000000</text:p>
          </table:table-cell>
          <table:table-cell/>
          <table:table-cell table:style-name="ce6" table:formula="oooc:=+[.D406]-([.B407]-reserve)" office:value-type="float" office:value="-6.15656346818664E+115">
            <text:p>-61565634681866400000000000000000000000000000000000000000000000000000000000000000000000000000000000000000000000000000.0000</text:p>
          </table:table-cell>
          <table:table-cell table:style-name="Default" table:formula="oooc:=+[.B407]/[.$B$30]" office:value-type="float" office:value="3.07828173409332E+113">
            <text:p>3.08E+113</text:p>
          </table:table-cell>
          <table:table-cell table:number-columns-repeated="7"/>
        </table:table-row>
        <table:table-row table:style-name="ro1">
          <table:table-cell table:formula="oooc:=+[.A407]+1" office:value-type="float" office:value="378">
            <text:p>378</text:p>
          </table:table-cell>
          <table:table-cell table:formula="oooc:=+[.B407]+[.B407]*growth/100" office:value-type="float" office:value="6.15656346818664E+115">
            <text:p>61565634681866400000000000000000000000000000000000000000000000000000000000000000000000000000000000000000000000000000.000000</text:p>
          </table:table-cell>
          <table:table-cell/>
          <table:table-cell table:style-name="ce6" table:formula="oooc:=+[.D407]-([.B408]-reserve)" office:value-type="float" office:value="-1.23131269363733E+116">
            <text:p>-123131269363733000000000000000000000000000000000000000000000000000000000000000000000000000000000000000000000000000000.0000</text:p>
          </table:table-cell>
          <table:table-cell table:style-name="Default" table:formula="oooc:=+[.B408]/[.$B$30]" office:value-type="float" office:value="6.15656346818664E+113">
            <text:p>6.16E+113</text:p>
          </table:table-cell>
          <table:table-cell table:number-columns-repeated="7"/>
        </table:table-row>
        <table:table-row table:style-name="ro1">
          <table:table-cell table:formula="oooc:=+[.A408]+1" office:value-type="float" office:value="379">
            <text:p>379</text:p>
          </table:table-cell>
          <table:table-cell table:formula="oooc:=+[.B408]+[.B408]*growth/100" office:value-type="float" office:value="1.23131269363733E+116">
            <text:p>123131269363733000000000000000000000000000000000000000000000000000000000000000000000000000000000000000000000000000000.000000</text:p>
          </table:table-cell>
          <table:table-cell/>
          <table:table-cell table:style-name="ce6" table:formula="oooc:=+[.D408]-([.B409]-reserve)" office:value-type="float" office:value="-2.46262538727465E+116">
            <text:p>-246262538727465000000000000000000000000000000000000000000000000000000000000000000000000000000000000000000000000000000.0000</text:p>
          </table:table-cell>
          <table:table-cell table:style-name="Default" table:formula="oooc:=+[.B409]/[.$B$30]" office:value-type="float" office:value="1.23131269363733E+114">
            <text:p>1.23E+114</text:p>
          </table:table-cell>
          <table:table-cell table:number-columns-repeated="7"/>
        </table:table-row>
        <table:table-row table:style-name="ro1">
          <table:table-cell table:formula="oooc:=+[.A409]+1" office:value-type="float" office:value="380">
            <text:p>380</text:p>
          </table:table-cell>
          <table:table-cell table:formula="oooc:=+[.B409]+[.B409]*growth/100" office:value-type="float" office:value="2.46262538727465E+116">
            <text:p>246262538727465000000000000000000000000000000000000000000000000000000000000000000000000000000000000000000000000000000.000000</text:p>
          </table:table-cell>
          <table:table-cell/>
          <table:table-cell table:style-name="ce6" table:formula="oooc:=+[.D409]-([.B410]-reserve)" office:value-type="float" office:value="-4.92525077454931E+116">
            <text:p>-492525077454931000000000000000000000000000000000000000000000000000000000000000000000000000000000000000000000000000000.0000</text:p>
          </table:table-cell>
          <table:table-cell table:style-name="Default" table:formula="oooc:=+[.B410]/[.$B$30]" office:value-type="float" office:value="2.46262538727465E+114">
            <text:p>2.46E+114</text:p>
          </table:table-cell>
          <table:table-cell table:number-columns-repeated="7"/>
        </table:table-row>
        <table:table-row table:style-name="ro1">
          <table:table-cell table:formula="oooc:=+[.A410]+1" office:value-type="float" office:value="381">
            <text:p>381</text:p>
          </table:table-cell>
          <table:table-cell table:formula="oooc:=+[.B410]+[.B410]*growth/100" office:value-type="float" office:value="4.92525077454931E+116">
            <text:p>492525077454931000000000000000000000000000000000000000000000000000000000000000000000000000000000000000000000000000000.000000</text:p>
          </table:table-cell>
          <table:table-cell/>
          <table:table-cell table:style-name="ce6" table:formula="oooc:=+[.D410]-([.B411]-reserve)" office:value-type="float" office:value="-9.85050154909862E+116">
            <text:p>-985050154909862000000000000000000000000000000000000000000000000000000000000000000000000000000000000000000000000000000.0000</text:p>
          </table:table-cell>
          <table:table-cell table:style-name="Default" table:formula="oooc:=+[.B411]/[.$B$30]" office:value-type="float" office:value="4.92525077454931E+114">
            <text:p>4.93E+114</text:p>
          </table:table-cell>
          <table:table-cell table:number-columns-repeated="7"/>
        </table:table-row>
        <table:table-row table:style-name="ro1">
          <table:table-cell table:formula="oooc:=+[.A411]+1" office:value-type="float" office:value="382">
            <text:p>382</text:p>
          </table:table-cell>
          <table:table-cell table:formula="oooc:=+[.B411]+[.B411]*growth/100" office:value-type="float" office:value="9.85050154909862E+116">
            <text:p>985050154909862000000000000000000000000000000000000000000000000000000000000000000000000000000000000000000000000000000.000000</text:p>
          </table:table-cell>
          <table:table-cell/>
          <table:table-cell table:style-name="ce6" table:formula="oooc:=+[.D411]-([.B412]-reserve)" office:value-type="float" office:value="-1.97010030981972E+117">
            <text:p>-1970100309819720000000000000000000000000000000000000000000000000000000000000000000000000000000000000000000000000000000.0000</text:p>
          </table:table-cell>
          <table:table-cell table:style-name="Default" table:formula="oooc:=+[.B412]/[.$B$30]" office:value-type="float" office:value="9.85050154909862E+114">
            <text:p>9.85E+114</text:p>
          </table:table-cell>
          <table:table-cell table:number-columns-repeated="7"/>
        </table:table-row>
        <table:table-row table:style-name="ro1">
          <table:table-cell table:formula="oooc:=+[.A412]+1" office:value-type="float" office:value="383">
            <text:p>383</text:p>
          </table:table-cell>
          <table:table-cell table:formula="oooc:=+[.B412]+[.B412]*growth/100" office:value-type="float" office:value="1.97010030981972E+117">
            <text:p>1970100309819720000000000000000000000000000000000000000000000000000000000000000000000000000000000000000000000000000000.000000</text:p>
          </table:table-cell>
          <table:table-cell/>
          <table:table-cell table:style-name="ce6" table:formula="oooc:=+[.D412]-([.B413]-reserve)" office:value-type="float" office:value="-3.94020061963945E+117">
            <text:p>-3940200619639450000000000000000000000000000000000000000000000000000000000000000000000000000000000000000000000000000000.0000</text:p>
          </table:table-cell>
          <table:table-cell table:style-name="Default" table:formula="oooc:=+[.B413]/[.$B$30]" office:value-type="float" office:value="1.97010030981972E+115">
            <text:p>1.97E+115</text:p>
          </table:table-cell>
          <table:table-cell table:number-columns-repeated="7"/>
        </table:table-row>
        <table:table-row table:style-name="ro1">
          <table:table-cell table:formula="oooc:=+[.A413]+1" office:value-type="float" office:value="384">
            <text:p>384</text:p>
          </table:table-cell>
          <table:table-cell table:formula="oooc:=+[.B413]+[.B413]*growth/100" office:value-type="float" office:value="3.94020061963945E+117">
            <text:p>3940200619639450000000000000000000000000000000000000000000000000000000000000000000000000000000000000000000000000000000.000000</text:p>
          </table:table-cell>
          <table:table-cell/>
          <table:table-cell table:style-name="ce6" table:formula="oooc:=+[.D413]-([.B414]-reserve)" office:value-type="float" office:value="-7.8804012392789E+117">
            <text:p>-7880401239278900000000000000000000000000000000000000000000000000000000000000000000000000000000000000000000000000000000.0000</text:p>
          </table:table-cell>
          <table:table-cell table:style-name="Default" table:formula="oooc:=+[.B414]/[.$B$30]" office:value-type="float" office:value="3.94020061963945E+115">
            <text:p>3.94E+115</text:p>
          </table:table-cell>
          <table:table-cell table:number-columns-repeated="7"/>
        </table:table-row>
        <table:table-row table:style-name="ro1">
          <table:table-cell table:formula="oooc:=+[.A414]+1" office:value-type="float" office:value="385">
            <text:p>385</text:p>
          </table:table-cell>
          <table:table-cell table:formula="oooc:=+[.B414]+[.B414]*growth/100" office:value-type="float" office:value="7.8804012392789E+117">
            <text:p>7880401239278900000000000000000000000000000000000000000000000000000000000000000000000000000000000000000000000000000000.000000</text:p>
          </table:table-cell>
          <table:table-cell/>
          <table:table-cell table:style-name="ce6" table:formula="oooc:=+[.D414]-([.B415]-reserve)" office:value-type="float" office:value="-1.57608024785578E+118">
            <text:p>-15760802478557800000000000000000000000000000000000000000000000000000000000000000000000000000000000000000000000000000000.0000</text:p>
          </table:table-cell>
          <table:table-cell table:style-name="Default" table:formula="oooc:=+[.B415]/[.$B$30]" office:value-type="float" office:value="7.8804012392789E+115">
            <text:p>7.88E+115</text:p>
          </table:table-cell>
          <table:table-cell table:number-columns-repeated="7"/>
        </table:table-row>
        <table:table-row table:style-name="ro1">
          <table:table-cell table:formula="oooc:=+[.A415]+1" office:value-type="float" office:value="386">
            <text:p>386</text:p>
          </table:table-cell>
          <table:table-cell table:formula="oooc:=+[.B415]+[.B415]*growth/100" office:value-type="float" office:value="1.57608024785578E+118">
            <text:p>15760802478557800000000000000000000000000000000000000000000000000000000000000000000000000000000000000000000000000000000.000000</text:p>
          </table:table-cell>
          <table:table-cell/>
          <table:table-cell table:style-name="ce6" table:formula="oooc:=+[.D415]-([.B416]-reserve)" office:value-type="float" office:value="-3.15216049571156E+118">
            <text:p>-31521604957115600000000000000000000000000000000000000000000000000000000000000000000000000000000000000000000000000000000.0000</text:p>
          </table:table-cell>
          <table:table-cell table:style-name="Default" table:formula="oooc:=+[.B416]/[.$B$30]" office:value-type="float" office:value="1.57608024785578E+116">
            <text:p>1.58E+116</text:p>
          </table:table-cell>
          <table:table-cell table:number-columns-repeated="7"/>
        </table:table-row>
        <table:table-row table:style-name="ro1">
          <table:table-cell table:formula="oooc:=+[.A416]+1" office:value-type="float" office:value="387">
            <text:p>387</text:p>
          </table:table-cell>
          <table:table-cell table:formula="oooc:=+[.B416]+[.B416]*growth/100" office:value-type="float" office:value="3.15216049571156E+118">
            <text:p>31521604957115600000000000000000000000000000000000000000000000000000000000000000000000000000000000000000000000000000000.000000</text:p>
          </table:table-cell>
          <table:table-cell/>
          <table:table-cell table:style-name="ce6" table:formula="oooc:=+[.D416]-([.B417]-reserve)" office:value-type="float" office:value="-6.30432099142312E+118">
            <text:p>-63043209914231200000000000000000000000000000000000000000000000000000000000000000000000000000000000000000000000000000000.0000</text:p>
          </table:table-cell>
          <table:table-cell table:style-name="Default" table:formula="oooc:=+[.B417]/[.$B$30]" office:value-type="float" office:value="3.15216049571156E+116">
            <text:p>3.15E+116</text:p>
          </table:table-cell>
          <table:table-cell table:number-columns-repeated="7"/>
        </table:table-row>
        <table:table-row table:style-name="ro1">
          <table:table-cell table:formula="oooc:=+[.A417]+1" office:value-type="float" office:value="388">
            <text:p>388</text:p>
          </table:table-cell>
          <table:table-cell table:formula="oooc:=+[.B417]+[.B417]*growth/100" office:value-type="float" office:value="6.30432099142312E+118">
            <text:p>63043209914231200000000000000000000000000000000000000000000000000000000000000000000000000000000000000000000000000000000.000000</text:p>
          </table:table-cell>
          <table:table-cell/>
          <table:table-cell table:style-name="ce6" table:formula="oooc:=+[.D417]-([.B418]-reserve)" office:value-type="float" office:value="-1.26086419828462E+119">
            <text:p>-126086419828462000000000000000000000000000000000000000000000000000000000000000000000000000000000000000000000000000000000.0000</text:p>
          </table:table-cell>
          <table:table-cell table:style-name="Default" table:formula="oooc:=+[.B418]/[.$B$30]" office:value-type="float" office:value="6.30432099142312E+116">
            <text:p>6.30E+116</text:p>
          </table:table-cell>
          <table:table-cell table:number-columns-repeated="7"/>
        </table:table-row>
        <table:table-row table:style-name="ro1">
          <table:table-cell table:formula="oooc:=+[.A418]+1" office:value-type="float" office:value="389">
            <text:p>389</text:p>
          </table:table-cell>
          <table:table-cell table:formula="oooc:=+[.B418]+[.B418]*growth/100" office:value-type="float" office:value="1.26086419828462E+119">
            <text:p>126086419828462000000000000000000000000000000000000000000000000000000000000000000000000000000000000000000000000000000000.000000</text:p>
          </table:table-cell>
          <table:table-cell/>
          <table:table-cell table:style-name="ce6" table:formula="oooc:=+[.D418]-([.B419]-reserve)" office:value-type="float" office:value="-2.52172839656925E+119">
            <text:p>-252172839656925000000000000000000000000000000000000000000000000000000000000000000000000000000000000000000000000000000000.0000</text:p>
          </table:table-cell>
          <table:table-cell table:style-name="Default" table:formula="oooc:=+[.B419]/[.$B$30]" office:value-type="float" office:value="1.26086419828462E+117">
            <text:p>1.26E+117</text:p>
          </table:table-cell>
          <table:table-cell table:number-columns-repeated="7"/>
        </table:table-row>
        <table:table-row table:style-name="ro1">
          <table:table-cell table:formula="oooc:=+[.A419]+1" office:value-type="float" office:value="390">
            <text:p>390</text:p>
          </table:table-cell>
          <table:table-cell table:formula="oooc:=+[.B419]+[.B419]*growth/100" office:value-type="float" office:value="2.52172839656925E+119">
            <text:p>252172839656925000000000000000000000000000000000000000000000000000000000000000000000000000000000000000000000000000000000.000000</text:p>
          </table:table-cell>
          <table:table-cell/>
          <table:table-cell table:style-name="ce6" table:formula="oooc:=+[.D419]-([.B420]-reserve)" office:value-type="float" office:value="-5.04345679313849E+119">
            <text:p>-504345679313849000000000000000000000000000000000000000000000000000000000000000000000000000000000000000000000000000000000.0000</text:p>
          </table:table-cell>
          <table:table-cell table:style-name="Default" table:formula="oooc:=+[.B420]/[.$B$30]" office:value-type="float" office:value="2.52172839656925E+117">
            <text:p>2.52E+117</text:p>
          </table:table-cell>
          <table:table-cell table:number-columns-repeated="7"/>
        </table:table-row>
        <table:table-row table:style-name="ro1">
          <table:table-cell table:formula="oooc:=+[.A420]+1" office:value-type="float" office:value="391">
            <text:p>391</text:p>
          </table:table-cell>
          <table:table-cell table:formula="oooc:=+[.B420]+[.B420]*growth/100" office:value-type="float" office:value="5.04345679313849E+119">
            <text:p>504345679313849000000000000000000000000000000000000000000000000000000000000000000000000000000000000000000000000000000000.000000</text:p>
          </table:table-cell>
          <table:table-cell/>
          <table:table-cell table:style-name="ce6" table:formula="oooc:=+[.D420]-([.B421]-reserve)" office:value-type="float" office:value="-1.0086913586277E+120">
            <text:p>-1008691358627700000000000000000000000000000000000000000000000000000000000000000000000000000000000000000000000000000000000.0000</text:p>
          </table:table-cell>
          <table:table-cell table:style-name="Default" table:formula="oooc:=+[.B421]/[.$B$30]" office:value-type="float" office:value="5.04345679313849E+117">
            <text:p>5.04E+117</text:p>
          </table:table-cell>
          <table:table-cell table:number-columns-repeated="7"/>
        </table:table-row>
        <table:table-row table:style-name="ro1">
          <table:table-cell table:formula="oooc:=+[.A421]+1" office:value-type="float" office:value="392">
            <text:p>392</text:p>
          </table:table-cell>
          <table:table-cell table:formula="oooc:=+[.B421]+[.B421]*growth/100" office:value-type="float" office:value="1.0086913586277E+120">
            <text:p>1008691358627700000000000000000000000000000000000000000000000000000000000000000000000000000000000000000000000000000000000.000000</text:p>
          </table:table-cell>
          <table:table-cell/>
          <table:table-cell table:style-name="ce6" table:formula="oooc:=+[.D421]-([.B422]-reserve)" office:value-type="float" office:value="-2.0173827172554E+120">
            <text:p>-2017382717255400000000000000000000000000000000000000000000000000000000000000000000000000000000000000000000000000000000000.0000</text:p>
          </table:table-cell>
          <table:table-cell table:style-name="Default" table:formula="oooc:=+[.B422]/[.$B$30]" office:value-type="float" office:value="1.0086913586277E+118">
            <text:p>1.01E+118</text:p>
          </table:table-cell>
          <table:table-cell table:number-columns-repeated="7"/>
        </table:table-row>
        <table:table-row table:style-name="ro1">
          <table:table-cell table:formula="oooc:=+[.A422]+1" office:value-type="float" office:value="393">
            <text:p>393</text:p>
          </table:table-cell>
          <table:table-cell table:formula="oooc:=+[.B422]+[.B422]*growth/100" office:value-type="float" office:value="2.0173827172554E+120">
            <text:p>2017382717255400000000000000000000000000000000000000000000000000000000000000000000000000000000000000000000000000000000000.000000</text:p>
          </table:table-cell>
          <table:table-cell/>
          <table:table-cell table:style-name="ce6" table:formula="oooc:=+[.D422]-([.B423]-reserve)" office:value-type="float" office:value="-4.03476543451079E+120">
            <text:p>-4034765434510790000000000000000000000000000000000000000000000000000000000000000000000000000000000000000000000000000000000.0000</text:p>
          </table:table-cell>
          <table:table-cell table:style-name="Default" table:formula="oooc:=+[.B423]/[.$B$30]" office:value-type="float" office:value="2.0173827172554E+118">
            <text:p>2.02E+118</text:p>
          </table:table-cell>
          <table:table-cell table:number-columns-repeated="7"/>
        </table:table-row>
        <table:table-row table:style-name="ro1">
          <table:table-cell table:formula="oooc:=+[.A423]+1" office:value-type="float" office:value="394">
            <text:p>394</text:p>
          </table:table-cell>
          <table:table-cell table:formula="oooc:=+[.B423]+[.B423]*growth/100" office:value-type="float" office:value="4.03476543451079E+120">
            <text:p>4034765434510790000000000000000000000000000000000000000000000000000000000000000000000000000000000000000000000000000000000.000000</text:p>
          </table:table-cell>
          <table:table-cell/>
          <table:table-cell table:style-name="ce6" table:formula="oooc:=+[.D423]-([.B424]-reserve)" office:value-type="float" office:value="-8.06953086902159E+120">
            <text:p>-8069530869021590000000000000000000000000000000000000000000000000000000000000000000000000000000000000000000000000000000000.0000</text:p>
          </table:table-cell>
          <table:table-cell table:style-name="Default" table:formula="oooc:=+[.B424]/[.$B$30]" office:value-type="float" office:value="4.03476543451079E+118">
            <text:p>4.03E+118</text:p>
          </table:table-cell>
          <table:table-cell table:number-columns-repeated="7"/>
        </table:table-row>
        <table:table-row table:style-name="ro1">
          <table:table-cell table:formula="oooc:=+[.A424]+1" office:value-type="float" office:value="395">
            <text:p>395</text:p>
          </table:table-cell>
          <table:table-cell table:formula="oooc:=+[.B424]+[.B424]*growth/100" office:value-type="float" office:value="8.06953086902159E+120">
            <text:p>8069530869021590000000000000000000000000000000000000000000000000000000000000000000000000000000000000000000000000000000000.000000</text:p>
          </table:table-cell>
          <table:table-cell/>
          <table:table-cell table:style-name="ce6" table:formula="oooc:=+[.D424]-([.B425]-reserve)" office:value-type="float" office:value="-1.61390617380432E+121">
            <text:p>-16139061738043200000000000000000000000000000000000000000000000000000000000000000000000000000000000000000000000000000000000.0000</text:p>
          </table:table-cell>
          <table:table-cell table:style-name="Default" table:formula="oooc:=+[.B425]/[.$B$30]" office:value-type="float" office:value="8.06953086902159E+118">
            <text:p>8.07E+118</text:p>
          </table:table-cell>
          <table:table-cell table:number-columns-repeated="7"/>
        </table:table-row>
        <table:table-row table:style-name="ro1">
          <table:table-cell table:formula="oooc:=+[.A425]+1" office:value-type="float" office:value="396">
            <text:p>396</text:p>
          </table:table-cell>
          <table:table-cell table:formula="oooc:=+[.B425]+[.B425]*growth/100" office:value-type="float" office:value="1.61390617380432E+121">
            <text:p>16139061738043200000000000000000000000000000000000000000000000000000000000000000000000000000000000000000000000000000000000.000000</text:p>
          </table:table-cell>
          <table:table-cell/>
          <table:table-cell table:style-name="ce6" table:formula="oooc:=+[.D425]-([.B426]-reserve)" office:value-type="float" office:value="-3.22781234760864E+121">
            <text:p>-32278123476086400000000000000000000000000000000000000000000000000000000000000000000000000000000000000000000000000000000000.0000</text:p>
          </table:table-cell>
          <table:table-cell table:style-name="Default" table:formula="oooc:=+[.B426]/[.$B$30]" office:value-type="float" office:value="1.61390617380432E+119">
            <text:p>1.61E+119</text:p>
          </table:table-cell>
          <table:table-cell table:number-columns-repeated="7"/>
        </table:table-row>
        <table:table-row table:style-name="ro1">
          <table:table-cell table:formula="oooc:=+[.A426]+1" office:value-type="float" office:value="397">
            <text:p>397</text:p>
          </table:table-cell>
          <table:table-cell table:formula="oooc:=+[.B426]+[.B426]*growth/100" office:value-type="float" office:value="3.22781234760864E+121">
            <text:p>32278123476086400000000000000000000000000000000000000000000000000000000000000000000000000000000000000000000000000000000000.000000</text:p>
          </table:table-cell>
          <table:table-cell/>
          <table:table-cell table:style-name="ce6" table:formula="oooc:=+[.D426]-([.B427]-reserve)" office:value-type="float" office:value="-6.45562469521727E+121">
            <text:p>-64556246952172700000000000000000000000000000000000000000000000000000000000000000000000000000000000000000000000000000000000.0000</text:p>
          </table:table-cell>
          <table:table-cell table:style-name="Default" table:formula="oooc:=+[.B427]/[.$B$30]" office:value-type="float" office:value="3.22781234760864E+119">
            <text:p>3.23E+119</text:p>
          </table:table-cell>
          <table:table-cell table:number-columns-repeated="7"/>
        </table:table-row>
        <table:table-row table:style-name="ro1">
          <table:table-cell table:formula="oooc:=+[.A427]+1" office:value-type="float" office:value="398">
            <text:p>398</text:p>
          </table:table-cell>
          <table:table-cell table:formula="oooc:=+[.B427]+[.B427]*growth/100" office:value-type="float" office:value="6.45562469521727E+121">
            <text:p>64556246952172700000000000000000000000000000000000000000000000000000000000000000000000000000000000000000000000000000000000.000000</text:p>
          </table:table-cell>
          <table:table-cell/>
          <table:table-cell table:style-name="ce6" table:formula="oooc:=+[.D427]-([.B428]-reserve)" office:value-type="float" office:value="-1.29112493904345E+122">
            <text:p>-129112493904345000000000000000000000000000000000000000000000000000000000000000000000000000000000000000000000000000000000000.0000</text:p>
          </table:table-cell>
          <table:table-cell table:style-name="Default" table:formula="oooc:=+[.B428]/[.$B$30]" office:value-type="float" office:value="6.45562469521727E+119">
            <text:p>6.46E+119</text:p>
          </table:table-cell>
          <table:table-cell table:number-columns-repeated="7"/>
        </table:table-row>
        <table:table-row table:style-name="ro1">
          <table:table-cell table:formula="oooc:=+[.A428]+1" office:value-type="float" office:value="399">
            <text:p>399</text:p>
          </table:table-cell>
          <table:table-cell table:formula="oooc:=+[.B428]+[.B428]*growth/100" office:value-type="float" office:value="1.29112493904345E+122">
            <text:p>129112493904345000000000000000000000000000000000000000000000000000000000000000000000000000000000000000000000000000000000000.000000</text:p>
          </table:table-cell>
          <table:table-cell/>
          <table:table-cell table:style-name="ce6" table:formula="oooc:=+[.D428]-([.B429]-reserve)" office:value-type="float" office:value="-2.58224987808691E+122">
            <text:p>-258224987808691000000000000000000000000000000000000000000000000000000000000000000000000000000000000000000000000000000000000.0000</text:p>
          </table:table-cell>
          <table:table-cell table:style-name="Default" table:formula="oooc:=+[.B429]/[.$B$30]" office:value-type="float" office:value="1.29112493904345E+120">
            <text:p>1.29E+120</text:p>
          </table:table-cell>
          <table:table-cell table:number-columns-repeated="7"/>
        </table:table-row>
        <table:table-row table:style-name="ro1">
          <table:table-cell table:formula="oooc:=+[.A429]+1" office:value-type="float" office:value="400">
            <text:p>400</text:p>
          </table:table-cell>
          <table:table-cell table:formula="oooc:=+[.B429]+[.B429]*growth/100" office:value-type="float" office:value="2.58224987808691E+122">
            <text:p>258224987808691000000000000000000000000000000000000000000000000000000000000000000000000000000000000000000000000000000000000.000000</text:p>
          </table:table-cell>
          <table:table-cell/>
          <table:table-cell table:style-name="ce6" table:formula="oooc:=+[.D429]-([.B430]-reserve)" office:value-type="float" office:value="-5.16449975617382E+122">
            <text:p>-516449975617382000000000000000000000000000000000000000000000000000000000000000000000000000000000000000000000000000000000000.0000</text:p>
          </table:table-cell>
          <table:table-cell table:style-name="Default" table:formula="oooc:=+[.B430]/[.$B$30]" office:value-type="float" office:value="2.58224987808691E+120">
            <text:p>2.58E+120</text:p>
          </table:table-cell>
          <table:table-cell table:number-columns-repeated="7"/>
        </table:table-row>
        <table:table-row table:style-name="ro1">
          <table:table-cell table:formula="oooc:=+[.A430]+1" office:value-type="float" office:value="401">
            <text:p>401</text:p>
          </table:table-cell>
          <table:table-cell table:formula="oooc:=+[.B430]+[.B430]*growth/100" office:value-type="float" office:value="5.16449975617382E+122">
            <text:p>516449975617382000000000000000000000000000000000000000000000000000000000000000000000000000000000000000000000000000000000000.000000</text:p>
          </table:table-cell>
          <table:table-cell/>
          <table:table-cell table:style-name="ce6" table:formula="oooc:=+[.D430]-([.B431]-reserve)" office:value-type="float" office:value="-1.03289995123476E+123">
            <text:p>-1032899951234760000000000000000000000000000000000000000000000000000000000000000000000000000000000000000000000000000000000000.0000</text:p>
          </table:table-cell>
          <table:table-cell table:style-name="Default" table:formula="oooc:=+[.B431]/[.$B$30]" office:value-type="float" office:value="5.16449975617382E+120">
            <text:p>5.16E+120</text:p>
          </table:table-cell>
          <table:table-cell table:number-columns-repeated="7"/>
        </table:table-row>
        <table:table-row table:style-name="ro1">
          <table:table-cell table:formula="oooc:=+[.A431]+1" office:value-type="float" office:value="402">
            <text:p>402</text:p>
          </table:table-cell>
          <table:table-cell table:formula="oooc:=+[.B431]+[.B431]*growth/100" office:value-type="float" office:value="1.03289995123476E+123">
            <text:p>1032899951234760000000000000000000000000000000000000000000000000000000000000000000000000000000000000000000000000000000000000.000000</text:p>
          </table:table-cell>
          <table:table-cell/>
          <table:table-cell table:style-name="ce6" table:formula="oooc:=+[.D431]-([.B432]-reserve)" office:value-type="float" office:value="-2.06579990246953E+123">
            <text:p>-2065799902469530000000000000000000000000000000000000000000000000000000000000000000000000000000000000000000000000000000000000.0000</text:p>
          </table:table-cell>
          <table:table-cell table:style-name="Default" table:formula="oooc:=+[.B432]/[.$B$30]" office:value-type="float" office:value="1.03289995123476E+121">
            <text:p>1.03E+121</text:p>
          </table:table-cell>
          <table:table-cell table:number-columns-repeated="7"/>
        </table:table-row>
        <table:table-row table:style-name="ro1">
          <table:table-cell table:formula="oooc:=+[.A432]+1" office:value-type="float" office:value="403">
            <text:p>403</text:p>
          </table:table-cell>
          <table:table-cell table:formula="oooc:=+[.B432]+[.B432]*growth/100" office:value-type="float" office:value="2.06579990246953E+123">
            <text:p>2065799902469530000000000000000000000000000000000000000000000000000000000000000000000000000000000000000000000000000000000000.000000</text:p>
          </table:table-cell>
          <table:table-cell/>
          <table:table-cell table:style-name="ce6" table:formula="oooc:=+[.D432]-([.B433]-reserve)" office:value-type="float" office:value="-4.13159980493905E+123">
            <text:p>-4131599804939050000000000000000000000000000000000000000000000000000000000000000000000000000000000000000000000000000000000000.0000</text:p>
          </table:table-cell>
          <table:table-cell table:style-name="Default" table:formula="oooc:=+[.B433]/[.$B$30]" office:value-type="float" office:value="2.06579990246953E+121">
            <text:p>2.07E+121</text:p>
          </table:table-cell>
          <table:table-cell table:number-columns-repeated="7"/>
        </table:table-row>
        <table:table-row table:style-name="ro1">
          <table:table-cell table:formula="oooc:=+[.A433]+1" office:value-type="float" office:value="404">
            <text:p>404</text:p>
          </table:table-cell>
          <table:table-cell table:formula="oooc:=+[.B433]+[.B433]*growth/100" office:value-type="float" office:value="4.13159980493905E+123">
            <text:p>4131599804939050000000000000000000000000000000000000000000000000000000000000000000000000000000000000000000000000000000000000.000000</text:p>
          </table:table-cell>
          <table:table-cell/>
          <table:table-cell table:style-name="ce6" table:formula="oooc:=+[.D433]-([.B434]-reserve)" office:value-type="float" office:value="-8.26319960987811E+123">
            <text:p>-8263199609878110000000000000000000000000000000000000000000000000000000000000000000000000000000000000000000000000000000000000.0000</text:p>
          </table:table-cell>
          <table:table-cell table:style-name="Default" table:formula="oooc:=+[.B434]/[.$B$30]" office:value-type="float" office:value="4.13159980493905E+121">
            <text:p>4.13E+121</text:p>
          </table:table-cell>
          <table:table-cell table:number-columns-repeated="7"/>
        </table:table-row>
        <table:table-row table:style-name="ro1">
          <table:table-cell table:formula="oooc:=+[.A434]+1" office:value-type="float" office:value="405">
            <text:p>405</text:p>
          </table:table-cell>
          <table:table-cell table:formula="oooc:=+[.B434]+[.B434]*growth/100" office:value-type="float" office:value="8.26319960987811E+123">
            <text:p>8263199609878110000000000000000000000000000000000000000000000000000000000000000000000000000000000000000000000000000000000000.000000</text:p>
          </table:table-cell>
          <table:table-cell/>
          <table:table-cell table:style-name="ce6" table:formula="oooc:=+[.D434]-([.B435]-reserve)" office:value-type="float" office:value="-1.65263992197562E+124">
            <text:p>-16526399219756200000000000000000000000000000000000000000000000000000000000000000000000000000000000000000000000000000000000000.0000</text:p>
          </table:table-cell>
          <table:table-cell table:style-name="Default" table:formula="oooc:=+[.B435]/[.$B$30]" office:value-type="float" office:value="8.26319960987811E+121">
            <text:p>8.26E+121</text:p>
          </table:table-cell>
          <table:table-cell table:number-columns-repeated="7"/>
        </table:table-row>
        <table:table-row table:style-name="ro1">
          <table:table-cell table:formula="oooc:=+[.A435]+1" office:value-type="float" office:value="406">
            <text:p>406</text:p>
          </table:table-cell>
          <table:table-cell table:formula="oooc:=+[.B435]+[.B435]*growth/100" office:value-type="float" office:value="1.65263992197562E+124">
            <text:p>16526399219756200000000000000000000000000000000000000000000000000000000000000000000000000000000000000000000000000000000000000.000000</text:p>
          </table:table-cell>
          <table:table-cell/>
          <table:table-cell table:style-name="ce6" table:formula="oooc:=+[.D435]-([.B436]-reserve)" office:value-type="float" office:value="-3.30527984395124E+124">
            <text:p>-33052798439512400000000000000000000000000000000000000000000000000000000000000000000000000000000000000000000000000000000000000.0000</text:p>
          </table:table-cell>
          <table:table-cell table:style-name="Default" table:formula="oooc:=+[.B436]/[.$B$30]" office:value-type="float" office:value="1.65263992197562E+122">
            <text:p>1.65E+122</text:p>
          </table:table-cell>
          <table:table-cell table:number-columns-repeated="7"/>
        </table:table-row>
        <table:table-row table:style-name="ro1">
          <table:table-cell table:formula="oooc:=+[.A436]+1" office:value-type="float" office:value="407">
            <text:p>407</text:p>
          </table:table-cell>
          <table:table-cell table:formula="oooc:=+[.B436]+[.B436]*growth/100" office:value-type="float" office:value="3.30527984395124E+124">
            <text:p>33052798439512400000000000000000000000000000000000000000000000000000000000000000000000000000000000000000000000000000000000000.000000</text:p>
          </table:table-cell>
          <table:table-cell/>
          <table:table-cell table:style-name="ce6" table:formula="oooc:=+[.D436]-([.B437]-reserve)" office:value-type="float" office:value="-6.61055968790249E+124">
            <text:p>-66105596879024900000000000000000000000000000000000000000000000000000000000000000000000000000000000000000000000000000000000000.0000</text:p>
          </table:table-cell>
          <table:table-cell table:style-name="Default" table:formula="oooc:=+[.B437]/[.$B$30]" office:value-type="float" office:value="3.30527984395124E+122">
            <text:p>3.31E+122</text:p>
          </table:table-cell>
          <table:table-cell table:number-columns-repeated="7"/>
        </table:table-row>
        <table:table-row table:style-name="ro1">
          <table:table-cell table:formula="oooc:=+[.A437]+1" office:value-type="float" office:value="408">
            <text:p>408</text:p>
          </table:table-cell>
          <table:table-cell table:formula="oooc:=+[.B437]+[.B437]*growth/100" office:value-type="float" office:value="6.61055968790249E+124">
            <text:p>66105596879024900000000000000000000000000000000000000000000000000000000000000000000000000000000000000000000000000000000000000.000000</text:p>
          </table:table-cell>
          <table:table-cell/>
          <table:table-cell table:style-name="ce6" table:formula="oooc:=+[.D437]-([.B438]-reserve)" office:value-type="float" office:value="-1.3221119375805E+125">
            <text:p>-132211193758050000000000000000000000000000000000000000000000000000000000000000000000000000000000000000000000000000000000000000.0000</text:p>
          </table:table-cell>
          <table:table-cell table:style-name="Default" table:formula="oooc:=+[.B438]/[.$B$30]" office:value-type="float" office:value="6.61055968790249E+122">
            <text:p>6.61E+122</text:p>
          </table:table-cell>
          <table:table-cell table:number-columns-repeated="7"/>
        </table:table-row>
        <table:table-row table:style-name="ro1">
          <table:table-cell table:formula="oooc:=+[.A438]+1" office:value-type="float" office:value="409">
            <text:p>409</text:p>
          </table:table-cell>
          <table:table-cell table:formula="oooc:=+[.B438]+[.B438]*growth/100" office:value-type="float" office:value="1.3221119375805E+125">
            <text:p>132211193758050000000000000000000000000000000000000000000000000000000000000000000000000000000000000000000000000000000000000000.000000</text:p>
          </table:table-cell>
          <table:table-cell/>
          <table:table-cell table:style-name="ce6" table:formula="oooc:=+[.D438]-([.B439]-reserve)" office:value-type="float" office:value="-2.64422387516099E+125">
            <text:p>-264422387516099000000000000000000000000000000000000000000000000000000000000000000000000000000000000000000000000000000000000000.0000</text:p>
          </table:table-cell>
          <table:table-cell table:style-name="Default" table:formula="oooc:=+[.B439]/[.$B$30]" office:value-type="float" office:value="1.3221119375805E+123">
            <text:p>1.32E+123</text:p>
          </table:table-cell>
          <table:table-cell table:number-columns-repeated="7"/>
        </table:table-row>
        <table:table-row table:style-name="ro1">
          <table:table-cell table:formula="oooc:=+[.A439]+1" office:value-type="float" office:value="410">
            <text:p>410</text:p>
          </table:table-cell>
          <table:table-cell table:formula="oooc:=+[.B439]+[.B439]*growth/100" office:value-type="float" office:value="2.64422387516099E+125">
            <text:p>264422387516099000000000000000000000000000000000000000000000000000000000000000000000000000000000000000000000000000000000000000.000000</text:p>
          </table:table-cell>
          <table:table-cell/>
          <table:table-cell table:style-name="ce6" table:formula="oooc:=+[.D439]-([.B440]-reserve)" office:value-type="float" office:value="-5.28844775032199E+125">
            <text:p>-528844775032199000000000000000000000000000000000000000000000000000000000000000000000000000000000000000000000000000000000000000.0000</text:p>
          </table:table-cell>
          <table:table-cell table:style-name="Default" table:formula="oooc:=+[.B440]/[.$B$30]" office:value-type="float" office:value="2.64422387516099E+123">
            <text:p>2.64E+123</text:p>
          </table:table-cell>
          <table:table-cell table:number-columns-repeated="7"/>
        </table:table-row>
        <table:table-row table:style-name="ro1">
          <table:table-cell table:formula="oooc:=+[.A440]+1" office:value-type="float" office:value="411">
            <text:p>411</text:p>
          </table:table-cell>
          <table:table-cell table:formula="oooc:=+[.B440]+[.B440]*growth/100" office:value-type="float" office:value="5.28844775032199E+125">
            <text:p>528844775032199000000000000000000000000000000000000000000000000000000000000000000000000000000000000000000000000000000000000000.000000</text:p>
          </table:table-cell>
          <table:table-cell/>
          <table:table-cell table:style-name="ce6" table:formula="oooc:=+[.D440]-([.B441]-reserve)" office:value-type="float" office:value="-1.0576895500644E+126">
            <text:p>-1057689550064400000000000000000000000000000000000000000000000000000000000000000000000000000000000000000000000000000000000000000.0000</text:p>
          </table:table-cell>
          <table:table-cell table:style-name="Default" table:formula="oooc:=+[.B441]/[.$B$30]" office:value-type="float" office:value="5.28844775032199E+123">
            <text:p>5.29E+123</text:p>
          </table:table-cell>
          <table:table-cell table:number-columns-repeated="7"/>
        </table:table-row>
        <table:table-row table:style-name="ro1">
          <table:table-cell table:formula="oooc:=+[.A441]+1" office:value-type="float" office:value="412">
            <text:p>412</text:p>
          </table:table-cell>
          <table:table-cell table:formula="oooc:=+[.B441]+[.B441]*growth/100" office:value-type="float" office:value="1.0576895500644E+126">
            <text:p>1057689550064400000000000000000000000000000000000000000000000000000000000000000000000000000000000000000000000000000000000000000.000000</text:p>
          </table:table-cell>
          <table:table-cell/>
          <table:table-cell table:style-name="ce6" table:formula="oooc:=+[.D441]-([.B442]-reserve)" office:value-type="float" office:value="-2.1153791001288E+126">
            <text:p>-2115379100128800000000000000000000000000000000000000000000000000000000000000000000000000000000000000000000000000000000000000000.0000</text:p>
          </table:table-cell>
          <table:table-cell table:style-name="Default" table:formula="oooc:=+[.B442]/[.$B$30]" office:value-type="float" office:value="1.0576895500644E+124">
            <text:p>1.06E+124</text:p>
          </table:table-cell>
          <table:table-cell table:number-columns-repeated="7"/>
        </table:table-row>
        <table:table-row table:style-name="ro1">
          <table:table-cell table:formula="oooc:=+[.A442]+1" office:value-type="float" office:value="413">
            <text:p>413</text:p>
          </table:table-cell>
          <table:table-cell table:formula="oooc:=+[.B442]+[.B442]*growth/100" office:value-type="float" office:value="2.1153791001288E+126">
            <text:p>2115379100128800000000000000000000000000000000000000000000000000000000000000000000000000000000000000000000000000000000000000000.000000</text:p>
          </table:table-cell>
          <table:table-cell/>
          <table:table-cell table:style-name="ce6" table:formula="oooc:=+[.D442]-([.B443]-reserve)" office:value-type="float" office:value="-4.23075820025759E+126">
            <text:p>-4230758200257590000000000000000000000000000000000000000000000000000000000000000000000000000000000000000000000000000000000000000.0000</text:p>
          </table:table-cell>
          <table:table-cell table:style-name="Default" table:formula="oooc:=+[.B443]/[.$B$30]" office:value-type="float" office:value="2.1153791001288E+124">
            <text:p>2.12E+124</text:p>
          </table:table-cell>
          <table:table-cell table:number-columns-repeated="7"/>
        </table:table-row>
        <table:table-row table:style-name="ro1">
          <table:table-cell table:formula="oooc:=+[.A443]+1" office:value-type="float" office:value="414">
            <text:p>414</text:p>
          </table:table-cell>
          <table:table-cell table:formula="oooc:=+[.B443]+[.B443]*growth/100" office:value-type="float" office:value="4.23075820025759E+126">
            <text:p>4230758200257590000000000000000000000000000000000000000000000000000000000000000000000000000000000000000000000000000000000000000.000000</text:p>
          </table:table-cell>
          <table:table-cell/>
          <table:table-cell table:style-name="ce6" table:formula="oooc:=+[.D443]-([.B444]-reserve)" office:value-type="float" office:value="-8.46151640051518E+126">
            <text:p>-8461516400515180000000000000000000000000000000000000000000000000000000000000000000000000000000000000000000000000000000000000000.0000</text:p>
          </table:table-cell>
          <table:table-cell table:style-name="Default" table:formula="oooc:=+[.B444]/[.$B$30]" office:value-type="float" office:value="4.23075820025759E+124">
            <text:p>4.23E+124</text:p>
          </table:table-cell>
          <table:table-cell table:number-columns-repeated="7"/>
        </table:table-row>
        <table:table-row table:style-name="ro1">
          <table:table-cell table:formula="oooc:=+[.A444]+1" office:value-type="float" office:value="415">
            <text:p>415</text:p>
          </table:table-cell>
          <table:table-cell table:formula="oooc:=+[.B444]+[.B444]*growth/100" office:value-type="float" office:value="8.46151640051518E+126">
            <text:p>8461516400515180000000000000000000000000000000000000000000000000000000000000000000000000000000000000000000000000000000000000000.000000</text:p>
          </table:table-cell>
          <table:table-cell/>
          <table:table-cell table:style-name="ce6" table:formula="oooc:=+[.D444]-([.B445]-reserve)" office:value-type="float" office:value="-1.69230328010304E+127">
            <text:p>-16923032801030400000000000000000000000000000000000000000000000000000000000000000000000000000000000000000000000000000000000000000.0000</text:p>
          </table:table-cell>
          <table:table-cell table:style-name="Default" table:formula="oooc:=+[.B445]/[.$B$30]" office:value-type="float" office:value="8.46151640051518E+124">
            <text:p>8.46E+124</text:p>
          </table:table-cell>
          <table:table-cell table:number-columns-repeated="7"/>
        </table:table-row>
        <table:table-row table:style-name="ro1">
          <table:table-cell table:formula="oooc:=+[.A445]+1" office:value-type="float" office:value="416">
            <text:p>416</text:p>
          </table:table-cell>
          <table:table-cell table:formula="oooc:=+[.B445]+[.B445]*growth/100" office:value-type="float" office:value="1.69230328010304E+127">
            <text:p>16923032801030400000000000000000000000000000000000000000000000000000000000000000000000000000000000000000000000000000000000000000.000000</text:p>
          </table:table-cell>
          <table:table-cell/>
          <table:table-cell table:style-name="ce6" table:formula="oooc:=+[.D445]-([.B446]-reserve)" office:value-type="float" office:value="-3.38460656020607E+127">
            <text:p>-33846065602060700000000000000000000000000000000000000000000000000000000000000000000000000000000000000000000000000000000000000000.0000</text:p>
          </table:table-cell>
          <table:table-cell table:style-name="Default" table:formula="oooc:=+[.B446]/[.$B$30]" office:value-type="float" office:value="1.69230328010304E+125">
            <text:p>1.69E+125</text:p>
          </table:table-cell>
          <table:table-cell table:number-columns-repeated="7"/>
        </table:table-row>
        <table:table-row table:style-name="ro1">
          <table:table-cell table:formula="oooc:=+[.A446]+1" office:value-type="float" office:value="417">
            <text:p>417</text:p>
          </table:table-cell>
          <table:table-cell table:formula="oooc:=+[.B446]+[.B446]*growth/100" office:value-type="float" office:value="3.38460656020607E+127">
            <text:p>33846065602060700000000000000000000000000000000000000000000000000000000000000000000000000000000000000000000000000000000000000000.000000</text:p>
          </table:table-cell>
          <table:table-cell/>
          <table:table-cell table:style-name="ce6" table:formula="oooc:=+[.D446]-([.B447]-reserve)" office:value-type="float" office:value="-6.76921312041215E+127">
            <text:p>-67692131204121500000000000000000000000000000000000000000000000000000000000000000000000000000000000000000000000000000000000000000.0000</text:p>
          </table:table-cell>
          <table:table-cell table:style-name="Default" table:formula="oooc:=+[.B447]/[.$B$30]" office:value-type="float" office:value="3.38460656020607E+125">
            <text:p>3.38E+125</text:p>
          </table:table-cell>
          <table:table-cell table:number-columns-repeated="7"/>
        </table:table-row>
        <table:table-row table:style-name="ro1">
          <table:table-cell table:formula="oooc:=+[.A447]+1" office:value-type="float" office:value="418">
            <text:p>418</text:p>
          </table:table-cell>
          <table:table-cell table:formula="oooc:=+[.B447]+[.B447]*growth/100" office:value-type="float" office:value="6.76921312041215E+127">
            <text:p>67692131204121500000000000000000000000000000000000000000000000000000000000000000000000000000000000000000000000000000000000000000.000000</text:p>
          </table:table-cell>
          <table:table-cell/>
          <table:table-cell table:style-name="ce6" table:formula="oooc:=+[.D447]-([.B448]-reserve)" office:value-type="float" office:value="-1.35384262408243E+128">
            <text:p>-135384262408243000000000000000000000000000000000000000000000000000000000000000000000000000000000000000000000000000000000000000000.0000</text:p>
          </table:table-cell>
          <table:table-cell table:style-name="Default" table:formula="oooc:=+[.B448]/[.$B$30]" office:value-type="float" office:value="6.76921312041215E+125">
            <text:p>6.77E+125</text:p>
          </table:table-cell>
          <table:table-cell table:number-columns-repeated="7"/>
        </table:table-row>
        <table:table-row table:style-name="ro1">
          <table:table-cell table:formula="oooc:=+[.A448]+1" office:value-type="float" office:value="419">
            <text:p>419</text:p>
          </table:table-cell>
          <table:table-cell table:formula="oooc:=+[.B448]+[.B448]*growth/100" office:value-type="float" office:value="1.35384262408243E+128">
            <text:p>135384262408243000000000000000000000000000000000000000000000000000000000000000000000000000000000000000000000000000000000000000000.000000</text:p>
          </table:table-cell>
          <table:table-cell/>
          <table:table-cell table:style-name="ce6" table:formula="oooc:=+[.D448]-([.B449]-reserve)" office:value-type="float" office:value="-2.70768524816486E+128">
            <text:p>-270768524816486000000000000000000000000000000000000000000000000000000000000000000000000000000000000000000000000000000000000000000.0000</text:p>
          </table:table-cell>
          <table:table-cell table:style-name="Default" table:formula="oooc:=+[.B449]/[.$B$30]" office:value-type="float" office:value="1.35384262408243E+126">
            <text:p>1.35E+126</text:p>
          </table:table-cell>
          <table:table-cell table:number-columns-repeated="7"/>
        </table:table-row>
        <table:table-row table:style-name="ro1">
          <table:table-cell table:formula="oooc:=+[.A449]+1" office:value-type="float" office:value="420">
            <text:p>420</text:p>
          </table:table-cell>
          <table:table-cell table:formula="oooc:=+[.B449]+[.B449]*growth/100" office:value-type="float" office:value="2.70768524816486E+128">
            <text:p>270768524816486000000000000000000000000000000000000000000000000000000000000000000000000000000000000000000000000000000000000000000.000000</text:p>
          </table:table-cell>
          <table:table-cell/>
          <table:table-cell table:style-name="ce6" table:formula="oooc:=+[.D449]-([.B450]-reserve)" office:value-type="float" office:value="-5.41537049632972E+128">
            <text:p>-541537049632972000000000000000000000000000000000000000000000000000000000000000000000000000000000000000000000000000000000000000000.0000</text:p>
          </table:table-cell>
          <table:table-cell table:style-name="Default" table:formula="oooc:=+[.B450]/[.$B$30]" office:value-type="float" office:value="2.70768524816486E+126">
            <text:p>2.71E+126</text:p>
          </table:table-cell>
          <table:table-cell table:number-columns-repeated="7"/>
        </table:table-row>
        <table:table-row table:style-name="ro1">
          <table:table-cell table:formula="oooc:=+[.A450]+1" office:value-type="float" office:value="421">
            <text:p>421</text:p>
          </table:table-cell>
          <table:table-cell table:formula="oooc:=+[.B450]+[.B450]*growth/100" office:value-type="float" office:value="5.41537049632972E+128">
            <text:p>541537049632972000000000000000000000000000000000000000000000000000000000000000000000000000000000000000000000000000000000000000000.000000</text:p>
          </table:table-cell>
          <table:table-cell/>
          <table:table-cell table:style-name="ce6" table:formula="oooc:=+[.D450]-([.B451]-reserve)" office:value-type="float" office:value="-1.08307409926594E+129">
            <text:p>-1083074099265940000000000000000000000000000000000000000000000000000000000000000000000000000000000000000000000000000000000000000000.0000</text:p>
          </table:table-cell>
          <table:table-cell table:style-name="Default" table:formula="oooc:=+[.B451]/[.$B$30]" office:value-type="float" office:value="5.41537049632972E+126">
            <text:p>5.42E+126</text:p>
          </table:table-cell>
          <table:table-cell table:number-columns-repeated="7"/>
        </table:table-row>
        <table:table-row table:style-name="ro1">
          <table:table-cell table:formula="oooc:=+[.A451]+1" office:value-type="float" office:value="422">
            <text:p>422</text:p>
          </table:table-cell>
          <table:table-cell table:formula="oooc:=+[.B451]+[.B451]*growth/100" office:value-type="float" office:value="1.08307409926594E+129">
            <text:p>1083074099265940000000000000000000000000000000000000000000000000000000000000000000000000000000000000000000000000000000000000000000.000000</text:p>
          </table:table-cell>
          <table:table-cell/>
          <table:table-cell table:style-name="ce6" table:formula="oooc:=+[.D451]-([.B452]-reserve)" office:value-type="float" office:value="-2.16614819853189E+129">
            <text:p>-2166148198531890000000000000000000000000000000000000000000000000000000000000000000000000000000000000000000000000000000000000000000.0000</text:p>
          </table:table-cell>
          <table:table-cell table:style-name="Default" table:formula="oooc:=+[.B452]/[.$B$30]" office:value-type="float" office:value="1.08307409926594E+127">
            <text:p>1.08E+127</text:p>
          </table:table-cell>
          <table:table-cell table:number-columns-repeated="7"/>
        </table:table-row>
        <table:table-row table:style-name="ro1">
          <table:table-cell table:formula="oooc:=+[.A452]+1" office:value-type="float" office:value="423">
            <text:p>423</text:p>
          </table:table-cell>
          <table:table-cell table:formula="oooc:=+[.B452]+[.B452]*growth/100" office:value-type="float" office:value="2.16614819853189E+129">
            <text:p>2166148198531890000000000000000000000000000000000000000000000000000000000000000000000000000000000000000000000000000000000000000000.000000</text:p>
          </table:table-cell>
          <table:table-cell/>
          <table:table-cell table:style-name="ce6" table:formula="oooc:=+[.D452]-([.B453]-reserve)" office:value-type="float" office:value="-4.33229639706377E+129">
            <text:p>-4332296397063770000000000000000000000000000000000000000000000000000000000000000000000000000000000000000000000000000000000000000000.0000</text:p>
          </table:table-cell>
          <table:table-cell table:style-name="Default" table:formula="oooc:=+[.B453]/[.$B$30]" office:value-type="float" office:value="2.16614819853189E+127">
            <text:p>2.17E+127</text:p>
          </table:table-cell>
          <table:table-cell table:number-columns-repeated="7"/>
        </table:table-row>
        <table:table-row table:style-name="ro1">
          <table:table-cell table:formula="oooc:=+[.A453]+1" office:value-type="float" office:value="424">
            <text:p>424</text:p>
          </table:table-cell>
          <table:table-cell table:formula="oooc:=+[.B453]+[.B453]*growth/100" office:value-type="float" office:value="4.33229639706377E+129">
            <text:p>4332296397063770000000000000000000000000000000000000000000000000000000000000000000000000000000000000000000000000000000000000000000.000000</text:p>
          </table:table-cell>
          <table:table-cell/>
          <table:table-cell table:style-name="ce6" table:formula="oooc:=+[.D453]-([.B454]-reserve)" office:value-type="float" office:value="-8.66459279412755E+129">
            <text:p>-8664592794127550000000000000000000000000000000000000000000000000000000000000000000000000000000000000000000000000000000000000000000.0000</text:p>
          </table:table-cell>
          <table:table-cell table:style-name="Default" table:formula="oooc:=+[.B454]/[.$B$30]" office:value-type="float" office:value="4.33229639706377E+127">
            <text:p>4.33E+127</text:p>
          </table:table-cell>
          <table:table-cell table:number-columns-repeated="7"/>
        </table:table-row>
        <table:table-row table:style-name="ro1">
          <table:table-cell table:formula="oooc:=+[.A454]+1" office:value-type="float" office:value="425">
            <text:p>425</text:p>
          </table:table-cell>
          <table:table-cell table:formula="oooc:=+[.B454]+[.B454]*growth/100" office:value-type="float" office:value="8.66459279412755E+129">
            <text:p>8664592794127550000000000000000000000000000000000000000000000000000000000000000000000000000000000000000000000000000000000000000000.000000</text:p>
          </table:table-cell>
          <table:table-cell/>
          <table:table-cell table:style-name="ce6" table:formula="oooc:=+[.D454]-([.B455]-reserve)" office:value-type="float" office:value="-1.73291855882551E+130">
            <text:p>-17329185588255100000000000000000000000000000000000000000000000000000000000000000000000000000000000000000000000000000000000000000000.0000</text:p>
          </table:table-cell>
          <table:table-cell table:style-name="Default" table:formula="oooc:=+[.B455]/[.$B$30]" office:value-type="float" office:value="8.66459279412755E+127">
            <text:p>8.66E+127</text:p>
          </table:table-cell>
          <table:table-cell table:number-columns-repeated="7"/>
        </table:table-row>
        <table:table-row table:style-name="ro1">
          <table:table-cell table:formula="oooc:=+[.A455]+1" office:value-type="float" office:value="426">
            <text:p>426</text:p>
          </table:table-cell>
          <table:table-cell table:formula="oooc:=+[.B455]+[.B455]*growth/100" office:value-type="float" office:value="1.73291855882551E+130">
            <text:p>17329185588255100000000000000000000000000000000000000000000000000000000000000000000000000000000000000000000000000000000000000000000.000000</text:p>
          </table:table-cell>
          <table:table-cell/>
          <table:table-cell table:style-name="ce6" table:formula="oooc:=+[.D455]-([.B456]-reserve)" office:value-type="float" office:value="-3.46583711765102E+130">
            <text:p>-34658371176510200000000000000000000000000000000000000000000000000000000000000000000000000000000000000000000000000000000000000000000.0000</text:p>
          </table:table-cell>
          <table:table-cell table:style-name="Default" table:formula="oooc:=+[.B456]/[.$B$30]" office:value-type="float" office:value="1.73291855882551E+128">
            <text:p>1.73E+128</text:p>
          </table:table-cell>
          <table:table-cell table:number-columns-repeated="7"/>
        </table:table-row>
        <table:table-row table:style-name="ro1">
          <table:table-cell table:formula="oooc:=+[.A456]+1" office:value-type="float" office:value="427">
            <text:p>427</text:p>
          </table:table-cell>
          <table:table-cell table:formula="oooc:=+[.B456]+[.B456]*growth/100" office:value-type="float" office:value="3.46583711765102E+130">
            <text:p>34658371176510200000000000000000000000000000000000000000000000000000000000000000000000000000000000000000000000000000000000000000000.000000</text:p>
          </table:table-cell>
          <table:table-cell/>
          <table:table-cell table:style-name="ce6" table:formula="oooc:=+[.D456]-([.B457]-reserve)" office:value-type="float" office:value="-6.93167423530204E+130">
            <text:p>-69316742353020400000000000000000000000000000000000000000000000000000000000000000000000000000000000000000000000000000000000000000000.0000</text:p>
          </table:table-cell>
          <table:table-cell table:style-name="Default" table:formula="oooc:=+[.B457]/[.$B$30]" office:value-type="float" office:value="3.46583711765102E+128">
            <text:p>3.47E+128</text:p>
          </table:table-cell>
          <table:table-cell table:number-columns-repeated="7"/>
        </table:table-row>
        <table:table-row table:style-name="ro1">
          <table:table-cell table:formula="oooc:=+[.A457]+1" office:value-type="float" office:value="428">
            <text:p>428</text:p>
          </table:table-cell>
          <table:table-cell table:formula="oooc:=+[.B457]+[.B457]*growth/100" office:value-type="float" office:value="6.93167423530204E+130">
            <text:p>69316742353020400000000000000000000000000000000000000000000000000000000000000000000000000000000000000000000000000000000000000000000.000000</text:p>
          </table:table-cell>
          <table:table-cell/>
          <table:table-cell table:style-name="ce6" table:formula="oooc:=+[.D457]-([.B458]-reserve)" office:value-type="float" office:value="-1.38633484706041E+131">
            <text:p>-138633484706041000000000000000000000000000000000000000000000000000000000000000000000000000000000000000000000000000000000000000000000.0000</text:p>
          </table:table-cell>
          <table:table-cell table:style-name="Default" table:formula="oooc:=+[.B458]/[.$B$30]" office:value-type="float" office:value="6.93167423530204E+128">
            <text:p>6.93E+128</text:p>
          </table:table-cell>
          <table:table-cell table:number-columns-repeated="7"/>
        </table:table-row>
        <table:table-row table:style-name="ro1">
          <table:table-cell table:formula="oooc:=+[.A458]+1" office:value-type="float" office:value="429">
            <text:p>429</text:p>
          </table:table-cell>
          <table:table-cell table:formula="oooc:=+[.B458]+[.B458]*growth/100" office:value-type="float" office:value="1.38633484706041E+131">
            <text:p>138633484706041000000000000000000000000000000000000000000000000000000000000000000000000000000000000000000000000000000000000000000000.000000</text:p>
          </table:table-cell>
          <table:table-cell/>
          <table:table-cell table:style-name="ce6" table:formula="oooc:=+[.D458]-([.B459]-reserve)" office:value-type="float" office:value="-2.77266969412081E+131">
            <text:p>-277266969412081000000000000000000000000000000000000000000000000000000000000000000000000000000000000000000000000000000000000000000000.0000</text:p>
          </table:table-cell>
          <table:table-cell table:style-name="Default" table:formula="oooc:=+[.B459]/[.$B$30]" office:value-type="float" office:value="1.38633484706041E+129">
            <text:p>1.39E+129</text:p>
          </table:table-cell>
          <table:table-cell table:number-columns-repeated="7"/>
        </table:table-row>
        <table:table-row table:style-name="ro1">
          <table:table-cell table:formula="oooc:=+[.A459]+1" office:value-type="float" office:value="430">
            <text:p>430</text:p>
          </table:table-cell>
          <table:table-cell table:formula="oooc:=+[.B459]+[.B459]*growth/100" office:value-type="float" office:value="2.77266969412081E+131">
            <text:p>277266969412081000000000000000000000000000000000000000000000000000000000000000000000000000000000000000000000000000000000000000000000.000000</text:p>
          </table:table-cell>
          <table:table-cell/>
          <table:table-cell table:style-name="ce6" table:formula="oooc:=+[.D459]-([.B460]-reserve)" office:value-type="float" office:value="-5.54533938824163E+131">
            <text:p>-554533938824163000000000000000000000000000000000000000000000000000000000000000000000000000000000000000000000000000000000000000000000.0000</text:p>
          </table:table-cell>
          <table:table-cell table:style-name="Default" table:formula="oooc:=+[.B460]/[.$B$30]" office:value-type="float" office:value="2.77266969412081E+129">
            <text:p>2.77E+129</text:p>
          </table:table-cell>
          <table:table-cell table:number-columns-repeated="7"/>
        </table:table-row>
        <table:table-row table:style-name="ro1">
          <table:table-cell table:formula="oooc:=+[.A460]+1" office:value-type="float" office:value="431">
            <text:p>431</text:p>
          </table:table-cell>
          <table:table-cell table:formula="oooc:=+[.B460]+[.B460]*growth/100" office:value-type="float" office:value="5.54533938824163E+131">
            <text:p>554533938824163000000000000000000000000000000000000000000000000000000000000000000000000000000000000000000000000000000000000000000000.000000</text:p>
          </table:table-cell>
          <table:table-cell/>
          <table:table-cell table:style-name="ce6" table:formula="oooc:=+[.D460]-([.B461]-reserve)" office:value-type="float" office:value="-1.10906787764833E+132">
            <text:p>-1109067877648330000000000000000000000000000000000000000000000000000000000000000000000000000000000000000000000000000000000000000000000.0000</text:p>
          </table:table-cell>
          <table:table-cell table:style-name="Default" table:formula="oooc:=+[.B461]/[.$B$30]" office:value-type="float" office:value="5.54533938824163E+129">
            <text:p>5.55E+129</text:p>
          </table:table-cell>
          <table:table-cell table:number-columns-repeated="7"/>
        </table:table-row>
        <table:table-row table:style-name="ro1">
          <table:table-cell table:formula="oooc:=+[.A461]+1" office:value-type="float" office:value="432">
            <text:p>432</text:p>
          </table:table-cell>
          <table:table-cell table:formula="oooc:=+[.B461]+[.B461]*growth/100" office:value-type="float" office:value="1.10906787764833E+132">
            <text:p>1109067877648330000000000000000000000000000000000000000000000000000000000000000000000000000000000000000000000000000000000000000000000.000000</text:p>
          </table:table-cell>
          <table:table-cell/>
          <table:table-cell table:style-name="ce6" table:formula="oooc:=+[.D461]-([.B462]-reserve)" office:value-type="float" office:value="-2.21813575529665E+132">
            <text:p>-2218135755296650000000000000000000000000000000000000000000000000000000000000000000000000000000000000000000000000000000000000000000000.0000</text:p>
          </table:table-cell>
          <table:table-cell table:style-name="Default" table:formula="oooc:=+[.B462]/[.$B$30]" office:value-type="float" office:value="1.10906787764833E+130">
            <text:p>1.11E+130</text:p>
          </table:table-cell>
          <table:table-cell table:number-columns-repeated="7"/>
        </table:table-row>
        <table:table-row table:style-name="ro1">
          <table:table-cell table:formula="oooc:=+[.A462]+1" office:value-type="float" office:value="433">
            <text:p>433</text:p>
          </table:table-cell>
          <table:table-cell table:formula="oooc:=+[.B462]+[.B462]*growth/100" office:value-type="float" office:value="2.21813575529665E+132">
            <text:p>2218135755296650000000000000000000000000000000000000000000000000000000000000000000000000000000000000000000000000000000000000000000000.000000</text:p>
          </table:table-cell>
          <table:table-cell/>
          <table:table-cell table:style-name="ce6" table:formula="oooc:=+[.D462]-([.B463]-reserve)" office:value-type="float" office:value="-4.4362715105933E+132">
            <text:p>-4436271510593300000000000000000000000000000000000000000000000000000000000000000000000000000000000000000000000000000000000000000000000.0000</text:p>
          </table:table-cell>
          <table:table-cell table:style-name="Default" table:formula="oooc:=+[.B463]/[.$B$30]" office:value-type="float" office:value="2.21813575529665E+130">
            <text:p>2.22E+130</text:p>
          </table:table-cell>
          <table:table-cell table:number-columns-repeated="7"/>
        </table:table-row>
        <table:table-row table:style-name="ro1">
          <table:table-cell table:formula="oooc:=+[.A463]+1" office:value-type="float" office:value="434">
            <text:p>434</text:p>
          </table:table-cell>
          <table:table-cell table:formula="oooc:=+[.B463]+[.B463]*growth/100" office:value-type="float" office:value="4.4362715105933E+132">
            <text:p>4436271510593300000000000000000000000000000000000000000000000000000000000000000000000000000000000000000000000000000000000000000000000.000000</text:p>
          </table:table-cell>
          <table:table-cell/>
          <table:table-cell table:style-name="ce6" table:formula="oooc:=+[.D463]-([.B464]-reserve)" office:value-type="float" office:value="-8.87254302118661E+132">
            <text:p>-8872543021186610000000000000000000000000000000000000000000000000000000000000000000000000000000000000000000000000000000000000000000000.0000</text:p>
          </table:table-cell>
          <table:table-cell table:style-name="Default" table:formula="oooc:=+[.B464]/[.$B$30]" office:value-type="float" office:value="4.4362715105933E+130">
            <text:p>4.44E+130</text:p>
          </table:table-cell>
          <table:table-cell table:number-columns-repeated="7"/>
        </table:table-row>
        <table:table-row table:style-name="ro1">
          <table:table-cell table:formula="oooc:=+[.A464]+1" office:value-type="float" office:value="435">
            <text:p>435</text:p>
          </table:table-cell>
          <table:table-cell table:formula="oooc:=+[.B464]+[.B464]*growth/100" office:value-type="float" office:value="8.87254302118661E+132">
            <text:p>8872543021186610000000000000000000000000000000000000000000000000000000000000000000000000000000000000000000000000000000000000000000000.000000</text:p>
          </table:table-cell>
          <table:table-cell/>
          <table:table-cell table:style-name="ce6" table:formula="oooc:=+[.D464]-([.B465]-reserve)" office:value-type="float" office:value="-1.77450860423732E+133">
            <text:p>-17745086042373200000000000000000000000000000000000000000000000000000000000000000000000000000000000000000000000000000000000000000000000.0000</text:p>
          </table:table-cell>
          <table:table-cell table:style-name="Default" table:formula="oooc:=+[.B465]/[.$B$30]" office:value-type="float" office:value="8.87254302118661E+130">
            <text:p>8.87E+130</text:p>
          </table:table-cell>
          <table:table-cell table:number-columns-repeated="7"/>
        </table:table-row>
        <table:table-row table:style-name="ro1">
          <table:table-cell table:formula="oooc:=+[.A465]+1" office:value-type="float" office:value="436">
            <text:p>436</text:p>
          </table:table-cell>
          <table:table-cell table:formula="oooc:=+[.B465]+[.B465]*growth/100" office:value-type="float" office:value="1.77450860423732E+133">
            <text:p>17745086042373200000000000000000000000000000000000000000000000000000000000000000000000000000000000000000000000000000000000000000000000.000000</text:p>
          </table:table-cell>
          <table:table-cell/>
          <table:table-cell table:style-name="ce6" table:formula="oooc:=+[.D465]-([.B466]-reserve)" office:value-type="float" office:value="-3.54901720847464E+133">
            <text:p>-35490172084746400000000000000000000000000000000000000000000000000000000000000000000000000000000000000000000000000000000000000000000000.0000</text:p>
          </table:table-cell>
          <table:table-cell table:style-name="Default" table:formula="oooc:=+[.B466]/[.$B$30]" office:value-type="float" office:value="1.77450860423732E+131">
            <text:p>1.77E+131</text:p>
          </table:table-cell>
          <table:table-cell table:number-columns-repeated="7"/>
        </table:table-row>
        <table:table-row table:style-name="ro1">
          <table:table-cell table:formula="oooc:=+[.A466]+1" office:value-type="float" office:value="437">
            <text:p>437</text:p>
          </table:table-cell>
          <table:table-cell table:formula="oooc:=+[.B466]+[.B466]*growth/100" office:value-type="float" office:value="3.54901720847464E+133">
            <text:p>35490172084746400000000000000000000000000000000000000000000000000000000000000000000000000000000000000000000000000000000000000000000000.000000</text:p>
          </table:table-cell>
          <table:table-cell/>
          <table:table-cell table:style-name="ce6" table:formula="oooc:=+[.D466]-([.B467]-reserve)" office:value-type="float" office:value="-7.09803441694929E+133">
            <text:p>-70980344169492900000000000000000000000000000000000000000000000000000000000000000000000000000000000000000000000000000000000000000000000.0000</text:p>
          </table:table-cell>
          <table:table-cell table:style-name="Default" table:formula="oooc:=+[.B467]/[.$B$30]" office:value-type="float" office:value="3.54901720847464E+131">
            <text:p>3.55E+131</text:p>
          </table:table-cell>
          <table:table-cell table:number-columns-repeated="7"/>
        </table:table-row>
        <table:table-row table:style-name="ro1">
          <table:table-cell table:formula="oooc:=+[.A467]+1" office:value-type="float" office:value="438">
            <text:p>438</text:p>
          </table:table-cell>
          <table:table-cell table:formula="oooc:=+[.B467]+[.B467]*growth/100" office:value-type="float" office:value="7.09803441694929E+133">
            <text:p>70980344169492900000000000000000000000000000000000000000000000000000000000000000000000000000000000000000000000000000000000000000000000.000000</text:p>
          </table:table-cell>
          <table:table-cell/>
          <table:table-cell table:style-name="ce6" table:formula="oooc:=+[.D467]-([.B468]-reserve)" office:value-type="float" office:value="-1.41960688338986E+134">
            <text:p>-141960688338986000000000000000000000000000000000000000000000000000000000000000000000000000000000000000000000000000000000000000000000000.0000</text:p>
          </table:table-cell>
          <table:table-cell table:style-name="Default" table:formula="oooc:=+[.B468]/[.$B$30]" office:value-type="float" office:value="7.09803441694929E+131">
            <text:p>7.10E+131</text:p>
          </table:table-cell>
          <table:table-cell table:number-columns-repeated="7"/>
        </table:table-row>
        <table:table-row table:style-name="ro1">
          <table:table-cell table:formula="oooc:=+[.A468]+1" office:value-type="float" office:value="439">
            <text:p>439</text:p>
          </table:table-cell>
          <table:table-cell table:formula="oooc:=+[.B468]+[.B468]*growth/100" office:value-type="float" office:value="1.41960688338986E+134">
            <text:p>141960688338986000000000000000000000000000000000000000000000000000000000000000000000000000000000000000000000000000000000000000000000000.000000</text:p>
          </table:table-cell>
          <table:table-cell/>
          <table:table-cell table:style-name="ce6" table:formula="oooc:=+[.D468]-([.B469]-reserve)" office:value-type="float" office:value="-2.83921376677971E+134">
            <text:p>-283921376677971000000000000000000000000000000000000000000000000000000000000000000000000000000000000000000000000000000000000000000000000.0000</text:p>
          </table:table-cell>
          <table:table-cell table:style-name="Default" table:formula="oooc:=+[.B469]/[.$B$30]" office:value-type="float" office:value="1.41960688338986E+132">
            <text:p>1.42E+132</text:p>
          </table:table-cell>
          <table:table-cell table:number-columns-repeated="7"/>
        </table:table-row>
        <table:table-row table:style-name="ro1">
          <table:table-cell table:formula="oooc:=+[.A469]+1" office:value-type="float" office:value="440">
            <text:p>440</text:p>
          </table:table-cell>
          <table:table-cell table:formula="oooc:=+[.B469]+[.B469]*growth/100" office:value-type="float" office:value="2.83921376677971E+134">
            <text:p>283921376677971000000000000000000000000000000000000000000000000000000000000000000000000000000000000000000000000000000000000000000000000.000000</text:p>
          </table:table-cell>
          <table:table-cell/>
          <table:table-cell table:style-name="ce6" table:formula="oooc:=+[.D469]-([.B470]-reserve)" office:value-type="float" office:value="-5.67842753355943E+134">
            <text:p>-567842753355943000000000000000000000000000000000000000000000000000000000000000000000000000000000000000000000000000000000000000000000000.0000</text:p>
          </table:table-cell>
          <table:table-cell table:style-name="Default" table:formula="oooc:=+[.B470]/[.$B$30]" office:value-type="float" office:value="2.83921376677971E+132">
            <text:p>2.84E+132</text:p>
          </table:table-cell>
          <table:table-cell table:number-columns-repeated="7"/>
        </table:table-row>
        <table:table-row table:style-name="ro1">
          <table:table-cell table:formula="oooc:=+[.A470]+1" office:value-type="float" office:value="441">
            <text:p>441</text:p>
          </table:table-cell>
          <table:table-cell table:formula="oooc:=+[.B470]+[.B470]*growth/100" office:value-type="float" office:value="5.67842753355943E+134">
            <text:p>567842753355943000000000000000000000000000000000000000000000000000000000000000000000000000000000000000000000000000000000000000000000000.000000</text:p>
          </table:table-cell>
          <table:table-cell/>
          <table:table-cell table:style-name="ce6" table:formula="oooc:=+[.D470]-([.B471]-reserve)" office:value-type="float" office:value="-1.13568550671189E+135">
            <text:p>-1135685506711890000000000000000000000000000000000000000000000000000000000000000000000000000000000000000000000000000000000000000000000000.0000</text:p>
          </table:table-cell>
          <table:table-cell table:style-name="Default" table:formula="oooc:=+[.B471]/[.$B$30]" office:value-type="float" office:value="5.67842753355943E+132">
            <text:p>5.68E+132</text:p>
          </table:table-cell>
          <table:table-cell table:number-columns-repeated="7"/>
        </table:table-row>
        <table:table-row table:style-name="ro1">
          <table:table-cell table:formula="oooc:=+[.A471]+1" office:value-type="float" office:value="442">
            <text:p>442</text:p>
          </table:table-cell>
          <table:table-cell table:formula="oooc:=+[.B471]+[.B471]*growth/100" office:value-type="float" office:value="1.13568550671189E+135">
            <text:p>1135685506711890000000000000000000000000000000000000000000000000000000000000000000000000000000000000000000000000000000000000000000000000.000000</text:p>
          </table:table-cell>
          <table:table-cell/>
          <table:table-cell table:style-name="ce6" table:formula="oooc:=+[.D471]-([.B472]-reserve)" office:value-type="float" office:value="-2.27137101342377E+135">
            <text:p>-2271371013423770000000000000000000000000000000000000000000000000000000000000000000000000000000000000000000000000000000000000000000000000.0000</text:p>
          </table:table-cell>
          <table:table-cell table:style-name="Default" table:formula="oooc:=+[.B472]/[.$B$30]" office:value-type="float" office:value="1.13568550671189E+133">
            <text:p>1.14E+133</text:p>
          </table:table-cell>
          <table:table-cell table:number-columns-repeated="7"/>
        </table:table-row>
        <table:table-row table:style-name="ro1">
          <table:table-cell table:formula="oooc:=+[.A472]+1" office:value-type="float" office:value="443">
            <text:p>443</text:p>
          </table:table-cell>
          <table:table-cell table:formula="oooc:=+[.B472]+[.B472]*growth/100" office:value-type="float" office:value="2.27137101342377E+135">
            <text:p>2271371013423770000000000000000000000000000000000000000000000000000000000000000000000000000000000000000000000000000000000000000000000000.000000</text:p>
          </table:table-cell>
          <table:table-cell/>
          <table:table-cell table:style-name="ce6" table:formula="oooc:=+[.D472]-([.B473]-reserve)" office:value-type="float" office:value="-4.54274202684754E+135">
            <text:p>-4542742026847540000000000000000000000000000000000000000000000000000000000000000000000000000000000000000000000000000000000000000000000000.0000</text:p>
          </table:table-cell>
          <table:table-cell table:style-name="Default" table:formula="oooc:=+[.B473]/[.$B$30]" office:value-type="float" office:value="2.27137101342377E+133">
            <text:p>2.27E+133</text:p>
          </table:table-cell>
          <table:table-cell table:number-columns-repeated="7"/>
        </table:table-row>
        <table:table-row table:style-name="ro1">
          <table:table-cell table:formula="oooc:=+[.A473]+1" office:value-type="float" office:value="444">
            <text:p>444</text:p>
          </table:table-cell>
          <table:table-cell table:formula="oooc:=+[.B473]+[.B473]*growth/100" office:value-type="float" office:value="4.54274202684754E+135">
            <text:p>4542742026847540000000000000000000000000000000000000000000000000000000000000000000000000000000000000000000000000000000000000000000000000.000000</text:p>
          </table:table-cell>
          <table:table-cell/>
          <table:table-cell table:style-name="ce6" table:formula="oooc:=+[.D473]-([.B474]-reserve)" office:value-type="float" office:value="-9.08548405369509E+135">
            <text:p>-9085484053695090000000000000000000000000000000000000000000000000000000000000000000000000000000000000000000000000000000000000000000000000.0000</text:p>
          </table:table-cell>
          <table:table-cell table:style-name="Default" table:formula="oooc:=+[.B474]/[.$B$30]" office:value-type="float" office:value="4.54274202684754E+133">
            <text:p>4.54E+133</text:p>
          </table:table-cell>
          <table:table-cell table:number-columns-repeated="7"/>
        </table:table-row>
        <table:table-row table:style-name="ro1">
          <table:table-cell table:formula="oooc:=+[.A474]+1" office:value-type="float" office:value="445">
            <text:p>445</text:p>
          </table:table-cell>
          <table:table-cell table:formula="oooc:=+[.B474]+[.B474]*growth/100" office:value-type="float" office:value="9.08548405369509E+135">
            <text:p>9085484053695090000000000000000000000000000000000000000000000000000000000000000000000000000000000000000000000000000000000000000000000000.000000</text:p>
          </table:table-cell>
          <table:table-cell/>
          <table:table-cell table:style-name="ce6" table:formula="oooc:=+[.D474]-([.B475]-reserve)" office:value-type="float" office:value="-1.81709681073902E+136">
            <text:p>-18170968107390200000000000000000000000000000000000000000000000000000000000000000000000000000000000000000000000000000000000000000000000000.0000</text:p>
          </table:table-cell>
          <table:table-cell table:style-name="Default" table:formula="oooc:=+[.B475]/[.$B$30]" office:value-type="float" office:value="9.08548405369509E+133">
            <text:p>9.09E+133</text:p>
          </table:table-cell>
          <table:table-cell table:number-columns-repeated="7"/>
        </table:table-row>
        <table:table-row table:style-name="ro1">
          <table:table-cell table:formula="oooc:=+[.A475]+1" office:value-type="float" office:value="446">
            <text:p>446</text:p>
          </table:table-cell>
          <table:table-cell table:formula="oooc:=+[.B475]+[.B475]*growth/100" office:value-type="float" office:value="1.81709681073902E+136">
            <text:p>18170968107390200000000000000000000000000000000000000000000000000000000000000000000000000000000000000000000000000000000000000000000000000.000000</text:p>
          </table:table-cell>
          <table:table-cell/>
          <table:table-cell table:style-name="ce6" table:formula="oooc:=+[.D475]-([.B476]-reserve)" office:value-type="float" office:value="-3.63419362147803E+136">
            <text:p>-36341936214780300000000000000000000000000000000000000000000000000000000000000000000000000000000000000000000000000000000000000000000000000.0000</text:p>
          </table:table-cell>
          <table:table-cell table:style-name="Default" table:formula="oooc:=+[.B476]/[.$B$30]" office:value-type="float" office:value="1.81709681073902E+134">
            <text:p>1.82E+134</text:p>
          </table:table-cell>
          <table:table-cell table:number-columns-repeated="7"/>
        </table:table-row>
        <table:table-row table:style-name="ro1">
          <table:table-cell table:formula="oooc:=+[.A476]+1" office:value-type="float" office:value="447">
            <text:p>447</text:p>
          </table:table-cell>
          <table:table-cell table:formula="oooc:=+[.B476]+[.B476]*growth/100" office:value-type="float" office:value="3.63419362147803E+136">
            <text:p>36341936214780300000000000000000000000000000000000000000000000000000000000000000000000000000000000000000000000000000000000000000000000000.000000</text:p>
          </table:table-cell>
          <table:table-cell/>
          <table:table-cell table:style-name="ce6" table:formula="oooc:=+[.D476]-([.B477]-reserve)" office:value-type="float" office:value="-7.26838724295607E+136">
            <text:p>-72683872429560700000000000000000000000000000000000000000000000000000000000000000000000000000000000000000000000000000000000000000000000000.0000</text:p>
          </table:table-cell>
          <table:table-cell table:style-name="Default" table:formula="oooc:=+[.B477]/[.$B$30]" office:value-type="float" office:value="3.63419362147803E+134">
            <text:p>3.63E+134</text:p>
          </table:table-cell>
          <table:table-cell table:number-columns-repeated="7"/>
        </table:table-row>
        <table:table-row table:style-name="ro1">
          <table:table-cell table:formula="oooc:=+[.A477]+1" office:value-type="float" office:value="448">
            <text:p>448</text:p>
          </table:table-cell>
          <table:table-cell table:formula="oooc:=+[.B477]+[.B477]*growth/100" office:value-type="float" office:value="7.26838724295607E+136">
            <text:p>72683872429560700000000000000000000000000000000000000000000000000000000000000000000000000000000000000000000000000000000000000000000000000.000000</text:p>
          </table:table-cell>
          <table:table-cell/>
          <table:table-cell table:style-name="ce6" table:formula="oooc:=+[.D477]-([.B478]-reserve)" office:value-type="float" office:value="-1.45367744859121E+137">
            <text:p>-145367744859121000000000000000000000000000000000000000000000000000000000000000000000000000000000000000000000000000000000000000000000000000.0000</text:p>
          </table:table-cell>
          <table:table-cell table:style-name="Default" table:formula="oooc:=+[.B478]/[.$B$30]" office:value-type="float" office:value="7.26838724295607E+134">
            <text:p>7.27E+134</text:p>
          </table:table-cell>
          <table:table-cell table:number-columns-repeated="7"/>
        </table:table-row>
        <table:table-row table:style-name="ro1">
          <table:table-cell table:formula="oooc:=+[.A478]+1" office:value-type="float" office:value="449">
            <text:p>449</text:p>
          </table:table-cell>
          <table:table-cell table:formula="oooc:=+[.B478]+[.B478]*growth/100" office:value-type="float" office:value="1.45367744859121E+137">
            <text:p>145367744859121000000000000000000000000000000000000000000000000000000000000000000000000000000000000000000000000000000000000000000000000000.000000</text:p>
          </table:table-cell>
          <table:table-cell/>
          <table:table-cell table:style-name="ce6" table:formula="oooc:=+[.D478]-([.B479]-reserve)" office:value-type="float" office:value="-2.90735489718243E+137">
            <text:p>-290735489718243000000000000000000000000000000000000000000000000000000000000000000000000000000000000000000000000000000000000000000000000000.0000</text:p>
          </table:table-cell>
          <table:table-cell table:style-name="Default" table:formula="oooc:=+[.B479]/[.$B$30]" office:value-type="float" office:value="1.45367744859121E+135">
            <text:p>1.45E+135</text:p>
          </table:table-cell>
          <table:table-cell table:number-columns-repeated="7"/>
        </table:table-row>
        <table:table-row table:style-name="ro1">
          <table:table-cell table:formula="oooc:=+[.A479]+1" office:value-type="float" office:value="450">
            <text:p>450</text:p>
          </table:table-cell>
          <table:table-cell table:formula="oooc:=+[.B479]+[.B479]*growth/100" office:value-type="float" office:value="2.90735489718243E+137">
            <text:p>290735489718243000000000000000000000000000000000000000000000000000000000000000000000000000000000000000000000000000000000000000000000000000.000000</text:p>
          </table:table-cell>
          <table:table-cell/>
          <table:table-cell table:style-name="ce6" table:formula="oooc:=+[.D479]-([.B480]-reserve)" office:value-type="float" office:value="-5.81470979436486E+137">
            <text:p>-581470979436486000000000000000000000000000000000000000000000000000000000000000000000000000000000000000000000000000000000000000000000000000.0000</text:p>
          </table:table-cell>
          <table:table-cell table:style-name="Default" table:formula="oooc:=+[.B480]/[.$B$30]" office:value-type="float" office:value="2.90735489718243E+135">
            <text:p>2.91E+135</text:p>
          </table:table-cell>
          <table:table-cell table:number-columns-repeated="7"/>
        </table:table-row>
        <table:table-row table:style-name="ro1">
          <table:table-cell table:formula="oooc:=+[.A480]+1" office:value-type="float" office:value="451">
            <text:p>451</text:p>
          </table:table-cell>
          <table:table-cell table:formula="oooc:=+[.B480]+[.B480]*growth/100" office:value-type="float" office:value="5.81470979436486E+137">
            <text:p>581470979436486000000000000000000000000000000000000000000000000000000000000000000000000000000000000000000000000000000000000000000000000000.000000</text:p>
          </table:table-cell>
          <table:table-cell/>
          <table:table-cell table:style-name="ce6" table:formula="oooc:=+[.D480]-([.B481]-reserve)" office:value-type="float" office:value="-1.16294195887297E+138">
            <text:p>-1162941958872970000000000000000000000000000000000000000000000000000000000000000000000000000000000000000000000000000000000000000000000000000.0000</text:p>
          </table:table-cell>
          <table:table-cell table:style-name="Default" table:formula="oooc:=+[.B481]/[.$B$30]" office:value-type="float" office:value="5.81470979436486E+135">
            <text:p>5.81E+135</text:p>
          </table:table-cell>
          <table:table-cell table:number-columns-repeated="7"/>
        </table:table-row>
        <table:table-row table:style-name="ro1">
          <table:table-cell table:formula="oooc:=+[.A481]+1" office:value-type="float" office:value="452">
            <text:p>452</text:p>
          </table:table-cell>
          <table:table-cell table:formula="oooc:=+[.B481]+[.B481]*growth/100" office:value-type="float" office:value="1.16294195887297E+138">
            <text:p>1162941958872970000000000000000000000000000000000000000000000000000000000000000000000000000000000000000000000000000000000000000000000000000.000000</text:p>
          </table:table-cell>
          <table:table-cell/>
          <table:table-cell table:style-name="ce6" table:formula="oooc:=+[.D481]-([.B482]-reserve)" office:value-type="float" office:value="-2.32588391774594E+138">
            <text:p>-2325883917745940000000000000000000000000000000000000000000000000000000000000000000000000000000000000000000000000000000000000000000000000000.0000</text:p>
          </table:table-cell>
          <table:table-cell table:style-name="Default" table:formula="oooc:=+[.B482]/[.$B$30]" office:value-type="float" office:value="1.16294195887297E+136">
            <text:p>1.16E+136</text:p>
          </table:table-cell>
          <table:table-cell table:number-columns-repeated="7"/>
        </table:table-row>
        <table:table-row table:style-name="ro1">
          <table:table-cell table:formula="oooc:=+[.A482]+1" office:value-type="float" office:value="453">
            <text:p>453</text:p>
          </table:table-cell>
          <table:table-cell table:formula="oooc:=+[.B482]+[.B482]*growth/100" office:value-type="float" office:value="2.32588391774594E+138">
            <text:p>2325883917745940000000000000000000000000000000000000000000000000000000000000000000000000000000000000000000000000000000000000000000000000000.000000</text:p>
          </table:table-cell>
          <table:table-cell/>
          <table:table-cell table:style-name="ce6" table:formula="oooc:=+[.D482]-([.B483]-reserve)" office:value-type="float" office:value="-4.65176783549188E+138">
            <text:p>-4651767835491880000000000000000000000000000000000000000000000000000000000000000000000000000000000000000000000000000000000000000000000000000.0000</text:p>
          </table:table-cell>
          <table:table-cell table:style-name="Default" table:formula="oooc:=+[.B483]/[.$B$30]" office:value-type="float" office:value="2.32588391774594E+136">
            <text:p>2.33E+136</text:p>
          </table:table-cell>
          <table:table-cell table:number-columns-repeated="7"/>
        </table:table-row>
        <table:table-row table:style-name="ro1">
          <table:table-cell table:formula="oooc:=+[.A483]+1" office:value-type="float" office:value="454">
            <text:p>454</text:p>
          </table:table-cell>
          <table:table-cell table:formula="oooc:=+[.B483]+[.B483]*growth/100" office:value-type="float" office:value="4.65176783549188E+138">
            <text:p>4651767835491880000000000000000000000000000000000000000000000000000000000000000000000000000000000000000000000000000000000000000000000000000.000000</text:p>
          </table:table-cell>
          <table:table-cell/>
          <table:table-cell table:style-name="ce6" table:formula="oooc:=+[.D483]-([.B484]-reserve)" office:value-type="float" office:value="-9.30353567098377E+138">
            <text:p>-9303535670983770000000000000000000000000000000000000000000000000000000000000000000000000000000000000000000000000000000000000000000000000000.0000</text:p>
          </table:table-cell>
          <table:table-cell table:style-name="Default" table:formula="oooc:=+[.B484]/[.$B$30]" office:value-type="float" office:value="4.65176783549188E+136">
            <text:p>4.65E+136</text:p>
          </table:table-cell>
          <table:table-cell table:number-columns-repeated="7"/>
        </table:table-row>
        <table:table-row table:style-name="ro1">
          <table:table-cell table:formula="oooc:=+[.A484]+1" office:value-type="float" office:value="455">
            <text:p>455</text:p>
          </table:table-cell>
          <table:table-cell table:formula="oooc:=+[.B484]+[.B484]*growth/100" office:value-type="float" office:value="9.30353567098377E+138">
            <text:p>9303535670983770000000000000000000000000000000000000000000000000000000000000000000000000000000000000000000000000000000000000000000000000000.000000</text:p>
          </table:table-cell>
          <table:table-cell/>
          <table:table-cell table:style-name="ce6" table:formula="oooc:=+[.D484]-([.B485]-reserve)" office:value-type="float" office:value="-1.86070713419675E+139">
            <text:p>-18607071341967500000000000000000000000000000000000000000000000000000000000000000000000000000000000000000000000000000000000000000000000000000.0000</text:p>
          </table:table-cell>
          <table:table-cell table:style-name="Default" table:formula="oooc:=+[.B485]/[.$B$30]" office:value-type="float" office:value="9.30353567098377E+136">
            <text:p>9.30E+136</text:p>
          </table:table-cell>
          <table:table-cell table:number-columns-repeated="7"/>
        </table:table-row>
        <table:table-row table:style-name="ro1">
          <table:table-cell table:formula="oooc:=+[.A485]+1" office:value-type="float" office:value="456">
            <text:p>456</text:p>
          </table:table-cell>
          <table:table-cell table:formula="oooc:=+[.B485]+[.B485]*growth/100" office:value-type="float" office:value="1.86070713419675E+139">
            <text:p>18607071341967500000000000000000000000000000000000000000000000000000000000000000000000000000000000000000000000000000000000000000000000000000.000000</text:p>
          </table:table-cell>
          <table:table-cell/>
          <table:table-cell table:style-name="ce6" table:formula="oooc:=+[.D485]-([.B486]-reserve)" office:value-type="float" office:value="-3.72141426839351E+139">
            <text:p>-37214142683935100000000000000000000000000000000000000000000000000000000000000000000000000000000000000000000000000000000000000000000000000000.0000</text:p>
          </table:table-cell>
          <table:table-cell table:style-name="Default" table:formula="oooc:=+[.B486]/[.$B$30]" office:value-type="float" office:value="1.86070713419675E+137">
            <text:p>1.86E+137</text:p>
          </table:table-cell>
          <table:table-cell table:number-columns-repeated="7"/>
        </table:table-row>
        <table:table-row table:style-name="ro1">
          <table:table-cell table:formula="oooc:=+[.A486]+1" office:value-type="float" office:value="457">
            <text:p>457</text:p>
          </table:table-cell>
          <table:table-cell table:formula="oooc:=+[.B486]+[.B486]*growth/100" office:value-type="float" office:value="3.72141426839351E+139">
            <text:p>37214142683935100000000000000000000000000000000000000000000000000000000000000000000000000000000000000000000000000000000000000000000000000000.000000</text:p>
          </table:table-cell>
          <table:table-cell/>
          <table:table-cell table:style-name="ce6" table:formula="oooc:=+[.D486]-([.B487]-reserve)" office:value-type="float" office:value="-7.44282853678701E+139">
            <text:p>-74428285367870100000000000000000000000000000000000000000000000000000000000000000000000000000000000000000000000000000000000000000000000000000.0000</text:p>
          </table:table-cell>
          <table:table-cell table:style-name="Default" table:formula="oooc:=+[.B487]/[.$B$30]" office:value-type="float" office:value="3.72141426839351E+137">
            <text:p>3.72E+137</text:p>
          </table:table-cell>
          <table:table-cell table:number-columns-repeated="7"/>
        </table:table-row>
        <table:table-row table:style-name="ro1">
          <table:table-cell table:formula="oooc:=+[.A487]+1" office:value-type="float" office:value="458">
            <text:p>458</text:p>
          </table:table-cell>
          <table:table-cell table:formula="oooc:=+[.B487]+[.B487]*growth/100" office:value-type="float" office:value="7.44282853678701E+139">
            <text:p>74428285367870100000000000000000000000000000000000000000000000000000000000000000000000000000000000000000000000000000000000000000000000000000.000000</text:p>
          </table:table-cell>
          <table:table-cell/>
          <table:table-cell table:style-name="ce6" table:formula="oooc:=+[.D487]-([.B488]-reserve)" office:value-type="float" office:value="-1.4885657073574E+140">
            <text:p>-148856570735740000000000000000000000000000000000000000000000000000000000000000000000000000000000000000000000000000000000000000000000000000000.0000</text:p>
          </table:table-cell>
          <table:table-cell table:style-name="Default" table:formula="oooc:=+[.B488]/[.$B$30]" office:value-type="float" office:value="7.44282853678701E+137">
            <text:p>7.44E+137</text:p>
          </table:table-cell>
          <table:table-cell table:number-columns-repeated="7"/>
        </table:table-row>
        <table:table-row table:style-name="ro1">
          <table:table-cell table:formula="oooc:=+[.A488]+1" office:value-type="float" office:value="459">
            <text:p>459</text:p>
          </table:table-cell>
          <table:table-cell table:formula="oooc:=+[.B488]+[.B488]*growth/100" office:value-type="float" office:value="1.4885657073574E+140">
            <text:p>14885657073574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488]-([.B489]-reserve)" office:value-type="float" office:value="-2.97713141471481E+140">
            <text:p>-297713141471481000000000000000000000000000000000000000000000000000000000000000000000000000000000000000000000000000000000000000000000000000000.0000</text:p>
          </table:table-cell>
          <table:table-cell table:style-name="Default" table:formula="oooc:=+[.B489]/[.$B$30]" office:value-type="float" office:value="1.4885657073574E+138">
            <text:p>1.49E+138</text:p>
          </table:table-cell>
          <table:table-cell table:number-columns-repeated="7"/>
        </table:table-row>
        <table:table-row table:style-name="ro1">
          <table:table-cell table:formula="oooc:=+[.A489]+1" office:value-type="float" office:value="460">
            <text:p>460</text:p>
          </table:table-cell>
          <table:table-cell table:formula="oooc:=+[.B489]+[.B489]*growth/100" office:value-type="float" office:value="2.97713141471481E+140">
            <text:p>297713141471481000000000000000000000000000000000000000000000000000000000000000000000000000000000000000000000000000000000000000000000000000000.000000</text:p>
          </table:table-cell>
          <table:table-cell/>
          <table:table-cell table:style-name="ce6" table:formula="oooc:=+[.D489]-([.B490]-reserve)" office:value-type="float" office:value="-5.95426282942961E+140">
            <text:p>-595426282942961000000000000000000000000000000000000000000000000000000000000000000000000000000000000000000000000000000000000000000000000000000.0000</text:p>
          </table:table-cell>
          <table:table-cell table:style-name="Default" table:formula="oooc:=+[.B490]/[.$B$30]" office:value-type="float" office:value="2.97713141471481E+138">
            <text:p>2.98E+138</text:p>
          </table:table-cell>
          <table:table-cell table:number-columns-repeated="7"/>
        </table:table-row>
        <table:table-row table:style-name="ro1">
          <table:table-cell table:formula="oooc:=+[.A490]+1" office:value-type="float" office:value="461">
            <text:p>461</text:p>
          </table:table-cell>
          <table:table-cell table:formula="oooc:=+[.B490]+[.B490]*growth/100" office:value-type="float" office:value="5.95426282942961E+140">
            <text:p>595426282942961000000000000000000000000000000000000000000000000000000000000000000000000000000000000000000000000000000000000000000000000000000.000000</text:p>
          </table:table-cell>
          <table:table-cell/>
          <table:table-cell table:style-name="ce6" table:formula="oooc:=+[.D490]-([.B491]-reserve)" office:value-type="float" office:value="-1.19085256588592E+141">
            <text:p>-1190852565885920000000000000000000000000000000000000000000000000000000000000000000000000000000000000000000000000000000000000000000000000000000.0000</text:p>
          </table:table-cell>
          <table:table-cell table:style-name="Default" table:formula="oooc:=+[.B491]/[.$B$30]" office:value-type="float" office:value="5.95426282942961E+138">
            <text:p>5.95E+138</text:p>
          </table:table-cell>
          <table:table-cell table:number-columns-repeated="7"/>
        </table:table-row>
        <table:table-row table:style-name="ro1">
          <table:table-cell table:formula="oooc:=+[.A491]+1" office:value-type="float" office:value="462">
            <text:p>462</text:p>
          </table:table-cell>
          <table:table-cell table:formula="oooc:=+[.B491]+[.B491]*growth/100" office:value-type="float" office:value="1.19085256588592E+141">
            <text:p>119085256588592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491]-([.B492]-reserve)" office:value-type="float" office:value="-2.38170513177184E+141">
            <text:p>-2381705131771840000000000000000000000000000000000000000000000000000000000000000000000000000000000000000000000000000000000000000000000000000000.0000</text:p>
          </table:table-cell>
          <table:table-cell table:style-name="Default" table:formula="oooc:=+[.B492]/[.$B$30]" office:value-type="float" office:value="1.19085256588592E+139">
            <text:p>1.19E+139</text:p>
          </table:table-cell>
          <table:table-cell table:number-columns-repeated="7"/>
        </table:table-row>
        <table:table-row table:style-name="ro1">
          <table:table-cell table:formula="oooc:=+[.A492]+1" office:value-type="float" office:value="463">
            <text:p>463</text:p>
          </table:table-cell>
          <table:table-cell table:formula="oooc:=+[.B492]+[.B492]*growth/100" office:value-type="float" office:value="2.38170513177184E+141">
            <text:p>238170513177184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492]-([.B493]-reserve)" office:value-type="float" office:value="-4.76341026354369E+141">
            <text:p>-4763410263543690000000000000000000000000000000000000000000000000000000000000000000000000000000000000000000000000000000000000000000000000000000.0000</text:p>
          </table:table-cell>
          <table:table-cell table:style-name="Default" table:formula="oooc:=+[.B493]/[.$B$30]" office:value-type="float" office:value="2.38170513177184E+139">
            <text:p>2.38E+139</text:p>
          </table:table-cell>
          <table:table-cell table:number-columns-repeated="7"/>
        </table:table-row>
        <table:table-row table:style-name="ro1">
          <table:table-cell table:formula="oooc:=+[.A493]+1" office:value-type="float" office:value="464">
            <text:p>464</text:p>
          </table:table-cell>
          <table:table-cell table:formula="oooc:=+[.B493]+[.B493]*growth/100" office:value-type="float" office:value="4.76341026354369E+141">
            <text:p>476341026354369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493]-([.B494]-reserve)" office:value-type="float" office:value="-9.52682052708738E+141">
            <text:p>-9526820527087380000000000000000000000000000000000000000000000000000000000000000000000000000000000000000000000000000000000000000000000000000000.0000</text:p>
          </table:table-cell>
          <table:table-cell table:style-name="Default" table:formula="oooc:=+[.B494]/[.$B$30]" office:value-type="float" office:value="4.76341026354369E+139">
            <text:p>4.76E+139</text:p>
          </table:table-cell>
          <table:table-cell table:number-columns-repeated="7"/>
        </table:table-row>
        <table:table-row table:style-name="ro1">
          <table:table-cell table:formula="oooc:=+[.A494]+1" office:value-type="float" office:value="465">
            <text:p>465</text:p>
          </table:table-cell>
          <table:table-cell table:formula="oooc:=+[.B494]+[.B494]*growth/100" office:value-type="float" office:value="9.52682052708738E+141">
            <text:p>952682052708738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494]-([.B495]-reserve)" office:value-type="float" office:value="-1.90536410541748E+142">
            <text:p>-19053641054174800000000000000000000000000000000000000000000000000000000000000000000000000000000000000000000000000000000000000000000000000000000.0000</text:p>
          </table:table-cell>
          <table:table-cell table:style-name="Default" table:formula="oooc:=+[.B495]/[.$B$30]" office:value-type="float" office:value="9.52682052708738E+139">
            <text:p>9.53E+139</text:p>
          </table:table-cell>
          <table:table-cell table:number-columns-repeated="7"/>
        </table:table-row>
        <table:table-row table:style-name="ro1">
          <table:table-cell table:formula="oooc:=+[.A495]+1" office:value-type="float" office:value="466">
            <text:p>466</text:p>
          </table:table-cell>
          <table:table-cell table:formula="oooc:=+[.B495]+[.B495]*growth/100" office:value-type="float" office:value="1.90536410541748E+142">
            <text:p>190536410541748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495]-([.B496]-reserve)" office:value-type="float" office:value="-3.81072821083495E+142">
            <text:p>-38107282108349500000000000000000000000000000000000000000000000000000000000000000000000000000000000000000000000000000000000000000000000000000000.0000</text:p>
          </table:table-cell>
          <table:table-cell table:style-name="Default" table:formula="oooc:=+[.B496]/[.$B$30]" office:value-type="float" office:value="1.90536410541748E+140">
            <text:p>1.91E+140</text:p>
          </table:table-cell>
          <table:table-cell table:number-columns-repeated="7"/>
        </table:table-row>
        <table:table-row table:style-name="ro1">
          <table:table-cell table:formula="oooc:=+[.A496]+1" office:value-type="float" office:value="467">
            <text:p>467</text:p>
          </table:table-cell>
          <table:table-cell table:formula="oooc:=+[.B496]+[.B496]*growth/100" office:value-type="float" office:value="3.81072821083495E+142">
            <text:p>381072821083495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496]-([.B497]-reserve)" office:value-type="float" office:value="-7.6214564216699E+142">
            <text:p>-76214564216699000000000000000000000000000000000000000000000000000000000000000000000000000000000000000000000000000000000000000000000000000000000.0000</text:p>
          </table:table-cell>
          <table:table-cell table:style-name="Default" table:formula="oooc:=+[.B497]/[.$B$30]" office:value-type="float" office:value="3.81072821083495E+140">
            <text:p>3.81E+140</text:p>
          </table:table-cell>
          <table:table-cell table:number-columns-repeated="7"/>
        </table:table-row>
        <table:table-row table:style-name="ro1">
          <table:table-cell table:formula="oooc:=+[.A497]+1" office:value-type="float" office:value="468">
            <text:p>468</text:p>
          </table:table-cell>
          <table:table-cell table:formula="oooc:=+[.B497]+[.B497]*growth/100" office:value-type="float" office:value="7.6214564216699E+142">
            <text:p>76214564216699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497]-([.B498]-reserve)" office:value-type="float" office:value="-1.52429128433398E+143">
            <text:p>-152429128433398000000000000000000000000000000000000000000000000000000000000000000000000000000000000000000000000000000000000000000000000000000000.0000</text:p>
          </table:table-cell>
          <table:table-cell table:style-name="Default" table:formula="oooc:=+[.B498]/[.$B$30]" office:value-type="float" office:value="7.6214564216699E+140">
            <text:p>7.62E+140</text:p>
          </table:table-cell>
          <table:table-cell table:number-columns-repeated="7"/>
        </table:table-row>
        <table:table-row table:style-name="ro1">
          <table:table-cell table:formula="oooc:=+[.A498]+1" office:value-type="float" office:value="469">
            <text:p>469</text:p>
          </table:table-cell>
          <table:table-cell table:formula="oooc:=+[.B498]+[.B498]*growth/100" office:value-type="float" office:value="1.52429128433398E+143">
            <text:p>152429128433398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498]-([.B499]-reserve)" office:value-type="float" office:value="-3.04858256866796E+143">
            <text:p>-304858256866796000000000000000000000000000000000000000000000000000000000000000000000000000000000000000000000000000000000000000000000000000000000.0000</text:p>
          </table:table-cell>
          <table:table-cell table:style-name="Default" table:formula="oooc:=+[.B499]/[.$B$30]" office:value-type="float" office:value="1.52429128433398E+141">
            <text:p>1.52E+141</text:p>
          </table:table-cell>
          <table:table-cell table:number-columns-repeated="7"/>
        </table:table-row>
        <table:table-row table:style-name="ro1">
          <table:table-cell table:formula="oooc:=+[.A499]+1" office:value-type="float" office:value="470">
            <text:p>470</text:p>
          </table:table-cell>
          <table:table-cell table:formula="oooc:=+[.B499]+[.B499]*growth/100" office:value-type="float" office:value="3.04858256866796E+143">
            <text:p>304858256866796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499]-([.B500]-reserve)" office:value-type="float" office:value="-6.09716513733592E+143">
            <text:p>-609716513733592000000000000000000000000000000000000000000000000000000000000000000000000000000000000000000000000000000000000000000000000000000000.0000</text:p>
          </table:table-cell>
          <table:table-cell table:style-name="Default" table:formula="oooc:=+[.B500]/[.$B$30]" office:value-type="float" office:value="3.04858256866796E+141">
            <text:p>3.05E+141</text:p>
          </table:table-cell>
          <table:table-cell table:number-columns-repeated="7"/>
        </table:table-row>
        <table:table-row table:style-name="ro1">
          <table:table-cell table:formula="oooc:=+[.A500]+1" office:value-type="float" office:value="471">
            <text:p>471</text:p>
          </table:table-cell>
          <table:table-cell table:formula="oooc:=+[.B500]+[.B500]*growth/100" office:value-type="float" office:value="6.09716513733592E+143">
            <text:p>609716513733592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00]-([.B501]-reserve)" office:value-type="float" office:value="-1.21943302746718E+144">
            <text:p>-1219433027467180000000000000000000000000000000000000000000000000000000000000000000000000000000000000000000000000000000000000000000000000000000000.0000</text:p>
          </table:table-cell>
          <table:table-cell table:style-name="Default" table:formula="oooc:=+[.B501]/[.$B$30]" office:value-type="float" office:value="6.09716513733592E+141">
            <text:p>6.10E+141</text:p>
          </table:table-cell>
          <table:table-cell table:number-columns-repeated="7"/>
        </table:table-row>
        <table:table-row table:style-name="ro1">
          <table:table-cell table:formula="oooc:=+[.A501]+1" office:value-type="float" office:value="472">
            <text:p>472</text:p>
          </table:table-cell>
          <table:table-cell table:formula="oooc:=+[.B501]+[.B501]*growth/100" office:value-type="float" office:value="1.21943302746718E+144">
            <text:p>121943302746718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01]-([.B502]-reserve)" office:value-type="float" office:value="-2.43886605493437E+144">
            <text:p>-2438866054934370000000000000000000000000000000000000000000000000000000000000000000000000000000000000000000000000000000000000000000000000000000000.0000</text:p>
          </table:table-cell>
          <table:table-cell table:style-name="Default" table:formula="oooc:=+[.B502]/[.$B$30]" office:value-type="float" office:value="1.21943302746718E+142">
            <text:p>1.22E+142</text:p>
          </table:table-cell>
          <table:table-cell table:number-columns-repeated="7"/>
        </table:table-row>
        <table:table-row table:style-name="ro1">
          <table:table-cell table:formula="oooc:=+[.A502]+1" office:value-type="float" office:value="473">
            <text:p>473</text:p>
          </table:table-cell>
          <table:table-cell table:formula="oooc:=+[.B502]+[.B502]*growth/100" office:value-type="float" office:value="2.43886605493437E+144">
            <text:p>243886605493437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02]-([.B503]-reserve)" office:value-type="float" office:value="-4.87773210986874E+144">
            <text:p>-4877732109868740000000000000000000000000000000000000000000000000000000000000000000000000000000000000000000000000000000000000000000000000000000000.0000</text:p>
          </table:table-cell>
          <table:table-cell table:style-name="Default" table:formula="oooc:=+[.B503]/[.$B$30]" office:value-type="float" office:value="2.43886605493437E+142">
            <text:p>2.44E+142</text:p>
          </table:table-cell>
          <table:table-cell table:number-columns-repeated="7"/>
        </table:table-row>
        <table:table-row table:style-name="ro1">
          <table:table-cell table:formula="oooc:=+[.A503]+1" office:value-type="float" office:value="474">
            <text:p>474</text:p>
          </table:table-cell>
          <table:table-cell table:formula="oooc:=+[.B503]+[.B503]*growth/100" office:value-type="float" office:value="4.87773210986874E+144">
            <text:p>487773210986874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03]-([.B504]-reserve)" office:value-type="float" office:value="-9.75546421973748E+144">
            <text:p>-9755464219737480000000000000000000000000000000000000000000000000000000000000000000000000000000000000000000000000000000000000000000000000000000000.0000</text:p>
          </table:table-cell>
          <table:table-cell table:style-name="Default" table:formula="oooc:=+[.B504]/[.$B$30]" office:value-type="float" office:value="4.87773210986874E+142">
            <text:p>4.88E+142</text:p>
          </table:table-cell>
          <table:table-cell table:number-columns-repeated="7"/>
        </table:table-row>
        <table:table-row table:style-name="ro1">
          <table:table-cell table:formula="oooc:=+[.A504]+1" office:value-type="float" office:value="475">
            <text:p>475</text:p>
          </table:table-cell>
          <table:table-cell table:formula="oooc:=+[.B504]+[.B504]*growth/100" office:value-type="float" office:value="9.75546421973748E+144">
            <text:p>975546421973748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04]-([.B505]-reserve)" office:value-type="float" office:value="-1.9510928439475E+145">
            <text:p>-19510928439475000000000000000000000000000000000000000000000000000000000000000000000000000000000000000000000000000000000000000000000000000000000000.0000</text:p>
          </table:table-cell>
          <table:table-cell table:style-name="Default" table:formula="oooc:=+[.B505]/[.$B$30]" office:value-type="float" office:value="9.75546421973747E+142">
            <text:p>9.76E+142</text:p>
          </table:table-cell>
          <table:table-cell table:number-columns-repeated="7"/>
        </table:table-row>
        <table:table-row table:style-name="ro1">
          <table:table-cell table:formula="oooc:=+[.A505]+1" office:value-type="float" office:value="476">
            <text:p>476</text:p>
          </table:table-cell>
          <table:table-cell table:formula="oooc:=+[.B505]+[.B505]*growth/100" office:value-type="float" office:value="1.9510928439475E+145">
            <text:p>19510928439475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05]-([.B506]-reserve)" office:value-type="float" office:value="-3.90218568789499E+145">
            <text:p>-39021856878949900000000000000000000000000000000000000000000000000000000000000000000000000000000000000000000000000000000000000000000000000000000000.0000</text:p>
          </table:table-cell>
          <table:table-cell table:style-name="Default" table:formula="oooc:=+[.B506]/[.$B$30]" office:value-type="float" office:value="1.9510928439475E+143">
            <text:p>1.95E+143</text:p>
          </table:table-cell>
          <table:table-cell table:number-columns-repeated="7"/>
        </table:table-row>
        <table:table-row table:style-name="ro1">
          <table:table-cell table:formula="oooc:=+[.A506]+1" office:value-type="float" office:value="477">
            <text:p>477</text:p>
          </table:table-cell>
          <table:table-cell table:formula="oooc:=+[.B506]+[.B506]*growth/100" office:value-type="float" office:value="3.90218568789499E+145">
            <text:p>390218568789499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06]-([.B507]-reserve)" office:value-type="float" office:value="-7.80437137578998E+145">
            <text:p>-78043713757899800000000000000000000000000000000000000000000000000000000000000000000000000000000000000000000000000000000000000000000000000000000000.0000</text:p>
          </table:table-cell>
          <table:table-cell table:style-name="Default" table:formula="oooc:=+[.B507]/[.$B$30]" office:value-type="float" office:value="3.90218568789499E+143">
            <text:p>3.90E+143</text:p>
          </table:table-cell>
          <table:table-cell table:number-columns-repeated="7"/>
        </table:table-row>
        <table:table-row table:style-name="ro1">
          <table:table-cell table:formula="oooc:=+[.A507]+1" office:value-type="float" office:value="478">
            <text:p>478</text:p>
          </table:table-cell>
          <table:table-cell table:formula="oooc:=+[.B507]+[.B507]*growth/100" office:value-type="float" office:value="7.80437137578998E+145">
            <text:p>780437137578998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07]-([.B508]-reserve)" office:value-type="float" office:value="-1.560874275158E+146">
            <text:p>-156087427515800000000000000000000000000000000000000000000000000000000000000000000000000000000000000000000000000000000000000000000000000000000000000.0000</text:p>
          </table:table-cell>
          <table:table-cell table:style-name="Default" table:formula="oooc:=+[.B508]/[.$B$30]" office:value-type="float" office:value="7.80437137578998E+143">
            <text:p>7.80E+143</text:p>
          </table:table-cell>
          <table:table-cell table:number-columns-repeated="7"/>
        </table:table-row>
        <table:table-row table:style-name="ro1">
          <table:table-cell table:formula="oooc:=+[.A508]+1" office:value-type="float" office:value="479">
            <text:p>479</text:p>
          </table:table-cell>
          <table:table-cell table:formula="oooc:=+[.B508]+[.B508]*growth/100" office:value-type="float" office:value="1.560874275158E+146">
            <text:p>1560874275158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08]-([.B509]-reserve)" office:value-type="float" office:value="-3.12174855031599E+146">
            <text:p>-312174855031599000000000000000000000000000000000000000000000000000000000000000000000000000000000000000000000000000000000000000000000000000000000000.0000</text:p>
          </table:table-cell>
          <table:table-cell table:style-name="Default" table:formula="oooc:=+[.B509]/[.$B$30]" office:value-type="float" office:value="1.560874275158E+144">
            <text:p>1.56E+144</text:p>
          </table:table-cell>
          <table:table-cell table:number-columns-repeated="7"/>
        </table:table-row>
        <table:table-row table:style-name="ro1">
          <table:table-cell table:formula="oooc:=+[.A509]+1" office:value-type="float" office:value="480">
            <text:p>480</text:p>
          </table:table-cell>
          <table:table-cell table:formula="oooc:=+[.B509]+[.B509]*growth/100" office:value-type="float" office:value="3.12174855031599E+146">
            <text:p>312174855031599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09]-([.B510]-reserve)" office:value-type="float" office:value="-6.24349710063199E+146">
            <text:p>-624349710063199000000000000000000000000000000000000000000000000000000000000000000000000000000000000000000000000000000000000000000000000000000000000.0000</text:p>
          </table:table-cell>
          <table:table-cell table:style-name="Default" table:formula="oooc:=+[.B510]/[.$B$30]" office:value-type="float" office:value="3.12174855031599E+144">
            <text:p>3.12E+144</text:p>
          </table:table-cell>
          <table:table-cell table:number-columns-repeated="7"/>
        </table:table-row>
        <table:table-row table:style-name="ro1">
          <table:table-cell table:formula="oooc:=+[.A510]+1" office:value-type="float" office:value="481">
            <text:p>481</text:p>
          </table:table-cell>
          <table:table-cell table:formula="oooc:=+[.B510]+[.B510]*growth/100" office:value-type="float" office:value="6.24349710063199E+146">
            <text:p>624349710063199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10]-([.B511]-reserve)" office:value-type="float" office:value="-1.2486994201264E+147">
            <text:p>-1248699420126400000000000000000000000000000000000000000000000000000000000000000000000000000000000000000000000000000000000000000000000000000000000000.0000</text:p>
          </table:table-cell>
          <table:table-cell table:style-name="Default" table:formula="oooc:=+[.B511]/[.$B$30]" office:value-type="float" office:value="6.24349710063198E+144">
            <text:p>6.24E+144</text:p>
          </table:table-cell>
          <table:table-cell table:number-columns-repeated="7"/>
        </table:table-row>
        <table:table-row table:style-name="ro1">
          <table:table-cell table:formula="oooc:=+[.A511]+1" office:value-type="float" office:value="482">
            <text:p>482</text:p>
          </table:table-cell>
          <table:table-cell table:formula="oooc:=+[.B511]+[.B511]*growth/100" office:value-type="float" office:value="1.2486994201264E+147">
            <text:p>12486994201264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11]-([.B512]-reserve)" office:value-type="float" office:value="-2.49739884025279E+147">
            <text:p>-2497398840252790000000000000000000000000000000000000000000000000000000000000000000000000000000000000000000000000000000000000000000000000000000000000.0000</text:p>
          </table:table-cell>
          <table:table-cell table:style-name="Default" table:formula="oooc:=+[.B512]/[.$B$30]" office:value-type="float" office:value="1.2486994201264E+145">
            <text:p>1.25E+145</text:p>
          </table:table-cell>
          <table:table-cell table:number-columns-repeated="7"/>
        </table:table-row>
        <table:table-row table:style-name="ro1">
          <table:table-cell table:formula="oooc:=+[.A512]+1" office:value-type="float" office:value="483">
            <text:p>483</text:p>
          </table:table-cell>
          <table:table-cell table:formula="oooc:=+[.B512]+[.B512]*growth/100" office:value-type="float" office:value="2.49739884025279E+147">
            <text:p>249739884025279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12]-([.B513]-reserve)" office:value-type="float" office:value="-4.99479768050559E+147">
            <text:p>-4994797680505590000000000000000000000000000000000000000000000000000000000000000000000000000000000000000000000000000000000000000000000000000000000000.0000</text:p>
          </table:table-cell>
          <table:table-cell table:style-name="Default" table:formula="oooc:=+[.B513]/[.$B$30]" office:value-type="float" office:value="2.49739884025279E+145">
            <text:p>2.50E+145</text:p>
          </table:table-cell>
          <table:table-cell table:number-columns-repeated="7"/>
        </table:table-row>
        <table:table-row table:style-name="ro1">
          <table:table-cell table:formula="oooc:=+[.A513]+1" office:value-type="float" office:value="484">
            <text:p>484</text:p>
          </table:table-cell>
          <table:table-cell table:formula="oooc:=+[.B513]+[.B513]*growth/100" office:value-type="float" office:value="4.99479768050559E+147">
            <text:p>499479768050559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13]-([.B514]-reserve)" office:value-type="float" office:value="-9.98959536101118E+147">
            <text:p>-9989595361011180000000000000000000000000000000000000000000000000000000000000000000000000000000000000000000000000000000000000000000000000000000000000.0000</text:p>
          </table:table-cell>
          <table:table-cell table:style-name="Default" table:formula="oooc:=+[.B514]/[.$B$30]" office:value-type="float" office:value="4.99479768050559E+145">
            <text:p>4.99E+145</text:p>
          </table:table-cell>
          <table:table-cell table:number-columns-repeated="7"/>
        </table:table-row>
        <table:table-row table:style-name="ro1">
          <table:table-cell table:formula="oooc:=+[.A514]+1" office:value-type="float" office:value="485">
            <text:p>485</text:p>
          </table:table-cell>
          <table:table-cell table:formula="oooc:=+[.B514]+[.B514]*growth/100" office:value-type="float" office:value="9.98959536101118E+147">
            <text:p>998959536101118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14]-([.B515]-reserve)" office:value-type="float" office:value="-1.99791907220224E+148">
            <text:p>-19979190722022400000000000000000000000000000000000000000000000000000000000000000000000000000000000000000000000000000000000000000000000000000000000000.0000</text:p>
          </table:table-cell>
          <table:table-cell table:style-name="Default" table:formula="oooc:=+[.B515]/[.$B$30]" office:value-type="float" office:value="9.98959536101118E+145">
            <text:p>9.99E+145</text:p>
          </table:table-cell>
          <table:table-cell table:number-columns-repeated="7"/>
        </table:table-row>
        <table:table-row table:style-name="ro1">
          <table:table-cell table:formula="oooc:=+[.A515]+1" office:value-type="float" office:value="486">
            <text:p>486</text:p>
          </table:table-cell>
          <table:table-cell table:formula="oooc:=+[.B515]+[.B515]*growth/100" office:value-type="float" office:value="1.99791907220224E+148">
            <text:p>199791907220224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15]-([.B516]-reserve)" office:value-type="float" office:value="-3.99583814440447E+148">
            <text:p>-39958381444044700000000000000000000000000000000000000000000000000000000000000000000000000000000000000000000000000000000000000000000000000000000000000.0000</text:p>
          </table:table-cell>
          <table:table-cell table:style-name="Default" table:formula="oooc:=+[.B516]/[.$B$30]" office:value-type="float" office:value="1.99791907220224E+146">
            <text:p>2.00E+146</text:p>
          </table:table-cell>
          <table:table-cell table:number-columns-repeated="7"/>
        </table:table-row>
        <table:table-row table:style-name="ro1">
          <table:table-cell table:formula="oooc:=+[.A516]+1" office:value-type="float" office:value="487">
            <text:p>487</text:p>
          </table:table-cell>
          <table:table-cell table:formula="oooc:=+[.B516]+[.B516]*growth/100" office:value-type="float" office:value="3.99583814440447E+148">
            <text:p>399583814440447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16]-([.B517]-reserve)" office:value-type="float" office:value="-7.99167628880894E+148">
            <text:p>-79916762888089400000000000000000000000000000000000000000000000000000000000000000000000000000000000000000000000000000000000000000000000000000000000000.0000</text:p>
          </table:table-cell>
          <table:table-cell table:style-name="Default" table:formula="oooc:=+[.B517]/[.$B$30]" office:value-type="float" office:value="3.99583814440447E+146">
            <text:p>4.00E+146</text:p>
          </table:table-cell>
          <table:table-cell table:number-columns-repeated="7"/>
        </table:table-row>
        <table:table-row table:style-name="ro1">
          <table:table-cell table:formula="oooc:=+[.A517]+1" office:value-type="float" office:value="488">
            <text:p>488</text:p>
          </table:table-cell>
          <table:table-cell table:formula="oooc:=+[.B517]+[.B517]*growth/100" office:value-type="float" office:value="7.99167628880894E+148">
            <text:p>799167628880894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17]-([.B518]-reserve)" office:value-type="float" office:value="-1.59833525776179E+149">
            <text:p>-159833525776179000000000000000000000000000000000000000000000000000000000000000000000000000000000000000000000000000000000000000000000000000000000000000.0000</text:p>
          </table:table-cell>
          <table:table-cell table:style-name="Default" table:formula="oooc:=+[.B518]/[.$B$30]" office:value-type="float" office:value="7.99167628880894E+146">
            <text:p>7.99E+146</text:p>
          </table:table-cell>
          <table:table-cell table:number-columns-repeated="7"/>
        </table:table-row>
        <table:table-row table:style-name="ro1">
          <table:table-cell table:formula="oooc:=+[.A518]+1" office:value-type="float" office:value="489">
            <text:p>489</text:p>
          </table:table-cell>
          <table:table-cell table:formula="oooc:=+[.B518]+[.B518]*growth/100" office:value-type="float" office:value="1.59833525776179E+149">
            <text:p>159833525776179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18]-([.B519]-reserve)" office:value-type="float" office:value="-3.19667051552358E+149">
            <text:p>-319667051552358000000000000000000000000000000000000000000000000000000000000000000000000000000000000000000000000000000000000000000000000000000000000000.0000</text:p>
          </table:table-cell>
          <table:table-cell table:style-name="Default" table:formula="oooc:=+[.B519]/[.$B$30]" office:value-type="float" office:value="1.59833525776179E+147">
            <text:p>1.60E+147</text:p>
          </table:table-cell>
          <table:table-cell table:number-columns-repeated="7"/>
        </table:table-row>
        <table:table-row table:style-name="ro1">
          <table:table-cell table:formula="oooc:=+[.A519]+1" office:value-type="float" office:value="490">
            <text:p>490</text:p>
          </table:table-cell>
          <table:table-cell table:formula="oooc:=+[.B519]+[.B519]*growth/100" office:value-type="float" office:value="3.19667051552358E+149">
            <text:p>319667051552358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19]-([.B520]-reserve)" office:value-type="float" office:value="-6.39334103104715E+149">
            <text:p>-639334103104715000000000000000000000000000000000000000000000000000000000000000000000000000000000000000000000000000000000000000000000000000000000000000.0000</text:p>
          </table:table-cell>
          <table:table-cell table:style-name="Default" table:formula="oooc:=+[.B520]/[.$B$30]" office:value-type="float" office:value="3.19667051552358E+147">
            <text:p>3.20E+147</text:p>
          </table:table-cell>
          <table:table-cell table:number-columns-repeated="7"/>
        </table:table-row>
        <table:table-row table:style-name="ro1">
          <table:table-cell table:formula="oooc:=+[.A520]+1" office:value-type="float" office:value="491">
            <text:p>491</text:p>
          </table:table-cell>
          <table:table-cell table:formula="oooc:=+[.B520]+[.B520]*growth/100" office:value-type="float" office:value="6.39334103104715E+149">
            <text:p>639334103104715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20]-([.B521]-reserve)" office:value-type="float" office:value="-1.27866820620943E+150">
            <text:p>-1278668206209430000000000000000000000000000000000000000000000000000000000000000000000000000000000000000000000000000000000000000000000000000000000000000.0000</text:p>
          </table:table-cell>
          <table:table-cell table:style-name="Default" table:formula="oooc:=+[.B521]/[.$B$30]" office:value-type="float" office:value="6.39334103104715E+147">
            <text:p>6.39E+147</text:p>
          </table:table-cell>
          <table:table-cell table:number-columns-repeated="7"/>
        </table:table-row>
        <table:table-row table:style-name="ro1">
          <table:table-cell table:formula="oooc:=+[.A521]+1" office:value-type="float" office:value="492">
            <text:p>492</text:p>
          </table:table-cell>
          <table:table-cell table:formula="oooc:=+[.B521]+[.B521]*growth/100" office:value-type="float" office:value="1.27866820620943E+150">
            <text:p>127866820620943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21]-([.B522]-reserve)" office:value-type="float" office:value="-2.55733641241886E+150">
            <text:p>-2557336412418860000000000000000000000000000000000000000000000000000000000000000000000000000000000000000000000000000000000000000000000000000000000000000.0000</text:p>
          </table:table-cell>
          <table:table-cell table:style-name="Default" table:formula="oooc:=+[.B522]/[.$B$30]" office:value-type="float" office:value="1.27866820620943E+148">
            <text:p>1.28E+148</text:p>
          </table:table-cell>
          <table:table-cell table:number-columns-repeated="7"/>
        </table:table-row>
        <table:table-row table:style-name="ro1">
          <table:table-cell table:formula="oooc:=+[.A522]+1" office:value-type="float" office:value="493">
            <text:p>493</text:p>
          </table:table-cell>
          <table:table-cell table:formula="oooc:=+[.B522]+[.B522]*growth/100" office:value-type="float" office:value="2.55733641241886E+150">
            <text:p>255733641241886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22]-([.B523]-reserve)" office:value-type="float" office:value="-5.11467282483772E+150">
            <text:p>-5114672824837720000000000000000000000000000000000000000000000000000000000000000000000000000000000000000000000000000000000000000000000000000000000000000.0000</text:p>
          </table:table-cell>
          <table:table-cell table:style-name="Default" table:formula="oooc:=+[.B523]/[.$B$30]" office:value-type="float" office:value="2.55733641241886E+148">
            <text:p>2.56E+148</text:p>
          </table:table-cell>
          <table:table-cell table:number-columns-repeated="7"/>
        </table:table-row>
        <table:table-row table:style-name="ro1">
          <table:table-cell table:formula="oooc:=+[.A523]+1" office:value-type="float" office:value="494">
            <text:p>494</text:p>
          </table:table-cell>
          <table:table-cell table:formula="oooc:=+[.B523]+[.B523]*growth/100" office:value-type="float" office:value="5.11467282483772E+150">
            <text:p>511467282483772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23]-([.B524]-reserve)" office:value-type="float" office:value="-1.02293456496754E+151">
            <text:p>-10229345649675400000000000000000000000000000000000000000000000000000000000000000000000000000000000000000000000000000000000000000000000000000000000000000.0000</text:p>
          </table:table-cell>
          <table:table-cell table:style-name="Default" table:formula="oooc:=+[.B524]/[.$B$30]" office:value-type="float" office:value="5.11467282483772E+148">
            <text:p>5.11E+148</text:p>
          </table:table-cell>
          <table:table-cell table:number-columns-repeated="7"/>
        </table:table-row>
        <table:table-row table:style-name="ro1">
          <table:table-cell table:formula="oooc:=+[.A524]+1" office:value-type="float" office:value="495">
            <text:p>495</text:p>
          </table:table-cell>
          <table:table-cell table:formula="oooc:=+[.B524]+[.B524]*growth/100" office:value-type="float" office:value="1.02293456496754E+151">
            <text:p>102293456496754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24]-([.B525]-reserve)" office:value-type="float" office:value="-2.04586912993509E+151">
            <text:p>-20458691299350900000000000000000000000000000000000000000000000000000000000000000000000000000000000000000000000000000000000000000000000000000000000000000.0000</text:p>
          </table:table-cell>
          <table:table-cell table:style-name="Default" table:formula="oooc:=+[.B525]/[.$B$30]" office:value-type="float" office:value="1.02293456496754E+149">
            <text:p>1.02E+149</text:p>
          </table:table-cell>
          <table:table-cell table:number-columns-repeated="7"/>
        </table:table-row>
        <table:table-row table:style-name="ro1">
          <table:table-cell table:formula="oooc:=+[.A525]+1" office:value-type="float" office:value="496">
            <text:p>496</text:p>
          </table:table-cell>
          <table:table-cell table:formula="oooc:=+[.B525]+[.B525]*growth/100" office:value-type="float" office:value="2.04586912993509E+151">
            <text:p>204586912993509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25]-([.B526]-reserve)" office:value-type="float" office:value="-4.09173825987018E+151">
            <text:p>-40917382598701800000000000000000000000000000000000000000000000000000000000000000000000000000000000000000000000000000000000000000000000000000000000000000.0000</text:p>
          </table:table-cell>
          <table:table-cell table:style-name="Default" table:formula="oooc:=+[.B526]/[.$B$30]" office:value-type="float" office:value="2.04586912993509E+149">
            <text:p>2.05E+149</text:p>
          </table:table-cell>
          <table:table-cell table:number-columns-repeated="7"/>
        </table:table-row>
        <table:table-row table:style-name="ro1">
          <table:table-cell table:formula="oooc:=+[.A526]+1" office:value-type="float" office:value="497">
            <text:p>497</text:p>
          </table:table-cell>
          <table:table-cell table:formula="oooc:=+[.B526]+[.B526]*growth/100" office:value-type="float" office:value="4.09173825987018E+151">
            <text:p>409173825987018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26]-([.B527]-reserve)" office:value-type="float" office:value="-8.18347651974035E+151">
            <text:p>-81834765197403500000000000000000000000000000000000000000000000000000000000000000000000000000000000000000000000000000000000000000000000000000000000000000.0000</text:p>
          </table:table-cell>
          <table:table-cell table:style-name="Default" table:formula="oooc:=+[.B527]/[.$B$30]" office:value-type="float" office:value="4.09173825987018E+149">
            <text:p>4.09E+149</text:p>
          </table:table-cell>
          <table:table-cell table:number-columns-repeated="7"/>
        </table:table-row>
        <table:table-row table:style-name="ro1">
          <table:table-cell table:formula="oooc:=+[.A527]+1" office:value-type="float" office:value="498">
            <text:p>498</text:p>
          </table:table-cell>
          <table:table-cell table:formula="oooc:=+[.B527]+[.B527]*growth/100" office:value-type="float" office:value="8.18347651974035E+151">
            <text:p>818347651974035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27]-([.B528]-reserve)" office:value-type="float" office:value="-1.63669530394807E+152">
            <text:p>-163669530394807000000000000000000000000000000000000000000000000000000000000000000000000000000000000000000000000000000000000000000000000000000000000000000.0000</text:p>
          </table:table-cell>
          <table:table-cell table:style-name="Default" table:formula="oooc:=+[.B528]/[.$B$30]" office:value-type="float" office:value="8.18347651974035E+149">
            <text:p>8.18E+149</text:p>
          </table:table-cell>
          <table:table-cell table:number-columns-repeated="7"/>
        </table:table-row>
        <table:table-row table:style-name="ro1">
          <table:table-cell table:formula="oooc:=+[.A528]+1" office:value-type="float" office:value="499">
            <text:p>499</text:p>
          </table:table-cell>
          <table:table-cell table:formula="oooc:=+[.B528]+[.B528]*growth/100" office:value-type="float" office:value="1.63669530394807E+152">
            <text:p>163669530394807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28]-([.B529]-reserve)" office:value-type="float" office:value="-3.27339060789614E+152">
            <text:p>-327339060789614000000000000000000000000000000000000000000000000000000000000000000000000000000000000000000000000000000000000000000000000000000000000000000.0000</text:p>
          </table:table-cell>
          <table:table-cell table:style-name="Default" table:formula="oooc:=+[.B529]/[.$B$30]" office:value-type="float" office:value="1.63669530394807E+150">
            <text:p>1.64E+150</text:p>
          </table:table-cell>
          <table:table-cell table:number-columns-repeated="7"/>
        </table:table-row>
        <table:table-row table:style-name="ro1">
          <table:table-cell table:formula="oooc:=+[.A529]+1" office:value-type="float" office:value="500">
            <text:p>500</text:p>
          </table:table-cell>
          <table:table-cell table:formula="oooc:=+[.B529]+[.B529]*growth/100" office:value-type="float" office:value="3.27339060789614E+152">
            <text:p>327339060789614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29]-([.B530]-reserve)" office:value-type="float" office:value="-6.54678121579228E+152">
            <text:p>-654678121579228000000000000000000000000000000000000000000000000000000000000000000000000000000000000000000000000000000000000000000000000000000000000000000.0000</text:p>
          </table:table-cell>
          <table:table-cell table:style-name="Default" table:formula="oooc:=+[.B530]/[.$B$30]" office:value-type="float" office:value="3.27339060789614E+150">
            <text:p>3.27E+150</text:p>
          </table:table-cell>
          <table:table-cell table:number-columns-repeated="7"/>
        </table:table-row>
        <table:table-row table:style-name="ro1">
          <table:table-cell table:formula="oooc:=+[.A530]+1" office:value-type="float" office:value="501">
            <text:p>501</text:p>
          </table:table-cell>
          <table:table-cell table:formula="oooc:=+[.B530]+[.B530]*growth/100" office:value-type="float" office:value="6.54678121579228E+152">
            <text:p>654678121579228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30]-([.B531]-reserve)" office:value-type="float" office:value="-1.30935624315846E+153">
            <text:p>-1309356243158460000000000000000000000000000000000000000000000000000000000000000000000000000000000000000000000000000000000000000000000000000000000000000000.0000</text:p>
          </table:table-cell>
          <table:table-cell table:style-name="Default" table:formula="oooc:=+[.B531]/[.$B$30]" office:value-type="float" office:value="6.54678121579228E+150">
            <text:p>6.55E+150</text:p>
          </table:table-cell>
          <table:table-cell table:number-columns-repeated="7"/>
        </table:table-row>
        <table:table-row table:style-name="ro1">
          <table:table-cell table:formula="oooc:=+[.A531]+1" office:value-type="float" office:value="502">
            <text:p>502</text:p>
          </table:table-cell>
          <table:table-cell table:formula="oooc:=+[.B531]+[.B531]*growth/100" office:value-type="float" office:value="1.30935624315846E+153">
            <text:p>130935624315846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31]-([.B532]-reserve)" office:value-type="float" office:value="-2.61871248631691E+153">
            <text:p>-2618712486316910000000000000000000000000000000000000000000000000000000000000000000000000000000000000000000000000000000000000000000000000000000000000000000.0000</text:p>
          </table:table-cell>
          <table:table-cell table:style-name="Default" table:formula="oooc:=+[.B532]/[.$B$30]" office:value-type="float" office:value="1.30935624315846E+151">
            <text:p>1.31E+151</text:p>
          </table:table-cell>
          <table:table-cell table:number-columns-repeated="7"/>
        </table:table-row>
        <table:table-row table:style-name="ro1">
          <table:table-cell table:formula="oooc:=+[.A532]+1" office:value-type="float" office:value="503">
            <text:p>503</text:p>
          </table:table-cell>
          <table:table-cell table:formula="oooc:=+[.B532]+[.B532]*growth/100" office:value-type="float" office:value="2.61871248631691E+153">
            <text:p>261871248631691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32]-([.B533]-reserve)" office:value-type="float" office:value="-5.23742497263383E+153">
            <text:p>-5237424972633830000000000000000000000000000000000000000000000000000000000000000000000000000000000000000000000000000000000000000000000000000000000000000000.0000</text:p>
          </table:table-cell>
          <table:table-cell table:style-name="Default" table:formula="oooc:=+[.B533]/[.$B$30]" office:value-type="float" office:value="2.61871248631691E+151">
            <text:p>2.62E+151</text:p>
          </table:table-cell>
          <table:table-cell table:number-columns-repeated="7"/>
        </table:table-row>
        <table:table-row table:style-name="ro1">
          <table:table-cell table:formula="oooc:=+[.A533]+1" office:value-type="float" office:value="504">
            <text:p>504</text:p>
          </table:table-cell>
          <table:table-cell table:formula="oooc:=+[.B533]+[.B533]*growth/100" office:value-type="float" office:value="5.23742497263383E+153">
            <text:p>523742497263383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33]-([.B534]-reserve)" office:value-type="float" office:value="-1.04748499452677E+154">
            <text:p>-10474849945267700000000000000000000000000000000000000000000000000000000000000000000000000000000000000000000000000000000000000000000000000000000000000000000.0000</text:p>
          </table:table-cell>
          <table:table-cell table:style-name="Default" table:formula="oooc:=+[.B534]/[.$B$30]" office:value-type="float" office:value="5.23742497263383E+151">
            <text:p>5.24E+151</text:p>
          </table:table-cell>
          <table:table-cell table:number-columns-repeated="7"/>
        </table:table-row>
        <table:table-row table:style-name="ro1">
          <table:table-cell table:formula="oooc:=+[.A534]+1" office:value-type="float" office:value="505">
            <text:p>505</text:p>
          </table:table-cell>
          <table:table-cell table:formula="oooc:=+[.B534]+[.B534]*growth/100" office:value-type="float" office:value="1.04748499452677E+154">
            <text:p>104748499452677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34]-([.B535]-reserve)" office:value-type="float" office:value="-2.09496998905353E+154">
            <text:p>-20949699890535300000000000000000000000000000000000000000000000000000000000000000000000000000000000000000000000000000000000000000000000000000000000000000000.0000</text:p>
          </table:table-cell>
          <table:table-cell table:style-name="Default" table:formula="oooc:=+[.B535]/[.$B$30]" office:value-type="float" office:value="1.04748499452677E+152">
            <text:p>1.05E+152</text:p>
          </table:table-cell>
          <table:table-cell table:number-columns-repeated="7"/>
        </table:table-row>
        <table:table-row table:style-name="ro1">
          <table:table-cell table:formula="oooc:=+[.A535]+1" office:value-type="float" office:value="506">
            <text:p>506</text:p>
          </table:table-cell>
          <table:table-cell table:formula="oooc:=+[.B535]+[.B535]*growth/100" office:value-type="float" office:value="2.09496998905353E+154">
            <text:p>209496998905353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35]-([.B536]-reserve)" office:value-type="float" office:value="-4.18993997810706E+154">
            <text:p>-41899399781070600000000000000000000000000000000000000000000000000000000000000000000000000000000000000000000000000000000000000000000000000000000000000000000.0000</text:p>
          </table:table-cell>
          <table:table-cell table:style-name="Default" table:formula="oooc:=+[.B536]/[.$B$30]" office:value-type="float" office:value="2.09496998905353E+152">
            <text:p>2.09E+152</text:p>
          </table:table-cell>
          <table:table-cell table:number-columns-repeated="7"/>
        </table:table-row>
        <table:table-row table:style-name="ro1">
          <table:table-cell table:formula="oooc:=+[.A536]+1" office:value-type="float" office:value="507">
            <text:p>507</text:p>
          </table:table-cell>
          <table:table-cell table:formula="oooc:=+[.B536]+[.B536]*growth/100" office:value-type="float" office:value="4.18993997810706E+154">
            <text:p>418993997810706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36]-([.B537]-reserve)" office:value-type="float" office:value="-8.37987995621412E+154">
            <text:p>-83798799562141200000000000000000000000000000000000000000000000000000000000000000000000000000000000000000000000000000000000000000000000000000000000000000000.0000</text:p>
          </table:table-cell>
          <table:table-cell table:style-name="Default" table:formula="oooc:=+[.B537]/[.$B$30]" office:value-type="float" office:value="4.18993997810706E+152">
            <text:p>4.19E+152</text:p>
          </table:table-cell>
          <table:table-cell table:number-columns-repeated="7"/>
        </table:table-row>
        <table:table-row table:style-name="ro1">
          <table:table-cell table:formula="oooc:=+[.A537]+1" office:value-type="float" office:value="508">
            <text:p>508</text:p>
          </table:table-cell>
          <table:table-cell table:formula="oooc:=+[.B537]+[.B537]*growth/100" office:value-type="float" office:value="8.37987995621412E+154">
            <text:p>837987995621412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37]-([.B538]-reserve)" office:value-type="float" office:value="-1.67597599124282E+155">
            <text:p>-167597599124282000000000000000000000000000000000000000000000000000000000000000000000000000000000000000000000000000000000000000000000000000000000000000000000.0000</text:p>
          </table:table-cell>
          <table:table-cell table:style-name="Default" table:formula="oooc:=+[.B538]/[.$B$30]" office:value-type="float" office:value="8.37987995621412E+152">
            <text:p>8.38E+152</text:p>
          </table:table-cell>
          <table:table-cell table:number-columns-repeated="7"/>
        </table:table-row>
        <table:table-row table:style-name="ro1">
          <table:table-cell table:formula="oooc:=+[.A538]+1" office:value-type="float" office:value="509">
            <text:p>509</text:p>
          </table:table-cell>
          <table:table-cell table:formula="oooc:=+[.B538]+[.B538]*growth/100" office:value-type="float" office:value="1.67597599124282E+155">
            <text:p>167597599124282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38]-([.B539]-reserve)" office:value-type="float" office:value="-3.35195198248565E+155">
            <text:p>-335195198248565000000000000000000000000000000000000000000000000000000000000000000000000000000000000000000000000000000000000000000000000000000000000000000000.0000</text:p>
          </table:table-cell>
          <table:table-cell table:style-name="Default" table:formula="oooc:=+[.B539]/[.$B$30]" office:value-type="float" office:value="1.67597599124282E+153">
            <text:p>1.68E+153</text:p>
          </table:table-cell>
          <table:table-cell table:number-columns-repeated="7"/>
        </table:table-row>
        <table:table-row table:style-name="ro1">
          <table:table-cell table:formula="oooc:=+[.A539]+1" office:value-type="float" office:value="510">
            <text:p>510</text:p>
          </table:table-cell>
          <table:table-cell table:formula="oooc:=+[.B539]+[.B539]*growth/100" office:value-type="float" office:value="3.35195198248565E+155">
            <text:p>335195198248565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39]-([.B540]-reserve)" office:value-type="float" office:value="-6.7039039649713E+155">
            <text:p>-670390396497130000000000000000000000000000000000000000000000000000000000000000000000000000000000000000000000000000000000000000000000000000000000000000000000.0000</text:p>
          </table:table-cell>
          <table:table-cell table:style-name="Default" table:formula="oooc:=+[.B540]/[.$B$30]" office:value-type="float" office:value="3.35195198248565E+153">
            <text:p>3.35E+153</text:p>
          </table:table-cell>
          <table:table-cell table:number-columns-repeated="7"/>
        </table:table-row>
        <table:table-row table:style-name="ro1">
          <table:table-cell table:formula="oooc:=+[.A540]+1" office:value-type="float" office:value="511">
            <text:p>511</text:p>
          </table:table-cell>
          <table:table-cell table:formula="oooc:=+[.B540]+[.B540]*growth/100" office:value-type="float" office:value="6.7039039649713E+155">
            <text:p>67039039649713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40]-([.B541]-reserve)" office:value-type="float" office:value="-1.34078079299426E+156">
            <text:p>-1340780792994260000000000000000000000000000000000000000000000000000000000000000000000000000000000000000000000000000000000000000000000000000000000000000000000.0000</text:p>
          </table:table-cell>
          <table:table-cell table:style-name="Default" table:formula="oooc:=+[.B541]/[.$B$30]" office:value-type="float" office:value="6.7039039649713E+153">
            <text:p>6.70E+153</text:p>
          </table:table-cell>
          <table:table-cell table:number-columns-repeated="7"/>
        </table:table-row>
        <table:table-row table:style-name="ro1">
          <table:table-cell table:formula="oooc:=+[.A541]+1" office:value-type="float" office:value="512">
            <text:p>512</text:p>
          </table:table-cell>
          <table:table-cell table:formula="oooc:=+[.B541]+[.B541]*growth/100" office:value-type="float" office:value="1.34078079299426E+156">
            <text:p>134078079299426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41]-([.B542]-reserve)" office:value-type="float" office:value="-2.68156158598852E+156">
            <text:p>-2681561585988520000000000000000000000000000000000000000000000000000000000000000000000000000000000000000000000000000000000000000000000000000000000000000000000.0000</text:p>
          </table:table-cell>
          <table:table-cell table:style-name="Default" table:formula="oooc:=+[.B542]/[.$B$30]" office:value-type="float" office:value="1.34078079299426E+154">
            <text:p>1.34E+154</text:p>
          </table:table-cell>
          <table:table-cell table:number-columns-repeated="7"/>
        </table:table-row>
        <table:table-row table:style-name="ro1">
          <table:table-cell table:formula="oooc:=+[.A542]+1" office:value-type="float" office:value="513">
            <text:p>513</text:p>
          </table:table-cell>
          <table:table-cell table:formula="oooc:=+[.B542]+[.B542]*growth/100" office:value-type="float" office:value="2.68156158598852E+156">
            <text:p>268156158598852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42]-([.B543]-reserve)" office:value-type="float" office:value="-5.36312317197704E+156">
            <text:p>-5363123171977040000000000000000000000000000000000000000000000000000000000000000000000000000000000000000000000000000000000000000000000000000000000000000000000.0000</text:p>
          </table:table-cell>
          <table:table-cell table:style-name="Default" table:formula="oooc:=+[.B543]/[.$B$30]" office:value-type="float" office:value="2.68156158598852E+154">
            <text:p>2.68E+154</text:p>
          </table:table-cell>
          <table:table-cell table:number-columns-repeated="7"/>
        </table:table-row>
        <table:table-row table:style-name="ro1">
          <table:table-cell table:formula="oooc:=+[.A543]+1" office:value-type="float" office:value="514">
            <text:p>514</text:p>
          </table:table-cell>
          <table:table-cell table:formula="oooc:=+[.B543]+[.B543]*growth/100" office:value-type="float" office:value="5.36312317197704E+156">
            <text:p>536312317197704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43]-([.B544]-reserve)" office:value-type="float" office:value="-1.07262463439541E+157">
            <text:p>-10726246343954100000000000000000000000000000000000000000000000000000000000000000000000000000000000000000000000000000000000000000000000000000000000000000000000.0000</text:p>
          </table:table-cell>
          <table:table-cell table:style-name="Default" table:formula="oooc:=+[.B544]/[.$B$30]" office:value-type="float" office:value="5.36312317197704E+154">
            <text:p>5.36E+154</text:p>
          </table:table-cell>
          <table:table-cell table:number-columns-repeated="7"/>
        </table:table-row>
        <table:table-row table:style-name="ro1">
          <table:table-cell table:formula="oooc:=+[.A544]+1" office:value-type="float" office:value="515">
            <text:p>515</text:p>
          </table:table-cell>
          <table:table-cell table:formula="oooc:=+[.B544]+[.B544]*growth/100" office:value-type="float" office:value="1.07262463439541E+157">
            <text:p>107262463439541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44]-([.B545]-reserve)" office:value-type="float" office:value="-2.14524926879082E+157">
            <text:p>-21452492687908200000000000000000000000000000000000000000000000000000000000000000000000000000000000000000000000000000000000000000000000000000000000000000000000.0000</text:p>
          </table:table-cell>
          <table:table-cell table:style-name="Default" table:formula="oooc:=+[.B545]/[.$B$30]" office:value-type="float" office:value="1.07262463439541E+155">
            <text:p>1.07E+155</text:p>
          </table:table-cell>
          <table:table-cell table:number-columns-repeated="7"/>
        </table:table-row>
        <table:table-row table:style-name="ro1">
          <table:table-cell table:formula="oooc:=+[.A545]+1" office:value-type="float" office:value="516">
            <text:p>516</text:p>
          </table:table-cell>
          <table:table-cell table:formula="oooc:=+[.B545]+[.B545]*growth/100" office:value-type="float" office:value="2.14524926879082E+157">
            <text:p>214524926879082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45]-([.B546]-reserve)" office:value-type="float" office:value="-4.29049853758163E+157">
            <text:p>-42904985375816300000000000000000000000000000000000000000000000000000000000000000000000000000000000000000000000000000000000000000000000000000000000000000000000.0000</text:p>
          </table:table-cell>
          <table:table-cell table:style-name="Default" table:formula="oooc:=+[.B546]/[.$B$30]" office:value-type="float" office:value="2.14524926879082E+155">
            <text:p>2.15E+155</text:p>
          </table:table-cell>
          <table:table-cell table:number-columns-repeated="7"/>
        </table:table-row>
        <table:table-row table:style-name="ro1">
          <table:table-cell table:formula="oooc:=+[.A546]+1" office:value-type="float" office:value="517">
            <text:p>517</text:p>
          </table:table-cell>
          <table:table-cell table:formula="oooc:=+[.B546]+[.B546]*growth/100" office:value-type="float" office:value="4.29049853758163E+157">
            <text:p>429049853758163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46]-([.B547]-reserve)" office:value-type="float" office:value="-8.58099707516326E+157">
            <text:p>-85809970751632600000000000000000000000000000000000000000000000000000000000000000000000000000000000000000000000000000000000000000000000000000000000000000000000.0000</text:p>
          </table:table-cell>
          <table:table-cell table:style-name="Default" table:formula="oooc:=+[.B547]/[.$B$30]" office:value-type="float" office:value="4.29049853758163E+155">
            <text:p>4.29E+155</text:p>
          </table:table-cell>
          <table:table-cell table:number-columns-repeated="7"/>
        </table:table-row>
        <table:table-row table:style-name="ro1">
          <table:table-cell table:formula="oooc:=+[.A547]+1" office:value-type="float" office:value="518">
            <text:p>518</text:p>
          </table:table-cell>
          <table:table-cell table:formula="oooc:=+[.B547]+[.B547]*growth/100" office:value-type="float" office:value="8.58099707516326E+157">
            <text:p>858099707516326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47]-([.B548]-reserve)" office:value-type="float" office:value="-1.71619941503265E+158">
            <text:p>-171619941503265000000000000000000000000000000000000000000000000000000000000000000000000000000000000000000000000000000000000000000000000000000000000000000000000.0000</text:p>
          </table:table-cell>
          <table:table-cell table:style-name="Default" table:formula="oooc:=+[.B548]/[.$B$30]" office:value-type="float" office:value="8.58099707516326E+155">
            <text:p>8.58E+155</text:p>
          </table:table-cell>
          <table:table-cell table:number-columns-repeated="7"/>
        </table:table-row>
        <table:table-row table:style-name="ro1">
          <table:table-cell table:formula="oooc:=+[.A548]+1" office:value-type="float" office:value="519">
            <text:p>519</text:p>
          </table:table-cell>
          <table:table-cell table:formula="oooc:=+[.B548]+[.B548]*growth/100" office:value-type="float" office:value="1.71619941503265E+158">
            <text:p>171619941503265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48]-([.B549]-reserve)" office:value-type="float" office:value="-3.4323988300653E+158">
            <text:p>-343239883006530000000000000000000000000000000000000000000000000000000000000000000000000000000000000000000000000000000000000000000000000000000000000000000000000.0000</text:p>
          </table:table-cell>
          <table:table-cell table:style-name="Default" table:formula="oooc:=+[.B549]/[.$B$30]" office:value-type="float" office:value="1.71619941503265E+156">
            <text:p>1.72E+156</text:p>
          </table:table-cell>
          <table:table-cell table:number-columns-repeated="7"/>
        </table:table-row>
        <table:table-row table:style-name="ro1">
          <table:table-cell table:formula="oooc:=+[.A549]+1" office:value-type="float" office:value="520">
            <text:p>520</text:p>
          </table:table-cell>
          <table:table-cell table:formula="oooc:=+[.B549]+[.B549]*growth/100" office:value-type="float" office:value="3.4323988300653E+158">
            <text:p>34323988300653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49]-([.B550]-reserve)" office:value-type="float" office:value="-6.86479766013061E+158">
            <text:p>-686479766013061000000000000000000000000000000000000000000000000000000000000000000000000000000000000000000000000000000000000000000000000000000000000000000000000.0000</text:p>
          </table:table-cell>
          <table:table-cell table:style-name="Default" table:formula="oooc:=+[.B550]/[.$B$30]" office:value-type="float" office:value="3.4323988300653E+156">
            <text:p>3.43E+156</text:p>
          </table:table-cell>
          <table:table-cell table:number-columns-repeated="7"/>
        </table:table-row>
        <table:table-row table:style-name="ro1">
          <table:table-cell table:formula="oooc:=+[.A550]+1" office:value-type="float" office:value="521">
            <text:p>521</text:p>
          </table:table-cell>
          <table:table-cell table:formula="oooc:=+[.B550]+[.B550]*growth/100" office:value-type="float" office:value="6.86479766013061E+158">
            <text:p>686479766013061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50]-([.B551]-reserve)" office:value-type="float" office:value="-1.37295953202612E+159">
            <text:p>-1372959532026120000000000000000000000000000000000000000000000000000000000000000000000000000000000000000000000000000000000000000000000000000000000000000000000000.0000</text:p>
          </table:table-cell>
          <table:table-cell table:style-name="Default" table:formula="oooc:=+[.B551]/[.$B$30]" office:value-type="float" office:value="6.86479766013061E+156">
            <text:p>6.86E+156</text:p>
          </table:table-cell>
          <table:table-cell table:number-columns-repeated="7"/>
        </table:table-row>
        <table:table-row table:style-name="ro1">
          <table:table-cell table:formula="oooc:=+[.A551]+1" office:value-type="float" office:value="522">
            <text:p>522</text:p>
          </table:table-cell>
          <table:table-cell table:formula="oooc:=+[.B551]+[.B551]*growth/100" office:value-type="float" office:value="1.37295953202612E+159">
            <text:p>137295953202612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51]-([.B552]-reserve)" office:value-type="float" office:value="-2.74591906405224E+159">
            <text:p>-2745919064052240000000000000000000000000000000000000000000000000000000000000000000000000000000000000000000000000000000000000000000000000000000000000000000000000.0000</text:p>
          </table:table-cell>
          <table:table-cell table:style-name="Default" table:formula="oooc:=+[.B552]/[.$B$30]" office:value-type="float" office:value="1.37295953202612E+157">
            <text:p>1.37E+157</text:p>
          </table:table-cell>
          <table:table-cell table:number-columns-repeated="7"/>
        </table:table-row>
        <table:table-row table:style-name="ro1">
          <table:table-cell table:formula="oooc:=+[.A552]+1" office:value-type="float" office:value="523">
            <text:p>523</text:p>
          </table:table-cell>
          <table:table-cell table:formula="oooc:=+[.B552]+[.B552]*growth/100" office:value-type="float" office:value="2.74591906405224E+159">
            <text:p>274591906405224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52]-([.B553]-reserve)" office:value-type="float" office:value="-5.49183812810449E+159">
            <text:p>-5491838128104490000000000000000000000000000000000000000000000000000000000000000000000000000000000000000000000000000000000000000000000000000000000000000000000000.0000</text:p>
          </table:table-cell>
          <table:table-cell table:style-name="Default" table:formula="oooc:=+[.B553]/[.$B$30]" office:value-type="float" office:value="2.74591906405224E+157">
            <text:p>2.75E+157</text:p>
          </table:table-cell>
          <table:table-cell table:number-columns-repeated="7"/>
        </table:table-row>
        <table:table-row table:style-name="ro1">
          <table:table-cell table:formula="oooc:=+[.A553]+1" office:value-type="float" office:value="524">
            <text:p>524</text:p>
          </table:table-cell>
          <table:table-cell table:formula="oooc:=+[.B553]+[.B553]*growth/100" office:value-type="float" office:value="5.49183812810449E+159">
            <text:p>549183812810449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53]-([.B554]-reserve)" office:value-type="float" office:value="-1.0983676256209E+160">
            <text:p>-10983676256209000000000000000000000000000000000000000000000000000000000000000000000000000000000000000000000000000000000000000000000000000000000000000000000000000.0000</text:p>
          </table:table-cell>
          <table:table-cell table:style-name="Default" table:formula="oooc:=+[.B554]/[.$B$30]" office:value-type="float" office:value="5.49183812810449E+157">
            <text:p>5.49E+157</text:p>
          </table:table-cell>
          <table:table-cell table:number-columns-repeated="7"/>
        </table:table-row>
        <table:table-row table:style-name="ro1">
          <table:table-cell table:formula="oooc:=+[.A554]+1" office:value-type="float" office:value="525">
            <text:p>525</text:p>
          </table:table-cell>
          <table:table-cell table:formula="oooc:=+[.B554]+[.B554]*growth/100" office:value-type="float" office:value="1.0983676256209E+160">
            <text:p>10983676256209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54]-([.B555]-reserve)" office:value-type="float" office:value="-2.1967352512418E+160">
            <text:p>-21967352512418000000000000000000000000000000000000000000000000000000000000000000000000000000000000000000000000000000000000000000000000000000000000000000000000000.0000</text:p>
          </table:table-cell>
          <table:table-cell table:style-name="Default" table:formula="oooc:=+[.B555]/[.$B$30]" office:value-type="float" office:value="1.0983676256209E+158">
            <text:p>1.10E+158</text:p>
          </table:table-cell>
          <table:table-cell table:number-columns-repeated="7"/>
        </table:table-row>
        <table:table-row table:style-name="ro1">
          <table:table-cell table:formula="oooc:=+[.A555]+1" office:value-type="float" office:value="526">
            <text:p>526</text:p>
          </table:table-cell>
          <table:table-cell table:formula="oooc:=+[.B555]+[.B555]*growth/100" office:value-type="float" office:value="2.1967352512418E+160">
            <text:p>21967352512418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55]-([.B556]-reserve)" office:value-type="float" office:value="-4.39347050248359E+160">
            <text:p>-43934705024835900000000000000000000000000000000000000000000000000000000000000000000000000000000000000000000000000000000000000000000000000000000000000000000000000.0000</text:p>
          </table:table-cell>
          <table:table-cell table:style-name="Default" table:formula="oooc:=+[.B556]/[.$B$30]" office:value-type="float" office:value="2.1967352512418E+158">
            <text:p>2.20E+158</text:p>
          </table:table-cell>
          <table:table-cell table:number-columns-repeated="7"/>
        </table:table-row>
        <table:table-row table:style-name="ro1">
          <table:table-cell table:formula="oooc:=+[.A556]+1" office:value-type="float" office:value="527">
            <text:p>527</text:p>
          </table:table-cell>
          <table:table-cell table:formula="oooc:=+[.B556]+[.B556]*growth/100" office:value-type="float" office:value="4.39347050248359E+160">
            <text:p>439347050248359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56]-([.B557]-reserve)" office:value-type="float" office:value="-8.78694100496718E+160">
            <text:p>-87869410049671800000000000000000000000000000000000000000000000000000000000000000000000000000000000000000000000000000000000000000000000000000000000000000000000000.0000</text:p>
          </table:table-cell>
          <table:table-cell table:style-name="Default" table:formula="oooc:=+[.B557]/[.$B$30]" office:value-type="float" office:value="4.39347050248359E+158">
            <text:p>4.39E+158</text:p>
          </table:table-cell>
          <table:table-cell table:number-columns-repeated="7"/>
        </table:table-row>
        <table:table-row table:style-name="ro1">
          <table:table-cell table:formula="oooc:=+[.A557]+1" office:value-type="float" office:value="528">
            <text:p>528</text:p>
          </table:table-cell>
          <table:table-cell table:formula="oooc:=+[.B557]+[.B557]*growth/100" office:value-type="float" office:value="8.78694100496718E+160">
            <text:p>878694100496718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57]-([.B558]-reserve)" office:value-type="float" office:value="-1.75738820099344E+161">
            <text:p>-175738820099344000000000000000000000000000000000000000000000000000000000000000000000000000000000000000000000000000000000000000000000000000000000000000000000000000.0000</text:p>
          </table:table-cell>
          <table:table-cell table:style-name="Default" table:formula="oooc:=+[.B558]/[.$B$30]" office:value-type="float" office:value="8.78694100496718E+158">
            <text:p>8.79E+158</text:p>
          </table:table-cell>
          <table:table-cell table:number-columns-repeated="7"/>
        </table:table-row>
        <table:table-row table:style-name="ro1">
          <table:table-cell table:formula="oooc:=+[.A558]+1" office:value-type="float" office:value="529">
            <text:p>529</text:p>
          </table:table-cell>
          <table:table-cell table:formula="oooc:=+[.B558]+[.B558]*growth/100" office:value-type="float" office:value="1.75738820099344E+161">
            <text:p>175738820099344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58]-([.B559]-reserve)" office:value-type="float" office:value="-3.51477640198687E+161">
            <text:p>-351477640198687000000000000000000000000000000000000000000000000000000000000000000000000000000000000000000000000000000000000000000000000000000000000000000000000000.0000</text:p>
          </table:table-cell>
          <table:table-cell table:style-name="Default" table:formula="oooc:=+[.B559]/[.$B$30]" office:value-type="float" office:value="1.75738820099344E+159">
            <text:p>1.76E+159</text:p>
          </table:table-cell>
          <table:table-cell table:number-columns-repeated="7"/>
        </table:table-row>
        <table:table-row table:style-name="ro1">
          <table:table-cell table:formula="oooc:=+[.A559]+1" office:value-type="float" office:value="530">
            <text:p>530</text:p>
          </table:table-cell>
          <table:table-cell table:formula="oooc:=+[.B559]+[.B559]*growth/100" office:value-type="float" office:value="3.51477640198687E+161">
            <text:p>351477640198687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59]-([.B560]-reserve)" office:value-type="float" office:value="-7.02955280397374E+161">
            <text:p>-702955280397374000000000000000000000000000000000000000000000000000000000000000000000000000000000000000000000000000000000000000000000000000000000000000000000000000.0000</text:p>
          </table:table-cell>
          <table:table-cell table:style-name="Default" table:formula="oooc:=+[.B560]/[.$B$30]" office:value-type="float" office:value="3.51477640198687E+159">
            <text:p>3.51E+159</text:p>
          </table:table-cell>
          <table:table-cell table:number-columns-repeated="7"/>
        </table:table-row>
        <table:table-row table:style-name="ro1">
          <table:table-cell table:formula="oooc:=+[.A560]+1" office:value-type="float" office:value="531">
            <text:p>531</text:p>
          </table:table-cell>
          <table:table-cell table:formula="oooc:=+[.B560]+[.B560]*growth/100" office:value-type="float" office:value="7.02955280397374E+161">
            <text:p>702955280397374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60]-([.B561]-reserve)" office:value-type="float" office:value="-1.40591056079475E+162">
            <text:p>-1405910560794750000000000000000000000000000000000000000000000000000000000000000000000000000000000000000000000000000000000000000000000000000000000000000000000000000.0000</text:p>
          </table:table-cell>
          <table:table-cell table:style-name="Default" table:formula="oooc:=+[.B561]/[.$B$30]" office:value-type="float" office:value="7.02955280397375E+159">
            <text:p>7.03E+159</text:p>
          </table:table-cell>
          <table:table-cell table:number-columns-repeated="7"/>
        </table:table-row>
        <table:table-row table:style-name="ro1">
          <table:table-cell table:formula="oooc:=+[.A561]+1" office:value-type="float" office:value="532">
            <text:p>532</text:p>
          </table:table-cell>
          <table:table-cell table:formula="oooc:=+[.B561]+[.B561]*growth/100" office:value-type="float" office:value="1.40591056079475E+162">
            <text:p>140591056079475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61]-([.B562]-reserve)" office:value-type="float" office:value="-2.8118211215895E+162">
            <text:p>-2811821121589500000000000000000000000000000000000000000000000000000000000000000000000000000000000000000000000000000000000000000000000000000000000000000000000000000.0000</text:p>
          </table:table-cell>
          <table:table-cell table:style-name="Default" table:formula="oooc:=+[.B562]/[.$B$30]" office:value-type="float" office:value="1.40591056079475E+160">
            <text:p>1.41E+160</text:p>
          </table:table-cell>
          <table:table-cell table:number-columns-repeated="7"/>
        </table:table-row>
        <table:table-row table:style-name="ro1">
          <table:table-cell table:formula="oooc:=+[.A562]+1" office:value-type="float" office:value="533">
            <text:p>533</text:p>
          </table:table-cell>
          <table:table-cell table:formula="oooc:=+[.B562]+[.B562]*growth/100" office:value-type="float" office:value="2.8118211215895E+162">
            <text:p>28118211215895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62]-([.B563]-reserve)" office:value-type="float" office:value="-5.623642243179E+162">
            <text:p>-5623642243179000000000000000000000000000000000000000000000000000000000000000000000000000000000000000000000000000000000000000000000000000000000000000000000000000000.0000</text:p>
          </table:table-cell>
          <table:table-cell table:style-name="Default" table:formula="oooc:=+[.B563]/[.$B$30]" office:value-type="float" office:value="2.8118211215895E+160">
            <text:p>2.81E+160</text:p>
          </table:table-cell>
          <table:table-cell table:number-columns-repeated="7"/>
        </table:table-row>
        <table:table-row table:style-name="ro1">
          <table:table-cell table:formula="oooc:=+[.A563]+1" office:value-type="float" office:value="534">
            <text:p>534</text:p>
          </table:table-cell>
          <table:table-cell table:formula="oooc:=+[.B563]+[.B563]*growth/100" office:value-type="float" office:value="5.623642243179E+162">
            <text:p>5623642243179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63]-([.B564]-reserve)" office:value-type="float" office:value="-1.1247284486358E+163">
            <text:p>-11247284486358000000000000000000000000000000000000000000000000000000000000000000000000000000000000000000000000000000000000000000000000000000000000000000000000000000.0000</text:p>
          </table:table-cell>
          <table:table-cell table:style-name="Default" table:formula="oooc:=+[.B564]/[.$B$30]" office:value-type="float" office:value="5.623642243179E+160">
            <text:p>5.62E+160</text:p>
          </table:table-cell>
          <table:table-cell table:number-columns-repeated="7"/>
        </table:table-row>
        <table:table-row table:style-name="ro1">
          <table:table-cell table:formula="oooc:=+[.A564]+1" office:value-type="float" office:value="535">
            <text:p>535</text:p>
          </table:table-cell>
          <table:table-cell table:formula="oooc:=+[.B564]+[.B564]*growth/100" office:value-type="float" office:value="1.1247284486358E+163">
            <text:p>11247284486358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64]-([.B565]-reserve)" office:value-type="float" office:value="-2.2494568972716E+163">
            <text:p>-22494568972716000000000000000000000000000000000000000000000000000000000000000000000000000000000000000000000000000000000000000000000000000000000000000000000000000000.0000</text:p>
          </table:table-cell>
          <table:table-cell table:style-name="Default" table:formula="oooc:=+[.B565]/[.$B$30]" office:value-type="float" office:value="1.1247284486358E+161">
            <text:p>1.12E+161</text:p>
          </table:table-cell>
          <table:table-cell table:number-columns-repeated="7"/>
        </table:table-row>
        <table:table-row table:style-name="ro1">
          <table:table-cell table:formula="oooc:=+[.A565]+1" office:value-type="float" office:value="536">
            <text:p>536</text:p>
          </table:table-cell>
          <table:table-cell table:formula="oooc:=+[.B565]+[.B565]*growth/100" office:value-type="float" office:value="2.2494568972716E+163">
            <text:p>22494568972716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65]-([.B566]-reserve)" office:value-type="float" office:value="-4.4989137945432E+163">
            <text:p>-44989137945432000000000000000000000000000000000000000000000000000000000000000000000000000000000000000000000000000000000000000000000000000000000000000000000000000000.0000</text:p>
          </table:table-cell>
          <table:table-cell table:style-name="Default" table:formula="oooc:=+[.B566]/[.$B$30]" office:value-type="float" office:value="2.2494568972716E+161">
            <text:p>2.25E+161</text:p>
          </table:table-cell>
          <table:table-cell table:number-columns-repeated="7"/>
        </table:table-row>
        <table:table-row table:style-name="ro1">
          <table:table-cell table:formula="oooc:=+[.A566]+1" office:value-type="float" office:value="537">
            <text:p>537</text:p>
          </table:table-cell>
          <table:table-cell table:formula="oooc:=+[.B566]+[.B566]*growth/100" office:value-type="float" office:value="4.4989137945432E+163">
            <text:p>44989137945432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66]-([.B567]-reserve)" office:value-type="float" office:value="-8.99782758908639E+163">
            <text:p>-89978275890863900000000000000000000000000000000000000000000000000000000000000000000000000000000000000000000000000000000000000000000000000000000000000000000000000000.0000</text:p>
          </table:table-cell>
          <table:table-cell table:style-name="Default" table:formula="oooc:=+[.B567]/[.$B$30]" office:value-type="float" office:value="4.4989137945432E+161">
            <text:p>4.50E+161</text:p>
          </table:table-cell>
          <table:table-cell table:number-columns-repeated="7"/>
        </table:table-row>
        <table:table-row table:style-name="ro1">
          <table:table-cell table:formula="oooc:=+[.A567]+1" office:value-type="float" office:value="538">
            <text:p>538</text:p>
          </table:table-cell>
          <table:table-cell table:formula="oooc:=+[.B567]+[.B567]*growth/100" office:value-type="float" office:value="8.99782758908639E+163">
            <text:p>899782758908639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67]-([.B568]-reserve)" office:value-type="float" office:value="-1.79956551781728E+164">
            <text:p>-179956551781728000000000000000000000000000000000000000000000000000000000000000000000000000000000000000000000000000000000000000000000000000000000000000000000000000000.0000</text:p>
          </table:table-cell>
          <table:table-cell table:style-name="Default" table:formula="oooc:=+[.B568]/[.$B$30]" office:value-type="float" office:value="8.99782758908639E+161">
            <text:p>9.00E+161</text:p>
          </table:table-cell>
          <table:table-cell table:number-columns-repeated="7"/>
        </table:table-row>
        <table:table-row table:style-name="ro1">
          <table:table-cell table:formula="oooc:=+[.A568]+1" office:value-type="float" office:value="539">
            <text:p>539</text:p>
          </table:table-cell>
          <table:table-cell table:formula="oooc:=+[.B568]+[.B568]*growth/100" office:value-type="float" office:value="1.79956551781728E+164">
            <text:p>179956551781728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68]-([.B569]-reserve)" office:value-type="float" office:value="-3.59913103563456E+164">
            <text:p>-359913103563456000000000000000000000000000000000000000000000000000000000000000000000000000000000000000000000000000000000000000000000000000000000000000000000000000000.0000</text:p>
          </table:table-cell>
          <table:table-cell table:style-name="Default" table:formula="oooc:=+[.B569]/[.$B$30]" office:value-type="float" office:value="1.79956551781728E+162">
            <text:p>1.80E+162</text:p>
          </table:table-cell>
          <table:table-cell table:number-columns-repeated="7"/>
        </table:table-row>
        <table:table-row table:style-name="ro1">
          <table:table-cell table:formula="oooc:=+[.A569]+1" office:value-type="float" office:value="540">
            <text:p>540</text:p>
          </table:table-cell>
          <table:table-cell table:formula="oooc:=+[.B569]+[.B569]*growth/100" office:value-type="float" office:value="3.59913103563456E+164">
            <text:p>359913103563456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69]-([.B570]-reserve)" office:value-type="float" office:value="-7.19826207126911E+164">
            <text:p>-719826207126911000000000000000000000000000000000000000000000000000000000000000000000000000000000000000000000000000000000000000000000000000000000000000000000000000000.0000</text:p>
          </table:table-cell>
          <table:table-cell table:style-name="Default" table:formula="oooc:=+[.B570]/[.$B$30]" office:value-type="float" office:value="3.59913103563456E+162">
            <text:p>3.60E+162</text:p>
          </table:table-cell>
          <table:table-cell table:number-columns-repeated="7"/>
        </table:table-row>
        <table:table-row table:style-name="ro1">
          <table:table-cell table:formula="oooc:=+[.A570]+1" office:value-type="float" office:value="541">
            <text:p>541</text:p>
          </table:table-cell>
          <table:table-cell table:formula="oooc:=+[.B570]+[.B570]*growth/100" office:value-type="float" office:value="7.19826207126911E+164">
            <text:p>719826207126911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70]-([.B571]-reserve)" office:value-type="float" office:value="-1.43965241425382E+165">
            <text:p>-1439652414253820000000000000000000000000000000000000000000000000000000000000000000000000000000000000000000000000000000000000000000000000000000000000000000000000000000.0000</text:p>
          </table:table-cell>
          <table:table-cell table:style-name="Default" table:formula="oooc:=+[.B571]/[.$B$30]" office:value-type="float" office:value="7.19826207126912E+162">
            <text:p>7.20E+162</text:p>
          </table:table-cell>
          <table:table-cell table:number-columns-repeated="7"/>
        </table:table-row>
        <table:table-row table:style-name="ro1">
          <table:table-cell table:formula="oooc:=+[.A571]+1" office:value-type="float" office:value="542">
            <text:p>542</text:p>
          </table:table-cell>
          <table:table-cell table:formula="oooc:=+[.B571]+[.B571]*growth/100" office:value-type="float" office:value="1.43965241425382E+165">
            <text:p>143965241425382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71]-([.B572]-reserve)" office:value-type="float" office:value="-2.87930482850765E+165">
            <text:p>-2879304828507650000000000000000000000000000000000000000000000000000000000000000000000000000000000000000000000000000000000000000000000000000000000000000000000000000000.0000</text:p>
          </table:table-cell>
          <table:table-cell table:style-name="Default" table:formula="oooc:=+[.B572]/[.$B$30]" office:value-type="float" office:value="1.43965241425382E+163">
            <text:p>1.44E+163</text:p>
          </table:table-cell>
          <table:table-cell table:number-columns-repeated="7"/>
        </table:table-row>
        <table:table-row table:style-name="ro1">
          <table:table-cell table:formula="oooc:=+[.A572]+1" office:value-type="float" office:value="543">
            <text:p>543</text:p>
          </table:table-cell>
          <table:table-cell table:formula="oooc:=+[.B572]+[.B572]*growth/100" office:value-type="float" office:value="2.87930482850765E+165">
            <text:p>287930482850765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72]-([.B573]-reserve)" office:value-type="float" office:value="-5.75860965701529E+165">
            <text:p>-5758609657015290000000000000000000000000000000000000000000000000000000000000000000000000000000000000000000000000000000000000000000000000000000000000000000000000000000.0000</text:p>
          </table:table-cell>
          <table:table-cell table:style-name="Default" table:formula="oooc:=+[.B573]/[.$B$30]" office:value-type="float" office:value="2.87930482850765E+163">
            <text:p>2.88E+163</text:p>
          </table:table-cell>
          <table:table-cell table:number-columns-repeated="7"/>
        </table:table-row>
        <table:table-row table:style-name="ro1">
          <table:table-cell table:formula="oooc:=+[.A573]+1" office:value-type="float" office:value="544">
            <text:p>544</text:p>
          </table:table-cell>
          <table:table-cell table:formula="oooc:=+[.B573]+[.B573]*growth/100" office:value-type="float" office:value="5.75860965701529E+165">
            <text:p>575860965701529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73]-([.B574]-reserve)" office:value-type="float" office:value="-1.15172193140306E+166">
            <text:p>-11517219314030600000000000000000000000000000000000000000000000000000000000000000000000000000000000000000000000000000000000000000000000000000000000000000000000000000000.0000</text:p>
          </table:table-cell>
          <table:table-cell table:style-name="Default" table:formula="oooc:=+[.B574]/[.$B$30]" office:value-type="float" office:value="5.75860965701529E+163">
            <text:p>5.76E+163</text:p>
          </table:table-cell>
          <table:table-cell table:number-columns-repeated="7"/>
        </table:table-row>
        <table:table-row table:style-name="ro1">
          <table:table-cell table:formula="oooc:=+[.A574]+1" office:value-type="float" office:value="545">
            <text:p>545</text:p>
          </table:table-cell>
          <table:table-cell table:formula="oooc:=+[.B574]+[.B574]*growth/100" office:value-type="float" office:value="1.15172193140306E+166">
            <text:p>115172193140306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74]-([.B575]-reserve)" office:value-type="float" office:value="-2.30344386280612E+166">
            <text:p>-23034438628061200000000000000000000000000000000000000000000000000000000000000000000000000000000000000000000000000000000000000000000000000000000000000000000000000000000.0000</text:p>
          </table:table-cell>
          <table:table-cell table:style-name="Default" table:formula="oooc:=+[.B575]/[.$B$30]" office:value-type="float" office:value="1.15172193140306E+164">
            <text:p>1.15E+164</text:p>
          </table:table-cell>
          <table:table-cell table:number-columns-repeated="7"/>
        </table:table-row>
        <table:table-row table:style-name="ro1">
          <table:table-cell table:formula="oooc:=+[.A575]+1" office:value-type="float" office:value="546">
            <text:p>546</text:p>
          </table:table-cell>
          <table:table-cell table:formula="oooc:=+[.B575]+[.B575]*growth/100" office:value-type="float" office:value="2.30344386280612E+166">
            <text:p>230344386280612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75]-([.B576]-reserve)" office:value-type="float" office:value="-4.60688772561223E+166">
            <text:p>-46068877256122300000000000000000000000000000000000000000000000000000000000000000000000000000000000000000000000000000000000000000000000000000000000000000000000000000000.0000</text:p>
          </table:table-cell>
          <table:table-cell table:style-name="Default" table:formula="oooc:=+[.B576]/[.$B$30]" office:value-type="float" office:value="2.30344386280612E+164">
            <text:p>2.30E+164</text:p>
          </table:table-cell>
          <table:table-cell table:number-columns-repeated="7"/>
        </table:table-row>
        <table:table-row table:style-name="ro1">
          <table:table-cell table:formula="oooc:=+[.A576]+1" office:value-type="float" office:value="547">
            <text:p>547</text:p>
          </table:table-cell>
          <table:table-cell table:formula="oooc:=+[.B576]+[.B576]*growth/100" office:value-type="float" office:value="4.60688772561223E+166">
            <text:p>460688772561223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76]-([.B577]-reserve)" office:value-type="float" office:value="-9.21377545122447E+166">
            <text:p>-92137754512244700000000000000000000000000000000000000000000000000000000000000000000000000000000000000000000000000000000000000000000000000000000000000000000000000000000.0000</text:p>
          </table:table-cell>
          <table:table-cell table:style-name="Default" table:formula="oooc:=+[.B577]/[.$B$30]" office:value-type="float" office:value="4.60688772561223E+164">
            <text:p>4.61E+164</text:p>
          </table:table-cell>
          <table:table-cell table:number-columns-repeated="7"/>
        </table:table-row>
        <table:table-row table:style-name="ro1">
          <table:table-cell table:formula="oooc:=+[.A577]+1" office:value-type="float" office:value="548">
            <text:p>548</text:p>
          </table:table-cell>
          <table:table-cell table:formula="oooc:=+[.B577]+[.B577]*growth/100" office:value-type="float" office:value="9.21377545122447E+166">
            <text:p>921377545122447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77]-([.B578]-reserve)" office:value-type="float" office:value="-1.84275509024489E+167">
            <text:p>-184275509024489000000000000000000000000000000000000000000000000000000000000000000000000000000000000000000000000000000000000000000000000000000000000000000000000000000000.0000</text:p>
          </table:table-cell>
          <table:table-cell table:style-name="Default" table:formula="oooc:=+[.B578]/[.$B$30]" office:value-type="float" office:value="9.21377545122447E+164">
            <text:p>9.21E+164</text:p>
          </table:table-cell>
          <table:table-cell table:number-columns-repeated="7"/>
        </table:table-row>
        <table:table-row table:style-name="ro1">
          <table:table-cell table:formula="oooc:=+[.A578]+1" office:value-type="float" office:value="549">
            <text:p>549</text:p>
          </table:table-cell>
          <table:table-cell table:formula="oooc:=+[.B578]+[.B578]*growth/100" office:value-type="float" office:value="1.84275509024489E+167">
            <text:p>184275509024489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78]-([.B579]-reserve)" office:value-type="float" office:value="-3.68551018048979E+167">
            <text:p>-368551018048979000000000000000000000000000000000000000000000000000000000000000000000000000000000000000000000000000000000000000000000000000000000000000000000000000000000.0000</text:p>
          </table:table-cell>
          <table:table-cell table:style-name="Default" table:formula="oooc:=+[.B579]/[.$B$30]" office:value-type="float" office:value="1.84275509024489E+165">
            <text:p>1.84E+165</text:p>
          </table:table-cell>
          <table:table-cell table:number-columns-repeated="7"/>
        </table:table-row>
        <table:table-row table:style-name="ro1">
          <table:table-cell table:formula="oooc:=+[.A579]+1" office:value-type="float" office:value="550">
            <text:p>550</text:p>
          </table:table-cell>
          <table:table-cell table:formula="oooc:=+[.B579]+[.B579]*growth/100" office:value-type="float" office:value="3.68551018048979E+167">
            <text:p>368551018048979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79]-([.B580]-reserve)" office:value-type="float" office:value="-7.37102036097957E+167">
            <text:p>-737102036097957000000000000000000000000000000000000000000000000000000000000000000000000000000000000000000000000000000000000000000000000000000000000000000000000000000000.0000</text:p>
          </table:table-cell>
          <table:table-cell table:style-name="Default" table:formula="oooc:=+[.B580]/[.$B$30]" office:value-type="float" office:value="3.68551018048979E+165">
            <text:p>3.69E+165</text:p>
          </table:table-cell>
          <table:table-cell table:number-columns-repeated="7"/>
        </table:table-row>
        <table:table-row table:style-name="ro1">
          <table:table-cell table:formula="oooc:=+[.A580]+1" office:value-type="float" office:value="551">
            <text:p>551</text:p>
          </table:table-cell>
          <table:table-cell table:formula="oooc:=+[.B580]+[.B580]*growth/100" office:value-type="float" office:value="7.37102036097957E+167">
            <text:p>737102036097957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80]-([.B581]-reserve)" office:value-type="float" office:value="-1.47420407219591E+168">
            <text:p>-1474204072195910000000000000000000000000000000000000000000000000000000000000000000000000000000000000000000000000000000000000000000000000000000000000000000000000000000000.0000</text:p>
          </table:table-cell>
          <table:table-cell table:style-name="Default" table:formula="oooc:=+[.B581]/[.$B$30]" office:value-type="float" office:value="7.37102036097957E+165">
            <text:p>7.37E+165</text:p>
          </table:table-cell>
          <table:table-cell table:number-columns-repeated="7"/>
        </table:table-row>
        <table:table-row table:style-name="ro1">
          <table:table-cell table:formula="oooc:=+[.A581]+1" office:value-type="float" office:value="552">
            <text:p>552</text:p>
          </table:table-cell>
          <table:table-cell table:formula="oooc:=+[.B581]+[.B581]*growth/100" office:value-type="float" office:value="1.47420407219591E+168">
            <text:p>147420407219591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81]-([.B582]-reserve)" office:value-type="float" office:value="-2.94840814439183E+168">
            <text:p>-2948408144391830000000000000000000000000000000000000000000000000000000000000000000000000000000000000000000000000000000000000000000000000000000000000000000000000000000000.0000</text:p>
          </table:table-cell>
          <table:table-cell table:style-name="Default" table:formula="oooc:=+[.B582]/[.$B$30]" office:value-type="float" office:value="1.47420407219591E+166">
            <text:p>1.47E+166</text:p>
          </table:table-cell>
          <table:table-cell table:number-columns-repeated="7"/>
        </table:table-row>
        <table:table-row table:style-name="ro1">
          <table:table-cell table:formula="oooc:=+[.A582]+1" office:value-type="float" office:value="553">
            <text:p>553</text:p>
          </table:table-cell>
          <table:table-cell table:formula="oooc:=+[.B582]+[.B582]*growth/100" office:value-type="float" office:value="2.94840814439183E+168">
            <text:p>294840814439183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82]-([.B583]-reserve)" office:value-type="float" office:value="-5.89681628878366E+168">
            <text:p>-5896816288783660000000000000000000000000000000000000000000000000000000000000000000000000000000000000000000000000000000000000000000000000000000000000000000000000000000000.0000</text:p>
          </table:table-cell>
          <table:table-cell table:style-name="Default" table:formula="oooc:=+[.B583]/[.$B$30]" office:value-type="float" office:value="2.94840814439183E+166">
            <text:p>2.95E+166</text:p>
          </table:table-cell>
          <table:table-cell table:number-columns-repeated="7"/>
        </table:table-row>
        <table:table-row table:style-name="ro1">
          <table:table-cell table:formula="oooc:=+[.A583]+1" office:value-type="float" office:value="554">
            <text:p>554</text:p>
          </table:table-cell>
          <table:table-cell table:formula="oooc:=+[.B583]+[.B583]*growth/100" office:value-type="float" office:value="5.89681628878366E+168">
            <text:p>589681628878366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83]-([.B584]-reserve)" office:value-type="float" office:value="-1.17936325775673E+169">
            <text:p>-117936325775673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584]/[.$B$30]" office:value-type="float" office:value="5.89681628878366E+166">
            <text:p>5.90E+166</text:p>
          </table:table-cell>
          <table:table-cell table:number-columns-repeated="7"/>
        </table:table-row>
        <table:table-row table:style-name="ro1">
          <table:table-cell table:formula="oooc:=+[.A584]+1" office:value-type="float" office:value="555">
            <text:p>555</text:p>
          </table:table-cell>
          <table:table-cell table:formula="oooc:=+[.B584]+[.B584]*growth/100" office:value-type="float" office:value="1.17936325775673E+169">
            <text:p>117936325775673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84]-([.B585]-reserve)" office:value-type="float" office:value="-2.35872651551346E+169">
            <text:p>-235872651551346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585]/[.$B$30]" office:value-type="float" office:value="1.17936325775673E+167">
            <text:p>1.18E+167</text:p>
          </table:table-cell>
          <table:table-cell table:number-columns-repeated="7"/>
        </table:table-row>
        <table:table-row table:style-name="ro1">
          <table:table-cell table:formula="oooc:=+[.A585]+1" office:value-type="float" office:value="556">
            <text:p>556</text:p>
          </table:table-cell>
          <table:table-cell table:formula="oooc:=+[.B585]+[.B585]*growth/100" office:value-type="float" office:value="2.35872651551346E+169">
            <text:p>235872651551346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85]-([.B586]-reserve)" office:value-type="float" office:value="-4.71745303102693E+169">
            <text:p>-471745303102693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586]/[.$B$30]" office:value-type="float" office:value="2.35872651551346E+167">
            <text:p>2.36E+167</text:p>
          </table:table-cell>
          <table:table-cell table:number-columns-repeated="7"/>
        </table:table-row>
        <table:table-row table:style-name="ro1">
          <table:table-cell table:formula="oooc:=+[.A586]+1" office:value-type="float" office:value="557">
            <text:p>557</text:p>
          </table:table-cell>
          <table:table-cell table:formula="oooc:=+[.B586]+[.B586]*growth/100" office:value-type="float" office:value="4.71745303102693E+169">
            <text:p>471745303102693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86]-([.B587]-reserve)" office:value-type="float" office:value="-9.43490606205385E+169">
            <text:p>-943490606205385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587]/[.$B$30]" office:value-type="float" office:value="4.71745303102693E+167">
            <text:p>4.72E+167</text:p>
          </table:table-cell>
          <table:table-cell table:number-columns-repeated="7"/>
        </table:table-row>
        <table:table-row table:style-name="ro1">
          <table:table-cell table:formula="oooc:=+[.A587]+1" office:value-type="float" office:value="558">
            <text:p>558</text:p>
          </table:table-cell>
          <table:table-cell table:formula="oooc:=+[.B587]+[.B587]*growth/100" office:value-type="float" office:value="9.43490606205385E+169">
            <text:p>943490606205385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87]-([.B588]-reserve)" office:value-type="float" office:value="-1.88698121241077E+170">
            <text:p>-188698121241077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588]/[.$B$30]" office:value-type="float" office:value="9.43490606205385E+167">
            <text:p>9.43E+167</text:p>
          </table:table-cell>
          <table:table-cell table:number-columns-repeated="7"/>
        </table:table-row>
        <table:table-row table:style-name="ro1">
          <table:table-cell table:formula="oooc:=+[.A588]+1" office:value-type="float" office:value="559">
            <text:p>559</text:p>
          </table:table-cell>
          <table:table-cell table:formula="oooc:=+[.B588]+[.B588]*growth/100" office:value-type="float" office:value="1.88698121241077E+170">
            <text:p>188698121241077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88]-([.B589]-reserve)" office:value-type="float" office:value="-3.77396242482154E+170">
            <text:p>-377396242482154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589]/[.$B$30]" office:value-type="float" office:value="1.88698121241077E+168">
            <text:p>1.89E+168</text:p>
          </table:table-cell>
          <table:table-cell table:number-columns-repeated="7"/>
        </table:table-row>
        <table:table-row table:style-name="ro1">
          <table:table-cell table:formula="oooc:=+[.A589]+1" office:value-type="float" office:value="560">
            <text:p>560</text:p>
          </table:table-cell>
          <table:table-cell table:formula="oooc:=+[.B589]+[.B589]*growth/100" office:value-type="float" office:value="3.77396242482154E+170">
            <text:p>377396242482154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89]-([.B590]-reserve)" office:value-type="float" office:value="-7.54792484964308E+170">
            <text:p>-754792484964308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590]/[.$B$30]" office:value-type="float" office:value="3.77396242482154E+168">
            <text:p>3.77E+168</text:p>
          </table:table-cell>
          <table:table-cell table:number-columns-repeated="7"/>
        </table:table-row>
        <table:table-row table:style-name="ro1">
          <table:table-cell table:formula="oooc:=+[.A590]+1" office:value-type="float" office:value="561">
            <text:p>561</text:p>
          </table:table-cell>
          <table:table-cell table:formula="oooc:=+[.B590]+[.B590]*growth/100" office:value-type="float" office:value="7.54792484964308E+170">
            <text:p>754792484964308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90]-([.B591]-reserve)" office:value-type="float" office:value="-1.50958496992862E+171">
            <text:p>-150958496992862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591]/[.$B$30]" office:value-type="float" office:value="7.54792484964308E+168">
            <text:p>7.55E+168</text:p>
          </table:table-cell>
          <table:table-cell table:number-columns-repeated="7"/>
        </table:table-row>
        <table:table-row table:style-name="ro1">
          <table:table-cell table:formula="oooc:=+[.A591]+1" office:value-type="float" office:value="562">
            <text:p>562</text:p>
          </table:table-cell>
          <table:table-cell table:formula="oooc:=+[.B591]+[.B591]*growth/100" office:value-type="float" office:value="1.50958496992862E+171">
            <text:p>150958496992862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91]-([.B592]-reserve)" office:value-type="float" office:value="-3.01916993985723E+171">
            <text:p>-301916993985723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592]/[.$B$30]" office:value-type="float" office:value="1.50958496992862E+169">
            <text:p>1.51E+169</text:p>
          </table:table-cell>
          <table:table-cell table:number-columns-repeated="7"/>
        </table:table-row>
        <table:table-row table:style-name="ro1">
          <table:table-cell table:formula="oooc:=+[.A592]+1" office:value-type="float" office:value="563">
            <text:p>563</text:p>
          </table:table-cell>
          <table:table-cell table:formula="oooc:=+[.B592]+[.B592]*growth/100" office:value-type="float" office:value="3.01916993985723E+171">
            <text:p>301916993985723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92]-([.B593]-reserve)" office:value-type="float" office:value="-6.03833987971447E+171">
            <text:p>-603833987971447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593]/[.$B$30]" office:value-type="float" office:value="3.01916993985723E+169">
            <text:p>3.02E+169</text:p>
          </table:table-cell>
          <table:table-cell table:number-columns-repeated="7"/>
        </table:table-row>
        <table:table-row table:style-name="ro1">
          <table:table-cell table:formula="oooc:=+[.A593]+1" office:value-type="float" office:value="564">
            <text:p>564</text:p>
          </table:table-cell>
          <table:table-cell table:formula="oooc:=+[.B593]+[.B593]*growth/100" office:value-type="float" office:value="6.03833987971447E+171">
            <text:p>603833987971447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93]-([.B594]-reserve)" office:value-type="float" office:value="-1.20766797594289E+172">
            <text:p>-120766797594289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594]/[.$B$30]" office:value-type="float" office:value="6.03833987971447E+169">
            <text:p>6.04E+169</text:p>
          </table:table-cell>
          <table:table-cell table:number-columns-repeated="7"/>
        </table:table-row>
        <table:table-row table:style-name="ro1">
          <table:table-cell table:formula="oooc:=+[.A594]+1" office:value-type="float" office:value="565">
            <text:p>565</text:p>
          </table:table-cell>
          <table:table-cell table:formula="oooc:=+[.B594]+[.B594]*growth/100" office:value-type="float" office:value="1.20766797594289E+172">
            <text:p>120766797594289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94]-([.B595]-reserve)" office:value-type="float" office:value="-2.41533595188579E+172">
            <text:p>-241533595188579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595]/[.$B$30]" office:value-type="float" office:value="1.20766797594289E+170">
            <text:p>1.21E+170</text:p>
          </table:table-cell>
          <table:table-cell table:number-columns-repeated="7"/>
        </table:table-row>
        <table:table-row table:style-name="ro1">
          <table:table-cell table:formula="oooc:=+[.A595]+1" office:value-type="float" office:value="566">
            <text:p>566</text:p>
          </table:table-cell>
          <table:table-cell table:formula="oooc:=+[.B595]+[.B595]*growth/100" office:value-type="float" office:value="2.41533595188579E+172">
            <text:p>241533595188579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95]-([.B596]-reserve)" office:value-type="float" office:value="-4.83067190377157E+172">
            <text:p>-483067190377157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596]/[.$B$30]" office:value-type="float" office:value="2.41533595188579E+170">
            <text:p>2.42E+170</text:p>
          </table:table-cell>
          <table:table-cell table:number-columns-repeated="7"/>
        </table:table-row>
        <table:table-row table:style-name="ro1">
          <table:table-cell table:formula="oooc:=+[.A596]+1" office:value-type="float" office:value="567">
            <text:p>567</text:p>
          </table:table-cell>
          <table:table-cell table:formula="oooc:=+[.B596]+[.B596]*growth/100" office:value-type="float" office:value="4.83067190377157E+172">
            <text:p>483067190377157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96]-([.B597]-reserve)" office:value-type="float" office:value="-9.66134380754315E+172">
            <text:p>-966134380754315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597]/[.$B$30]" office:value-type="float" office:value="4.83067190377157E+170">
            <text:p>4.83E+170</text:p>
          </table:table-cell>
          <table:table-cell table:number-columns-repeated="7"/>
        </table:table-row>
        <table:table-row table:style-name="ro1">
          <table:table-cell table:formula="oooc:=+[.A597]+1" office:value-type="float" office:value="568">
            <text:p>568</text:p>
          </table:table-cell>
          <table:table-cell table:formula="oooc:=+[.B597]+[.B597]*growth/100" office:value-type="float" office:value="9.66134380754315E+172">
            <text:p>966134380754315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97]-([.B598]-reserve)" office:value-type="float" office:value="-1.93226876150863E+173">
            <text:p>-193226876150863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598]/[.$B$30]" office:value-type="float" office:value="9.66134380754315E+170">
            <text:p>9.66E+170</text:p>
          </table:table-cell>
          <table:table-cell table:number-columns-repeated="7"/>
        </table:table-row>
        <table:table-row table:style-name="ro1">
          <table:table-cell table:formula="oooc:=+[.A598]+1" office:value-type="float" office:value="569">
            <text:p>569</text:p>
          </table:table-cell>
          <table:table-cell table:formula="oooc:=+[.B598]+[.B598]*growth/100" office:value-type="float" office:value="1.93226876150863E+173">
            <text:p>193226876150863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98]-([.B599]-reserve)" office:value-type="float" office:value="-3.86453752301726E+173">
            <text:p>-386453752301726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599]/[.$B$30]" office:value-type="float" office:value="1.93226876150863E+171">
            <text:p>1.93E+171</text:p>
          </table:table-cell>
          <table:table-cell table:number-columns-repeated="7"/>
        </table:table-row>
        <table:table-row table:style-name="ro1">
          <table:table-cell table:formula="oooc:=+[.A599]+1" office:value-type="float" office:value="570">
            <text:p>570</text:p>
          </table:table-cell>
          <table:table-cell table:formula="oooc:=+[.B599]+[.B599]*growth/100" office:value-type="float" office:value="3.86453752301726E+173">
            <text:p>386453752301726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599]-([.B600]-reserve)" office:value-type="float" office:value="-7.72907504603452E+173">
            <text:p>-772907504603452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00]/[.$B$30]" office:value-type="float" office:value="3.86453752301726E+171">
            <text:p>3.86E+171</text:p>
          </table:table-cell>
          <table:table-cell table:number-columns-repeated="7"/>
        </table:table-row>
        <table:table-row table:style-name="ro1">
          <table:table-cell table:formula="oooc:=+[.A600]+1" office:value-type="float" office:value="571">
            <text:p>571</text:p>
          </table:table-cell>
          <table:table-cell table:formula="oooc:=+[.B600]+[.B600]*growth/100" office:value-type="float" office:value="7.72907504603452E+173">
            <text:p>772907504603452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00]-([.B601]-reserve)" office:value-type="float" office:value="-1.5458150092069E+174">
            <text:p>-15458150092069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01]/[.$B$30]" office:value-type="float" office:value="7.72907504603452E+171">
            <text:p>7.73E+171</text:p>
          </table:table-cell>
          <table:table-cell table:number-columns-repeated="7"/>
        </table:table-row>
        <table:table-row table:style-name="ro1">
          <table:table-cell table:formula="oooc:=+[.A601]+1" office:value-type="float" office:value="572">
            <text:p>572</text:p>
          </table:table-cell>
          <table:table-cell table:formula="oooc:=+[.B601]+[.B601]*growth/100" office:value-type="float" office:value="1.5458150092069E+174">
            <text:p>15458150092069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01]-([.B602]-reserve)" office:value-type="float" office:value="-3.09163001841381E+174">
            <text:p>-309163001841381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02]/[.$B$30]" office:value-type="float" office:value="1.5458150092069E+172">
            <text:p>1.55E+172</text:p>
          </table:table-cell>
          <table:table-cell table:number-columns-repeated="7"/>
        </table:table-row>
        <table:table-row table:style-name="ro1">
          <table:table-cell table:formula="oooc:=+[.A602]+1" office:value-type="float" office:value="573">
            <text:p>573</text:p>
          </table:table-cell>
          <table:table-cell table:formula="oooc:=+[.B602]+[.B602]*growth/100" office:value-type="float" office:value="3.09163001841381E+174">
            <text:p>309163001841381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02]-([.B603]-reserve)" office:value-type="float" office:value="-6.18326003682761E+174">
            <text:p>-618326003682761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03]/[.$B$30]" office:value-type="float" office:value="3.09163001841381E+172">
            <text:p>3.09E+172</text:p>
          </table:table-cell>
          <table:table-cell table:number-columns-repeated="7"/>
        </table:table-row>
        <table:table-row table:style-name="ro1">
          <table:table-cell table:formula="oooc:=+[.A603]+1" office:value-type="float" office:value="574">
            <text:p>574</text:p>
          </table:table-cell>
          <table:table-cell table:formula="oooc:=+[.B603]+[.B603]*growth/100" office:value-type="float" office:value="6.18326003682761E+174">
            <text:p>618326003682761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03]-([.B604]-reserve)" office:value-type="float" office:value="-1.23665200736552E+175">
            <text:p>-123665200736552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04]/[.$B$30]" office:value-type="float" office:value="6.18326003682761E+172">
            <text:p>6.18E+172</text:p>
          </table:table-cell>
          <table:table-cell table:number-columns-repeated="7"/>
        </table:table-row>
        <table:table-row table:style-name="ro1">
          <table:table-cell table:formula="oooc:=+[.A604]+1" office:value-type="float" office:value="575">
            <text:p>575</text:p>
          </table:table-cell>
          <table:table-cell table:formula="oooc:=+[.B604]+[.B604]*growth/100" office:value-type="float" office:value="1.23665200736552E+175">
            <text:p>123665200736552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04]-([.B605]-reserve)" office:value-type="float" office:value="-2.47330401473105E+175">
            <text:p>-247330401473105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05]/[.$B$30]" office:value-type="float" office:value="1.23665200736552E+173">
            <text:p>1.24E+173</text:p>
          </table:table-cell>
          <table:table-cell table:number-columns-repeated="7"/>
        </table:table-row>
        <table:table-row table:style-name="ro1">
          <table:table-cell table:formula="oooc:=+[.A605]+1" office:value-type="float" office:value="576">
            <text:p>576</text:p>
          </table:table-cell>
          <table:table-cell table:formula="oooc:=+[.B605]+[.B605]*growth/100" office:value-type="float" office:value="2.47330401473105E+175">
            <text:p>247330401473105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05]-([.B606]-reserve)" office:value-type="float" office:value="-4.94660802946209E+175">
            <text:p>-494660802946209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06]/[.$B$30]" office:value-type="float" office:value="2.47330401473105E+173">
            <text:p>2.47E+173</text:p>
          </table:table-cell>
          <table:table-cell table:number-columns-repeated="7"/>
        </table:table-row>
        <table:table-row table:style-name="ro1">
          <table:table-cell table:formula="oooc:=+[.A606]+1" office:value-type="float" office:value="577">
            <text:p>577</text:p>
          </table:table-cell>
          <table:table-cell table:formula="oooc:=+[.B606]+[.B606]*growth/100" office:value-type="float" office:value="4.94660802946209E+175">
            <text:p>494660802946209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06]-([.B607]-reserve)" office:value-type="float" office:value="-9.89321605892418E+175">
            <text:p>-989321605892418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07]/[.$B$30]" office:value-type="float" office:value="4.94660802946209E+173">
            <text:p>4.95E+173</text:p>
          </table:table-cell>
          <table:table-cell table:number-columns-repeated="7"/>
        </table:table-row>
        <table:table-row table:style-name="ro1">
          <table:table-cell table:formula="oooc:=+[.A607]+1" office:value-type="float" office:value="578">
            <text:p>578</text:p>
          </table:table-cell>
          <table:table-cell table:formula="oooc:=+[.B607]+[.B607]*growth/100" office:value-type="float" office:value="9.89321605892418E+175">
            <text:p>989321605892418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07]-([.B608]-reserve)" office:value-type="float" office:value="-1.97864321178484E+176">
            <text:p>-197864321178484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08]/[.$B$30]" office:value-type="float" office:value="9.89321605892418E+173">
            <text:p>9.89E+173</text:p>
          </table:table-cell>
          <table:table-cell table:number-columns-repeated="7"/>
        </table:table-row>
        <table:table-row table:style-name="ro1">
          <table:table-cell table:formula="oooc:=+[.A608]+1" office:value-type="float" office:value="579">
            <text:p>579</text:p>
          </table:table-cell>
          <table:table-cell table:formula="oooc:=+[.B608]+[.B608]*growth/100" office:value-type="float" office:value="1.97864321178484E+176">
            <text:p>197864321178484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08]-([.B609]-reserve)" office:value-type="float" office:value="-3.95728642356967E+176">
            <text:p>-395728642356967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09]/[.$B$30]" office:value-type="float" office:value="1.97864321178484E+174">
            <text:p>1.98E+174</text:p>
          </table:table-cell>
          <table:table-cell table:number-columns-repeated="7"/>
        </table:table-row>
        <table:table-row table:style-name="ro1">
          <table:table-cell table:formula="oooc:=+[.A609]+1" office:value-type="float" office:value="580">
            <text:p>580</text:p>
          </table:table-cell>
          <table:table-cell table:formula="oooc:=+[.B609]+[.B609]*growth/100" office:value-type="float" office:value="3.95728642356967E+176">
            <text:p>395728642356967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09]-([.B610]-reserve)" office:value-type="float" office:value="-7.91457284713935E+176">
            <text:p>-791457284713935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10]/[.$B$30]" office:value-type="float" office:value="3.95728642356967E+174">
            <text:p>3.96E+174</text:p>
          </table:table-cell>
          <table:table-cell table:number-columns-repeated="7"/>
        </table:table-row>
        <table:table-row table:style-name="ro1">
          <table:table-cell table:formula="oooc:=+[.A610]+1" office:value-type="float" office:value="581">
            <text:p>581</text:p>
          </table:table-cell>
          <table:table-cell table:formula="oooc:=+[.B610]+[.B610]*growth/100" office:value-type="float" office:value="7.91457284713935E+176">
            <text:p>791457284713935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10]-([.B611]-reserve)" office:value-type="float" office:value="-1.58291456942787E+177">
            <text:p>-158291456942787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11]/[.$B$30]" office:value-type="float" office:value="7.91457284713934E+174">
            <text:p>7.91E+174</text:p>
          </table:table-cell>
          <table:table-cell table:number-columns-repeated="7"/>
        </table:table-row>
        <table:table-row table:style-name="ro1">
          <table:table-cell table:formula="oooc:=+[.A611]+1" office:value-type="float" office:value="582">
            <text:p>582</text:p>
          </table:table-cell>
          <table:table-cell table:formula="oooc:=+[.B611]+[.B611]*growth/100" office:value-type="float" office:value="1.58291456942787E+177">
            <text:p>158291456942787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11]-([.B612]-reserve)" office:value-type="float" office:value="-3.16582913885574E+177">
            <text:p>-316582913885574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12]/[.$B$30]" office:value-type="float" office:value="1.58291456942787E+175">
            <text:p>1.58E+175</text:p>
          </table:table-cell>
          <table:table-cell table:number-columns-repeated="7"/>
        </table:table-row>
        <table:table-row table:style-name="ro1">
          <table:table-cell table:formula="oooc:=+[.A612]+1" office:value-type="float" office:value="583">
            <text:p>583</text:p>
          </table:table-cell>
          <table:table-cell table:formula="oooc:=+[.B612]+[.B612]*growth/100" office:value-type="float" office:value="3.16582913885574E+177">
            <text:p>316582913885574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12]-([.B613]-reserve)" office:value-type="float" office:value="-6.33165827771148E+177">
            <text:p>-633165827771148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13]/[.$B$30]" office:value-type="float" office:value="3.16582913885574E+175">
            <text:p>3.17E+175</text:p>
          </table:table-cell>
          <table:table-cell table:number-columns-repeated="7"/>
        </table:table-row>
        <table:table-row table:style-name="ro1">
          <table:table-cell table:formula="oooc:=+[.A613]+1" office:value-type="float" office:value="584">
            <text:p>584</text:p>
          </table:table-cell>
          <table:table-cell table:formula="oooc:=+[.B613]+[.B613]*growth/100" office:value-type="float" office:value="6.33165827771148E+177">
            <text:p>633165827771148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13]-([.B614]-reserve)" office:value-type="float" office:value="-1.2663316555423E+178">
            <text:p>-12663316555423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14]/[.$B$30]" office:value-type="float" office:value="6.33165827771148E+175">
            <text:p>6.33E+175</text:p>
          </table:table-cell>
          <table:table-cell table:number-columns-repeated="7"/>
        </table:table-row>
        <table:table-row table:style-name="ro1">
          <table:table-cell table:formula="oooc:=+[.A614]+1" office:value-type="float" office:value="585">
            <text:p>585</text:p>
          </table:table-cell>
          <table:table-cell table:formula="oooc:=+[.B614]+[.B614]*growth/100" office:value-type="float" office:value="1.2663316555423E+178">
            <text:p>12663316555423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14]-([.B615]-reserve)" office:value-type="float" office:value="-2.53266331108459E+178">
            <text:p>-253266331108459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15]/[.$B$30]" office:value-type="float" office:value="1.2663316555423E+176">
            <text:p>1.27E+176</text:p>
          </table:table-cell>
          <table:table-cell table:number-columns-repeated="7"/>
        </table:table-row>
        <table:table-row table:style-name="ro1">
          <table:table-cell table:formula="oooc:=+[.A615]+1" office:value-type="float" office:value="586">
            <text:p>586</text:p>
          </table:table-cell>
          <table:table-cell table:formula="oooc:=+[.B615]+[.B615]*growth/100" office:value-type="float" office:value="2.53266331108459E+178">
            <text:p>253266331108459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15]-([.B616]-reserve)" office:value-type="float" office:value="-5.06532662216918E+178">
            <text:p>-506532662216918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16]/[.$B$30]" office:value-type="float" office:value="2.53266331108459E+176">
            <text:p>2.53E+176</text:p>
          </table:table-cell>
          <table:table-cell table:number-columns-repeated="7"/>
        </table:table-row>
        <table:table-row table:style-name="ro1">
          <table:table-cell table:formula="oooc:=+[.A616]+1" office:value-type="float" office:value="587">
            <text:p>587</text:p>
          </table:table-cell>
          <table:table-cell table:formula="oooc:=+[.B616]+[.B616]*growth/100" office:value-type="float" office:value="5.06532662216918E+178">
            <text:p>506532662216918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16]-([.B617]-reserve)" office:value-type="float" office:value="-1.01306532443384E+179">
            <text:p>-101306532443384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17]/[.$B$30]" office:value-type="float" office:value="5.06532662216918E+176">
            <text:p>5.07E+176</text:p>
          </table:table-cell>
          <table:table-cell table:number-columns-repeated="7"/>
        </table:table-row>
        <table:table-row table:style-name="ro1">
          <table:table-cell table:formula="oooc:=+[.A617]+1" office:value-type="float" office:value="588">
            <text:p>588</text:p>
          </table:table-cell>
          <table:table-cell table:formula="oooc:=+[.B617]+[.B617]*growth/100" office:value-type="float" office:value="1.01306532443384E+179">
            <text:p>101306532443384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17]-([.B618]-reserve)" office:value-type="float" office:value="-2.02613064886767E+179">
            <text:p>-202613064886767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18]/[.$B$30]" office:value-type="float" office:value="1.01306532443384E+177">
            <text:p>1.01E+177</text:p>
          </table:table-cell>
          <table:table-cell table:number-columns-repeated="7"/>
        </table:table-row>
        <table:table-row table:style-name="ro1">
          <table:table-cell table:formula="oooc:=+[.A618]+1" office:value-type="float" office:value="589">
            <text:p>589</text:p>
          </table:table-cell>
          <table:table-cell table:formula="oooc:=+[.B618]+[.B618]*growth/100" office:value-type="float" office:value="2.02613064886767E+179">
            <text:p>202613064886767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18]-([.B619]-reserve)" office:value-type="float" office:value="-4.05226129773534E+179">
            <text:p>-405226129773534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19]/[.$B$30]" office:value-type="float" office:value="2.02613064886767E+177">
            <text:p>2.03E+177</text:p>
          </table:table-cell>
          <table:table-cell table:number-columns-repeated="7"/>
        </table:table-row>
        <table:table-row table:style-name="ro1">
          <table:table-cell table:formula="oooc:=+[.A619]+1" office:value-type="float" office:value="590">
            <text:p>590</text:p>
          </table:table-cell>
          <table:table-cell table:formula="oooc:=+[.B619]+[.B619]*growth/100" office:value-type="float" office:value="4.05226129773534E+179">
            <text:p>405226129773534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19]-([.B620]-reserve)" office:value-type="float" office:value="-8.10452259547069E+179">
            <text:p>-810452259547069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20]/[.$B$30]" office:value-type="float" office:value="4.05226129773534E+177">
            <text:p>4.05E+177</text:p>
          </table:table-cell>
          <table:table-cell table:number-columns-repeated="7"/>
        </table:table-row>
        <table:table-row table:style-name="ro1">
          <table:table-cell table:formula="oooc:=+[.A620]+1" office:value-type="float" office:value="591">
            <text:p>591</text:p>
          </table:table-cell>
          <table:table-cell table:formula="oooc:=+[.B620]+[.B620]*growth/100" office:value-type="float" office:value="8.10452259547069E+179">
            <text:p>810452259547069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20]-([.B621]-reserve)" office:value-type="float" office:value="-1.62090451909414E+180">
            <text:p>-162090451909414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21]/[.$B$30]" office:value-type="float" office:value="8.10452259547069E+177">
            <text:p>8.10E+177</text:p>
          </table:table-cell>
          <table:table-cell table:number-columns-repeated="7"/>
        </table:table-row>
        <table:table-row table:style-name="ro1">
          <table:table-cell table:formula="oooc:=+[.A621]+1" office:value-type="float" office:value="592">
            <text:p>592</text:p>
          </table:table-cell>
          <table:table-cell table:formula="oooc:=+[.B621]+[.B621]*growth/100" office:value-type="float" office:value="1.62090451909414E+180">
            <text:p>162090451909414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21]-([.B622]-reserve)" office:value-type="float" office:value="-3.24180903818828E+180">
            <text:p>-324180903818828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22]/[.$B$30]" office:value-type="float" office:value="1.62090451909414E+178">
            <text:p>1.62E+178</text:p>
          </table:table-cell>
          <table:table-cell table:number-columns-repeated="7"/>
        </table:table-row>
        <table:table-row table:style-name="ro1">
          <table:table-cell table:formula="oooc:=+[.A622]+1" office:value-type="float" office:value="593">
            <text:p>593</text:p>
          </table:table-cell>
          <table:table-cell table:formula="oooc:=+[.B622]+[.B622]*growth/100" office:value-type="float" office:value="3.24180903818828E+180">
            <text:p>324180903818828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22]-([.B623]-reserve)" office:value-type="float" office:value="-6.48361807637655E+180">
            <text:p>-648361807637655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23]/[.$B$30]" office:value-type="float" office:value="3.24180903818828E+178">
            <text:p>3.24E+178</text:p>
          </table:table-cell>
          <table:table-cell table:number-columns-repeated="7"/>
        </table:table-row>
        <table:table-row table:style-name="ro1">
          <table:table-cell table:formula="oooc:=+[.A623]+1" office:value-type="float" office:value="594">
            <text:p>594</text:p>
          </table:table-cell>
          <table:table-cell table:formula="oooc:=+[.B623]+[.B623]*growth/100" office:value-type="float" office:value="6.48361807637655E+180">
            <text:p>648361807637655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23]-([.B624]-reserve)" office:value-type="float" office:value="-1.29672361527531E+181">
            <text:p>-129672361527531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24]/[.$B$30]" office:value-type="float" office:value="6.48361807637655E+178">
            <text:p>6.48E+178</text:p>
          </table:table-cell>
          <table:table-cell table:number-columns-repeated="7"/>
        </table:table-row>
        <table:table-row table:style-name="ro1">
          <table:table-cell table:formula="oooc:=+[.A624]+1" office:value-type="float" office:value="595">
            <text:p>595</text:p>
          </table:table-cell>
          <table:table-cell table:formula="oooc:=+[.B624]+[.B624]*growth/100" office:value-type="float" office:value="1.29672361527531E+181">
            <text:p>129672361527531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24]-([.B625]-reserve)" office:value-type="float" office:value="-2.59344723055062E+181">
            <text:p>-259344723055062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25]/[.$B$30]" office:value-type="float" office:value="1.29672361527531E+179">
            <text:p>1.30E+179</text:p>
          </table:table-cell>
          <table:table-cell table:number-columns-repeated="7"/>
        </table:table-row>
        <table:table-row table:style-name="ro1">
          <table:table-cell table:formula="oooc:=+[.A625]+1" office:value-type="float" office:value="596">
            <text:p>596</text:p>
          </table:table-cell>
          <table:table-cell table:formula="oooc:=+[.B625]+[.B625]*growth/100" office:value-type="float" office:value="2.59344723055062E+181">
            <text:p>259344723055062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25]-([.B626]-reserve)" office:value-type="float" office:value="-5.18689446110124E+181">
            <text:p>-518689446110124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26]/[.$B$30]" office:value-type="float" office:value="2.59344723055062E+179">
            <text:p>2.59E+179</text:p>
          </table:table-cell>
          <table:table-cell table:number-columns-repeated="7"/>
        </table:table-row>
        <table:table-row table:style-name="ro1">
          <table:table-cell table:formula="oooc:=+[.A626]+1" office:value-type="float" office:value="597">
            <text:p>597</text:p>
          </table:table-cell>
          <table:table-cell table:formula="oooc:=+[.B626]+[.B626]*growth/100" office:value-type="float" office:value="5.18689446110124E+181">
            <text:p>518689446110124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26]-([.B627]-reserve)" office:value-type="float" office:value="-1.03737889222025E+182">
            <text:p>-103737889222025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27]/[.$B$30]" office:value-type="float" office:value="5.18689446110124E+179">
            <text:p>5.19E+179</text:p>
          </table:table-cell>
          <table:table-cell table:number-columns-repeated="7"/>
        </table:table-row>
        <table:table-row table:style-name="ro1">
          <table:table-cell table:formula="oooc:=+[.A627]+1" office:value-type="float" office:value="598">
            <text:p>598</text:p>
          </table:table-cell>
          <table:table-cell table:formula="oooc:=+[.B627]+[.B627]*growth/100" office:value-type="float" office:value="1.03737889222025E+182">
            <text:p>103737889222025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27]-([.B628]-reserve)" office:value-type="float" office:value="-2.0747577844405E+182">
            <text:p>-20747577844405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28]/[.$B$30]" office:value-type="float" office:value="1.03737889222025E+180">
            <text:p>1.04E+180</text:p>
          </table:table-cell>
          <table:table-cell table:number-columns-repeated="7"/>
        </table:table-row>
        <table:table-row table:style-name="ro1">
          <table:table-cell table:formula="oooc:=+[.A628]+1" office:value-type="float" office:value="599">
            <text:p>599</text:p>
          </table:table-cell>
          <table:table-cell table:formula="oooc:=+[.B628]+[.B628]*growth/100" office:value-type="float" office:value="2.0747577844405E+182">
            <text:p>20747577844405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28]-([.B629]-reserve)" office:value-type="float" office:value="-4.14951556888099E+182">
            <text:p>-414951556888099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29]/[.$B$30]" office:value-type="float" office:value="2.0747577844405E+180">
            <text:p>2.07E+180</text:p>
          </table:table-cell>
          <table:table-cell table:number-columns-repeated="7"/>
        </table:table-row>
        <table:table-row table:style-name="ro1">
          <table:table-cell table:formula="oooc:=+[.A629]+1" office:value-type="float" office:value="600">
            <text:p>600</text:p>
          </table:table-cell>
          <table:table-cell table:formula="oooc:=+[.B629]+[.B629]*growth/100" office:value-type="float" office:value="4.14951556888099E+182">
            <text:p>414951556888099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29]-([.B630]-reserve)" office:value-type="float" office:value="-8.29903113776199E+182">
            <text:p>-829903113776199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30]/[.$B$30]" office:value-type="float" office:value="4.14951556888099E+180">
            <text:p>4.15E+180</text:p>
          </table:table-cell>
          <table:table-cell table:number-columns-repeated="7"/>
        </table:table-row>
        <table:table-row table:style-name="ro1">
          <table:table-cell table:formula="oooc:=+[.A630]+1" office:value-type="float" office:value="601">
            <text:p>601</text:p>
          </table:table-cell>
          <table:table-cell table:formula="oooc:=+[.B630]+[.B630]*growth/100" office:value-type="float" office:value="8.29903113776199E+182">
            <text:p>829903113776199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30]-([.B631]-reserve)" office:value-type="float" office:value="-1.6598062275524E+183">
            <text:p>-16598062275524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31]/[.$B$30]" office:value-type="float" office:value="8.29903113776199E+180">
            <text:p>8.30E+180</text:p>
          </table:table-cell>
          <table:table-cell table:number-columns-repeated="7"/>
        </table:table-row>
        <table:table-row table:style-name="ro1">
          <table:table-cell table:formula="oooc:=+[.A631]+1" office:value-type="float" office:value="602">
            <text:p>602</text:p>
          </table:table-cell>
          <table:table-cell table:formula="oooc:=+[.B631]+[.B631]*growth/100" office:value-type="float" office:value="1.6598062275524E+183">
            <text:p>16598062275524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31]-([.B632]-reserve)" office:value-type="float" office:value="-3.31961245510479E+183">
            <text:p>-331961245510479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32]/[.$B$30]" office:value-type="float" office:value="1.6598062275524E+181">
            <text:p>1.66E+181</text:p>
          </table:table-cell>
          <table:table-cell table:number-columns-repeated="7"/>
        </table:table-row>
        <table:table-row table:style-name="ro1">
          <table:table-cell table:formula="oooc:=+[.A632]+1" office:value-type="float" office:value="603">
            <text:p>603</text:p>
          </table:table-cell>
          <table:table-cell table:formula="oooc:=+[.B632]+[.B632]*growth/100" office:value-type="float" office:value="3.31961245510479E+183">
            <text:p>331961245510479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32]-([.B633]-reserve)" office:value-type="float" office:value="-6.63922491020959E+183">
            <text:p>-663922491020959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33]/[.$B$30]" office:value-type="float" office:value="3.31961245510479E+181">
            <text:p>3.32E+181</text:p>
          </table:table-cell>
          <table:table-cell table:number-columns-repeated="7"/>
        </table:table-row>
        <table:table-row table:style-name="ro1">
          <table:table-cell table:formula="oooc:=+[.A633]+1" office:value-type="float" office:value="604">
            <text:p>604</text:p>
          </table:table-cell>
          <table:table-cell table:formula="oooc:=+[.B633]+[.B633]*growth/100" office:value-type="float" office:value="6.63922491020959E+183">
            <text:p>663922491020959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33]-([.B634]-reserve)" office:value-type="float" office:value="-1.32784498204192E+184">
            <text:p>-132784498204192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34]/[.$B$30]" office:value-type="float" office:value="6.63922491020959E+181">
            <text:p>6.64E+181</text:p>
          </table:table-cell>
          <table:table-cell table:number-columns-repeated="7"/>
        </table:table-row>
        <table:table-row table:style-name="ro1">
          <table:table-cell table:formula="oooc:=+[.A634]+1" office:value-type="float" office:value="605">
            <text:p>605</text:p>
          </table:table-cell>
          <table:table-cell table:formula="oooc:=+[.B634]+[.B634]*growth/100" office:value-type="float" office:value="1.32784498204192E+184">
            <text:p>132784498204192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34]-([.B635]-reserve)" office:value-type="float" office:value="-2.65568996408384E+184">
            <text:p>-265568996408384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35]/[.$B$30]" office:value-type="float" office:value="1.32784498204192E+182">
            <text:p>1.33E+182</text:p>
          </table:table-cell>
          <table:table-cell table:number-columns-repeated="7"/>
        </table:table-row>
        <table:table-row table:style-name="ro1">
          <table:table-cell table:formula="oooc:=+[.A635]+1" office:value-type="float" office:value="606">
            <text:p>606</text:p>
          </table:table-cell>
          <table:table-cell table:formula="oooc:=+[.B635]+[.B635]*growth/100" office:value-type="float" office:value="2.65568996408384E+184">
            <text:p>265568996408384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35]-([.B636]-reserve)" office:value-type="float" office:value="-5.31137992816767E+184">
            <text:p>-531137992816767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36]/[.$B$30]" office:value-type="float" office:value="2.65568996408384E+182">
            <text:p>2.66E+182</text:p>
          </table:table-cell>
          <table:table-cell table:number-columns-repeated="7"/>
        </table:table-row>
        <table:table-row table:style-name="ro1">
          <table:table-cell table:formula="oooc:=+[.A636]+1" office:value-type="float" office:value="607">
            <text:p>607</text:p>
          </table:table-cell>
          <table:table-cell table:formula="oooc:=+[.B636]+[.B636]*growth/100" office:value-type="float" office:value="5.31137992816767E+184">
            <text:p>531137992816767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36]-([.B637]-reserve)" office:value-type="float" office:value="-1.06227598563353E+185">
            <text:p>-106227598563353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37]/[.$B$30]" office:value-type="float" office:value="5.31137992816767E+182">
            <text:p>5.31E+182</text:p>
          </table:table-cell>
          <table:table-cell table:number-columns-repeated="7"/>
        </table:table-row>
        <table:table-row table:style-name="ro1">
          <table:table-cell table:formula="oooc:=+[.A637]+1" office:value-type="float" office:value="608">
            <text:p>608</text:p>
          </table:table-cell>
          <table:table-cell table:formula="oooc:=+[.B637]+[.B637]*growth/100" office:value-type="float" office:value="1.06227598563353E+185">
            <text:p>106227598563353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37]-([.B638]-reserve)" office:value-type="float" office:value="-2.12455197126707E+185">
            <text:p>-212455197126707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38]/[.$B$30]" office:value-type="float" office:value="1.06227598563353E+183">
            <text:p>1.06E+183</text:p>
          </table:table-cell>
          <table:table-cell table:number-columns-repeated="7"/>
        </table:table-row>
        <table:table-row table:style-name="ro1">
          <table:table-cell table:formula="oooc:=+[.A638]+1" office:value-type="float" office:value="609">
            <text:p>609</text:p>
          </table:table-cell>
          <table:table-cell table:formula="oooc:=+[.B638]+[.B638]*growth/100" office:value-type="float" office:value="2.12455197126707E+185">
            <text:p>212455197126707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38]-([.B639]-reserve)" office:value-type="float" office:value="-4.24910394253414E+185">
            <text:p>-424910394253414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39]/[.$B$30]" office:value-type="float" office:value="2.12455197126707E+183">
            <text:p>2.12E+183</text:p>
          </table:table-cell>
          <table:table-cell table:number-columns-repeated="7"/>
        </table:table-row>
        <table:table-row table:style-name="ro1">
          <table:table-cell table:formula="oooc:=+[.A639]+1" office:value-type="float" office:value="610">
            <text:p>610</text:p>
          </table:table-cell>
          <table:table-cell table:formula="oooc:=+[.B639]+[.B639]*growth/100" office:value-type="float" office:value="4.24910394253414E+185">
            <text:p>424910394253414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39]-([.B640]-reserve)" office:value-type="float" office:value="-8.49820788506827E+185">
            <text:p>-849820788506827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40]/[.$B$30]" office:value-type="float" office:value="4.24910394253414E+183">
            <text:p>4.25E+183</text:p>
          </table:table-cell>
          <table:table-cell table:number-columns-repeated="7"/>
        </table:table-row>
        <table:table-row table:style-name="ro1">
          <table:table-cell table:formula="oooc:=+[.A640]+1" office:value-type="float" office:value="611">
            <text:p>611</text:p>
          </table:table-cell>
          <table:table-cell table:formula="oooc:=+[.B640]+[.B640]*growth/100" office:value-type="float" office:value="8.49820788506827E+185">
            <text:p>849820788506827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40]-([.B641]-reserve)" office:value-type="float" office:value="-1.69964157701365E+186">
            <text:p>-169964157701365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41]/[.$B$30]" office:value-type="float" office:value="8.49820788506827E+183">
            <text:p>8.50E+183</text:p>
          </table:table-cell>
          <table:table-cell table:number-columns-repeated="7"/>
        </table:table-row>
        <table:table-row table:style-name="ro1">
          <table:table-cell table:formula="oooc:=+[.A641]+1" office:value-type="float" office:value="612">
            <text:p>612</text:p>
          </table:table-cell>
          <table:table-cell table:formula="oooc:=+[.B641]+[.B641]*growth/100" office:value-type="float" office:value="1.69964157701365E+186">
            <text:p>169964157701365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41]-([.B642]-reserve)" office:value-type="float" office:value="-3.39928315402731E+186">
            <text:p>-339928315402731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42]/[.$B$30]" office:value-type="float" office:value="1.69964157701365E+184">
            <text:p>1.70E+184</text:p>
          </table:table-cell>
          <table:table-cell table:number-columns-repeated="7"/>
        </table:table-row>
        <table:table-row table:style-name="ro1">
          <table:table-cell table:formula="oooc:=+[.A642]+1" office:value-type="float" office:value="613">
            <text:p>613</text:p>
          </table:table-cell>
          <table:table-cell table:formula="oooc:=+[.B642]+[.B642]*growth/100" office:value-type="float" office:value="3.39928315402731E+186">
            <text:p>339928315402731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42]-([.B643]-reserve)" office:value-type="float" office:value="-6.79856630805462E+186">
            <text:p>-679856630805462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43]/[.$B$30]" office:value-type="float" office:value="3.39928315402731E+184">
            <text:p>3.40E+184</text:p>
          </table:table-cell>
          <table:table-cell table:number-columns-repeated="7"/>
        </table:table-row>
        <table:table-row table:style-name="ro1">
          <table:table-cell table:formula="oooc:=+[.A643]+1" office:value-type="float" office:value="614">
            <text:p>614</text:p>
          </table:table-cell>
          <table:table-cell table:formula="oooc:=+[.B643]+[.B643]*growth/100" office:value-type="float" office:value="6.79856630805462E+186">
            <text:p>679856630805462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43]-([.B644]-reserve)" office:value-type="float" office:value="-1.35971326161092E+187">
            <text:p>-135971326161092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44]/[.$B$30]" office:value-type="float" office:value="6.79856630805462E+184">
            <text:p>6.80E+184</text:p>
          </table:table-cell>
          <table:table-cell table:number-columns-repeated="7"/>
        </table:table-row>
        <table:table-row table:style-name="ro1">
          <table:table-cell table:formula="oooc:=+[.A644]+1" office:value-type="float" office:value="615">
            <text:p>615</text:p>
          </table:table-cell>
          <table:table-cell table:formula="oooc:=+[.B644]+[.B644]*growth/100" office:value-type="float" office:value="1.35971326161092E+187">
            <text:p>135971326161092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44]-([.B645]-reserve)" office:value-type="float" office:value="-2.71942652322185E+187">
            <text:p>-271942652322185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45]/[.$B$30]" office:value-type="float" office:value="1.35971326161092E+185">
            <text:p>1.36E+185</text:p>
          </table:table-cell>
          <table:table-cell table:number-columns-repeated="7"/>
        </table:table-row>
        <table:table-row table:style-name="ro1">
          <table:table-cell table:formula="oooc:=+[.A645]+1" office:value-type="float" office:value="616">
            <text:p>616</text:p>
          </table:table-cell>
          <table:table-cell table:formula="oooc:=+[.B645]+[.B645]*growth/100" office:value-type="float" office:value="2.71942652322185E+187">
            <text:p>271942652322185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45]-([.B646]-reserve)" office:value-type="float" office:value="-5.4388530464437E+187">
            <text:p>-54388530464437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46]/[.$B$30]" office:value-type="float" office:value="2.71942652322185E+185">
            <text:p>2.72E+185</text:p>
          </table:table-cell>
          <table:table-cell table:number-columns-repeated="7"/>
        </table:table-row>
        <table:table-row table:style-name="ro1">
          <table:table-cell table:formula="oooc:=+[.A646]+1" office:value-type="float" office:value="617">
            <text:p>617</text:p>
          </table:table-cell>
          <table:table-cell table:formula="oooc:=+[.B646]+[.B646]*growth/100" office:value-type="float" office:value="5.4388530464437E+187">
            <text:p>54388530464437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46]-([.B647]-reserve)" office:value-type="float" office:value="-1.08777060928874E+188">
            <text:p>-108777060928874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47]/[.$B$30]" office:value-type="float" office:value="5.4388530464437E+185">
            <text:p>5.44E+185</text:p>
          </table:table-cell>
          <table:table-cell table:number-columns-repeated="7"/>
        </table:table-row>
        <table:table-row table:style-name="ro1">
          <table:table-cell table:formula="oooc:=+[.A647]+1" office:value-type="float" office:value="618">
            <text:p>618</text:p>
          </table:table-cell>
          <table:table-cell table:formula="oooc:=+[.B647]+[.B647]*growth/100" office:value-type="float" office:value="1.08777060928874E+188">
            <text:p>108777060928874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47]-([.B648]-reserve)" office:value-type="float" office:value="-2.17554121857748E+188">
            <text:p>-217554121857748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48]/[.$B$30]" office:value-type="float" office:value="1.08777060928874E+186">
            <text:p>1.09E+186</text:p>
          </table:table-cell>
          <table:table-cell table:number-columns-repeated="7"/>
        </table:table-row>
        <table:table-row table:style-name="ro1">
          <table:table-cell table:formula="oooc:=+[.A648]+1" office:value-type="float" office:value="619">
            <text:p>619</text:p>
          </table:table-cell>
          <table:table-cell table:formula="oooc:=+[.B648]+[.B648]*growth/100" office:value-type="float" office:value="2.17554121857748E+188">
            <text:p>217554121857748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48]-([.B649]-reserve)" office:value-type="float" office:value="-4.35108243715496E+188">
            <text:p>-435108243715496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49]/[.$B$30]" office:value-type="float" office:value="2.17554121857748E+186">
            <text:p>2.18E+186</text:p>
          </table:table-cell>
          <table:table-cell table:number-columns-repeated="7"/>
        </table:table-row>
        <table:table-row table:style-name="ro1">
          <table:table-cell table:formula="oooc:=+[.A649]+1" office:value-type="float" office:value="620">
            <text:p>620</text:p>
          </table:table-cell>
          <table:table-cell table:formula="oooc:=+[.B649]+[.B649]*growth/100" office:value-type="float" office:value="4.35108243715496E+188">
            <text:p>435108243715496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49]-([.B650]-reserve)" office:value-type="float" office:value="-8.70216487430991E+188">
            <text:p>-870216487430991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50]/[.$B$30]" office:value-type="float" office:value="4.35108243715496E+186">
            <text:p>4.35E+186</text:p>
          </table:table-cell>
          <table:table-cell table:number-columns-repeated="7"/>
        </table:table-row>
        <table:table-row table:style-name="ro1">
          <table:table-cell table:formula="oooc:=+[.A650]+1" office:value-type="float" office:value="621">
            <text:p>621</text:p>
          </table:table-cell>
          <table:table-cell table:formula="oooc:=+[.B650]+[.B650]*growth/100" office:value-type="float" office:value="8.70216487430991E+188">
            <text:p>870216487430991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50]-([.B651]-reserve)" office:value-type="float" office:value="-1.74043297486198E+189">
            <text:p>-174043297486198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51]/[.$B$30]" office:value-type="float" office:value="8.70216487430991E+186">
            <text:p>8.70E+186</text:p>
          </table:table-cell>
          <table:table-cell table:number-columns-repeated="7"/>
        </table:table-row>
        <table:table-row table:style-name="ro1">
          <table:table-cell table:formula="oooc:=+[.A651]+1" office:value-type="float" office:value="622">
            <text:p>622</text:p>
          </table:table-cell>
          <table:table-cell table:formula="oooc:=+[.B651]+[.B651]*growth/100" office:value-type="float" office:value="1.74043297486198E+189">
            <text:p>174043297486198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51]-([.B652]-reserve)" office:value-type="float" office:value="-3.48086594972396E+189">
            <text:p>-348086594972396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52]/[.$B$30]" office:value-type="float" office:value="1.74043297486198E+187">
            <text:p>1.74E+187</text:p>
          </table:table-cell>
          <table:table-cell table:number-columns-repeated="7"/>
        </table:table-row>
        <table:table-row table:style-name="ro1">
          <table:table-cell table:formula="oooc:=+[.A652]+1" office:value-type="float" office:value="623">
            <text:p>623</text:p>
          </table:table-cell>
          <table:table-cell table:formula="oooc:=+[.B652]+[.B652]*growth/100" office:value-type="float" office:value="3.48086594972396E+189">
            <text:p>348086594972396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52]-([.B653]-reserve)" office:value-type="float" office:value="-6.96173189944793E+189">
            <text:p>-696173189944793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53]/[.$B$30]" office:value-type="float" office:value="3.48086594972397E+187">
            <text:p>3.48E+187</text:p>
          </table:table-cell>
          <table:table-cell table:number-columns-repeated="7"/>
        </table:table-row>
        <table:table-row table:style-name="ro1">
          <table:table-cell table:formula="oooc:=+[.A653]+1" office:value-type="float" office:value="624">
            <text:p>624</text:p>
          </table:table-cell>
          <table:table-cell table:formula="oooc:=+[.B653]+[.B653]*growth/100" office:value-type="float" office:value="6.96173189944793E+189">
            <text:p>696173189944793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53]-([.B654]-reserve)" office:value-type="float" office:value="-1.39234637988959E+190">
            <text:p>-139234637988959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54]/[.$B$30]" office:value-type="float" office:value="6.96173189944793E+187">
            <text:p>6.96E+187</text:p>
          </table:table-cell>
          <table:table-cell table:number-columns-repeated="7"/>
        </table:table-row>
        <table:table-row table:style-name="ro1">
          <table:table-cell table:formula="oooc:=+[.A654]+1" office:value-type="float" office:value="625">
            <text:p>625</text:p>
          </table:table-cell>
          <table:table-cell table:formula="oooc:=+[.B654]+[.B654]*growth/100" office:value-type="float" office:value="1.39234637988959E+190">
            <text:p>139234637988959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54]-([.B655]-reserve)" office:value-type="float" office:value="-2.78469275977917E+190">
            <text:p>-278469275977917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55]/[.$B$30]" office:value-type="float" office:value="1.39234637988959E+188">
            <text:p>1.39E+188</text:p>
          </table:table-cell>
          <table:table-cell table:number-columns-repeated="7"/>
        </table:table-row>
        <table:table-row table:style-name="ro1">
          <table:table-cell table:formula="oooc:=+[.A655]+1" office:value-type="float" office:value="626">
            <text:p>626</text:p>
          </table:table-cell>
          <table:table-cell table:formula="oooc:=+[.B655]+[.B655]*growth/100" office:value-type="float" office:value="2.78469275977917E+190">
            <text:p>278469275977917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55]-([.B656]-reserve)" office:value-type="float" office:value="-5.56938551955834E+190">
            <text:p>-556938551955834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56]/[.$B$30]" office:value-type="float" office:value="2.78469275977917E+188">
            <text:p>2.78E+188</text:p>
          </table:table-cell>
          <table:table-cell table:number-columns-repeated="7"/>
        </table:table-row>
        <table:table-row table:style-name="ro1">
          <table:table-cell table:formula="oooc:=+[.A656]+1" office:value-type="float" office:value="627">
            <text:p>627</text:p>
          </table:table-cell>
          <table:table-cell table:formula="oooc:=+[.B656]+[.B656]*growth/100" office:value-type="float" office:value="5.56938551955834E+190">
            <text:p>556938551955834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56]-([.B657]-reserve)" office:value-type="float" office:value="-1.11387710391167E+191">
            <text:p>-111387710391167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57]/[.$B$30]" office:value-type="float" office:value="5.56938551955834E+188">
            <text:p>5.57E+188</text:p>
          </table:table-cell>
          <table:table-cell table:number-columns-repeated="7"/>
        </table:table-row>
        <table:table-row table:style-name="ro1">
          <table:table-cell table:formula="oooc:=+[.A657]+1" office:value-type="float" office:value="628">
            <text:p>628</text:p>
          </table:table-cell>
          <table:table-cell table:formula="oooc:=+[.B657]+[.B657]*growth/100" office:value-type="float" office:value="1.11387710391167E+191">
            <text:p>111387710391167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57]-([.B658]-reserve)" office:value-type="float" office:value="-2.22775420782334E+191">
            <text:p>-222775420782334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58]/[.$B$30]" office:value-type="float" office:value="1.11387710391167E+189">
            <text:p>1.11E+189</text:p>
          </table:table-cell>
          <table:table-cell table:number-columns-repeated="7"/>
        </table:table-row>
        <table:table-row table:style-name="ro1">
          <table:table-cell table:formula="oooc:=+[.A658]+1" office:value-type="float" office:value="629">
            <text:p>629</text:p>
          </table:table-cell>
          <table:table-cell table:formula="oooc:=+[.B658]+[.B658]*growth/100" office:value-type="float" office:value="2.22775420782334E+191">
            <text:p>222775420782334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58]-([.B659]-reserve)" office:value-type="float" office:value="-4.45550841564667E+191">
            <text:p>-445550841564667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59]/[.$B$30]" office:value-type="float" office:value="2.22775420782334E+189">
            <text:p>2.23E+189</text:p>
          </table:table-cell>
          <table:table-cell table:number-columns-repeated="7"/>
        </table:table-row>
        <table:table-row table:style-name="ro1">
          <table:table-cell table:formula="oooc:=+[.A659]+1" office:value-type="float" office:value="630">
            <text:p>630</text:p>
          </table:table-cell>
          <table:table-cell table:formula="oooc:=+[.B659]+[.B659]*growth/100" office:value-type="float" office:value="4.45550841564667E+191">
            <text:p>445550841564667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59]-([.B660]-reserve)" office:value-type="float" office:value="-8.91101683129335E+191">
            <text:p>-891101683129335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60]/[.$B$30]" office:value-type="float" office:value="4.45550841564668E+189">
            <text:p>4.46E+189</text:p>
          </table:table-cell>
          <table:table-cell table:number-columns-repeated="7"/>
        </table:table-row>
        <table:table-row table:style-name="ro1">
          <table:table-cell table:formula="oooc:=+[.A660]+1" office:value-type="float" office:value="631">
            <text:p>631</text:p>
          </table:table-cell>
          <table:table-cell table:formula="oooc:=+[.B660]+[.B660]*growth/100" office:value-type="float" office:value="8.91101683129335E+191">
            <text:p>891101683129335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60]-([.B661]-reserve)" office:value-type="float" office:value="-1.78220336625867E+192">
            <text:p>-178220336625867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61]/[.$B$30]" office:value-type="float" office:value="8.91101683129335E+189">
            <text:p>8.91E+189</text:p>
          </table:table-cell>
          <table:table-cell table:number-columns-repeated="7"/>
        </table:table-row>
        <table:table-row table:style-name="ro1">
          <table:table-cell table:formula="oooc:=+[.A661]+1" office:value-type="float" office:value="632">
            <text:p>632</text:p>
          </table:table-cell>
          <table:table-cell table:formula="oooc:=+[.B661]+[.B661]*growth/100" office:value-type="float" office:value="1.78220336625867E+192">
            <text:p>178220336625867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61]-([.B662]-reserve)" office:value-type="float" office:value="-3.56440673251734E+192">
            <text:p>-356440673251734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62]/[.$B$30]" office:value-type="float" office:value="1.78220336625867E+190">
            <text:p>1.78E+190</text:p>
          </table:table-cell>
          <table:table-cell table:number-columns-repeated="7"/>
        </table:table-row>
        <table:table-row table:style-name="ro1">
          <table:table-cell table:formula="oooc:=+[.A662]+1" office:value-type="float" office:value="633">
            <text:p>633</text:p>
          </table:table-cell>
          <table:table-cell table:formula="oooc:=+[.B662]+[.B662]*growth/100" office:value-type="float" office:value="3.56440673251734E+192">
            <text:p>356440673251734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62]-([.B663]-reserve)" office:value-type="float" office:value="-7.12881346503468E+192">
            <text:p>-712881346503468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63]/[.$B$30]" office:value-type="float" office:value="3.56440673251734E+190">
            <text:p>3.56E+190</text:p>
          </table:table-cell>
          <table:table-cell table:number-columns-repeated="7"/>
        </table:table-row>
        <table:table-row table:style-name="ro1">
          <table:table-cell table:formula="oooc:=+[.A663]+1" office:value-type="float" office:value="634">
            <text:p>634</text:p>
          </table:table-cell>
          <table:table-cell table:formula="oooc:=+[.B663]+[.B663]*growth/100" office:value-type="float" office:value="7.12881346503468E+192">
            <text:p>712881346503468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63]-([.B664]-reserve)" office:value-type="float" office:value="-1.42576269300694E+193">
            <text:p>-142576269300694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64]/[.$B$30]" office:value-type="float" office:value="7.12881346503468E+190">
            <text:p>7.13E+190</text:p>
          </table:table-cell>
          <table:table-cell table:number-columns-repeated="7"/>
        </table:table-row>
        <table:table-row table:style-name="ro1">
          <table:table-cell table:formula="oooc:=+[.A664]+1" office:value-type="float" office:value="635">
            <text:p>635</text:p>
          </table:table-cell>
          <table:table-cell table:formula="oooc:=+[.B664]+[.B664]*growth/100" office:value-type="float" office:value="1.42576269300694E+193">
            <text:p>142576269300694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64]-([.B665]-reserve)" office:value-type="float" office:value="-2.85152538601387E+193">
            <text:p>-285152538601387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65]/[.$B$30]" office:value-type="float" office:value="1.42576269300694E+191">
            <text:p>1.43E+191</text:p>
          </table:table-cell>
          <table:table-cell table:number-columns-repeated="7"/>
        </table:table-row>
        <table:table-row table:style-name="ro1">
          <table:table-cell table:formula="oooc:=+[.A665]+1" office:value-type="float" office:value="636">
            <text:p>636</text:p>
          </table:table-cell>
          <table:table-cell table:formula="oooc:=+[.B665]+[.B665]*growth/100" office:value-type="float" office:value="2.85152538601387E+193">
            <text:p>285152538601387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65]-([.B666]-reserve)" office:value-type="float" office:value="-5.70305077202774E+193">
            <text:p>-570305077202774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66]/[.$B$30]" office:value-type="float" office:value="2.85152538601387E+191">
            <text:p>2.85E+191</text:p>
          </table:table-cell>
          <table:table-cell table:number-columns-repeated="7"/>
        </table:table-row>
        <table:table-row table:style-name="ro1">
          <table:table-cell table:formula="oooc:=+[.A666]+1" office:value-type="float" office:value="637">
            <text:p>637</text:p>
          </table:table-cell>
          <table:table-cell table:formula="oooc:=+[.B666]+[.B666]*growth/100" office:value-type="float" office:value="5.70305077202774E+193">
            <text:p>570305077202774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66]-([.B667]-reserve)" office:value-type="float" office:value="-1.14061015440555E+194">
            <text:p>-114061015440555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67]/[.$B$30]" office:value-type="float" office:value="5.70305077202774E+191">
            <text:p>5.70E+191</text:p>
          </table:table-cell>
          <table:table-cell table:number-columns-repeated="7"/>
        </table:table-row>
        <table:table-row table:style-name="ro1">
          <table:table-cell table:formula="oooc:=+[.A667]+1" office:value-type="float" office:value="638">
            <text:p>638</text:p>
          </table:table-cell>
          <table:table-cell table:formula="oooc:=+[.B667]+[.B667]*growth/100" office:value-type="float" office:value="1.14061015440555E+194">
            <text:p>114061015440555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67]-([.B668]-reserve)" office:value-type="float" office:value="-2.2812203088111E+194">
            <text:p>-22812203088111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68]/[.$B$30]" office:value-type="float" office:value="1.14061015440555E+192">
            <text:p>1.14E+192</text:p>
          </table:table-cell>
          <table:table-cell table:number-columns-repeated="7"/>
        </table:table-row>
        <table:table-row table:style-name="ro1">
          <table:table-cell table:formula="oooc:=+[.A668]+1" office:value-type="float" office:value="639">
            <text:p>639</text:p>
          </table:table-cell>
          <table:table-cell table:formula="oooc:=+[.B668]+[.B668]*growth/100" office:value-type="float" office:value="2.2812203088111E+194">
            <text:p>22812203088111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68]-([.B669]-reserve)" office:value-type="float" office:value="-4.5624406176222E+194">
            <text:p>-45624406176222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69]/[.$B$30]" office:value-type="float" office:value="2.2812203088111E+192">
            <text:p>2.28E+192</text:p>
          </table:table-cell>
          <table:table-cell table:number-columns-repeated="7"/>
        </table:table-row>
        <table:table-row table:style-name="ro1">
          <table:table-cell table:formula="oooc:=+[.A669]+1" office:value-type="float" office:value="640">
            <text:p>640</text:p>
          </table:table-cell>
          <table:table-cell table:formula="oooc:=+[.B669]+[.B669]*growth/100" office:value-type="float" office:value="4.5624406176222E+194">
            <text:p>45624406176222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69]-([.B670]-reserve)" office:value-type="float" office:value="-9.12488123524439E+194">
            <text:p>-912488123524439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70]/[.$B$30]" office:value-type="float" office:value="4.5624406176222E+192">
            <text:p>4.56E+192</text:p>
          </table:table-cell>
          <table:table-cell table:number-columns-repeated="7"/>
        </table:table-row>
        <table:table-row table:style-name="ro1">
          <table:table-cell table:formula="oooc:=+[.A670]+1" office:value-type="float" office:value="641">
            <text:p>641</text:p>
          </table:table-cell>
          <table:table-cell table:formula="oooc:=+[.B670]+[.B670]*growth/100" office:value-type="float" office:value="9.12488123524439E+194">
            <text:p>912488123524439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70]-([.B671]-reserve)" office:value-type="float" office:value="-1.82497624704888E+195">
            <text:p>-182497624704888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71]/[.$B$30]" office:value-type="float" office:value="9.12488123524439E+192">
            <text:p>9.12E+192</text:p>
          </table:table-cell>
          <table:table-cell table:number-columns-repeated="7"/>
        </table:table-row>
        <table:table-row table:style-name="ro1">
          <table:table-cell table:formula="oooc:=+[.A671]+1" office:value-type="float" office:value="642">
            <text:p>642</text:p>
          </table:table-cell>
          <table:table-cell table:formula="oooc:=+[.B671]+[.B671]*growth/100" office:value-type="float" office:value="1.82497624704888E+195">
            <text:p>182497624704888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71]-([.B672]-reserve)" office:value-type="float" office:value="-3.64995249409776E+195">
            <text:p>-364995249409776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72]/[.$B$30]" office:value-type="float" office:value="1.82497624704888E+193">
            <text:p>1.82E+193</text:p>
          </table:table-cell>
          <table:table-cell table:number-columns-repeated="7"/>
        </table:table-row>
        <table:table-row table:style-name="ro1">
          <table:table-cell table:formula="oooc:=+[.A672]+1" office:value-type="float" office:value="643">
            <text:p>643</text:p>
          </table:table-cell>
          <table:table-cell table:formula="oooc:=+[.B672]+[.B672]*growth/100" office:value-type="float" office:value="3.64995249409776E+195">
            <text:p>364995249409776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72]-([.B673]-reserve)" office:value-type="float" office:value="-7.29990498819551E+195">
            <text:p>-729990498819551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73]/[.$B$30]" office:value-type="float" office:value="3.64995249409776E+193">
            <text:p>3.65E+193</text:p>
          </table:table-cell>
          <table:table-cell table:number-columns-repeated="7"/>
        </table:table-row>
        <table:table-row table:style-name="ro1">
          <table:table-cell table:formula="oooc:=+[.A673]+1" office:value-type="float" office:value="644">
            <text:p>644</text:p>
          </table:table-cell>
          <table:table-cell table:formula="oooc:=+[.B673]+[.B673]*growth/100" office:value-type="float" office:value="7.29990498819551E+195">
            <text:p>729990498819551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73]-([.B674]-reserve)" office:value-type="float" office:value="-1.4599809976391E+196">
            <text:p>-14599809976391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74]/[.$B$30]" office:value-type="float" office:value="7.29990498819551E+193">
            <text:p>7.30E+193</text:p>
          </table:table-cell>
          <table:table-cell table:number-columns-repeated="7"/>
        </table:table-row>
        <table:table-row table:style-name="ro1">
          <table:table-cell table:formula="oooc:=+[.A674]+1" office:value-type="float" office:value="645">
            <text:p>645</text:p>
          </table:table-cell>
          <table:table-cell table:formula="oooc:=+[.B674]+[.B674]*growth/100" office:value-type="float" office:value="1.4599809976391E+196">
            <text:p>14599809976391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74]-([.B675]-reserve)" office:value-type="float" office:value="-2.9199619952782E+196">
            <text:p>-29199619952782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75]/[.$B$30]" office:value-type="float" office:value="1.4599809976391E+194">
            <text:p>1.46E+194</text:p>
          </table:table-cell>
          <table:table-cell table:number-columns-repeated="7"/>
        </table:table-row>
        <table:table-row table:style-name="ro1">
          <table:table-cell table:formula="oooc:=+[.A675]+1" office:value-type="float" office:value="646">
            <text:p>646</text:p>
          </table:table-cell>
          <table:table-cell table:formula="oooc:=+[.B675]+[.B675]*growth/100" office:value-type="float" office:value="2.9199619952782E+196">
            <text:p>29199619952782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75]-([.B676]-reserve)" office:value-type="float" office:value="-5.83992399055641E+196">
            <text:p>-583992399055641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76]/[.$B$30]" office:value-type="float" office:value="2.9199619952782E+194">
            <text:p>2.92E+194</text:p>
          </table:table-cell>
          <table:table-cell table:number-columns-repeated="7"/>
        </table:table-row>
        <table:table-row table:style-name="ro1">
          <table:table-cell table:formula="oooc:=+[.A676]+1" office:value-type="float" office:value="647">
            <text:p>647</text:p>
          </table:table-cell>
          <table:table-cell table:formula="oooc:=+[.B676]+[.B676]*growth/100" office:value-type="float" office:value="5.83992399055641E+196">
            <text:p>583992399055641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76]-([.B677]-reserve)" office:value-type="float" office:value="-1.16798479811128E+197">
            <text:p>-116798479811128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77]/[.$B$30]" office:value-type="float" office:value="5.83992399055641E+194">
            <text:p>5.84E+194</text:p>
          </table:table-cell>
          <table:table-cell table:number-columns-repeated="7"/>
        </table:table-row>
        <table:table-row table:style-name="ro1">
          <table:table-cell table:formula="oooc:=+[.A677]+1" office:value-type="float" office:value="648">
            <text:p>648</text:p>
          </table:table-cell>
          <table:table-cell table:formula="oooc:=+[.B677]+[.B677]*growth/100" office:value-type="float" office:value="1.16798479811128E+197">
            <text:p>116798479811128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77]-([.B678]-reserve)" office:value-type="float" office:value="-2.33596959622256E+197">
            <text:p>-233596959622256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78]/[.$B$30]" office:value-type="float" office:value="1.16798479811128E+195">
            <text:p>1.17E+195</text:p>
          </table:table-cell>
          <table:table-cell table:number-columns-repeated="7"/>
        </table:table-row>
        <table:table-row table:style-name="ro1">
          <table:table-cell table:formula="oooc:=+[.A678]+1" office:value-type="float" office:value="649">
            <text:p>649</text:p>
          </table:table-cell>
          <table:table-cell table:formula="oooc:=+[.B678]+[.B678]*growth/100" office:value-type="float" office:value="2.33596959622256E+197">
            <text:p>233596959622256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78]-([.B679]-reserve)" office:value-type="float" office:value="-4.67193919244513E+197">
            <text:p>-467193919244513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79]/[.$B$30]" office:value-type="float" office:value="2.33596959622256E+195">
            <text:p>2.34E+195</text:p>
          </table:table-cell>
          <table:table-cell table:number-columns-repeated="7"/>
        </table:table-row>
        <table:table-row table:style-name="ro1">
          <table:table-cell table:formula="oooc:=+[.A679]+1" office:value-type="float" office:value="650">
            <text:p>650</text:p>
          </table:table-cell>
          <table:table-cell table:formula="oooc:=+[.B679]+[.B679]*growth/100" office:value-type="float" office:value="4.67193919244513E+197">
            <text:p>467193919244513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79]-([.B680]-reserve)" office:value-type="float" office:value="-9.34387838489026E+197">
            <text:p>-934387838489026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80]/[.$B$30]" office:value-type="float" office:value="4.67193919244513E+195">
            <text:p>4.67E+195</text:p>
          </table:table-cell>
          <table:table-cell table:number-columns-repeated="7"/>
        </table:table-row>
        <table:table-row table:style-name="ro1">
          <table:table-cell table:formula="oooc:=+[.A680]+1" office:value-type="float" office:value="651">
            <text:p>651</text:p>
          </table:table-cell>
          <table:table-cell table:formula="oooc:=+[.B680]+[.B680]*growth/100" office:value-type="float" office:value="9.34387838489026E+197">
            <text:p>934387838489026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80]-([.B681]-reserve)" office:value-type="float" office:value="-1.86877567697805E+198">
            <text:p>-186877567697805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81]/[.$B$30]" office:value-type="float" office:value="9.34387838489026E+195">
            <text:p>9.34E+195</text:p>
          </table:table-cell>
          <table:table-cell table:number-columns-repeated="7"/>
        </table:table-row>
        <table:table-row table:style-name="ro1">
          <table:table-cell table:formula="oooc:=+[.A681]+1" office:value-type="float" office:value="652">
            <text:p>652</text:p>
          </table:table-cell>
          <table:table-cell table:formula="oooc:=+[.B681]+[.B681]*growth/100" office:value-type="float" office:value="1.86877567697805E+198">
            <text:p>186877567697805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81]-([.B682]-reserve)" office:value-type="float" office:value="-3.7375513539561E+198">
            <text:p>-37375513539561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82]/[.$B$30]" office:value-type="float" office:value="1.86877567697805E+196">
            <text:p>1.87E+196</text:p>
          </table:table-cell>
          <table:table-cell table:number-columns-repeated="7"/>
        </table:table-row>
        <table:table-row table:style-name="ro1">
          <table:table-cell table:formula="oooc:=+[.A682]+1" office:value-type="float" office:value="653">
            <text:p>653</text:p>
          </table:table-cell>
          <table:table-cell table:formula="oooc:=+[.B682]+[.B682]*growth/100" office:value-type="float" office:value="3.7375513539561E+198">
            <text:p>37375513539561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82]-([.B683]-reserve)" office:value-type="float" office:value="-7.4751027079122E+198">
            <text:p>-74751027079122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83]/[.$B$30]" office:value-type="float" office:value="3.7375513539561E+196">
            <text:p>3.74E+196</text:p>
          </table:table-cell>
          <table:table-cell table:number-columns-repeated="7"/>
        </table:table-row>
        <table:table-row table:style-name="ro1">
          <table:table-cell table:formula="oooc:=+[.A683]+1" office:value-type="float" office:value="654">
            <text:p>654</text:p>
          </table:table-cell>
          <table:table-cell table:formula="oooc:=+[.B683]+[.B683]*growth/100" office:value-type="float" office:value="7.4751027079122E+198">
            <text:p>74751027079122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83]-([.B684]-reserve)" office:value-type="float" office:value="-1.49502054158244E+199">
            <text:p>-149502054158244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84]/[.$B$30]" office:value-type="float" office:value="7.47510270791221E+196">
            <text:p>7.48E+196</text:p>
          </table:table-cell>
          <table:table-cell table:number-columns-repeated="7"/>
        </table:table-row>
        <table:table-row table:style-name="ro1">
          <table:table-cell table:formula="oooc:=+[.A684]+1" office:value-type="float" office:value="655">
            <text:p>655</text:p>
          </table:table-cell>
          <table:table-cell table:formula="oooc:=+[.B684]+[.B684]*growth/100" office:value-type="float" office:value="1.49502054158244E+199">
            <text:p>149502054158244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84]-([.B685]-reserve)" office:value-type="float" office:value="-2.99004108316488E+199">
            <text:p>-299004108316488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85]/[.$B$30]" office:value-type="float" office:value="1.49502054158244E+197">
            <text:p>1.50E+197</text:p>
          </table:table-cell>
          <table:table-cell table:number-columns-repeated="7"/>
        </table:table-row>
        <table:table-row table:style-name="ro1">
          <table:table-cell table:formula="oooc:=+[.A685]+1" office:value-type="float" office:value="656">
            <text:p>656</text:p>
          </table:table-cell>
          <table:table-cell table:formula="oooc:=+[.B685]+[.B685]*growth/100" office:value-type="float" office:value="2.99004108316488E+199">
            <text:p>299004108316488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85]-([.B686]-reserve)" office:value-type="float" office:value="-5.98008216632976E+199">
            <text:p>-598008216632976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86]/[.$B$30]" office:value-type="float" office:value="2.99004108316488E+197">
            <text:p>2.99E+197</text:p>
          </table:table-cell>
          <table:table-cell table:number-columns-repeated="7"/>
        </table:table-row>
        <table:table-row table:style-name="ro1">
          <table:table-cell table:formula="oooc:=+[.A686]+1" office:value-type="float" office:value="657">
            <text:p>657</text:p>
          </table:table-cell>
          <table:table-cell table:formula="oooc:=+[.B686]+[.B686]*growth/100" office:value-type="float" office:value="5.98008216632976E+199">
            <text:p>598008216632976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86]-([.B687]-reserve)" office:value-type="float" office:value="-1.19601643326595E+200">
            <text:p>-1196016433265950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87]/[.$B$30]" office:value-type="float" office:value="5.98008216632976E+197">
            <text:p>5.98E+197</text:p>
          </table:table-cell>
          <table:table-cell table:number-columns-repeated="7"/>
        </table:table-row>
        <table:table-row table:style-name="ro1">
          <table:table-cell table:formula="oooc:=+[.A687]+1" office:value-type="float" office:value="658">
            <text:p>658</text:p>
          </table:table-cell>
          <table:table-cell table:formula="oooc:=+[.B687]+[.B687]*growth/100" office:value-type="float" office:value="1.19601643326595E+200">
            <text:p>1196016433265950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87]-([.B688]-reserve)" office:value-type="float" office:value="-2.39203286653191E+200">
            <text:p>-2392032866531910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88]/[.$B$30]" office:value-type="float" office:value="1.19601643326595E+198">
            <text:p>1.20E+198</text:p>
          </table:table-cell>
          <table:table-cell table:number-columns-repeated="7"/>
        </table:table-row>
        <table:table-row table:style-name="ro1">
          <table:table-cell table:formula="oooc:=+[.A688]+1" office:value-type="float" office:value="659">
            <text:p>659</text:p>
          </table:table-cell>
          <table:table-cell table:formula="oooc:=+[.B688]+[.B688]*growth/100" office:value-type="float" office:value="2.39203286653191E+200">
            <text:p>2392032866531910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88]-([.B689]-reserve)" office:value-type="float" office:value="-4.78406573306381E+200">
            <text:p>-4784065733063810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89]/[.$B$30]" office:value-type="float" office:value="2.39203286653191E+198">
            <text:p>2.39E+198</text:p>
          </table:table-cell>
          <table:table-cell table:number-columns-repeated="7"/>
        </table:table-row>
        <table:table-row table:style-name="ro1">
          <table:table-cell table:formula="oooc:=+[.A689]+1" office:value-type="float" office:value="660">
            <text:p>660</text:p>
          </table:table-cell>
          <table:table-cell table:formula="oooc:=+[.B689]+[.B689]*growth/100" office:value-type="float" office:value="4.78406573306381E+200">
            <text:p>4784065733063810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89]-([.B690]-reserve)" office:value-type="float" office:value="-9.56813146612762E+200">
            <text:p>-9568131466127620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90]/[.$B$30]" office:value-type="float" office:value="4.78406573306381E+198">
            <text:p>4.78E+198</text:p>
          </table:table-cell>
          <table:table-cell table:number-columns-repeated="7"/>
        </table:table-row>
        <table:table-row table:style-name="ro1">
          <table:table-cell table:formula="oooc:=+[.A690]+1" office:value-type="float" office:value="661">
            <text:p>661</text:p>
          </table:table-cell>
          <table:table-cell table:formula="oooc:=+[.B690]+[.B690]*growth/100" office:value-type="float" office:value="9.56813146612762E+200">
            <text:p>9568131466127620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90]-([.B691]-reserve)" office:value-type="float" office:value="-1.91362629322552E+201">
            <text:p>-19136262932255200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91]/[.$B$30]" office:value-type="float" office:value="9.56813146612762E+198">
            <text:p>9.57E+198</text:p>
          </table:table-cell>
          <table:table-cell table:number-columns-repeated="7"/>
        </table:table-row>
        <table:table-row table:style-name="ro1">
          <table:table-cell table:formula="oooc:=+[.A691]+1" office:value-type="float" office:value="662">
            <text:p>662</text:p>
          </table:table-cell>
          <table:table-cell table:formula="oooc:=+[.B691]+[.B691]*growth/100" office:value-type="float" office:value="1.91362629322552E+201">
            <text:p>19136262932255200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91]-([.B692]-reserve)" office:value-type="float" office:value="-3.82725258645105E+201">
            <text:p>-38272525864510500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92]/[.$B$30]" office:value-type="float" office:value="1.91362629322552E+199">
            <text:p>1.91E+199</text:p>
          </table:table-cell>
          <table:table-cell table:number-columns-repeated="7"/>
        </table:table-row>
        <table:table-row table:style-name="ro1">
          <table:table-cell table:formula="oooc:=+[.A692]+1" office:value-type="float" office:value="663">
            <text:p>663</text:p>
          </table:table-cell>
          <table:table-cell table:formula="oooc:=+[.B692]+[.B692]*growth/100" office:value-type="float" office:value="3.82725258645105E+201">
            <text:p>38272525864510500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92]-([.B693]-reserve)" office:value-type="float" office:value="-7.6545051729021E+201">
            <text:p>-76545051729021000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93]/[.$B$30]" office:value-type="float" office:value="3.82725258645105E+199">
            <text:p>3.83E+199</text:p>
          </table:table-cell>
          <table:table-cell table:number-columns-repeated="7"/>
        </table:table-row>
        <table:table-row table:style-name="ro1">
          <table:table-cell table:formula="oooc:=+[.A693]+1" office:value-type="float" office:value="664">
            <text:p>664</text:p>
          </table:table-cell>
          <table:table-cell table:formula="oooc:=+[.B693]+[.B693]*growth/100" office:value-type="float" office:value="7.6545051729021E+201">
            <text:p>76545051729021000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93]-([.B694]-reserve)" office:value-type="float" office:value="-1.53090103458042E+202">
            <text:p>-153090103458042000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94]/[.$B$30]" office:value-type="float" office:value="7.6545051729021E+199">
            <text:p>7.65E+199</text:p>
          </table:table-cell>
          <table:table-cell table:number-columns-repeated="7"/>
        </table:table-row>
        <table:table-row table:style-name="ro1">
          <table:table-cell table:formula="oooc:=+[.A694]+1" office:value-type="float" office:value="665">
            <text:p>665</text:p>
          </table:table-cell>
          <table:table-cell table:formula="oooc:=+[.B694]+[.B694]*growth/100" office:value-type="float" office:value="1.53090103458042E+202">
            <text:p>153090103458042000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94]-([.B695]-reserve)" office:value-type="float" office:value="-3.06180206916084E+202">
            <text:p>-306180206916084000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95]/[.$B$30]" office:value-type="float" office:value="1.53090103458042E+200">
            <text:p>1.53E+200</text:p>
          </table:table-cell>
          <table:table-cell table:number-columns-repeated="7"/>
        </table:table-row>
        <table:table-row table:style-name="ro1">
          <table:table-cell table:formula="oooc:=+[.A695]+1" office:value-type="float" office:value="666">
            <text:p>666</text:p>
          </table:table-cell>
          <table:table-cell table:formula="oooc:=+[.B695]+[.B695]*growth/100" office:value-type="float" office:value="3.06180206916084E+202">
            <text:p>306180206916084000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95]-([.B696]-reserve)" office:value-type="float" office:value="-6.12360413832168E+202">
            <text:p>-612360413832168000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96]/[.$B$30]" office:value-type="float" office:value="3.06180206916084E+200">
            <text:p>3.06E+200</text:p>
          </table:table-cell>
          <table:table-cell table:number-columns-repeated="7"/>
        </table:table-row>
        <table:table-row table:style-name="ro1">
          <table:table-cell table:formula="oooc:=+[.A696]+1" office:value-type="float" office:value="667">
            <text:p>667</text:p>
          </table:table-cell>
          <table:table-cell table:formula="oooc:=+[.B696]+[.B696]*growth/100" office:value-type="float" office:value="6.12360413832168E+202">
            <text:p>612360413832168000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96]-([.B697]-reserve)" office:value-type="float" office:value="-1.22472082766434E+203">
            <text:p>-1224720827664340000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97]/[.$B$30]" office:value-type="float" office:value="6.12360413832168E+200">
            <text:p>6.12E+200</text:p>
          </table:table-cell>
          <table:table-cell table:number-columns-repeated="7"/>
        </table:table-row>
        <table:table-row table:style-name="ro1">
          <table:table-cell table:formula="oooc:=+[.A697]+1" office:value-type="float" office:value="668">
            <text:p>668</text:p>
          </table:table-cell>
          <table:table-cell table:formula="oooc:=+[.B697]+[.B697]*growth/100" office:value-type="float" office:value="1.22472082766434E+203">
            <text:p>1224720827664340000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97]-([.B698]-reserve)" office:value-type="float" office:value="-2.44944165532867E+203">
            <text:p>-2449441655328670000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98]/[.$B$30]" office:value-type="float" office:value="1.22472082766434E+201">
            <text:p>1.22E+201</text:p>
          </table:table-cell>
          <table:table-cell table:number-columns-repeated="7"/>
        </table:table-row>
        <table:table-row table:style-name="ro1">
          <table:table-cell table:formula="oooc:=+[.A698]+1" office:value-type="float" office:value="669">
            <text:p>669</text:p>
          </table:table-cell>
          <table:table-cell table:formula="oooc:=+[.B698]+[.B698]*growth/100" office:value-type="float" office:value="2.44944165532867E+203">
            <text:p>2449441655328670000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98]-([.B699]-reserve)" office:value-type="float" office:value="-4.89888331065734E+203">
            <text:p>-4898883310657340000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699]/[.$B$30]" office:value-type="float" office:value="2.44944165532867E+201">
            <text:p>2.45E+201</text:p>
          </table:table-cell>
          <table:table-cell table:number-columns-repeated="7"/>
        </table:table-row>
        <table:table-row table:style-name="ro1">
          <table:table-cell table:formula="oooc:=+[.A699]+1" office:value-type="float" office:value="670">
            <text:p>670</text:p>
          </table:table-cell>
          <table:table-cell table:formula="oooc:=+[.B699]+[.B699]*growth/100" office:value-type="float" office:value="4.89888331065734E+203">
            <text:p>4898883310657340000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699]-([.B700]-reserve)" office:value-type="float" office:value="-9.79776662131468E+203">
            <text:p>-9797766621314680000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700]/[.$B$30]" office:value-type="float" office:value="4.89888331065734E+201">
            <text:p>4.90E+201</text:p>
          </table:table-cell>
          <table:table-cell table:number-columns-repeated="7"/>
        </table:table-row>
        <table:table-row table:style-name="ro1">
          <table:table-cell table:formula="oooc:=+[.A700]+1" office:value-type="float" office:value="671">
            <text:p>671</text:p>
          </table:table-cell>
          <table:table-cell table:formula="oooc:=+[.B700]+[.B700]*growth/100" office:value-type="float" office:value="9.79776662131468E+203">
            <text:p>9797766621314680000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700]-([.B701]-reserve)" office:value-type="float" office:value="-1.95955332426294E+204">
            <text:p>-19595533242629400000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701]/[.$B$30]" office:value-type="float" office:value="9.79776662131468E+201">
            <text:p>9.80E+201</text:p>
          </table:table-cell>
          <table:table-cell table:number-columns-repeated="7"/>
        </table:table-row>
        <table:table-row table:style-name="ro1">
          <table:table-cell table:formula="oooc:=+[.A701]+1" office:value-type="float" office:value="672">
            <text:p>672</text:p>
          </table:table-cell>
          <table:table-cell table:formula="oooc:=+[.B701]+[.B701]*growth/100" office:value-type="float" office:value="1.95955332426294E+204">
            <text:p>19595533242629400000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701]-([.B702]-reserve)" office:value-type="float" office:value="-3.91910664852587E+204">
            <text:p>-39191066485258700000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702]/[.$B$30]" office:value-type="float" office:value="1.95955332426294E+202">
            <text:p>1.96E+202</text:p>
          </table:table-cell>
          <table:table-cell table:number-columns-repeated="7"/>
        </table:table-row>
        <table:table-row table:style-name="ro1">
          <table:table-cell table:formula="oooc:=+[.A702]+1" office:value-type="float" office:value="673">
            <text:p>673</text:p>
          </table:table-cell>
          <table:table-cell table:formula="oooc:=+[.B702]+[.B702]*growth/100" office:value-type="float" office:value="3.91910664852587E+204">
            <text:p>39191066485258700000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702]-([.B703]-reserve)" office:value-type="float" office:value="-7.83821329705175E+204">
            <text:p>-78382132970517500000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703]/[.$B$30]" office:value-type="float" office:value="3.91910664852587E+202">
            <text:p>3.92E+202</text:p>
          </table:table-cell>
          <table:table-cell table:number-columns-repeated="7"/>
        </table:table-row>
        <table:table-row table:style-name="ro1">
          <table:table-cell table:formula="oooc:=+[.A703]+1" office:value-type="float" office:value="674">
            <text:p>674</text:p>
          </table:table-cell>
          <table:table-cell table:formula="oooc:=+[.B703]+[.B703]*growth/100" office:value-type="float" office:value="7.83821329705175E+204">
            <text:p>78382132970517500000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703]-([.B704]-reserve)" office:value-type="float" office:value="-1.56764265941035E+205">
            <text:p>-156764265941035000000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704]/[.$B$30]" office:value-type="float" office:value="7.83821329705175E+202">
            <text:p>7.84E+202</text:p>
          </table:table-cell>
          <table:table-cell table:number-columns-repeated="7"/>
        </table:table-row>
        <table:table-row table:style-name="ro1">
          <table:table-cell table:formula="oooc:=+[.A704]+1" office:value-type="float" office:value="675">
            <text:p>675</text:p>
          </table:table-cell>
          <table:table-cell table:formula="oooc:=+[.B704]+[.B704]*growth/100" office:value-type="float" office:value="1.56764265941035E+205">
            <text:p>156764265941035000000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704]-([.B705]-reserve)" office:value-type="float" office:value="-3.1352853188207E+205">
            <text:p>-313528531882070000000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705]/[.$B$30]" office:value-type="float" office:value="1.56764265941035E+203">
            <text:p>1.57E+203</text:p>
          </table:table-cell>
          <table:table-cell table:number-columns-repeated="7"/>
        </table:table-row>
        <table:table-row table:style-name="ro1">
          <table:table-cell table:formula="oooc:=+[.A705]+1" office:value-type="float" office:value="676">
            <text:p>676</text:p>
          </table:table-cell>
          <table:table-cell table:formula="oooc:=+[.B705]+[.B705]*growth/100" office:value-type="float" office:value="3.1352853188207E+205">
            <text:p>313528531882070000000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705]-([.B706]-reserve)" office:value-type="float" office:value="-6.2705706376414E+205">
            <text:p>-627057063764140000000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706]/[.$B$30]" office:value-type="float" office:value="3.1352853188207E+203">
            <text:p>3.14E+203</text:p>
          </table:table-cell>
          <table:table-cell table:number-columns-repeated="7"/>
        </table:table-row>
        <table:table-row table:style-name="ro1">
          <table:table-cell table:formula="oooc:=+[.A706]+1" office:value-type="float" office:value="677">
            <text:p>677</text:p>
          </table:table-cell>
          <table:table-cell table:formula="oooc:=+[.B706]+[.B706]*growth/100" office:value-type="float" office:value="6.2705706376414E+205">
            <text:p>627057063764140000000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706]-([.B707]-reserve)" office:value-type="float" office:value="-1.25411412752828E+206">
            <text:p>-1254114127528280000000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707]/[.$B$30]" office:value-type="float" office:value="6.2705706376414E+203">
            <text:p>6.27E+203</text:p>
          </table:table-cell>
          <table:table-cell table:number-columns-repeated="7"/>
        </table:table-row>
        <table:table-row table:style-name="ro1">
          <table:table-cell table:formula="oooc:=+[.A707]+1" office:value-type="float" office:value="678">
            <text:p>678</text:p>
          </table:table-cell>
          <table:table-cell table:formula="oooc:=+[.B707]+[.B707]*growth/100" office:value-type="float" office:value="1.25411412752828E+206">
            <text:p>1254114127528280000000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707]-([.B708]-reserve)" office:value-type="float" office:value="-2.50822825505656E+206">
            <text:p>-2508228255056560000000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708]/[.$B$30]" office:value-type="float" office:value="1.25411412752828E+204">
            <text:p>1.25E+204</text:p>
          </table:table-cell>
          <table:table-cell table:number-columns-repeated="7"/>
        </table:table-row>
        <table:table-row table:style-name="ro1">
          <table:table-cell table:formula="oooc:=+[.A708]+1" office:value-type="float" office:value="679">
            <text:p>679</text:p>
          </table:table-cell>
          <table:table-cell table:formula="oooc:=+[.B708]+[.B708]*growth/100" office:value-type="float" office:value="2.50822825505656E+206">
            <text:p>2508228255056560000000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708]-([.B709]-reserve)" office:value-type="float" office:value="-5.01645651011312E+206">
            <text:p>-5016456510113120000000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709]/[.$B$30]" office:value-type="float" office:value="2.50822825505656E+204">
            <text:p>2.51E+204</text:p>
          </table:table-cell>
          <table:table-cell table:number-columns-repeated="7"/>
        </table:table-row>
        <table:table-row table:style-name="ro1">
          <table:table-cell table:formula="oooc:=+[.A709]+1" office:value-type="float" office:value="680">
            <text:p>680</text:p>
          </table:table-cell>
          <table:table-cell table:formula="oooc:=+[.B709]+[.B709]*growth/100" office:value-type="float" office:value="5.01645651011312E+206">
            <text:p>501645651011312000000000000000000000000000000000000000000000000000000000000000000000000000000000000000000000000000000000000000000000000000000000000000000000000000000000000000000000000000000000000000000000000.000000</text:p>
          </table:table-cell>
          <table:table-cell/>
          <table:table-cell table:style-name="ce6" table:formula="oooc:=+[.D709]-([.B710]-reserve)" office:value-type="float" office:value="-1.00329130202262E+207">
            <text:p>-1003291302022620000000000000000000000000000000000000000000000000000000000000000000000000000000000000000000000000000000000000000000000000000000000000000000000000000000000000000000000000000000000000000000000000.0000</text:p>
          </table:table-cell>
          <table:table-cell table:style-name="Default" table:formula="oooc:=+[.B710]/[.$B$30]" office:value-type="float" office:value="5.01645651011312E+204">
            <text:p>5.02E+204</text:p>
          </table:table-cell>
          <table:table-cell table:number-columns-repeated="7"/>
        </table:table-row>
        <table:table-row table:style-name="ro1" table:number-rows-repeated="648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consumption" table:target-range-address="Ark1.B6:Ark1.B6"/>
        <table:database-range table:name="currcon" table:target-range-address="Ark1.B19:Ark1.B19"/>
        <table:database-range table:name="growth" table:target-range-address="Ark1.B4:Ark1.B4"/>
        <table:database-range table:name="reserve" table:target-range-address="Ark1.B5:Ark1.B5"/>
        <table:database-range table:name="sluttverdi" table:target-range-address="Ark1.B7:Ark1.B7"/>
        <table:database-range table:name="years" table:target-range-address="Ark1.B23:Ark1.B2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b" fo:country="NO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-55-45-100-100-100s-100 45-100 100 45 100 100 100 100-45 100-100z"/>
    <draw:marker draw:name="Arrowheads_20_2" draw:display-name="Arrowheads 2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9">29/04/2008</text:date>, <text:time>03:26:38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8-04-27T19:52:04</meta:creation-date>
    <dc:date>2008-04-29T03:26:37</dc:date>
    <dc:language>nb-NO</dc:language>
    <meta:editing-cycles>11</meta:editing-cycles>
    <meta:editing-duration>PT14H43M56S</meta:editing-duration>
    <meta:user-defined meta:name="Info 1"/>
    <meta:user-defined meta:name="Info 2"/>
    <meta:user-defined meta:name="Info 3"/>
    <meta:user-defined meta:name="Info 4"/>
    <meta:document-statistic meta:table-count="3" meta:cell-count="2770"/>
  </office:meta>
</office:document-meta>
</file>